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19364" calcext:value-type="float">
            <text:p>2.19364</text:p>
          </table:table-cell>
          <table:table-cell table:formula="of:=1/[.C3]" office:value-type="float" office:value="0.455863313943947" calcext:value-type="float">
            <text:p>0.4558633139</text:p>
          </table:table-cell>
          <table:table-cell office:value-type="float" office:value="2.48925" calcext:value-type="float">
            <text:p>2.48925</text:p>
          </table:table-cell>
          <table:table-cell table:formula="of:=1/[.E3]" office:value-type="float" office:value="0.401727427940143" calcext:value-type="float">
            <text:p>0.4017274279</text:p>
          </table:table-cell>
          <table:table-cell office:value-type="float" office:value="2.43101" calcext:value-type="float">
            <text:p>2.43101</text:p>
          </table:table-cell>
          <table:table-cell table:formula="of:=1/[.G3]" office:value-type="float" office:value="0.411351660420977" calcext:value-type="float">
            <text:p>0.4113516604</text:p>
          </table:table-cell>
          <table:table-cell office:value-type="float" office:value="2.4119" calcext:value-type="float">
            <text:p>2.4119</text:p>
          </table:table-cell>
          <table:table-cell table:formula="of:=1/[.I3]" office:value-type="float" office:value="0.414610887681911" calcext:value-type="float">
            <text:p>0.4146108877</text:p>
          </table:table-cell>
          <table:table-cell office:value-type="float" office:value="2.54499" calcext:value-type="float">
            <text:p>2.54499</text:p>
          </table:table-cell>
          <table:table-cell table:formula="of:=1/[.K3]" office:value-type="float" office:value="0.392928852372701" calcext:value-type="float">
            <text:p>0.3929288524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55278" calcext:value-type="float">
            <text:p>2.55278</text:p>
          </table:table-cell>
          <table:table-cell table:formula="of:=1/[.O3]" office:value-type="float" office:value="0.39172980045284" calcext:value-type="float">
            <text:p>0.39172980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22665" calcext:value-type="float">
            <text:p>2.22665</text:p>
          </table:table-cell>
          <table:table-cell table:formula="of:=1/[.C4]" office:value-type="float" office:value="0.449105157972739" calcext:value-type="float">
            <text:p>0.449105158</text:p>
          </table:table-cell>
          <table:table-cell office:value-type="float" office:value="2.36721" calcext:value-type="float">
            <text:p>2.36721</text:p>
          </table:table-cell>
          <table:table-cell table:formula="of:=1/[.E4]" office:value-type="float" office:value="0.422438228969969" calcext:value-type="float">
            <text:p>0.422438229</text:p>
          </table:table-cell>
          <table:table-cell office:value-type="float" office:value="2.35469" calcext:value-type="float">
            <text:p>2.35469</text:p>
          </table:table-cell>
          <table:table-cell table:formula="of:=1/[.G4]" office:value-type="float" office:value="0.424684353354369" calcext:value-type="float">
            <text:p>0.4246843534</text:p>
          </table:table-cell>
          <table:table-cell office:value-type="float" office:value="2.29712" calcext:value-type="float">
            <text:p>2.29712</text:p>
          </table:table-cell>
          <table:table-cell table:formula="of:=1/[.I4]" office:value-type="float" office:value="0.435327714703629" calcext:value-type="float">
            <text:p>0.4353277147</text:p>
          </table:table-cell>
          <table:table-cell office:value-type="float" office:value="2.41194" calcext:value-type="float">
            <text:p>2.41194</text:p>
          </table:table-cell>
          <table:table-cell table:formula="of:=1/[.K4]" office:value-type="float" office:value="0.414604011708417" calcext:value-type="float">
            <text:p>0.4146040117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5171" calcext:value-type="float">
            <text:p>2.5171</text:p>
          </table:table-cell>
          <table:table-cell table:formula="of:=1/[.O4]" office:value-type="float" office:value="0.397282587104207" calcext:value-type="float">
            <text:p>0.397282587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34968" calcext:value-type="float">
            <text:p>1.34968</text:p>
          </table:table-cell>
          <table:table-cell table:formula="of:=1/[.C5]" office:value-type="float" office:value="0.740916365360678" calcext:value-type="float">
            <text:p>0.7409163654</text:p>
          </table:table-cell>
          <table:table-cell office:value-type="float" office:value="1.42744" calcext:value-type="float">
            <text:p>1.42744</text:p>
          </table:table-cell>
          <table:table-cell table:formula="of:=1/[.E5]" office:value-type="float" office:value="0.700554839432831" calcext:value-type="float">
            <text:p>0.7005548394</text:p>
          </table:table-cell>
          <table:table-cell office:value-type="float" office:value="1.41044" calcext:value-type="float">
            <text:p>1.41044</text:p>
          </table:table-cell>
          <table:table-cell table:formula="of:=1/[.G5]" office:value-type="float" office:value="0.708998610362724" calcext:value-type="float">
            <text:p>0.7089986104</text:p>
          </table:table-cell>
          <table:table-cell office:value-type="float" office:value="1.41346" calcext:value-type="float">
            <text:p>1.41346</text:p>
          </table:table-cell>
          <table:table-cell table:formula="of:=1/[.I5]" office:value-type="float" office:value="0.707483763247633" calcext:value-type="float">
            <text:p>0.7074837632</text:p>
          </table:table-cell>
          <table:table-cell office:value-type="float" office:value="1.44588" calcext:value-type="float">
            <text:p>1.44588</text:p>
          </table:table-cell>
          <table:table-cell table:formula="of:=1/[.K5]" office:value-type="float" office:value="0.691620328104684" calcext:value-type="float">
            <text:p>0.6916203281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43719" calcext:value-type="float">
            <text:p>1.43719</text:p>
          </table:table-cell>
          <table:table-cell table:formula="of:=1/[.O5]" office:value-type="float" office:value="0.695802225175516" calcext:value-type="float">
            <text:p>0.695802225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51509" calcext:value-type="float">
            <text:p>1.51509</text:p>
          </table:table-cell>
          <table:table-cell table:formula="of:=1/[.C6]" office:value-type="float" office:value="0.660026797087962" calcext:value-type="float">
            <text:p>0.6600267971</text:p>
          </table:table-cell>
          <table:table-cell office:value-type="float" office:value="1.60571" calcext:value-type="float">
            <text:p>1.60571</text:p>
          </table:table-cell>
          <table:table-cell table:formula="of:=1/[.E6]" office:value-type="float" office:value="0.622777462929171" calcext:value-type="float">
            <text:p>0.6227774629</text:p>
          </table:table-cell>
          <table:table-cell office:value-type="float" office:value="1.6128" calcext:value-type="float">
            <text:p>1.6128</text:p>
          </table:table-cell>
          <table:table-cell table:formula="of:=1/[.G6]" office:value-type="float" office:value="0.620039682539683" calcext:value-type="float">
            <text:p>0.6200396825</text:p>
          </table:table-cell>
          <table:table-cell office:value-type="float" office:value="1.58564" calcext:value-type="float">
            <text:p>1.58564</text:p>
          </table:table-cell>
          <table:table-cell table:formula="of:=1/[.I6]" office:value-type="float" office:value="0.630660175071264" calcext:value-type="float">
            <text:p>0.6306601751</text:p>
          </table:table-cell>
          <table:table-cell office:value-type="float" office:value="1.63584" calcext:value-type="float">
            <text:p>1.63584</text:p>
          </table:table-cell>
          <table:table-cell table:formula="of:=1/[.K6]" office:value-type="float" office:value="0.611306729264476" calcext:value-type="float">
            <text:p>0.6113067293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65221" calcext:value-type="float">
            <text:p>1.65221</text:p>
          </table:table-cell>
          <table:table-cell table:formula="of:=1/[.O6]" office:value-type="float" office:value="0.605249937961881" calcext:value-type="float">
            <text:p>0.60524993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33377" calcext:value-type="float">
            <text:p>2.33377</text:p>
          </table:table-cell>
          <table:table-cell table:formula="of:=1/[.C7]" office:value-type="float" office:value="0.428491239496609" calcext:value-type="float">
            <text:p>0.4284912395</text:p>
          </table:table-cell>
          <table:table-cell office:value-type="float" office:value="2.4656" calcext:value-type="float">
            <text:p>2.4656</text:p>
          </table:table-cell>
          <table:table-cell table:formula="of:=1/[.E7]" office:value-type="float" office:value="0.405580791693705" calcext:value-type="float">
            <text:p>0.4055807917</text:p>
          </table:table-cell>
          <table:table-cell office:value-type="float" office:value="2.45185" calcext:value-type="float">
            <text:p>2.45185</text:p>
          </table:table-cell>
          <table:table-cell table:formula="of:=1/[.G7]" office:value-type="float" office:value="0.407855292942064" calcext:value-type="float">
            <text:p>0.4078552929</text:p>
          </table:table-cell>
          <table:table-cell office:value-type="float" office:value="2.32753" calcext:value-type="float">
            <text:p>2.32753</text:p>
          </table:table-cell>
          <table:table-cell table:formula="of:=1/[.I7]" office:value-type="float" office:value="0.429640004640112" calcext:value-type="float">
            <text:p>0.4296400046</text:p>
          </table:table-cell>
          <table:table-cell office:value-type="float" office:value="2.49676" calcext:value-type="float">
            <text:p>2.49676</text:p>
          </table:table-cell>
          <table:table-cell table:formula="of:=1/[.K7]" office:value-type="float" office:value="0.400519072718243" calcext:value-type="float">
            <text:p>0.4005190727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66794" calcext:value-type="float">
            <text:p>2.66794</text:p>
          </table:table-cell>
          <table:table-cell table:formula="of:=1/[.O7]" office:value-type="float" office:value="0.374821022961536" calcext:value-type="float">
            <text:p>0.37482102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19224" calcext:value-type="float">
            <text:p>2.19224</text:p>
          </table:table-cell>
          <table:table-cell table:formula="of:=1/[.C8]" office:value-type="float" office:value="0.456154435645732" calcext:value-type="float">
            <text:p>0.4561544356</text:p>
          </table:table-cell>
          <table:table-cell office:value-type="float" office:value="2.338" calcext:value-type="float">
            <text:p>2.338</text:p>
          </table:table-cell>
          <table:table-cell table:formula="of:=1/[.E8]" office:value-type="float" office:value="0.427715996578272" calcext:value-type="float">
            <text:p>0.4277159966</text:p>
          </table:table-cell>
          <table:table-cell office:value-type="float" office:value="2.33191" calcext:value-type="float">
            <text:p>2.33191</text:p>
          </table:table-cell>
          <table:table-cell table:formula="of:=1/[.G8]" office:value-type="float" office:value="0.428833016711623" calcext:value-type="float">
            <text:p>0.4288330167</text:p>
          </table:table-cell>
          <table:table-cell office:value-type="float" office:value="2.29965" calcext:value-type="float">
            <text:p>2.29965</text:p>
          </table:table-cell>
          <table:table-cell table:formula="of:=1/[.I8]" office:value-type="float" office:value="0.43484878133629" calcext:value-type="float">
            <text:p>0.4348487813</text:p>
          </table:table-cell>
          <table:table-cell office:value-type="float" office:value="2.37711" calcext:value-type="float">
            <text:p>2.37711</text:p>
          </table:table-cell>
          <table:table-cell table:formula="of:=1/[.K8]" office:value-type="float" office:value="0.420678891595256" calcext:value-type="float">
            <text:p>0.4206788916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47336" calcext:value-type="float">
            <text:p>2.47336</text:p>
          </table:table-cell>
          <table:table-cell table:formula="of:=1/[.O8]" office:value-type="float" office:value="0.404308309344374" calcext:value-type="float">
            <text:p>0.404308309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22786" calcext:value-type="float">
            <text:p>2.22786</text:p>
          </table:table-cell>
          <table:table-cell table:formula="of:=1/[.C9]" office:value-type="float" office:value="0.448861239036564" calcext:value-type="float">
            <text:p>0.448861239</text:p>
          </table:table-cell>
          <table:table-cell office:value-type="float" office:value="2.33186" calcext:value-type="float">
            <text:p>2.33186</text:p>
          </table:table-cell>
          <table:table-cell table:formula="of:=1/[.E9]" office:value-type="float" office:value="0.428842211796592" calcext:value-type="float">
            <text:p>0.4288422118</text:p>
          </table:table-cell>
          <table:table-cell office:value-type="float" office:value="2.34448" calcext:value-type="float">
            <text:p>2.34448</text:p>
          </table:table-cell>
          <table:table-cell table:formula="of:=1/[.G9]" office:value-type="float" office:value="0.426533815600901" calcext:value-type="float">
            <text:p>0.4265338156</text:p>
          </table:table-cell>
          <table:table-cell office:value-type="float" office:value="2.30833" calcext:value-type="float">
            <text:p>2.30833</text:p>
          </table:table-cell>
          <table:table-cell table:formula="of:=1/[.I9]" office:value-type="float" office:value="0.433213621969129" calcext:value-type="float">
            <text:p>0.433213622</text:p>
          </table:table-cell>
          <table:table-cell office:value-type="float" office:value="2.36505" calcext:value-type="float">
            <text:p>2.36505</text:p>
          </table:table-cell>
          <table:table-cell table:formula="of:=1/[.K9]" office:value-type="float" office:value="0.422824041775015" calcext:value-type="float">
            <text:p>0.4228240418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51495" calcext:value-type="float">
            <text:p>2.51495</text:p>
          </table:table-cell>
          <table:table-cell table:formula="of:=1/[.O9]" office:value-type="float" office:value="0.397622219129605" calcext:value-type="float">
            <text:p>0.397622219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06939" calcext:value-type="float">
            <text:p>2.06939</text:p>
          </table:table-cell>
          <table:table-cell table:formula="of:=1/[.C10]" office:value-type="float" office:value="0.483234189785396" calcext:value-type="float">
            <text:p>0.4832341898</text:p>
          </table:table-cell>
          <table:table-cell office:value-type="float" office:value="2.15404" calcext:value-type="float">
            <text:p>2.15404</text:p>
          </table:table-cell>
          <table:table-cell table:formula="of:=1/[.E10]" office:value-type="float" office:value="0.464243932331804" calcext:value-type="float">
            <text:p>0.4642439323</text:p>
          </table:table-cell>
          <table:table-cell office:value-type="float" office:value="2.15719" calcext:value-type="float">
            <text:p>2.15719</text:p>
          </table:table-cell>
          <table:table-cell table:formula="of:=1/[.G10]" office:value-type="float" office:value="0.463566028027202" calcext:value-type="float">
            <text:p>0.463566028</text:p>
          </table:table-cell>
          <table:table-cell office:value-type="float" office:value="2.12133" calcext:value-type="float">
            <text:p>2.12133</text:p>
          </table:table-cell>
          <table:table-cell table:formula="of:=1/[.I10]" office:value-type="float" office:value="0.471402374925165" calcext:value-type="float">
            <text:p>0.4714023749</text:p>
          </table:table-cell>
          <table:table-cell office:value-type="float" office:value="2.18193" calcext:value-type="float">
            <text:p>2.18193</text:p>
          </table:table-cell>
          <table:table-cell table:formula="of:=1/[.K10]" office:value-type="float" office:value="0.458309844953779" calcext:value-type="float">
            <text:p>0.458309845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31634" calcext:value-type="float">
            <text:p>2.31634</text:p>
          </table:table-cell>
          <table:table-cell table:formula="of:=1/[.O10]" office:value-type="float" office:value="0.431715551257587" calcext:value-type="float">
            <text:p>0.43171555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43043" calcext:value-type="float">
            <text:p>3.43043</text:p>
          </table:table-cell>
          <table:table-cell table:formula="of:=1/[.C11]" office:value-type="float" office:value="0.291508644688858" calcext:value-type="float">
            <text:p>0.2915086447</text:p>
          </table:table-cell>
          <table:table-cell office:value-type="float" office:value="3.5729" calcext:value-type="float">
            <text:p>3.5729</text:p>
          </table:table-cell>
          <table:table-cell table:formula="of:=1/[.E11]" office:value-type="float" office:value="0.279884687508746" calcext:value-type="float">
            <text:p>0.2798846875</text:p>
          </table:table-cell>
          <table:table-cell office:value-type="float" office:value="3.67313" calcext:value-type="float">
            <text:p>3.67313</text:p>
          </table:table-cell>
          <table:table-cell table:formula="of:=1/[.G11]" office:value-type="float" office:value="0.272247374854688" calcext:value-type="float">
            <text:p>0.2722473749</text:p>
          </table:table-cell>
          <table:table-cell office:value-type="float" office:value="3.49958" calcext:value-type="float">
            <text:p>3.49958</text:p>
          </table:table-cell>
          <table:table-cell table:formula="of:=1/[.I11]" office:value-type="float" office:value="0.285748575543351" calcext:value-type="float">
            <text:p>0.2857485755</text:p>
          </table:table-cell>
          <table:table-cell office:value-type="float" office:value="3.62772" calcext:value-type="float">
            <text:p>3.62772</text:p>
          </table:table-cell>
          <table:table-cell table:formula="of:=1/[.K11]" office:value-type="float" office:value="0.275655232487623" calcext:value-type="float">
            <text:p>0.2756552325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12993" calcext:value-type="float">
            <text:p>4.12993</text:p>
          </table:table-cell>
          <table:table-cell table:formula="of:=1/[.O11]" office:value-type="float" office:value="0.242134854585913" calcext:value-type="float">
            <text:p>0.242134854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326" calcext:value-type="float">
            <text:p>2.6326</text:p>
          </table:table-cell>
          <table:table-cell table:formula="of:=1/[.C12]" office:value-type="float" office:value="0.379852617184532" calcext:value-type="float">
            <text:p>0.3798526172</text:p>
          </table:table-cell>
          <table:table-cell office:value-type="float" office:value="2.9052" calcext:value-type="float">
            <text:p>2.9052</text:p>
          </table:table-cell>
          <table:table-cell table:formula="of:=1/[.E12]" office:value-type="float" office:value="0.344210381385103" calcext:value-type="float">
            <text:p>0.3442103814</text:p>
          </table:table-cell>
          <table:table-cell office:value-type="float" office:value="2.89488" calcext:value-type="float">
            <text:p>2.89488</text:p>
          </table:table-cell>
          <table:table-cell table:formula="of:=1/[.G12]" office:value-type="float" office:value="0.345437462001879" calcext:value-type="float">
            <text:p>0.345437462</text:p>
          </table:table-cell>
          <table:table-cell office:value-type="float" office:value="2.80255" calcext:value-type="float">
            <text:p>2.80255</text:p>
          </table:table-cell>
          <table:table-cell table:formula="of:=1/[.I12]" office:value-type="float" office:value="0.356817897985763" calcext:value-type="float">
            <text:p>0.356817898</text:p>
          </table:table-cell>
          <table:table-cell office:value-type="float" office:value="2.98326" calcext:value-type="float">
            <text:p>2.98326</text:p>
          </table:table-cell>
          <table:table-cell table:formula="of:=1/[.K12]" office:value-type="float" office:value="0.335203770372009" calcext:value-type="float">
            <text:p>0.3352037704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5773" calcext:value-type="float">
            <text:p>3.05773</text:p>
          </table:table-cell>
          <table:table-cell table:formula="of:=1/[.O12]" office:value-type="float" office:value="0.327039993720832" calcext:value-type="float">
            <text:p>0.32703999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52452" calcext:value-type="float">
            <text:p>1.52452</text:p>
          </table:table-cell>
          <table:table-cell table:formula="of:=1/[.C13]" office:value-type="float" office:value="0.655944166032587" calcext:value-type="float">
            <text:p>0.655944166</text:p>
          </table:table-cell>
          <table:table-cell office:value-type="float" office:value="1.77004" calcext:value-type="float">
            <text:p>1.77004</text:p>
          </table:table-cell>
          <table:table-cell table:formula="of:=1/[.E13]" office:value-type="float" office:value="0.564958983977763" calcext:value-type="float">
            <text:p>0.564958984</text:p>
          </table:table-cell>
          <table:table-cell office:value-type="float" office:value="1.69739" calcext:value-type="float">
            <text:p>1.69739</text:p>
          </table:table-cell>
          <table:table-cell table:formula="of:=1/[.G13]" office:value-type="float" office:value="0.589139796982426" calcext:value-type="float">
            <text:p>0.589139797</text:p>
          </table:table-cell>
          <table:table-cell office:value-type="float" office:value="1.6512" calcext:value-type="float">
            <text:p>1.6512</text:p>
          </table:table-cell>
          <table:table-cell table:formula="of:=1/[.I13]" office:value-type="float" office:value="0.60562015503876" calcext:value-type="float">
            <text:p>0.605620155</text:p>
          </table:table-cell>
          <table:table-cell office:value-type="float" office:value="1.81842" calcext:value-type="float">
            <text:p>1.81842</text:p>
          </table:table-cell>
          <table:table-cell table:formula="of:=1/[.K13]" office:value-type="float" office:value="0.549927959437314" calcext:value-type="float">
            <text:p>0.5499279594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1.70954" calcext:value-type="float">
            <text:p>1.70954</text:p>
          </table:table-cell>
          <table:table-cell table:formula="of:=1/[.O13]" office:value-type="float" office:value="0.584952677328404" calcext:value-type="float">
            <text:p>0.58495267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18623" calcext:value-type="float">
            <text:p>2.18623</text:p>
          </table:table-cell>
          <table:table-cell table:formula="of:=1/[.C14]" office:value-type="float" office:value="0.457408415400027" calcext:value-type="float">
            <text:p>0.4574084154</text:p>
          </table:table-cell>
          <table:table-cell office:value-type="float" office:value="2.4138" calcext:value-type="float">
            <text:p>2.4138</text:p>
          </table:table-cell>
          <table:table-cell table:formula="of:=1/[.E14]" office:value-type="float" office:value="0.414284530615627" calcext:value-type="float">
            <text:p>0.4142845306</text:p>
          </table:table-cell>
          <table:table-cell office:value-type="float" office:value="2.48583" calcext:value-type="float">
            <text:p>2.48583</text:p>
          </table:table-cell>
          <table:table-cell table:formula="of:=1/[.G14]" office:value-type="float" office:value="0.402280123741366" calcext:value-type="float">
            <text:p>0.4022801237</text:p>
          </table:table-cell>
          <table:table-cell office:value-type="float" office:value="2.39496" calcext:value-type="float">
            <text:p>2.39496</text:p>
          </table:table-cell>
          <table:table-cell table:formula="of:=1/[.I14]" office:value-type="float" office:value="0.417543508033537" calcext:value-type="float">
            <text:p>0.417543508</text:p>
          </table:table-cell>
          <table:table-cell office:value-type="float" office:value="2.46837" calcext:value-type="float">
            <text:p>2.46837</text:p>
          </table:table-cell>
          <table:table-cell table:formula="of:=1/[.K14]" office:value-type="float" office:value="0.405125649720261" calcext:value-type="float">
            <text:p>0.4051256497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60829" calcext:value-type="float">
            <text:p>2.60829</text:p>
          </table:table-cell>
          <table:table-cell table:formula="of:=1/[.O14]" office:value-type="float" office:value="0.383392950937204" calcext:value-type="float">
            <text:p>0.383392950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6317515442788" calcext:value-type="float">
            <text:p>-0.1631751544</text:p>
          </table:table-cell>
          <table:table-cell table:style-name="ce1" table:formula="of:=CORREL([.B3:.B14];[.D3:.D14])" office:value-type="float" office:value="0.0848129797757461" calcext:value-type="float">
            <text:p>0.0848129798</text:p>
          </table:table-cell>
          <table:table-cell table:style-name="ce2" table:formula="of:=CORREL([.B3:.B14];[.E3:.E14])" office:value-type="float" office:value="-0.139567006394354" calcext:value-type="float">
            <text:p>-0.1395670064</text:p>
          </table:table-cell>
          <table:table-cell table:style-name="ce1" table:formula="of:=CORREL([.B3:.B14];[.F3:.F14])" office:value-type="float" office:value="0.0774711985873167" calcext:value-type="float">
            <text:p>0.0774711986</text:p>
          </table:table-cell>
          <table:table-cell table:style-name="ce2" table:formula="of:=CORREL([.B3:.B14];[.G3:.G14])" office:value-type="float" office:value="-0.126730091789149" calcext:value-type="float">
            <text:p>-0.1267300918</text:p>
          </table:table-cell>
          <table:table-cell table:style-name="ce1" table:formula="of:=CORREL([.B3:.B14];[.H3:.H14])" office:value-type="float" office:value="0.052045474203575" calcext:value-type="float">
            <text:p>0.0520454742</text:p>
          </table:table-cell>
          <table:table-cell table:style-name="ce2" table:formula="of:=CORREL([.B3:.B14];[.I3:.I14])" office:value-type="float" office:value="-0.114467940246115" calcext:value-type="float">
            <text:p>-0.1144679402</text:p>
          </table:table-cell>
          <table:table-cell table:style-name="ce1" table:formula="of:=CORREL([.B3:.B14];[.J3:.J14])" office:value-type="float" office:value="0.0509785916504459" calcext:value-type="float">
            <text:p>0.0509785917</text:p>
          </table:table-cell>
          <table:table-cell table:style-name="ce2" table:formula="of:=CORREL([.B3:.B14];[.K3:.K14])" office:value-type="float" office:value="-0.131359767812244" calcext:value-type="float">
            <text:p>-0.1313597678</text:p>
          </table:table-cell>
          <table:table-cell table:style-name="ce1" table:formula="of:=CORREL([.B3:.B14];[.L3:.L14])" office:value-type="float" office:value="0.0694687175450639" calcext:value-type="float">
            <text:p>0.0694687175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152810909631915" calcext:value-type="float">
            <text:p>-0.1528109096</text:p>
          </table:table-cell>
          <table:table-cell table:style-name="ce1" table:formula="of:=CORREL([.B3:.B14];[.P3:.P14])" office:value-type="float" office:value="0.0654541571481427" calcext:value-type="float">
            <text:p>0.0654541571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38751" calcext:value-type="float">
            <text:p>1.38751</text:p>
          </table:table-cell>
          <table:table-cell table:formula="of:=1/[.C18]" office:value-type="float" office:value="0.720715526374585" calcext:value-type="float">
            <text:p>0.7207155264</text:p>
          </table:table-cell>
          <table:table-cell office:value-type="float" office:value="1.65112" calcext:value-type="float">
            <text:p>1.65112</text:p>
          </table:table-cell>
          <table:table-cell table:formula="of:=1/[.E18]" office:value-type="float" office:value="0.605649498522215" calcext:value-type="float">
            <text:p>0.6056494985</text:p>
          </table:table-cell>
          <table:table-cell office:value-type="float" office:value="1.58528" calcext:value-type="float">
            <text:p>1.58528</text:p>
          </table:table-cell>
          <table:table-cell table:formula="of:=1/[.G18]" office:value-type="float" office:value="0.630803391199031" calcext:value-type="float">
            <text:p>0.6308033912</text:p>
          </table:table-cell>
          <table:table-cell office:value-type="float" office:value="1.5508" calcext:value-type="float">
            <text:p>1.5508</text:p>
          </table:table-cell>
          <table:table-cell table:formula="of:=1/[.I18]" office:value-type="float" office:value="0.644828475625484" calcext:value-type="float">
            <text:p>0.6448284756</text:p>
          </table:table-cell>
          <table:table-cell office:value-type="float" office:value="1.71922" calcext:value-type="float">
            <text:p>1.71922</text:p>
          </table:table-cell>
          <table:table-cell table:formula="of:=1/[.K18]" office:value-type="float" office:value="0.581659124486686" calcext:value-type="float">
            <text:p>0.5816591245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5893" calcext:value-type="float">
            <text:p>1.5893</text:p>
          </table:table-cell>
          <table:table-cell table:formula="of:=1/[.O18]" office:value-type="float" office:value="0.629207827345372" calcext:value-type="float">
            <text:p>0.62920782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49523" calcext:value-type="float">
            <text:p>1.49523</text:p>
          </table:table-cell>
          <table:table-cell table:formula="of:=1/[.C19]" office:value-type="float" office:value="0.668793429773346" calcext:value-type="float">
            <text:p>0.6687934298</text:p>
          </table:table-cell>
          <table:table-cell office:value-type="float" office:value="1.76555" calcext:value-type="float">
            <text:p>1.76555</text:p>
          </table:table-cell>
          <table:table-cell table:formula="of:=1/[.E19]" office:value-type="float" office:value="0.56639574070403" calcext:value-type="float">
            <text:p>0.5663957407</text:p>
          </table:table-cell>
          <table:table-cell office:value-type="float" office:value="1.69959" calcext:value-type="float">
            <text:p>1.69959</text:p>
          </table:table-cell>
          <table:table-cell table:formula="of:=1/[.G19]" office:value-type="float" office:value="0.588377196853359" calcext:value-type="float">
            <text:p>0.5883771969</text:p>
          </table:table-cell>
          <table:table-cell office:value-type="float" office:value="1.62215" calcext:value-type="float">
            <text:p>1.62215</text:p>
          </table:table-cell>
          <table:table-cell table:formula="of:=1/[.I19]" office:value-type="float" office:value="0.616465801559658" calcext:value-type="float">
            <text:p>0.6164658016</text:p>
          </table:table-cell>
          <table:table-cell office:value-type="float" office:value="1.87892" calcext:value-type="float">
            <text:p>1.87892</text:p>
          </table:table-cell>
          <table:table-cell table:formula="of:=1/[.K19]" office:value-type="float" office:value="0.532220637387435" calcext:value-type="float">
            <text:p>0.5322206374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1.70051" calcext:value-type="float">
            <text:p>1.70051</text:p>
          </table:table-cell>
          <table:table-cell table:formula="of:=1/[.O19]" office:value-type="float" office:value="0.588058876454711" calcext:value-type="float">
            <text:p>0.58805887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69232" calcext:value-type="float">
            <text:p>1.69232</text:p>
          </table:table-cell>
          <table:table-cell table:formula="of:=1/[.C20]" office:value-type="float" office:value="0.590904793419684" calcext:value-type="float">
            <text:p>0.5909047934</text:p>
          </table:table-cell>
          <table:table-cell office:value-type="float" office:value="1.96803" calcext:value-type="float">
            <text:p>1.96803</text:p>
          </table:table-cell>
          <table:table-cell table:formula="of:=1/[.E20]" office:value-type="float" office:value="0.508122335533503" calcext:value-type="float">
            <text:p>0.5081223355</text:p>
          </table:table-cell>
          <table:table-cell office:value-type="float" office:value="1.90805" calcext:value-type="float">
            <text:p>1.90805</text:p>
          </table:table-cell>
          <table:table-cell table:formula="of:=1/[.G20]" office:value-type="float" office:value="0.524095280521999" calcext:value-type="float">
            <text:p>0.5240952805</text:p>
          </table:table-cell>
          <table:table-cell office:value-type="float" office:value="1.80442" calcext:value-type="float">
            <text:p>1.80442</text:p>
          </table:table-cell>
          <table:table-cell table:formula="of:=1/[.I20]" office:value-type="float" office:value="0.554194699681892" calcext:value-type="float">
            <text:p>0.5541946997</text:p>
          </table:table-cell>
          <table:table-cell office:value-type="float" office:value="2.09159" calcext:value-type="float">
            <text:p>2.09159</text:p>
          </table:table-cell>
          <table:table-cell table:formula="of:=1/[.K20]" office:value-type="float" office:value="0.478105173576083" calcext:value-type="float">
            <text:p>0.4781051736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1.91185" calcext:value-type="float">
            <text:p>1.91185</text:p>
          </table:table-cell>
          <table:table-cell table:formula="of:=1/[.O20]" office:value-type="float" office:value="0.523053586839972" calcext:value-type="float">
            <text:p>0.523053586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3961" calcext:value-type="float">
            <text:p>3.33961</text:p>
          </table:table-cell>
          <table:table-cell table:formula="of:=1/[.C21]" office:value-type="float" office:value="0.299436161707505" calcext:value-type="float">
            <text:p>0.2994361617</text:p>
          </table:table-cell>
          <table:table-cell office:value-type="float" office:value="3.45845" calcext:value-type="float">
            <text:p>3.45845</text:p>
          </table:table-cell>
          <table:table-cell table:formula="of:=1/[.E21]" office:value-type="float" office:value="0.28914687215371" calcext:value-type="float">
            <text:p>0.2891468722</text:p>
          </table:table-cell>
          <table:table-cell office:value-type="float" office:value="3.46938" calcext:value-type="float">
            <text:p>3.46938</text:p>
          </table:table-cell>
          <table:table-cell table:formula="of:=1/[.G21]" office:value-type="float" office:value="0.288235938409745" calcext:value-type="float">
            <text:p>0.2882359384</text:p>
          </table:table-cell>
          <table:table-cell office:value-type="float" office:value="3.47017" calcext:value-type="float">
            <text:p>3.47017</text:p>
          </table:table-cell>
          <table:table-cell table:formula="of:=1/[.I21]" office:value-type="float" office:value="0.288170320186043" calcext:value-type="float">
            <text:p>0.2881703202</text:p>
          </table:table-cell>
          <table:table-cell office:value-type="float" office:value="3.49573" calcext:value-type="float">
            <text:p>3.49573</text:p>
          </table:table-cell>
          <table:table-cell table:formula="of:=1/[.K21]" office:value-type="float" office:value="0.286063282919447" calcext:value-type="float">
            <text:p>0.2860632829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8325" calcext:value-type="float">
            <text:p>3.8325</text:p>
          </table:table-cell>
          <table:table-cell table:formula="of:=1/[.O21]" office:value-type="float" office:value="0.260926288323549" calcext:value-type="float">
            <text:p>0.26092628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77303" calcext:value-type="float">
            <text:p>2.77303</text:p>
          </table:table-cell>
          <table:table-cell table:formula="of:=1/[.C24]" office:value-type="float" office:value="0.360616365491899" calcext:value-type="float">
            <text:p>0.3606163655</text:p>
          </table:table-cell>
          <table:table-cell office:value-type="float" office:value="2.83664" calcext:value-type="float">
            <text:p>2.83664</text:p>
          </table:table-cell>
          <table:table-cell table:formula="of:=1/[.E24]" office:value-type="float" office:value="0.352529753511196" calcext:value-type="float">
            <text:p>0.3525297535</text:p>
          </table:table-cell>
          <table:table-cell office:value-type="float" office:value="2.82505" calcext:value-type="float">
            <text:p>2.82505</text:p>
          </table:table-cell>
          <table:table-cell table:formula="of:=1/[.G24]" office:value-type="float" office:value="0.353976035822375" calcext:value-type="float">
            <text:p>0.3539760358</text:p>
          </table:table-cell>
          <table:table-cell office:value-type="float" office:value="2.67714" calcext:value-type="float">
            <text:p>2.67714</text:p>
          </table:table-cell>
          <table:table-cell table:formula="of:=1/[.I24]" office:value-type="float" office:value="0.373532949341461" calcext:value-type="float">
            <text:p>0.3735329493</text:p>
          </table:table-cell>
          <table:table-cell office:value-type="float" office:value="2.83708" calcext:value-type="float">
            <text:p>2.83708</text:p>
          </table:table-cell>
          <table:table-cell table:formula="of:=1/[.K24]" office:value-type="float" office:value="0.352475080011843" calcext:value-type="float">
            <text:p>0.35247508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14667" calcext:value-type="float">
            <text:p>3.14667</text:p>
          </table:table-cell>
          <table:table-cell table:formula="of:=1/[.O24]" office:value-type="float" office:value="0.317796273520897" calcext:value-type="float">
            <text:p>0.317796273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7681" calcext:value-type="float">
            <text:p>2.7681</text:p>
          </table:table-cell>
          <table:table-cell table:formula="of:=1/[.C25]" office:value-type="float" office:value="0.361258625049673" calcext:value-type="float">
            <text:p>0.361258625</text:p>
          </table:table-cell>
          <table:table-cell office:value-type="float" office:value="2.8398" calcext:value-type="float">
            <text:p>2.8398</text:p>
          </table:table-cell>
          <table:table-cell table:formula="of:=1/[.E25]" office:value-type="float" office:value="0.352137474470033" calcext:value-type="float">
            <text:p>0.3521374745</text:p>
          </table:table-cell>
          <table:table-cell office:value-type="float" office:value="2.84941" calcext:value-type="float">
            <text:p>2.84941</text:p>
          </table:table-cell>
          <table:table-cell table:formula="of:=1/[.G25]" office:value-type="float" office:value="0.350949845757543" calcext:value-type="float">
            <text:p>0.3509498458</text:p>
          </table:table-cell>
          <table:table-cell office:value-type="float" office:value="2.70153" calcext:value-type="float">
            <text:p>2.70153</text:p>
          </table:table-cell>
          <table:table-cell table:formula="of:=1/[.I25]" office:value-type="float" office:value="0.370160612689846" calcext:value-type="float">
            <text:p>0.3701606127</text:p>
          </table:table-cell>
          <table:table-cell office:value-type="float" office:value="2.84425" calcext:value-type="float">
            <text:p>2.84425</text:p>
          </table:table-cell>
          <table:table-cell table:formula="of:=1/[.K25]" office:value-type="float" office:value="0.351586534235739" calcext:value-type="float">
            <text:p>0.3515865342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17847" calcext:value-type="float">
            <text:p>3.17847</text:p>
          </table:table-cell>
          <table:table-cell table:formula="of:=1/[.O25]" office:value-type="float" office:value="0.314616781029867" calcext:value-type="float">
            <text:p>0.3146167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08281" calcext:value-type="float">
            <text:p>3.08281</text:p>
          </table:table-cell>
          <table:table-cell table:formula="of:=1/[.C26]" office:value-type="float" office:value="0.324379381149017" calcext:value-type="float">
            <text:p>0.3243793811</text:p>
          </table:table-cell>
          <table:table-cell office:value-type="float" office:value="3.30109" calcext:value-type="float">
            <text:p>3.30109</text:p>
          </table:table-cell>
          <table:table-cell table:formula="of:=1/[.E26]" office:value-type="float" office:value="0.302930244252656" calcext:value-type="float">
            <text:p>0.3029302443</text:p>
          </table:table-cell>
          <table:table-cell office:value-type="float" office:value="3.32946" calcext:value-type="float">
            <text:p>3.32946</text:p>
          </table:table-cell>
          <table:table-cell table:formula="of:=1/[.G26]" office:value-type="float" office:value="0.300349005544443" calcext:value-type="float">
            <text:p>0.3003490055</text:p>
          </table:table-cell>
          <table:table-cell office:value-type="float" office:value="3.29964" calcext:value-type="float">
            <text:p>3.29964</text:p>
          </table:table-cell>
          <table:table-cell table:formula="of:=1/[.I26]" office:value-type="float" office:value="0.303063364488247" calcext:value-type="float">
            <text:p>0.3030633645</text:p>
          </table:table-cell>
          <table:table-cell office:value-type="float" office:value="3.35368" calcext:value-type="float">
            <text:p>3.35368</text:p>
          </table:table-cell>
          <table:table-cell table:formula="of:=1/[.K26]" office:value-type="float" office:value="0.298179909830395" calcext:value-type="float">
            <text:p>0.2981799098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67217" calcext:value-type="float">
            <text:p>3.67217</text:p>
          </table:table-cell>
          <table:table-cell table:formula="of:=1/[.O26]" office:value-type="float" office:value="0.272318547343941" calcext:value-type="float">
            <text:p>0.272318547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1.53816" calcext:value-type="float">
            <text:p>1.53816</text:p>
          </table:table-cell>
          <table:table-cell table:formula="of:=1/[.C27]" office:value-type="float" office:value="0.650127424975295" calcext:value-type="float">
            <text:p>0.650127425</text:p>
          </table:table-cell>
          <table:table-cell office:value-type="float" office:value="1.64776" calcext:value-type="float">
            <text:p>1.64776</text:p>
          </table:table-cell>
          <table:table-cell table:formula="of:=1/[.E27]" office:value-type="float" office:value="0.60688449774239" calcext:value-type="float">
            <text:p>0.6068844977</text:p>
          </table:table-cell>
          <table:table-cell office:value-type="float" office:value="1.64406" calcext:value-type="float">
            <text:p>1.64406</text:p>
          </table:table-cell>
          <table:table-cell table:formula="of:=1/[.G27]" office:value-type="float" office:value="0.608250307166405" calcext:value-type="float">
            <text:p>0.6082503072</text:p>
          </table:table-cell>
          <table:table-cell office:value-type="float" office:value="1.62476" calcext:value-type="float">
            <text:p>1.62476</text:p>
          </table:table-cell>
          <table:table-cell table:formula="of:=1/[.I27]" office:value-type="float" office:value="0.615475516383958" calcext:value-type="float">
            <text:p>0.6154755164</text:p>
          </table:table-cell>
          <table:table-cell office:value-type="float" office:value="1.68072" calcext:value-type="float">
            <text:p>1.68072</text:p>
          </table:table-cell>
          <table:table-cell table:formula="of:=1/[.K27]" office:value-type="float" office:value="0.59498310247989" calcext:value-type="float">
            <text:p>0.5949831025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1.70303" calcext:value-type="float">
            <text:p>1.70303</text:p>
          </table:table-cell>
          <table:table-cell table:formula="of:=1/[.O27]" office:value-type="float" office:value="0.587188716581622" calcext:value-type="float">
            <text:p>0.587188716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06243" calcext:value-type="float">
            <text:p>2.06243</text:p>
          </table:table-cell>
          <table:table-cell table:formula="of:=1/[.C28]" office:value-type="float" office:value="0.48486494087072" calcext:value-type="float">
            <text:p>0.4848649409</text:p>
          </table:table-cell>
          <table:table-cell office:value-type="float" office:value="2.26383" calcext:value-type="float">
            <text:p>2.26383</text:p>
          </table:table-cell>
          <table:table-cell table:formula="of:=1/[.E28]" office:value-type="float" office:value="0.441729281792361" calcext:value-type="float">
            <text:p>0.4417292818</text:p>
          </table:table-cell>
          <table:table-cell office:value-type="float" office:value="2.2244" calcext:value-type="float">
            <text:p>2.2244</text:p>
          </table:table-cell>
          <table:table-cell table:formula="of:=1/[.G28]" office:value-type="float" office:value="0.449559431756878" calcext:value-type="float">
            <text:p>0.4495594318</text:p>
          </table:table-cell>
          <table:table-cell office:value-type="float" office:value="2.19775" calcext:value-type="float">
            <text:p>2.19775</text:p>
          </table:table-cell>
          <table:table-cell table:formula="of:=1/[.I28]" office:value-type="float" office:value="0.455010806506655" calcext:value-type="float">
            <text:p>0.4550108065</text:p>
          </table:table-cell>
          <table:table-cell office:value-type="float" office:value="2.30403" calcext:value-type="float">
            <text:p>2.30403</text:p>
          </table:table-cell>
          <table:table-cell table:formula="of:=1/[.K28]" office:value-type="float" office:value="0.434022126448006" calcext:value-type="float">
            <text:p>0.4340221264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34236" calcext:value-type="float">
            <text:p>2.34236</text:p>
          </table:table-cell>
          <table:table-cell table:formula="of:=1/[.O28]" office:value-type="float" office:value="0.426919858604143" calcext:value-type="float">
            <text:p>0.426919858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14047057162975" calcext:value-type="float">
            <text:p>-0.7140470572</text:p>
          </table:table-cell>
          <table:table-cell table:style-name="ce1" table:formula="of:=CORREL([.B17:.B28];[.D17:.D28])" office:value-type="float" office:value="0.778974946982179" calcext:value-type="float">
            <text:p>0.778974947</text:p>
          </table:table-cell>
          <table:table-cell table:style-name="ce2" table:formula="of:=CORREL([.B17:.B28];[.E17:.E28])" office:value-type="float" office:value="-0.707432020408814" calcext:value-type="float">
            <text:p>-0.7074320204</text:p>
          </table:table-cell>
          <table:table-cell table:style-name="ce1" table:formula="of:=CORREL([.B17:.B28];[.F17:.F28])" office:value-type="float" office:value="0.796457296848262" calcext:value-type="float">
            <text:p>0.7964572968</text:p>
          </table:table-cell>
          <table:table-cell table:style-name="ce2" table:formula="of:=CORREL([.B17:.B28];[.G17:.G28])" office:value-type="float" office:value="-0.693943634441683" calcext:value-type="float">
            <text:p>-0.6939436344</text:p>
          </table:table-cell>
          <table:table-cell table:style-name="ce1" table:formula="of:=CORREL([.B17:.B28];[.H17:.H28])" office:value-type="float" office:value="0.782220027543702" calcext:value-type="float">
            <text:p>0.7822200275</text:p>
          </table:table-cell>
          <table:table-cell table:style-name="ce2" table:formula="of:=CORREL([.B17:.B28];[.I17:.I28])" office:value-type="float" office:value="-0.661180115360777" calcext:value-type="float">
            <text:p>-0.6611801154</text:p>
          </table:table-cell>
          <table:table-cell table:style-name="ce1" table:formula="of:=CORREL([.B17:.B28];[.J17:.J28])" office:value-type="float" office:value="0.757835281507509" calcext:value-type="float">
            <text:p>0.7578352815</text:p>
          </table:table-cell>
          <table:table-cell table:style-name="ce2" table:formula="of:=CORREL([.B17:.B28];[.K17:.K28])" office:value-type="float" office:value="-0.699182193049144" calcext:value-type="float">
            <text:p>-0.699182193</text:p>
          </table:table-cell>
          <table:table-cell table:style-name="ce1" table:formula="of:=CORREL([.B17:.B28];[.L17:.L28])" office:value-type="float" office:value="0.794682927384479" calcext:value-type="float">
            <text:p>0.794682927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99468352046677" calcext:value-type="float">
            <text:p>-0.699468352</text:p>
          </table:table-cell>
          <table:table-cell table:style-name="ce1" table:formula="of:=CORREL([.B17:.B28];[.P17:.P28])" office:value-type="float" office:value="0.781858885666629" calcext:value-type="float">
            <text:p>0.7818588857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2.78239" calcext:value-type="float">
            <text:p>2.78239</text:p>
          </table:table-cell>
          <table:table-cell table:formula="of:=1/[.C32]" office:value-type="float" office:value="0.359403246848932" calcext:value-type="float">
            <text:p>0.3594032468</text:p>
          </table:table-cell>
          <table:table-cell office:value-type="float" office:value="2.8463" calcext:value-type="float">
            <text:p>2.8463</text:p>
          </table:table-cell>
          <table:table-cell table:formula="of:=1/[.E32]" office:value-type="float" office:value="0.351333309911113" calcext:value-type="float">
            <text:p>0.3513333099</text:p>
          </table:table-cell>
          <table:table-cell office:value-type="float" office:value="2.85156" calcext:value-type="float">
            <text:p>2.85156</text:p>
          </table:table-cell>
          <table:table-cell table:formula="of:=1/[.G32]" office:value-type="float" office:value="0.350685238956922" calcext:value-type="float">
            <text:p>0.350685239</text:p>
          </table:table-cell>
          <table:table-cell office:value-type="float" office:value="2.845" calcext:value-type="float">
            <text:p>2.845</text:p>
          </table:table-cell>
          <table:table-cell table:formula="of:=1/[.I32]" office:value-type="float" office:value="0.351493848857645" calcext:value-type="float">
            <text:p>0.3514938489</text:p>
          </table:table-cell>
          <table:table-cell office:value-type="float" office:value="2.87505" calcext:value-type="float">
            <text:p>2.87505</text:p>
          </table:table-cell>
          <table:table-cell table:formula="of:=1/[.K32]" office:value-type="float" office:value="0.347820037912384" calcext:value-type="float">
            <text:p>0.347820037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27375" calcext:value-type="float">
            <text:p>3.27375</text:p>
          </table:table-cell>
          <table:table-cell table:formula="of:=1/[.O32]" office:value-type="float" office:value="0.305460099274532" calcext:value-type="float">
            <text:p>0.305460099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64362" calcext:value-type="float">
            <text:p>2.64362</text:p>
          </table:table-cell>
          <table:table-cell table:formula="of:=1/[.C33]" office:value-type="float" office:value="0.37826919148743" calcext:value-type="float">
            <text:p>0.3782691915</text:p>
          </table:table-cell>
          <table:table-cell office:value-type="float" office:value="2.73099" calcext:value-type="float">
            <text:p>2.73099</text:p>
          </table:table-cell>
          <table:table-cell table:formula="of:=1/[.E33]" office:value-type="float" office:value="0.366167580254779" calcext:value-type="float">
            <text:p>0.3661675803</text:p>
          </table:table-cell>
          <table:table-cell office:value-type="float" office:value="2.71662" calcext:value-type="float">
            <text:p>2.71662</text:p>
          </table:table-cell>
          <table:table-cell table:formula="of:=1/[.G33]" office:value-type="float" office:value="0.368104482776391" calcext:value-type="float">
            <text:p>0.3681044828</text:p>
          </table:table-cell>
          <table:table-cell office:value-type="float" office:value="2.70487" calcext:value-type="float">
            <text:p>2.70487</text:p>
          </table:table-cell>
          <table:table-cell table:formula="of:=1/[.I33]" office:value-type="float" office:value="0.369703534735496" calcext:value-type="float">
            <text:p>0.3697035347</text:p>
          </table:table-cell>
          <table:table-cell office:value-type="float" office:value="2.74788" calcext:value-type="float">
            <text:p>2.74788</text:p>
          </table:table-cell>
          <table:table-cell table:formula="of:=1/[.K33]" office:value-type="float" office:value="0.363916910490997" calcext:value-type="float">
            <text:p>0.3639169105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2.96743" calcext:value-type="float">
            <text:p>2.96743</text:p>
          </table:table-cell>
          <table:table-cell table:formula="of:=1/[.O33]" office:value-type="float" office:value="0.336991942522654" calcext:value-type="float">
            <text:p>0.336991942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2.87162" calcext:value-type="float">
            <text:p>2.87162</text:p>
          </table:table-cell>
          <table:table-cell table:formula="of:=1/[.C34]" office:value-type="float" office:value="0.348235490768277" calcext:value-type="float">
            <text:p>0.3482354908</text:p>
          </table:table-cell>
          <table:table-cell office:value-type="float" office:value="2.89412" calcext:value-type="float">
            <text:p>2.89412</text:p>
          </table:table-cell>
          <table:table-cell table:formula="of:=1/[.E34]" office:value-type="float" office:value="0.345528174367338" calcext:value-type="float">
            <text:p>0.3455281744</text:p>
          </table:table-cell>
          <table:table-cell office:value-type="float" office:value="2.90002" calcext:value-type="float">
            <text:p>2.90002</text:p>
          </table:table-cell>
          <table:table-cell table:formula="of:=1/[.G34]" office:value-type="float" office:value="0.344825208102013" calcext:value-type="float">
            <text:p>0.3448252081</text:p>
          </table:table-cell>
          <table:table-cell office:value-type="float" office:value="2.88754" calcext:value-type="float">
            <text:p>2.88754</text:p>
          </table:table-cell>
          <table:table-cell table:formula="of:=1/[.I34]" office:value-type="float" office:value="0.346315548875513" calcext:value-type="float">
            <text:p>0.3463155489</text:p>
          </table:table-cell>
          <table:table-cell office:value-type="float" office:value="2.91427" calcext:value-type="float">
            <text:p>2.91427</text:p>
          </table:table-cell>
          <table:table-cell table:formula="of:=1/[.K34]" office:value-type="float" office:value="0.343139105161842" calcext:value-type="float">
            <text:p>0.3431391052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35131" calcext:value-type="float">
            <text:p>3.35131</text:p>
          </table:table-cell>
          <table:table-cell table:formula="of:=1/[.O34]" office:value-type="float" office:value="0.29839077853138" calcext:value-type="float">
            <text:p>0.29839077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2.61221" calcext:value-type="float">
            <text:p>2.61221</text:p>
          </table:table-cell>
          <table:table-cell table:formula="of:=1/[.C35]" office:value-type="float" office:value="0.382817614204065" calcext:value-type="float">
            <text:p>0.3828176142</text:p>
          </table:table-cell>
          <table:table-cell office:value-type="float" office:value="2.70221" calcext:value-type="float">
            <text:p>2.70221</text:p>
          </table:table-cell>
          <table:table-cell table:formula="of:=1/[.E35]" office:value-type="float" office:value="0.370067463298559" calcext:value-type="float">
            <text:p>0.3700674633</text:p>
          </table:table-cell>
          <table:table-cell office:value-type="float" office:value="2.70972" calcext:value-type="float">
            <text:p>2.70972</text:p>
          </table:table-cell>
          <table:table-cell table:formula="of:=1/[.G35]" office:value-type="float" office:value="0.369041819819022" calcext:value-type="float">
            <text:p>0.3690418198</text:p>
          </table:table-cell>
          <table:table-cell office:value-type="float" office:value="2.68104" calcext:value-type="float">
            <text:p>2.68104</text:p>
          </table:table-cell>
          <table:table-cell table:formula="of:=1/[.I35]" office:value-type="float" office:value="0.372989586130755" calcext:value-type="float">
            <text:p>0.3729895861</text:p>
          </table:table-cell>
          <table:table-cell office:value-type="float" office:value="2.72488" calcext:value-type="float">
            <text:p>2.72488</text:p>
          </table:table-cell>
          <table:table-cell table:formula="of:=1/[.K35]" office:value-type="float" office:value="0.366988638031766" calcext:value-type="float">
            <text:p>0.366988638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05134" calcext:value-type="float">
            <text:p>3.05134</text:p>
          </table:table-cell>
          <table:table-cell table:formula="of:=1/[.O35]" office:value-type="float" office:value="0.327724868418465" calcext:value-type="float">
            <text:p>0.327724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52159" calcext:value-type="float">
            <text:p>2.52159</text:p>
          </table:table-cell>
          <table:table-cell table:formula="of:=1/[.C36]" office:value-type="float" office:value="0.396575176773385" calcext:value-type="float">
            <text:p>0.3965751768</text:p>
          </table:table-cell>
          <table:table-cell office:value-type="float" office:value="2.57604" calcext:value-type="float">
            <text:p>2.57604</text:p>
          </table:table-cell>
          <table:table-cell table:formula="of:=1/[.E36]" office:value-type="float" office:value="0.388192729926554" calcext:value-type="float">
            <text:p>0.3881927299</text:p>
          </table:table-cell>
          <table:table-cell office:value-type="float" office:value="2.57639" calcext:value-type="float">
            <text:p>2.57639</text:p>
          </table:table-cell>
          <table:table-cell table:formula="of:=1/[.G36]" office:value-type="float" office:value="0.388139994333156" calcext:value-type="float">
            <text:p>0.3881399943</text:p>
          </table:table-cell>
          <table:table-cell office:value-type="float" office:value="2.56981" calcext:value-type="float">
            <text:p>2.56981</text:p>
          </table:table-cell>
          <table:table-cell table:formula="of:=1/[.I36]" office:value-type="float" office:value="0.389133827014449" calcext:value-type="float">
            <text:p>0.389133827</text:p>
          </table:table-cell>
          <table:table-cell office:value-type="float" office:value="2.59159" calcext:value-type="float">
            <text:p>2.59159</text:p>
          </table:table-cell>
          <table:table-cell table:formula="of:=1/[.K36]" office:value-type="float" office:value="0.385863504643867" calcext:value-type="float">
            <text:p>0.3858635046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2.84751" calcext:value-type="float">
            <text:p>2.84751</text:p>
          </table:table-cell>
          <table:table-cell table:formula="of:=1/[.O36]" office:value-type="float" office:value="0.351184016913022" calcext:value-type="float">
            <text:p>0.351184016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70355" calcext:value-type="float">
            <text:p>2.70355</text:p>
          </table:table-cell>
          <table:table-cell table:formula="of:=1/[.C37]" office:value-type="float" office:value="0.369884041353036" calcext:value-type="float">
            <text:p>0.3698840414</text:p>
          </table:table-cell>
          <table:table-cell office:value-type="float" office:value="2.79366" calcext:value-type="float">
            <text:p>2.79366</text:p>
          </table:table-cell>
          <table:table-cell table:formula="of:=1/[.E37]" office:value-type="float" office:value="0.357953365835499" calcext:value-type="float">
            <text:p>0.3579533658</text:p>
          </table:table-cell>
          <table:table-cell office:value-type="float" office:value="2.76951" calcext:value-type="float">
            <text:p>2.76951</text:p>
          </table:table-cell>
          <table:table-cell table:formula="of:=1/[.G37]" office:value-type="float" office:value="0.361074702745251" calcext:value-type="float">
            <text:p>0.3610747027</text:p>
          </table:table-cell>
          <table:table-cell office:value-type="float" office:value="2.74107" calcext:value-type="float">
            <text:p>2.74107</text:p>
          </table:table-cell>
          <table:table-cell table:formula="of:=1/[.I37]" office:value-type="float" office:value="0.36482103704028" calcext:value-type="float">
            <text:p>0.364821037</text:p>
          </table:table-cell>
          <table:table-cell office:value-type="float" office:value="2.82292" calcext:value-type="float">
            <text:p>2.82292</text:p>
          </table:table-cell>
          <table:table-cell table:formula="of:=1/[.K37]" office:value-type="float" office:value="0.35424312414096" calcext:value-type="float">
            <text:p>0.3542431241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10843" calcext:value-type="float">
            <text:p>3.10843</text:p>
          </table:table-cell>
          <table:table-cell table:formula="of:=1/[.O37]" office:value-type="float" office:value="0.321705812902333" calcext:value-type="float">
            <text:p>0.321705812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71446" calcext:value-type="float">
            <text:p>2.71446</text:p>
          </table:table-cell>
          <table:table-cell table:formula="of:=1/[.C38]" office:value-type="float" office:value="0.368397397640783" calcext:value-type="float">
            <text:p>0.3683973976</text:p>
          </table:table-cell>
          <table:table-cell office:value-type="float" office:value="2.77324" calcext:value-type="float">
            <text:p>2.77324</text:p>
          </table:table-cell>
          <table:table-cell table:formula="of:=1/[.E38]" office:value-type="float" office:value="0.360589058285615" calcext:value-type="float">
            <text:p>0.3605890583</text:p>
          </table:table-cell>
          <table:table-cell office:value-type="float" office:value="2.78203" calcext:value-type="float">
            <text:p>2.78203</text:p>
          </table:table-cell>
          <table:table-cell table:formula="of:=1/[.G38]" office:value-type="float" office:value="0.359449754316093" calcext:value-type="float">
            <text:p>0.3594497543</text:p>
          </table:table-cell>
          <table:table-cell office:value-type="float" office:value="2.78041" calcext:value-type="float">
            <text:p>2.78041</text:p>
          </table:table-cell>
          <table:table-cell table:formula="of:=1/[.I38]" office:value-type="float" office:value="0.359659186954442" calcext:value-type="float">
            <text:p>0.359659187</text:p>
          </table:table-cell>
          <table:table-cell office:value-type="float" office:value="2.79914" calcext:value-type="float">
            <text:p>2.79914</text:p>
          </table:table-cell>
          <table:table-cell table:formula="of:=1/[.K38]" office:value-type="float" office:value="0.35725258472245" calcext:value-type="float">
            <text:p>0.357252584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17602" calcext:value-type="float">
            <text:p>3.17602</text:p>
          </table:table-cell>
          <table:table-cell table:formula="of:=1/[.O38]" office:value-type="float" office:value="0.314859478214873" calcext:value-type="float">
            <text:p>0.314859478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2.70613" calcext:value-type="float">
            <text:p>2.70613</text:p>
          </table:table-cell>
          <table:table-cell table:formula="of:=1/[.C39]" office:value-type="float" office:value="0.369531397235166" calcext:value-type="float">
            <text:p>0.3695313972</text:p>
          </table:table-cell>
          <table:table-cell office:value-type="float" office:value="2.76284" calcext:value-type="float">
            <text:p>2.76284</text:p>
          </table:table-cell>
          <table:table-cell table:formula="of:=1/[.E39]" office:value-type="float" office:value="0.361946402976647" calcext:value-type="float">
            <text:p>0.361946403</text:p>
          </table:table-cell>
          <table:table-cell office:value-type="float" office:value="2.76606" calcext:value-type="float">
            <text:p>2.76606</text:p>
          </table:table-cell>
          <table:table-cell table:formula="of:=1/[.G39]" office:value-type="float" office:value="0.361525057301722" calcext:value-type="float">
            <text:p>0.3615250573</text:p>
          </table:table-cell>
          <table:table-cell office:value-type="float" office:value="2.75664" calcext:value-type="float">
            <text:p>2.75664</text:p>
          </table:table-cell>
          <table:table-cell table:formula="of:=1/[.I39]" office:value-type="float" office:value="0.362760462011724" calcext:value-type="float">
            <text:p>0.362760462</text:p>
          </table:table-cell>
          <table:table-cell office:value-type="float" office:value="2.78413" calcext:value-type="float">
            <text:p>2.78413</text:p>
          </table:table-cell>
          <table:table-cell table:formula="of:=1/[.K39]" office:value-type="float" office:value="0.359178630308211" calcext:value-type="float">
            <text:p>0.3591786303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16177" calcext:value-type="float">
            <text:p>3.16177</text:p>
          </table:table-cell>
          <table:table-cell table:formula="of:=1/[.O39]" office:value-type="float" office:value="0.31627854018477" calcext:value-type="float">
            <text:p>0.31627854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16685299252438" calcext:value-type="float">
            <text:p>-0.6166852993</text:p>
          </table:table-cell>
          <table:table-cell table:style-name="ce1" table:formula="of:=CORREL([.B32:.B39];[.D32:.D39])" office:value-type="float" office:value="0.59625843885289" calcext:value-type="float">
            <text:p>0.5962584389</text:p>
          </table:table-cell>
          <table:table-cell table:style-name="ce2" table:formula="of:=CORREL([.B32:.B39];[.E32:.E39])" office:value-type="float" office:value="-0.484244656471887" calcext:value-type="float">
            <text:p>-0.4842446565</text:p>
          </table:table-cell>
          <table:table-cell table:style-name="ce1" table:formula="of:=CORREL([.B32:.B39];[.F32:.F39])" office:value-type="float" office:value="0.461077009568361" calcext:value-type="float">
            <text:p>0.4610770096</text:p>
          </table:table-cell>
          <table:table-cell table:style-name="ce2" table:formula="of:=CORREL([.B32:.B39];[.G32:.G39])" office:value-type="float" office:value="-0.559928577171758" calcext:value-type="float">
            <text:p>-0.5599285772</text:p>
          </table:table-cell>
          <table:table-cell table:style-name="ce1" table:formula="of:=CORREL([.B32:.B39];[.H32:.H39])" office:value-type="float" office:value="0.536060123650753" calcext:value-type="float">
            <text:p>0.5360601237</text:p>
          </table:table-cell>
          <table:table-cell table:style-name="ce2" table:formula="of:=CORREL([.B32:.B39];[.I32:.I39])" office:value-type="float" office:value="-0.586649980664785" calcext:value-type="float">
            <text:p>-0.5866499807</text:p>
          </table:table-cell>
          <table:table-cell table:style-name="ce1" table:formula="of:=CORREL([.B32:.B39];[.J32:.J39])" office:value-type="float" office:value="0.564243440181254" calcext:value-type="float">
            <text:p>0.5642434402</text:p>
          </table:table-cell>
          <table:table-cell table:style-name="ce2" table:formula="of:=CORREL([.B32:.B39];[.K32:.K39])" office:value-type="float" office:value="-0.481673665074126" calcext:value-type="float">
            <text:p>-0.4816736651</text:p>
          </table:table-cell>
          <table:table-cell table:style-name="ce1" table:formula="of:=CORREL([.B32:.B39];[.L32:.L39])" office:value-type="float" office:value="0.458509601467481" calcext:value-type="float">
            <text:p>0.4585096015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720419346547068" calcext:value-type="float">
            <text:p>-0.7204193465</text:p>
          </table:table-cell>
          <table:table-cell table:style-name="ce1" table:formula="of:=CORREL([.B32:.B39];[.P32:.P39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3733" calcext:value-type="float">
            <text:p>1.53733</text:p>
          </table:table-cell>
          <table:table-cell table:formula="of:=1/[.C43]" office:value-type="float" office:value="0.650478426882972" calcext:value-type="float">
            <text:p>0.6504784269</text:p>
          </table:table-cell>
          <table:table-cell office:value-type="float" office:value="1.70788" calcext:value-type="float">
            <text:p>1.70788</text:p>
          </table:table-cell>
          <table:table-cell table:formula="of:=1/[.E43]" office:value-type="float" office:value="0.585521230999836" calcext:value-type="float">
            <text:p>0.585521231</text:p>
          </table:table-cell>
          <table:table-cell office:value-type="float" office:value="1.66019" calcext:value-type="float">
            <text:p>1.66019</text:p>
          </table:table-cell>
          <table:table-cell table:formula="of:=1/[.G43]" office:value-type="float" office:value="0.60234069594444" calcext:value-type="float">
            <text:p>0.6023406959</text:p>
          </table:table-cell>
          <table:table-cell office:value-type="float" office:value="1.67151" calcext:value-type="float">
            <text:p>1.67151</text:p>
          </table:table-cell>
          <table:table-cell table:formula="of:=1/[.I43]" office:value-type="float" office:value="0.598261452219849" calcext:value-type="float">
            <text:p>0.5982614522</text:p>
          </table:table-cell>
          <table:table-cell office:value-type="float" office:value="1.72335" calcext:value-type="float">
            <text:p>1.72335</text:p>
          </table:table-cell>
          <table:table-cell table:formula="of:=1/[.K43]" office:value-type="float" office:value="0.580265181187803" calcext:value-type="float">
            <text:p>0.5802651812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68453" calcext:value-type="float">
            <text:p>1.68453</text:p>
          </table:table-cell>
          <table:table-cell table:formula="of:=1/[.O43]" office:value-type="float" office:value="0.593637394406748" calcext:value-type="float">
            <text:p>0.593637394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47213" calcext:value-type="float">
            <text:p>1.47213</text:p>
          </table:table-cell>
          <table:table-cell table:formula="of:=1/[.C44]" office:value-type="float" office:value="0.67928783463417" calcext:value-type="float">
            <text:p>0.6792878346</text:p>
          </table:table-cell>
          <table:table-cell office:value-type="float" office:value="1.62297" calcext:value-type="float">
            <text:p>1.62297</text:p>
          </table:table-cell>
          <table:table-cell table:formula="of:=1/[.E44]" office:value-type="float" office:value="0.616154334337665" calcext:value-type="float">
            <text:p>0.6161543343</text:p>
          </table:table-cell>
          <table:table-cell office:value-type="float" office:value="1.58372" calcext:value-type="float">
            <text:p>1.58372</text:p>
          </table:table-cell>
          <table:table-cell table:formula="of:=1/[.G44]" office:value-type="float" office:value="0.631424746798677" calcext:value-type="float">
            <text:p>0.6314247468</text:p>
          </table:table-cell>
          <table:table-cell office:value-type="float" office:value="1.59275" calcext:value-type="float">
            <text:p>1.59275</text:p>
          </table:table-cell>
          <table:table-cell table:formula="of:=1/[.I44]" office:value-type="float" office:value="0.627844922304191" calcext:value-type="float">
            <text:p>0.6278449223</text:p>
          </table:table-cell>
          <table:table-cell office:value-type="float" office:value="1.63618" calcext:value-type="float">
            <text:p>1.63618</text:p>
          </table:table-cell>
          <table:table-cell table:formula="of:=1/[.K44]" office:value-type="float" office:value="0.611179699055116" calcext:value-type="float">
            <text:p>0.6111796991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605" calcext:value-type="float">
            <text:p>1.605</text:p>
          </table:table-cell>
          <table:table-cell table:formula="of:=1/[.O44]" office:value-type="float" office:value="0.623052959501558" calcext:value-type="float">
            <text:p>0.623052959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34519" calcext:value-type="float">
            <text:p>1.34519</text:p>
          </table:table-cell>
          <table:table-cell table:formula="of:=1/[.C45]" office:value-type="float" office:value="0.74338940967447" calcext:value-type="float">
            <text:p>0.7433894097</text:p>
          </table:table-cell>
          <table:table-cell office:value-type="float" office:value="1.48631" calcext:value-type="float">
            <text:p>1.48631</text:p>
          </table:table-cell>
          <table:table-cell table:formula="of:=1/[.E45]" office:value-type="float" office:value="0.672807153285654" calcext:value-type="float">
            <text:p>0.6728071533</text:p>
          </table:table-cell>
          <table:table-cell office:value-type="float" office:value="1.45423" calcext:value-type="float">
            <text:p>1.45423</text:p>
          </table:table-cell>
          <table:table-cell table:formula="of:=1/[.G45]" office:value-type="float" office:value="0.687649133905916" calcext:value-type="float">
            <text:p>0.6876491339</text:p>
          </table:table-cell>
          <table:table-cell office:value-type="float" office:value="1.44849" calcext:value-type="float">
            <text:p>1.44849</text:p>
          </table:table-cell>
          <table:table-cell table:formula="of:=1/[.I45]" office:value-type="float" office:value="0.690374113732231" calcext:value-type="float">
            <text:p>0.6903741137</text:p>
          </table:table-cell>
          <table:table-cell office:value-type="float" office:value="1.49653" calcext:value-type="float">
            <text:p>1.49653</text:p>
          </table:table-cell>
          <table:table-cell table:formula="of:=1/[.K45]" office:value-type="float" office:value="0.668212464835319" calcext:value-type="float">
            <text:p>0.6682124648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46863" calcext:value-type="float">
            <text:p>1.46863</text:p>
          </table:table-cell>
          <table:table-cell table:formula="of:=1/[.O45]" office:value-type="float" office:value="0.680906695355535" calcext:value-type="float">
            <text:p>0.680906695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41106" calcext:value-type="float">
            <text:p>1.41106</text:p>
          </table:table-cell>
          <table:table-cell table:formula="of:=1/[.C46]" office:value-type="float" office:value="0.708687086303913" calcext:value-type="float">
            <text:p>0.7086870863</text:p>
          </table:table-cell>
          <table:table-cell office:value-type="float" office:value="1.83256" calcext:value-type="float">
            <text:p>1.83256</text:p>
          </table:table-cell>
          <table:table-cell table:formula="of:=1/[.E46]" office:value-type="float" office:value="0.545684725193172" calcext:value-type="float">
            <text:p>0.5456847252</text:p>
          </table:table-cell>
          <table:table-cell office:value-type="float" office:value="1.69603" calcext:value-type="float">
            <text:p>1.69603</text:p>
          </table:table-cell>
          <table:table-cell table:formula="of:=1/[.G46]" office:value-type="float" office:value="0.589612212048136" calcext:value-type="float">
            <text:p>0.589612212</text:p>
          </table:table-cell>
          <table:table-cell office:value-type="float" office:value="1.66411" calcext:value-type="float">
            <text:p>1.66411</text:p>
          </table:table-cell>
          <table:table-cell table:formula="of:=1/[.I46]" office:value-type="float" office:value="0.600921814062772" calcext:value-type="float">
            <text:p>0.6009218141</text:p>
          </table:table-cell>
          <table:table-cell office:value-type="float" office:value="1.89302" calcext:value-type="float">
            <text:p>1.89302</text:p>
          </table:table-cell>
          <table:table-cell table:formula="of:=1/[.K46]" office:value-type="float" office:value="0.528256436804683" calcext:value-type="float">
            <text:p>0.528256436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6791" calcext:value-type="float">
            <text:p>1.6791</text:p>
          </table:table-cell>
          <table:table-cell table:formula="of:=1/[.O46]" office:value-type="float" office:value="0.595557143707939" calcext:value-type="float">
            <text:p>0.5955571437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38018" calcext:value-type="float">
            <text:p>1.38018</text:p>
          </table:table-cell>
          <table:table-cell table:formula="of:=1/[.C47]" office:value-type="float" office:value="0.72454317552783" calcext:value-type="float">
            <text:p>0.7245431755</text:p>
          </table:table-cell>
          <table:table-cell office:value-type="float" office:value="1.48609" calcext:value-type="float">
            <text:p>1.48609</text:p>
          </table:table-cell>
          <table:table-cell table:formula="of:=1/[.E47]" office:value-type="float" office:value="0.672906755310917" calcext:value-type="float">
            <text:p>0.6729067553</text:p>
          </table:table-cell>
          <table:table-cell office:value-type="float" office:value="1.46321" calcext:value-type="float">
            <text:p>1.46321</text:p>
          </table:table-cell>
          <table:table-cell table:formula="of:=1/[.G47]" office:value-type="float" office:value="0.683428899474443" calcext:value-type="float">
            <text:p>0.6834288995</text:p>
          </table:table-cell>
          <table:table-cell office:value-type="float" office:value="1.46115" calcext:value-type="float">
            <text:p>1.46115</text:p>
          </table:table-cell>
          <table:table-cell table:formula="of:=1/[.I47]" office:value-type="float" office:value="0.684392430619717" calcext:value-type="float">
            <text:p>0.6843924306</text:p>
          </table:table-cell>
          <table:table-cell office:value-type="float" office:value="1.49324" calcext:value-type="float">
            <text:p>1.49324</text:p>
          </table:table-cell>
          <table:table-cell table:formula="of:=1/[.K47]" office:value-type="float" office:value="0.669684712437384" calcext:value-type="float">
            <text:p>0.6696847124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48292" calcext:value-type="float">
            <text:p>1.48292</text:p>
          </table:table-cell>
          <table:table-cell table:formula="of:=1/[.O47]" office:value-type="float" office:value="0.674345210800313" calcext:value-type="float">
            <text:p>0.67434521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45" calcext:value-type="float">
            <text:p>1.745</text:p>
          </table:table-cell>
          <table:table-cell table:formula="of:=1/[.C48]" office:value-type="float" office:value="0.573065902578797" calcext:value-type="float">
            <text:p>0.5730659026</text:p>
          </table:table-cell>
          <table:table-cell office:value-type="float" office:value="1.96203" calcext:value-type="float">
            <text:p>1.96203</text:p>
          </table:table-cell>
          <table:table-cell table:formula="of:=1/[.E48]" office:value-type="float" office:value="0.509676202708419" calcext:value-type="float">
            <text:p>0.5096762027</text:p>
          </table:table-cell>
          <table:table-cell office:value-type="float" office:value="1.89288" calcext:value-type="float">
            <text:p>1.89288</text:p>
          </table:table-cell>
          <table:table-cell table:formula="of:=1/[.G48]" office:value-type="float" office:value="0.528295507375005" calcext:value-type="float">
            <text:p>0.5282955074</text:p>
          </table:table-cell>
          <table:table-cell office:value-type="float" office:value="1.92031" calcext:value-type="float">
            <text:p>1.92031</text:p>
          </table:table-cell>
          <table:table-cell table:formula="of:=1/[.I48]" office:value-type="float" office:value="0.520749254026694" calcext:value-type="float">
            <text:p>0.520749254</text:p>
          </table:table-cell>
          <table:table-cell office:value-type="float" office:value="1.9834" calcext:value-type="float">
            <text:p>1.9834</text:p>
          </table:table-cell>
          <table:table-cell table:formula="of:=1/[.K48]" office:value-type="float" office:value="0.504184733286276" calcext:value-type="float">
            <text:p>0.5041847333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3098" calcext:value-type="float">
            <text:p>1.93098</text:p>
          </table:table-cell>
          <table:table-cell table:formula="of:=1/[.O48]" office:value-type="float" office:value="0.51787175423878" calcext:value-type="float">
            <text:p>0.517871754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2346" calcext:value-type="float">
            <text:p>1.32346</text:p>
          </table:table-cell>
          <table:table-cell table:formula="of:=1/[.C49]" office:value-type="float" office:value="0.755595182325117" calcext:value-type="float">
            <text:p>0.7555951823</text:p>
          </table:table-cell>
          <table:table-cell office:value-type="float" office:value="1.39896" calcext:value-type="float">
            <text:p>1.39896</text:p>
          </table:table-cell>
          <table:table-cell table:formula="of:=1/[.E49]" office:value-type="float" office:value="0.714816720992738" calcext:value-type="float">
            <text:p>0.714816721</text:p>
          </table:table-cell>
          <table:table-cell office:value-type="float" office:value="1.38618" calcext:value-type="float">
            <text:p>1.38618</text:p>
          </table:table-cell>
          <table:table-cell table:formula="of:=1/[.G49]" office:value-type="float" office:value="0.721407032275751" calcext:value-type="float">
            <text:p>0.7214070323</text:p>
          </table:table-cell>
          <table:table-cell office:value-type="float" office:value="1.38221" calcext:value-type="float">
            <text:p>1.38221</text:p>
          </table:table-cell>
          <table:table-cell table:formula="of:=1/[.I49]" office:value-type="float" office:value="0.723479066133221" calcext:value-type="float">
            <text:p>0.7234790661</text:p>
          </table:table-cell>
          <table:table-cell office:value-type="float" office:value="1.40328" calcext:value-type="float">
            <text:p>1.40328</text:p>
          </table:table-cell>
          <table:table-cell table:formula="of:=1/[.K49]" office:value-type="float" office:value="0.712616156433499" calcext:value-type="float">
            <text:p>0.7126161564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0051" calcext:value-type="float">
            <text:p>1.40051</text:p>
          </table:table-cell>
          <table:table-cell table:formula="of:=1/[.O49]" office:value-type="float" office:value="0.714025604958194" calcext:value-type="float">
            <text:p>0.71402560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556114205606492" calcext:value-type="float">
            <text:p>-0.5561142056</text:p>
          </table:table-cell>
          <table:table-cell table:style-name="ce1" table:formula="of:=CORREL([.B42:.B49];[.D42:.D49])" office:value-type="float" office:value="0.584872006117405" calcext:value-type="float">
            <text:p>0.5848720061</text:p>
          </table:table-cell>
          <table:table-cell table:style-name="ce2" table:formula="of:=CORREL([.B42:.B49];[.E42:.E49])" office:value-type="float" office:value="-0.733269449336378" calcext:value-type="float">
            <text:p>-0.7332694493</text:p>
          </table:table-cell>
          <table:table-cell table:style-name="ce1" table:formula="of:=CORREL([.B42:.B49];[.F42:.F49])" office:value-type="float" office:value="0.764460363678767" calcext:value-type="float">
            <text:p>0.7644603637</text:p>
          </table:table-cell>
          <table:table-cell table:style-name="ce2" table:formula="of:=CORREL([.B42:.B49];[.G42:.G49])" office:value-type="float" office:value="-0.711763710882858" calcext:value-type="float">
            <text:p>-0.7117637109</text:p>
          </table:table-cell>
          <table:table-cell table:style-name="ce1" table:formula="of:=CORREL([.B42:.B49];[.H42:.H49])" office:value-type="float" office:value="0.744844114491755" calcext:value-type="float">
            <text:p>0.7448441145</text:p>
          </table:table-cell>
          <table:table-cell table:style-name="ce2" table:formula="of:=CORREL([.B42:.B49];[.I42:.I49])" office:value-type="float" office:value="-0.695572589446666" calcext:value-type="float">
            <text:p>-0.6955725894</text:p>
          </table:table-cell>
          <table:table-cell table:style-name="ce1" table:formula="of:=CORREL([.B42:.B49];[.J42:.J49])" office:value-type="float" office:value="0.734036920181439" calcext:value-type="float">
            <text:p>0.7340369202</text:p>
          </table:table-cell>
          <table:table-cell table:style-name="ce2" table:formula="of:=CORREL([.B42:.B49];[.K42:.K49])" office:value-type="float" office:value="-0.736071781110946" calcext:value-type="float">
            <text:p>-0.7360717811</text:p>
          </table:table-cell>
          <table:table-cell table:style-name="ce1" table:formula="of:=CORREL([.B42:.B49];[.L42:.L49])" office:value-type="float" office:value="0.767304046596597" calcext:value-type="float">
            <text:p>0.7673040466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691030061806705" calcext:value-type="float">
            <text:p>-0.6910300618</text:p>
          </table:table-cell>
          <table:table-cell table:style-name="ce1" table:formula="of:=CORREL([.B42:.B49];[.P42:.P49])" office:value-type="float" office:value="0.728592922257132" calcext:value-type="float">
            <text:p>0.7285929223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1604" calcext:value-type="float">
            <text:p>1.41604</text:p>
          </table:table-cell>
          <table:table-cell table:formula="of:=1/[.C53]" office:value-type="float" office:value="0.706194740261575" calcext:value-type="float">
            <text:p>0.7061947403</text:p>
          </table:table-cell>
          <table:table-cell office:value-type="float" office:value="1.4708" calcext:value-type="float">
            <text:p>1.4708</text:p>
          </table:table-cell>
          <table:table-cell table:formula="of:=1/[.E53]" office:value-type="float" office:value="0.67990209409845" calcext:value-type="float">
            <text:p>0.6799020941</text:p>
          </table:table-cell>
          <table:table-cell office:value-type="float" office:value="1.45925" calcext:value-type="float">
            <text:p>1.45925</text:p>
          </table:table-cell>
          <table:table-cell table:formula="of:=1/[.G53]" office:value-type="float" office:value="0.685283536063046" calcext:value-type="float">
            <text:p>0.6852835361</text:p>
          </table:table-cell>
          <table:table-cell office:value-type="float" office:value="1.45553" calcext:value-type="float">
            <text:p>1.45553</text:p>
          </table:table-cell>
          <table:table-cell table:formula="of:=1/[.I53]" office:value-type="float" office:value="0.687034963209278" calcext:value-type="float">
            <text:p>0.6870349632</text:p>
          </table:table-cell>
          <table:table-cell office:value-type="float" office:value="1.47253" calcext:value-type="float">
            <text:p>1.47253</text:p>
          </table:table-cell>
          <table:table-cell table:formula="of:=1/[.K53]" office:value-type="float" office:value="0.679103311986852" calcext:value-type="float">
            <text:p>0.679103312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0551" calcext:value-type="float">
            <text:p>1.50551</text:p>
          </table:table-cell>
          <table:table-cell table:formula="of:=1/[.O53]" office:value-type="float" office:value="0.664226740440117" calcext:value-type="float">
            <text:p>0.664226740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4923" calcext:value-type="float">
            <text:p>2.04923</text:p>
          </table:table-cell>
          <table:table-cell table:formula="of:=1/[.C54]" office:value-type="float" office:value="0.487988171166731" calcext:value-type="float">
            <text:p>0.4879881712</text:p>
          </table:table-cell>
          <table:table-cell office:value-type="float" office:value="2.14922" calcext:value-type="float">
            <text:p>2.14922</text:p>
          </table:table-cell>
          <table:table-cell table:formula="of:=1/[.E54]" office:value-type="float" office:value="0.465285080168619" calcext:value-type="float">
            <text:p>0.4652850802</text:p>
          </table:table-cell>
          <table:table-cell office:value-type="float" office:value="2.12097" calcext:value-type="float">
            <text:p>2.12097</text:p>
          </table:table-cell>
          <table:table-cell table:formula="of:=1/[.G54]" office:value-type="float" office:value="0.471482387775405" calcext:value-type="float">
            <text:p>0.4714823878</text:p>
          </table:table-cell>
          <table:table-cell office:value-type="float" office:value="2.10522" calcext:value-type="float">
            <text:p>2.10522</text:p>
          </table:table-cell>
          <table:table-cell table:formula="of:=1/[.I54]" office:value-type="float" office:value="0.475009737699623" calcext:value-type="float">
            <text:p>0.4750097377</text:p>
          </table:table-cell>
          <table:table-cell office:value-type="float" office:value="2.15408" calcext:value-type="float">
            <text:p>2.15408</text:p>
          </table:table-cell>
          <table:table-cell table:formula="of:=1/[.K54]" office:value-type="float" office:value="0.464235311594741" calcext:value-type="float">
            <text:p>0.4642353116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761" calcext:value-type="float">
            <text:p>2.2761</text:p>
          </table:table-cell>
          <table:table-cell table:formula="of:=1/[.O54]" office:value-type="float" office:value="0.439348007556786" calcext:value-type="float">
            <text:p>0.439348007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0379" calcext:value-type="float">
            <text:p>2.50379</text:p>
          </table:table-cell>
          <table:table-cell table:formula="of:=1/[.C55]" office:value-type="float" office:value="0.399394517910847" calcext:value-type="float">
            <text:p>0.3993945179</text:p>
          </table:table-cell>
          <table:table-cell office:value-type="float" office:value="2.6333" calcext:value-type="float">
            <text:p>2.6333</text:p>
          </table:table-cell>
          <table:table-cell table:formula="of:=1/[.E55]" office:value-type="float" office:value="0.379751642425853" calcext:value-type="float">
            <text:p>0.3797516424</text:p>
          </table:table-cell>
          <table:table-cell office:value-type="float" office:value="2.59387" calcext:value-type="float">
            <text:p>2.59387</text:p>
          </table:table-cell>
          <table:table-cell table:formula="of:=1/[.G55]" office:value-type="float" office:value="0.385524332368237" calcext:value-type="float">
            <text:p>0.3855243324</text:p>
          </table:table-cell>
          <table:table-cell office:value-type="float" office:value="2.56571" calcext:value-type="float">
            <text:p>2.56571</text:p>
          </table:table-cell>
          <table:table-cell table:formula="of:=1/[.I55]" office:value-type="float" office:value="0.389755662175382" calcext:value-type="float">
            <text:p>0.3897556622</text:p>
          </table:table-cell>
          <table:table-cell office:value-type="float" office:value="2.64231" calcext:value-type="float">
            <text:p>2.64231</text:p>
          </table:table-cell>
          <table:table-cell table:formula="of:=1/[.K55]" office:value-type="float" office:value="0.378456729149873" calcext:value-type="float">
            <text:p>0.3784567291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2061" calcext:value-type="float">
            <text:p>2.82061</text:p>
          </table:table-cell>
          <table:table-cell table:formula="of:=1/[.O55]" office:value-type="float" office:value="0.354533239263847" calcext:value-type="float">
            <text:p>0.354533239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2.95787" calcext:value-type="float">
            <text:p>2.95787</text:p>
          </table:table-cell>
          <table:table-cell table:formula="of:=1/[.C56]" office:value-type="float" office:value="0.338081119183737" calcext:value-type="float">
            <text:p>0.3380811192</text:p>
          </table:table-cell>
          <table:table-cell office:value-type="float" office:value="3.20856" calcext:value-type="float">
            <text:p>3.20856</text:p>
          </table:table-cell>
          <table:table-cell table:formula="of:=1/[.E56]" office:value-type="float" office:value="0.311666292667115" calcext:value-type="float">
            <text:p>0.3116662927</text:p>
          </table:table-cell>
          <table:table-cell office:value-type="float" office:value="3.13665" calcext:value-type="float">
            <text:p>3.13665</text:p>
          </table:table-cell>
          <table:table-cell table:formula="of:=1/[.G56]" office:value-type="float" office:value="0.318811470836721" calcext:value-type="float">
            <text:p>0.3188114708</text:p>
          </table:table-cell>
          <table:table-cell office:value-type="float" office:value="3.07117" calcext:value-type="float">
            <text:p>3.07117</text:p>
          </table:table-cell>
          <table:table-cell table:formula="of:=1/[.I56]" office:value-type="float" office:value="0.325608807067014" calcext:value-type="float">
            <text:p>0.3256088071</text:p>
          </table:table-cell>
          <table:table-cell office:value-type="float" office:value="3.2308" calcext:value-type="float">
            <text:p>3.2308</text:p>
          </table:table-cell>
          <table:table-cell table:formula="of:=1/[.K56]" office:value-type="float" office:value="0.309520861706079" calcext:value-type="float">
            <text:p>0.3095208617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44397" calcext:value-type="float">
            <text:p>3.44397</text:p>
          </table:table-cell>
          <table:table-cell table:formula="of:=1/[.O56]" office:value-type="float" office:value="0.290362575748337" calcext:value-type="float">
            <text:p>0.290362575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4589" calcext:value-type="float">
            <text:p>2.84589</text:p>
          </table:table-cell>
          <table:table-cell table:formula="of:=1/[.C57]" office:value-type="float" office:value="0.35138392559094" calcext:value-type="float">
            <text:p>0.3513839256</text:p>
          </table:table-cell>
          <table:table-cell office:value-type="float" office:value="3.07528" calcext:value-type="float">
            <text:p>3.07528</text:p>
          </table:table-cell>
          <table:table-cell table:formula="of:=1/[.E57]" office:value-type="float" office:value="0.325173642725215" calcext:value-type="float">
            <text:p>0.3251736427</text:p>
          </table:table-cell>
          <table:table-cell office:value-type="float" office:value="3.01432" calcext:value-type="float">
            <text:p>3.01432</text:p>
          </table:table-cell>
          <table:table-cell table:formula="of:=1/[.G57]" office:value-type="float" office:value="0.331749781045144" calcext:value-type="float">
            <text:p>0.331749781</text:p>
          </table:table-cell>
          <table:table-cell office:value-type="float" office:value="2.96485" calcext:value-type="float">
            <text:p>2.96485</text:p>
          </table:table-cell>
          <table:table-cell table:formula="of:=1/[.I57]" office:value-type="float" office:value="0.337285191493667" calcext:value-type="float">
            <text:p>0.3372851915</text:p>
          </table:table-cell>
          <table:table-cell office:value-type="float" office:value="3.09496" calcext:value-type="float">
            <text:p>3.09496</text:p>
          </table:table-cell>
          <table:table-cell table:formula="of:=1/[.K57]" office:value-type="float" office:value="0.323105952904076" calcext:value-type="float">
            <text:p>0.3231059529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29542" calcext:value-type="float">
            <text:p>3.29542</text:p>
          </table:table-cell>
          <table:table-cell table:formula="of:=1/[.O57]" office:value-type="float" office:value="0.303451456870444" calcext:value-type="float">
            <text:p>0.30345145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5415" calcext:value-type="float">
            <text:p>2.15415</text:p>
          </table:table-cell>
          <table:table-cell table:formula="of:=1/[.C58]" office:value-type="float" office:value="0.46422022607525" calcext:value-type="float">
            <text:p>0.4642202261</text:p>
          </table:table-cell>
          <table:table-cell office:value-type="float" office:value="2.33138" calcext:value-type="float">
            <text:p>2.33138</text:p>
          </table:table-cell>
          <table:table-cell table:formula="of:=1/[.E58]" office:value-type="float" office:value="0.428930504679632" calcext:value-type="float">
            <text:p>0.4289305047</text:p>
          </table:table-cell>
          <table:table-cell office:value-type="float" office:value="2.28279" calcext:value-type="float">
            <text:p>2.28279</text:p>
          </table:table-cell>
          <table:table-cell table:formula="of:=1/[.G58]" office:value-type="float" office:value="0.438060443580005" calcext:value-type="float">
            <text:p>0.4380604436</text:p>
          </table:table-cell>
          <table:table-cell office:value-type="float" office:value="2.23899" calcext:value-type="float">
            <text:p>2.23899</text:p>
          </table:table-cell>
          <table:table-cell table:formula="of:=1/[.I58]" office:value-type="float" office:value="0.446629953684474" calcext:value-type="float">
            <text:p>0.4466299537</text:p>
          </table:table-cell>
          <table:table-cell office:value-type="float" office:value="2.35137" calcext:value-type="float">
            <text:p>2.35137</text:p>
          </table:table-cell>
          <table:table-cell table:formula="of:=1/[.K58]" office:value-type="float" office:value="0.425283983379902" calcext:value-type="float">
            <text:p>0.4252839834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3468" calcext:value-type="float">
            <text:p>2.43468</text:p>
          </table:table-cell>
          <table:table-cell table:formula="of:=1/[.O58]" office:value-type="float" office:value="0.410731595117223" calcext:value-type="float">
            <text:p>0.41073159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88989" calcext:value-type="float">
            <text:p>1.88989</text:p>
          </table:table-cell>
          <table:table-cell table:formula="of:=1/[.C59]" office:value-type="float" office:value="0.529131325103577" calcext:value-type="float">
            <text:p>0.5291313251</text:p>
          </table:table-cell>
          <table:table-cell office:value-type="float" office:value="2.00892" calcext:value-type="float">
            <text:p>2.00892</text:p>
          </table:table-cell>
          <table:table-cell table:formula="of:=1/[.E59]" office:value-type="float" office:value="0.497779901638691" calcext:value-type="float">
            <text:p>0.4977799016</text:p>
          </table:table-cell>
          <table:table-cell office:value-type="float" office:value="1.9773" calcext:value-type="float">
            <text:p>1.9773</text:p>
          </table:table-cell>
          <table:table-cell table:formula="of:=1/[.G59]" office:value-type="float" office:value="0.505740150710565" calcext:value-type="float">
            <text:p>0.5057401507</text:p>
          </table:table-cell>
          <table:table-cell office:value-type="float" office:value="1.94974" calcext:value-type="float">
            <text:p>1.94974</text:p>
          </table:table-cell>
          <table:table-cell table:formula="of:=1/[.I59]" office:value-type="float" office:value="0.512888898006914" calcext:value-type="float">
            <text:p>0.512888898</text:p>
          </table:table-cell>
          <table:table-cell office:value-type="float" office:value="2.01793" calcext:value-type="float">
            <text:p>2.01793</text:p>
          </table:table-cell>
          <table:table-cell table:formula="of:=1/[.K59]" office:value-type="float" office:value="0.495557328549553" calcext:value-type="float">
            <text:p>0.4955573285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09481" calcext:value-type="float">
            <text:p>2.09481</text:p>
          </table:table-cell>
          <table:table-cell table:formula="of:=1/[.O59]" office:value-type="float" office:value="0.477370262696856" calcext:value-type="float">
            <text:p>0.477370262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27618" calcext:value-type="float">
            <text:p>2.27618</text:p>
          </table:table-cell>
          <table:table-cell table:formula="of:=1/[.C60]" office:value-type="float" office:value="0.439332565965785" calcext:value-type="float">
            <text:p>0.439332566</text:p>
          </table:table-cell>
          <table:table-cell office:value-type="float" office:value="2.42343" calcext:value-type="float">
            <text:p>2.42343</text:p>
          </table:table-cell>
          <table:table-cell table:formula="of:=1/[.E60]" office:value-type="float" office:value="0.412638285405396" calcext:value-type="float">
            <text:p>0.4126382854</text:p>
          </table:table-cell>
          <table:table-cell office:value-type="float" office:value="2.38567" calcext:value-type="float">
            <text:p>2.38567</text:p>
          </table:table-cell>
          <table:table-cell table:formula="of:=1/[.G60]" office:value-type="float" office:value="0.419169457636639" calcext:value-type="float">
            <text:p>0.4191694576</text:p>
          </table:table-cell>
          <table:table-cell office:value-type="float" office:value="2.35085" calcext:value-type="float">
            <text:p>2.35085</text:p>
          </table:table-cell>
          <table:table-cell table:formula="of:=1/[.I60]" office:value-type="float" office:value="0.425378054746156" calcext:value-type="float">
            <text:p>0.4253780547</text:p>
          </table:table-cell>
          <table:table-cell office:value-type="float" office:value="2.43792" calcext:value-type="float">
            <text:p>2.43792</text:p>
          </table:table-cell>
          <table:table-cell table:formula="of:=1/[.K60]" office:value-type="float" office:value="0.410185732099495" calcext:value-type="float">
            <text:p>0.4101857321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6625" calcext:value-type="float">
            <text:p>2.56625</text:p>
          </table:table-cell>
          <table:table-cell table:formula="of:=1/[.O60]" office:value-type="float" office:value="0.389673648319532" calcext:value-type="float">
            <text:p>0.389673648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37801" calcext:value-type="float">
            <text:p>2.37801</text:p>
          </table:table-cell>
          <table:table-cell table:formula="of:=1/[.C61]" office:value-type="float" office:value="0.420519678218342" calcext:value-type="float">
            <text:p>0.4205196782</text:p>
          </table:table-cell>
          <table:table-cell office:value-type="float" office:value="2.52655" calcext:value-type="float">
            <text:p>2.52655</text:p>
          </table:table-cell>
          <table:table-cell table:formula="of:=1/[.E61]" office:value-type="float" office:value="0.395796639686529" calcext:value-type="float">
            <text:p>0.3957966397</text:p>
          </table:table-cell>
          <table:table-cell office:value-type="float" office:value="2.48506" calcext:value-type="float">
            <text:p>2.48506</text:p>
          </table:table-cell>
          <table:table-cell table:formula="of:=1/[.G61]" office:value-type="float" office:value="0.402404770910964" calcext:value-type="float">
            <text:p>0.4024047709</text:p>
          </table:table-cell>
          <table:table-cell office:value-type="float" office:value="2.4502" calcext:value-type="float">
            <text:p>2.4502</text:p>
          </table:table-cell>
          <table:table-cell table:formula="of:=1/[.I61]" office:value-type="float" office:value="0.408129948575626" calcext:value-type="float">
            <text:p>0.4081299486</text:p>
          </table:table-cell>
          <table:table-cell office:value-type="float" office:value="2.53696" calcext:value-type="float">
            <text:p>2.53696</text:p>
          </table:table-cell>
          <table:table-cell table:formula="of:=1/[.K61]" office:value-type="float" office:value="0.394172552976791" calcext:value-type="float">
            <text:p>0.394172553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67528" calcext:value-type="float">
            <text:p>2.67528</text:p>
          </table:table-cell>
          <table:table-cell table:formula="of:=1/[.O61]" office:value-type="float" office:value="0.373792649741336" calcext:value-type="float">
            <text:p>0.373792649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5775" calcext:value-type="float">
            <text:p>2.35775</text:p>
          </table:table-cell>
          <table:table-cell table:formula="of:=1/[.C62]" office:value-type="float" office:value="0.424133177817835" calcext:value-type="float">
            <text:p>0.4241331778</text:p>
          </table:table-cell>
          <table:table-cell office:value-type="float" office:value="2.54073" calcext:value-type="float">
            <text:p>2.54073</text:p>
          </table:table-cell>
          <table:table-cell table:formula="of:=1/[.E62]" office:value-type="float" office:value="0.393587669685484" calcext:value-type="float">
            <text:p>0.3935876697</text:p>
          </table:table-cell>
          <table:table-cell office:value-type="float" office:value="2.48955" calcext:value-type="float">
            <text:p>2.48955</text:p>
          </table:table-cell>
          <table:table-cell table:formula="of:=1/[.G62]" office:value-type="float" office:value="0.401679018296479" calcext:value-type="float">
            <text:p>0.4016790183</text:p>
          </table:table-cell>
          <table:table-cell office:value-type="float" office:value="2.44453" calcext:value-type="float">
            <text:p>2.44453</text:p>
          </table:table-cell>
          <table:table-cell table:formula="of:=1/[.I62]" office:value-type="float" office:value="0.40907659141021" calcext:value-type="float">
            <text:p>0.4090765914</text:p>
          </table:table-cell>
          <table:table-cell office:value-type="float" office:value="2.55417" calcext:value-type="float">
            <text:p>2.55417</text:p>
          </table:table-cell>
          <table:table-cell table:formula="of:=1/[.K62]" office:value-type="float" office:value="0.391516617922848" calcext:value-type="float">
            <text:p>0.3915166179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6738" calcext:value-type="float">
            <text:p>2.6738</text:p>
          </table:table-cell>
          <table:table-cell table:formula="of:=1/[.O62]" office:value-type="float" office:value="0.373999551200539" calcext:value-type="float">
            <text:p>0.373999551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48619" calcext:value-type="float">
            <text:p>3.48619</text:p>
          </table:table-cell>
          <table:table-cell table:formula="of:=1/[.C63]" office:value-type="float" office:value="0.286846098462792" calcext:value-type="float">
            <text:p>0.2868460985</text:p>
          </table:table-cell>
          <table:table-cell office:value-type="float" office:value="3.82485" calcext:value-type="float">
            <text:p>3.82485</text:p>
          </table:table-cell>
          <table:table-cell table:formula="of:=1/[.E63]" office:value-type="float" office:value="0.261448161365805" calcext:value-type="float">
            <text:p>0.2614481614</text:p>
          </table:table-cell>
          <table:table-cell office:value-type="float" office:value="3.7401" calcext:value-type="float">
            <text:p>3.7401</text:p>
          </table:table-cell>
          <table:table-cell table:formula="of:=1/[.G63]" office:value-type="float" office:value="0.267372530146253" calcext:value-type="float">
            <text:p>0.2673725301</text:p>
          </table:table-cell>
          <table:table-cell office:value-type="float" office:value="3.66204" calcext:value-type="float">
            <text:p>3.66204</text:p>
          </table:table-cell>
          <table:table-cell table:formula="of:=1/[.I63]" office:value-type="float" office:value="0.273071839739599" calcext:value-type="float">
            <text:p>0.2730718397</text:p>
          </table:table-cell>
          <table:table-cell office:value-type="float" office:value="3.85804" calcext:value-type="float">
            <text:p>3.85804</text:p>
          </table:table-cell>
          <table:table-cell table:formula="of:=1/[.K63]" office:value-type="float" office:value="0.259198971498481" calcext:value-type="float">
            <text:p>0.2591989715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09698" calcext:value-type="float">
            <text:p>4.09698</text:p>
          </table:table-cell>
          <table:table-cell table:formula="of:=1/[.O63]" office:value-type="float" office:value="0.244082226420436" calcext:value-type="float">
            <text:p>0.244082226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27743" calcext:value-type="float">
            <text:p>4.27743</text:p>
          </table:table-cell>
          <table:table-cell table:formula="of:=1/[.C64]" office:value-type="float" office:value="0.233785240202645" calcext:value-type="float">
            <text:p>0.2337852402</text:p>
          </table:table-cell>
          <table:table-cell office:value-type="float" office:value="4.64495" calcext:value-type="float">
            <text:p>4.64495</text:p>
          </table:table-cell>
          <table:table-cell table:formula="of:=1/[.E64]" office:value-type="float" office:value="0.215287570372125" calcext:value-type="float">
            <text:p>0.2152875704</text:p>
          </table:table-cell>
          <table:table-cell office:value-type="float" office:value="4.55989" calcext:value-type="float">
            <text:p>4.55989</text:p>
          </table:table-cell>
          <table:table-cell table:formula="of:=1/[.G64]" office:value-type="float" office:value="0.219303535830908" calcext:value-type="float">
            <text:p>0.2193035358</text:p>
          </table:table-cell>
          <table:table-cell office:value-type="float" office:value="4.48256" calcext:value-type="float">
            <text:p>4.48256</text:p>
          </table:table-cell>
          <table:table-cell table:formula="of:=1/[.I64]" office:value-type="float" office:value="0.223086807538549" calcext:value-type="float">
            <text:p>0.2230868075</text:p>
          </table:table-cell>
          <table:table-cell office:value-type="float" office:value="4.68065" calcext:value-type="float">
            <text:p>4.68065</text:p>
          </table:table-cell>
          <table:table-cell table:formula="of:=1/[.K64]" office:value-type="float" office:value="0.213645540683452" calcext:value-type="float">
            <text:p>0.2136455407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05705" calcext:value-type="float">
            <text:p>5.05705</text:p>
          </table:table-cell>
          <table:table-cell table:formula="of:=1/[.O64]" office:value-type="float" office:value="0.197743743882303" calcext:value-type="float">
            <text:p>0.19774374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14229" calcext:value-type="float">
            <text:p>4.14229</text:p>
          </table:table-cell>
          <table:table-cell table:formula="of:=1/[.C65]" office:value-type="float" office:value="0.2414123588643" calcext:value-type="float">
            <text:p>0.2414123589</text:p>
          </table:table-cell>
          <table:table-cell office:value-type="float" office:value="4.70893" calcext:value-type="float">
            <text:p>4.70893</text:p>
          </table:table-cell>
          <table:table-cell table:formula="of:=1/[.E65]" office:value-type="float" office:value="0.212362468756172" calcext:value-type="float">
            <text:p>0.2123624688</text:p>
          </table:table-cell>
          <table:table-cell office:value-type="float" office:value="4.56473" calcext:value-type="float">
            <text:p>4.56473</text:p>
          </table:table-cell>
          <table:table-cell table:formula="of:=1/[.G65]" office:value-type="float" office:value="0.219071007485656" calcext:value-type="float">
            <text:p>0.2190710075</text:p>
          </table:table-cell>
          <table:table-cell office:value-type="float" office:value="4.44164" calcext:value-type="float">
            <text:p>4.44164</text:p>
          </table:table-cell>
          <table:table-cell table:formula="of:=1/[.I65]" office:value-type="float" office:value="0.22514206464279" calcext:value-type="float">
            <text:p>0.2251420646</text:p>
          </table:table-cell>
          <table:table-cell office:value-type="float" office:value="4.77344" calcext:value-type="float">
            <text:p>4.77344</text:p>
          </table:table-cell>
          <table:table-cell table:formula="of:=1/[.K65]" office:value-type="float" office:value="0.209492525306697" calcext:value-type="float">
            <text:p>0.2094925253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03996" calcext:value-type="float">
            <text:p>5.03996</text:p>
          </table:table-cell>
          <table:table-cell table:formula="of:=1/[.O65]" office:value-type="float" office:value="0.198414273129152" calcext:value-type="float">
            <text:p>0.19841427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64195" calcext:value-type="float">
            <text:p>3.64195</text:p>
          </table:table-cell>
          <table:table-cell table:formula="of:=1/[.C66]" office:value-type="float" office:value="0.274578179272093" calcext:value-type="float">
            <text:p>0.2745781793</text:p>
          </table:table-cell>
          <table:table-cell office:value-type="float" office:value="4.08441" calcext:value-type="float">
            <text:p>4.08441</text:p>
          </table:table-cell>
          <table:table-cell table:formula="of:=1/[.E66]" office:value-type="float" office:value="0.244833403110853" calcext:value-type="float">
            <text:p>0.2448334031</text:p>
          </table:table-cell>
          <table:table-cell office:value-type="float" office:value="3.96904" calcext:value-type="float">
            <text:p>3.96904</text:p>
          </table:table-cell>
          <table:table-cell table:formula="of:=1/[.G66]" office:value-type="float" office:value="0.251950093725435" calcext:value-type="float">
            <text:p>0.2519500937</text:p>
          </table:table-cell>
          <table:table-cell office:value-type="float" office:value="3.86954" calcext:value-type="float">
            <text:p>3.86954</text:p>
          </table:table-cell>
          <table:table-cell table:formula="of:=1/[.I66]" office:value-type="float" office:value="0.258428650433902" calcext:value-type="float">
            <text:p>0.2584286504</text:p>
          </table:table-cell>
          <table:table-cell office:value-type="float" office:value="4.13642" calcext:value-type="float">
            <text:p>4.13642</text:p>
          </table:table-cell>
          <table:table-cell table:formula="of:=1/[.K66]" office:value-type="float" office:value="0.241754947515001" calcext:value-type="float">
            <text:p>0.2417549475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36865" calcext:value-type="float">
            <text:p>4.36865</text:p>
          </table:table-cell>
          <table:table-cell table:formula="of:=1/[.O66]" office:value-type="float" office:value="0.228903665892209" calcext:value-type="float">
            <text:p>0.228903665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19982" calcext:value-type="float">
            <text:p>3.19982</text:p>
          </table:table-cell>
          <table:table-cell table:formula="of:=1/[.C67]" office:value-type="float" office:value="0.312517579113825" calcext:value-type="float">
            <text:p>0.3125175791</text:p>
          </table:table-cell>
          <table:table-cell office:value-type="float" office:value="3.44534" calcext:value-type="float">
            <text:p>3.44534</text:p>
          </table:table-cell>
          <table:table-cell table:formula="of:=1/[.E67]" office:value-type="float" office:value="0.290247116394899" calcext:value-type="float">
            <text:p>0.2902471164</text:p>
          </table:table-cell>
          <table:table-cell office:value-type="float" office:value="3.3655" calcext:value-type="float">
            <text:p>3.3655</text:p>
          </table:table-cell>
          <table:table-cell table:formula="of:=1/[.G67]" office:value-type="float" office:value="0.297132669737038" calcext:value-type="float">
            <text:p>0.2971326697</text:p>
          </table:table-cell>
          <table:table-cell office:value-type="float" office:value="3.31" calcext:value-type="float">
            <text:p>3.31</text:p>
          </table:table-cell>
          <table:table-cell table:formula="of:=1/[.I67]" office:value-type="float" office:value="0.302114803625378" calcext:value-type="float">
            <text:p>0.3021148036</text:p>
          </table:table-cell>
          <table:table-cell office:value-type="float" office:value="3.45996" calcext:value-type="float">
            <text:p>3.45996</text:p>
          </table:table-cell>
          <table:table-cell table:formula="of:=1/[.K67]" office:value-type="float" office:value="0.289020682320027" calcext:value-type="float">
            <text:p>0.2890206823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1275" calcext:value-type="float">
            <text:p>3.71275</text:p>
          </table:table-cell>
          <table:table-cell table:formula="of:=1/[.O67]" office:value-type="float" office:value="0.269342131842973" calcext:value-type="float">
            <text:p>0.26934213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0862" calcext:value-type="float">
            <text:p>2.60862</text:p>
          </table:table-cell>
          <table:table-cell table:formula="of:=1/[.C68]" office:value-type="float" office:value="0.383344450322393" calcext:value-type="float">
            <text:p>0.3833444503</text:p>
          </table:table-cell>
          <table:table-cell office:value-type="float" office:value="2.87073" calcext:value-type="float">
            <text:p>2.87073</text:p>
          </table:table-cell>
          <table:table-cell table:formula="of:=1/[.E68]" office:value-type="float" office:value="0.348343452710635" calcext:value-type="float">
            <text:p>0.3483434527</text:p>
          </table:table-cell>
          <table:table-cell office:value-type="float" office:value="2.79701" calcext:value-type="float">
            <text:p>2.79701</text:p>
          </table:table-cell>
          <table:table-cell table:formula="of:=1/[.G68]" office:value-type="float" office:value="0.357524642385976" calcext:value-type="float">
            <text:p>0.3575246424</text:p>
          </table:table-cell>
          <table:table-cell office:value-type="float" office:value="2.7441" calcext:value-type="float">
            <text:p>2.7441</text:p>
          </table:table-cell>
          <table:table-cell table:formula="of:=1/[.I68]" office:value-type="float" office:value="0.364418206333588" calcext:value-type="float">
            <text:p>0.3644182063</text:p>
          </table:table-cell>
          <table:table-cell office:value-type="float" office:value="2.90442" calcext:value-type="float">
            <text:p>2.90442</text:p>
          </table:table-cell>
          <table:table-cell table:formula="of:=1/[.K68]" office:value-type="float" office:value="0.344302821217317" calcext:value-type="float">
            <text:p>0.3443028212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05311" calcext:value-type="float">
            <text:p>3.05311</text:p>
          </table:table-cell>
          <table:table-cell table:formula="of:=1/[.O68]" office:value-type="float" office:value="0.327534874275738" calcext:value-type="float">
            <text:p>0.327534874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4294" calcext:value-type="float">
            <text:p>2.04294</text:p>
          </table:table-cell>
          <table:table-cell table:formula="of:=1/[.C69]" office:value-type="float" office:value="0.489490636044132" calcext:value-type="float">
            <text:p>0.489490636</text:p>
          </table:table-cell>
          <table:table-cell office:value-type="float" office:value="2.1562" calcext:value-type="float">
            <text:p>2.1562</text:p>
          </table:table-cell>
          <table:table-cell table:formula="of:=1/[.E69]" office:value-type="float" office:value="0.463778870234672" calcext:value-type="float">
            <text:p>0.4637788702</text:p>
          </table:table-cell>
          <table:table-cell office:value-type="float" office:value="2.12702" calcext:value-type="float">
            <text:p>2.12702</text:p>
          </table:table-cell>
          <table:table-cell table:formula="of:=1/[.G69]" office:value-type="float" office:value="0.470141324482139" calcext:value-type="float">
            <text:p>0.4701413245</text:p>
          </table:table-cell>
          <table:table-cell office:value-type="float" office:value="2.1126" calcext:value-type="float">
            <text:p>2.1126</text:p>
          </table:table-cell>
          <table:table-cell table:formula="of:=1/[.I69]" office:value-type="float" office:value="0.473350373946795" calcext:value-type="float">
            <text:p>0.4733503739</text:p>
          </table:table-cell>
          <table:table-cell office:value-type="float" office:value="2.1625" calcext:value-type="float">
            <text:p>2.1625</text:p>
          </table:table-cell>
          <table:table-cell table:formula="of:=1/[.K69]" office:value-type="float" office:value="0.46242774566474" calcext:value-type="float">
            <text:p>0.4624277457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29414" calcext:value-type="float">
            <text:p>2.29414</text:p>
          </table:table-cell>
          <table:table-cell table:formula="of:=1/[.O69]" office:value-type="float" office:value="0.435893188733033" calcext:value-type="float">
            <text:p>0.43589318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69941" calcext:value-type="float">
            <text:p>1.69941</text:p>
          </table:table-cell>
          <table:table-cell table:formula="of:=1/[.C70]" office:value-type="float" office:value="0.58843951724422" calcext:value-type="float">
            <text:p>0.5884395172</text:p>
          </table:table-cell>
          <table:table-cell office:value-type="float" office:value="1.72418" calcext:value-type="float">
            <text:p>1.72418</text:p>
          </table:table-cell>
          <table:table-cell table:formula="of:=1/[.E70]" office:value-type="float" office:value="0.5799858483453" calcext:value-type="float">
            <text:p>0.5799858483</text:p>
          </table:table-cell>
          <table:table-cell office:value-type="float" office:value="1.71637" calcext:value-type="float">
            <text:p>1.71637</text:p>
          </table:table-cell>
          <table:table-cell table:formula="of:=1/[.G70]" office:value-type="float" office:value="0.582624958487972" calcext:value-type="float">
            <text:p>0.5826249585</text:p>
          </table:table-cell>
          <table:table-cell office:value-type="float" office:value="1.71827" calcext:value-type="float">
            <text:p>1.71827</text:p>
          </table:table-cell>
          <table:table-cell table:formula="of:=1/[.I70]" office:value-type="float" office:value="0.581980713159166" calcext:value-type="float">
            <text:p>0.5819807132</text:p>
          </table:table-cell>
          <table:table-cell office:value-type="float" office:value="1.72396" calcext:value-type="float">
            <text:p>1.72396</text:p>
          </table:table-cell>
          <table:table-cell table:formula="of:=1/[.K70]" office:value-type="float" office:value="0.580059862177777" calcext:value-type="float">
            <text:p>0.5800598622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3204" calcext:value-type="float">
            <text:p>1.83204</text:p>
          </table:table-cell>
          <table:table-cell table:formula="of:=1/[.O70]" office:value-type="float" office:value="0.545839610488854" calcext:value-type="float">
            <text:p>0.54583961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2467" calcext:value-type="float">
            <text:p>1.52467</text:p>
          </table:table-cell>
          <table:table-cell table:formula="of:=1/[.C71]" office:value-type="float" office:value="0.655879632969757" calcext:value-type="float">
            <text:p>0.655879633</text:p>
          </table:table-cell>
          <table:table-cell office:value-type="float" office:value="1.48311" calcext:value-type="float">
            <text:p>1.48311</text:p>
          </table:table-cell>
          <table:table-cell table:formula="of:=1/[.E71]" office:value-type="float" office:value="0.674258820991026" calcext:value-type="float">
            <text:p>0.674258821</text:p>
          </table:table-cell>
          <table:table-cell office:value-type="float" office:value="1.49382" calcext:value-type="float">
            <text:p>1.49382</text:p>
          </table:table-cell>
          <table:table-cell table:formula="of:=1/[.G71]" office:value-type="float" office:value="0.6694246964159" calcext:value-type="float">
            <text:p>0.6694246964</text:p>
          </table:table-cell>
          <table:table-cell office:value-type="float" office:value="1.50171" calcext:value-type="float">
            <text:p>1.50171</text:p>
          </table:table-cell>
          <table:table-cell table:formula="of:=1/[.I71]" office:value-type="float" office:value="0.665907532080095" calcext:value-type="float">
            <text:p>0.6659075321</text:p>
          </table:table-cell>
          <table:table-cell office:value-type="float" office:value="1.48445" calcext:value-type="float">
            <text:p>1.48445</text:p>
          </table:table-cell>
          <table:table-cell table:formula="of:=1/[.K71]" office:value-type="float" office:value="0.67365017346492" calcext:value-type="float">
            <text:p>0.6736501735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57489" calcext:value-type="float">
            <text:p>1.57489</text:p>
          </table:table-cell>
          <table:table-cell table:formula="of:=1/[.O71]" office:value-type="float" office:value="0.63496498168126" calcext:value-type="float">
            <text:p>0.63496498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812" calcext:value-type="float">
            <text:p>1.65812</text:p>
          </table:table-cell>
          <table:table-cell table:formula="of:=1/[.C72]" office:value-type="float" office:value="0.603092659156153" calcext:value-type="float">
            <text:p>0.6030926592</text:p>
          </table:table-cell>
          <table:table-cell office:value-type="float" office:value="1.59129" calcext:value-type="float">
            <text:p>1.59129</text:p>
          </table:table-cell>
          <table:table-cell table:formula="of:=1/[.E72]" office:value-type="float" office:value="0.628420966637131" calcext:value-type="float">
            <text:p>0.6284209666</text:p>
          </table:table-cell>
          <table:table-cell office:value-type="float" office:value="1.60295" calcext:value-type="float">
            <text:p>1.60295</text:p>
          </table:table-cell>
          <table:table-cell table:formula="of:=1/[.G72]" office:value-type="float" office:value="0.623849776973705" calcext:value-type="float">
            <text:p>0.623849777</text:p>
          </table:table-cell>
          <table:table-cell office:value-type="float" office:value="1.60682" calcext:value-type="float">
            <text:p>1.60682</text:p>
          </table:table-cell>
          <table:table-cell table:formula="of:=1/[.I72]" office:value-type="float" office:value="0.622347244868747" calcext:value-type="float">
            <text:p>0.6223472449</text:p>
          </table:table-cell>
          <table:table-cell office:value-type="float" office:value="1.59445" calcext:value-type="float">
            <text:p>1.59445</text:p>
          </table:table-cell>
          <table:table-cell table:formula="of:=1/[.K72]" office:value-type="float" office:value="0.627175515067892" calcext:value-type="float">
            <text:p>0.6271755151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016" calcext:value-type="float">
            <text:p>1.7016</text:p>
          </table:table-cell>
          <table:table-cell table:formula="of:=1/[.O72]" office:value-type="float" office:value="0.587682181476258" calcext:value-type="float">
            <text:p>0.58768218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47177" calcext:value-type="float">
            <text:p>1.47177</text:p>
          </table:table-cell>
          <table:table-cell table:formula="of:=1/[.C73]" office:value-type="float" office:value="0.679453990773015" calcext:value-type="float">
            <text:p>0.6794539908</text:p>
          </table:table-cell>
          <table:table-cell office:value-type="float" office:value="1.4469" calcext:value-type="float">
            <text:p>1.4469</text:p>
          </table:table-cell>
          <table:table-cell table:formula="of:=1/[.E73]" office:value-type="float" office:value="0.691132766604465" calcext:value-type="float">
            <text:p>0.6911327666</text:p>
          </table:table-cell>
          <table:table-cell office:value-type="float" office:value="1.45197" calcext:value-type="float">
            <text:p>1.45197</text:p>
          </table:table-cell>
          <table:table-cell table:formula="of:=1/[.G73]" office:value-type="float" office:value="0.688719463900769" calcext:value-type="float">
            <text:p>0.6887194639</text:p>
          </table:table-cell>
          <table:table-cell office:value-type="float" office:value="1.45769" calcext:value-type="float">
            <text:p>1.45769</text:p>
          </table:table-cell>
          <table:table-cell table:formula="of:=1/[.I73]" office:value-type="float" office:value="0.686016917177178" calcext:value-type="float">
            <text:p>0.6860169172</text:p>
          </table:table-cell>
          <table:table-cell office:value-type="float" office:value="1.44422" calcext:value-type="float">
            <text:p>1.44422</text:p>
          </table:table-cell>
          <table:table-cell table:formula="of:=1/[.K73]" office:value-type="float" office:value="0.692415282990126" calcext:value-type="float">
            <text:p>0.692415283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2911" calcext:value-type="float">
            <text:p>1.52911</text:p>
          </table:table-cell>
          <table:table-cell table:formula="of:=1/[.O73]" office:value-type="float" office:value="0.65397518818136" calcext:value-type="float">
            <text:p>0.653975188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1207" calcext:value-type="float">
            <text:p>1.61207</text:p>
          </table:table-cell>
          <table:table-cell table:formula="of:=1/[.C74]" office:value-type="float" office:value="0.620320457548369" calcext:value-type="float">
            <text:p>0.6203204575</text:p>
          </table:table-cell>
          <table:table-cell office:value-type="float" office:value="1.64818" calcext:value-type="float">
            <text:p>1.64818</text:p>
          </table:table-cell>
          <table:table-cell table:formula="of:=1/[.E74]" office:value-type="float" office:value="0.606729847468116" calcext:value-type="float">
            <text:p>0.6067298475</text:p>
          </table:table-cell>
          <table:table-cell office:value-type="float" office:value="1.63822" calcext:value-type="float">
            <text:p>1.63822</text:p>
          </table:table-cell>
          <table:table-cell table:formula="of:=1/[.G74]" office:value-type="float" office:value="0.610418625093089" calcext:value-type="float">
            <text:p>0.6104186251</text:p>
          </table:table-cell>
          <table:table-cell office:value-type="float" office:value="1.63167" calcext:value-type="float">
            <text:p>1.63167</text:p>
          </table:table-cell>
          <table:table-cell table:formula="of:=1/[.I74]" office:value-type="float" office:value="0.612869023760932" calcext:value-type="float">
            <text:p>0.6128690238</text:p>
          </table:table-cell>
          <table:table-cell office:value-type="float" office:value="1.65113" calcext:value-type="float">
            <text:p>1.65113</text:p>
          </table:table-cell>
          <table:table-cell table:formula="of:=1/[.K74]" office:value-type="float" office:value="0.60564583043128" calcext:value-type="float">
            <text:p>0.6056458304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3499" calcext:value-type="float">
            <text:p>1.73499</text:p>
          </table:table-cell>
          <table:table-cell table:formula="of:=1/[.O74]" office:value-type="float" office:value="0.576372198110652" calcext:value-type="float">
            <text:p>0.57637219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52554632197239" calcext:value-type="float">
            <text:p>-0.5525546322</text:p>
          </table:table-cell>
          <table:table-cell table:style-name="ce1" table:formula="of:=CORREL([.B53:.B74];[.D53:.D74])" office:value-type="float" office:value="0.535829634826214" calcext:value-type="float">
            <text:p>0.5358296348</text:p>
          </table:table-cell>
          <table:table-cell table:style-name="ce2" table:formula="of:=CORREL([.B53:.B74];[.E53:.E74])" office:value-type="float" office:value="-0.553454671562972" calcext:value-type="float">
            <text:p>-0.5534546716</text:p>
          </table:table-cell>
          <table:table-cell table:style-name="ce1" table:formula="of:=CORREL([.B53:.B74];[.F53:.F74])" office:value-type="float" office:value="0.518251607823889" calcext:value-type="float">
            <text:p>0.5182516078</text:p>
          </table:table-cell>
          <table:table-cell table:style-name="ce2" table:formula="of:=CORREL([.B53:.B74];[.G53:.G74])" office:value-type="float" office:value="-0.551938091728175" calcext:value-type="float">
            <text:p>-0.5519380917</text:p>
          </table:table-cell>
          <table:table-cell table:style-name="ce1" table:formula="of:=CORREL([.B53:.B74];[.H53:.H74])" office:value-type="float" office:value="0.522336515164549" calcext:value-type="float">
            <text:p>0.5223365152</text:p>
          </table:table-cell>
          <table:table-cell table:style-name="ce2" table:formula="of:=CORREL([.B53:.B74];[.I53:.I74])" office:value-type="float" office:value="-0.550917690964876" calcext:value-type="float">
            <text:p>-0.550917691</text:p>
          </table:table-cell>
          <table:table-cell table:style-name="ce1" table:formula="of:=CORREL([.B53:.B74];[.J53:.J74])" office:value-type="float" office:value="0.525903457911765" calcext:value-type="float">
            <text:p>0.5259034579</text:p>
          </table:table-cell>
          <table:table-cell table:style-name="ce2" table:formula="of:=CORREL([.B53:.B74];[.K53:.K74])" office:value-type="float" office:value="-0.553662631599929" calcext:value-type="float">
            <text:p>-0.5536626316</text:p>
          </table:table-cell>
          <table:table-cell table:style-name="ce1" table:formula="of:=CORREL([.B53:.B74];[.L53:.L74])" office:value-type="float" office:value="0.516992062998766" calcext:value-type="float">
            <text:p>0.516992063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53633918222068" calcext:value-type="float">
            <text:p>-0.5536339182</text:p>
          </table:table-cell>
          <table:table-cell table:style-name="ce1" table:formula="of:=CORREL([.B53:.B74];[.P53:.P74])" office:value-type="float" office:value="0.521214456356484" calcext:value-type="float">
            <text:p>0.5212144564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1892" calcext:value-type="float">
            <text:p>1.41892</text:p>
          </table:table-cell>
          <table:table-cell table:formula="of:=1/[.C79]" office:value-type="float" office:value="0.704761367800863" calcext:value-type="float">
            <text:p>0.7047613678</text:p>
          </table:table-cell>
          <table:table-cell office:value-type="float" office:value="1.48625" calcext:value-type="float">
            <text:p>1.48625</text:p>
          </table:table-cell>
          <table:table-cell table:formula="of:=1/[.E79]" office:value-type="float" office:value="0.672834314550042" calcext:value-type="float">
            <text:p>0.6728343146</text:p>
          </table:table-cell>
          <table:table-cell office:value-type="float" office:value="1.48345" calcext:value-type="float">
            <text:p>1.48345</text:p>
          </table:table-cell>
          <table:table-cell table:formula="of:=1/[.G79]" office:value-type="float" office:value="0.674104283932724" calcext:value-type="float">
            <text:p>0.6741042839</text:p>
          </table:table-cell>
          <table:table-cell office:value-type="float" office:value="1.47636" calcext:value-type="float">
            <text:p>1.47636</text:p>
          </table:table-cell>
          <table:table-cell table:formula="of:=1/[.I79]" office:value-type="float" office:value="0.677341569806822" calcext:value-type="float">
            <text:p>0.6773415698</text:p>
          </table:table-cell>
          <table:table-cell office:value-type="float" office:value="1.48872" calcext:value-type="float">
            <text:p>1.48872</text:p>
          </table:table-cell>
          <table:table-cell table:formula="of:=1/[.K79]" office:value-type="float" office:value="0.671717985920791" calcext:value-type="float">
            <text:p>0.6717179859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0581" calcext:value-type="float">
            <text:p>1.50581</text:p>
          </table:table-cell>
          <table:table-cell table:formula="of:=1/[.O79]" office:value-type="float" office:value="0.664094407660993" calcext:value-type="float">
            <text:p>0.664094407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32521" calcext:value-type="float">
            <text:p>1.32521</text:p>
          </table:table-cell>
          <table:table-cell table:formula="of:=1/[.C80]" office:value-type="float" office:value="0.754597384565465" calcext:value-type="float">
            <text:p>0.7545973846</text:p>
          </table:table-cell>
          <table:table-cell office:value-type="float" office:value="1.41693" calcext:value-type="float">
            <text:p>1.41693</text:p>
          </table:table-cell>
          <table:table-cell table:formula="of:=1/[.E80]" office:value-type="float" office:value="0.705751166253802" calcext:value-type="float">
            <text:p>0.7057511663</text:p>
          </table:table-cell>
          <table:table-cell office:value-type="float" office:value="1.40477" calcext:value-type="float">
            <text:p>1.40477</text:p>
          </table:table-cell>
          <table:table-cell table:formula="of:=1/[.G80]" office:value-type="float" office:value="0.711860304533838" calcext:value-type="float">
            <text:p>0.7118603045</text:p>
          </table:table-cell>
          <table:table-cell office:value-type="float" office:value="1.39269" calcext:value-type="float">
            <text:p>1.39269</text:p>
          </table:table-cell>
          <table:table-cell table:formula="of:=1/[.I80]" office:value-type="float" office:value="0.718034882134574" calcext:value-type="float">
            <text:p>0.7180348821</text:p>
          </table:table-cell>
          <table:table-cell office:value-type="float" office:value="1.42097" calcext:value-type="float">
            <text:p>1.42097</text:p>
          </table:table-cell>
          <table:table-cell table:formula="of:=1/[.K80]" office:value-type="float" office:value="0.703744625150425" calcext:value-type="float">
            <text:p>0.7037446252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42193" calcext:value-type="float">
            <text:p>1.42193</text:p>
          </table:table-cell>
          <table:table-cell table:formula="of:=1/[.O80]" office:value-type="float" office:value="0.703269499905059" calcext:value-type="float">
            <text:p>0.70326949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36581" calcext:value-type="float">
            <text:p>1.36581</text:p>
          </table:table-cell>
          <table:table-cell table:formula="of:=1/[.C81]" office:value-type="float" office:value="0.732166260314392" calcext:value-type="float">
            <text:p>0.7321662603</text:p>
          </table:table-cell>
          <table:table-cell office:value-type="float" office:value="1.47003" calcext:value-type="float">
            <text:p>1.47003</text:p>
          </table:table-cell>
          <table:table-cell table:formula="of:=1/[.E81]" office:value-type="float" office:value="0.680258226022598" calcext:value-type="float">
            <text:p>0.680258226</text:p>
          </table:table-cell>
          <table:table-cell office:value-type="float" office:value="1.45148" calcext:value-type="float">
            <text:p>1.45148</text:p>
          </table:table-cell>
          <table:table-cell table:formula="of:=1/[.G81]" office:value-type="float" office:value="0.688951966268912" calcext:value-type="float">
            <text:p>0.6889519663</text:p>
          </table:table-cell>
          <table:table-cell office:value-type="float" office:value="1.4402" calcext:value-type="float">
            <text:p>1.4402</text:p>
          </table:table-cell>
          <table:table-cell table:formula="of:=1/[.I81]" office:value-type="float" office:value="0.694348007221219" calcext:value-type="float">
            <text:p>0.6943480072</text:p>
          </table:table-cell>
          <table:table-cell office:value-type="float" office:value="1.47394" calcext:value-type="float">
            <text:p>1.47394</text:p>
          </table:table-cell>
          <table:table-cell table:formula="of:=1/[.K81]" office:value-type="float" office:value="0.678453668398985" calcext:value-type="float">
            <text:p>0.6784536684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47199" calcext:value-type="float">
            <text:p>1.47199</text:p>
          </table:table-cell>
          <table:table-cell table:formula="of:=1/[.O81]" office:value-type="float" office:value="0.679352441252998" calcext:value-type="float">
            <text:p>0.67935244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34849" calcext:value-type="float">
            <text:p>1.34849</text:p>
          </table:table-cell>
          <table:table-cell table:formula="of:=1/[.C82]" office:value-type="float" office:value="0.741570200743053" calcext:value-type="float">
            <text:p>0.7415702007</text:p>
          </table:table-cell>
          <table:table-cell office:value-type="float" office:value="1.45539" calcext:value-type="float">
            <text:p>1.45539</text:p>
          </table:table-cell>
          <table:table-cell table:formula="of:=1/[.E82]" office:value-type="float" office:value="0.687101051951711" calcext:value-type="float">
            <text:p>0.687101052</text:p>
          </table:table-cell>
          <table:table-cell office:value-type="float" office:value="1.43583" calcext:value-type="float">
            <text:p>1.43583</text:p>
          </table:table-cell>
          <table:table-cell table:formula="of:=1/[.G82]" office:value-type="float" office:value="0.696461280235125" calcext:value-type="float">
            <text:p>0.6964612802</text:p>
          </table:table-cell>
          <table:table-cell office:value-type="float" office:value="1.4255" calcext:value-type="float">
            <text:p>1.4255</text:p>
          </table:table-cell>
          <table:table-cell table:formula="of:=1/[.I82]" office:value-type="float" office:value="0.701508242721852" calcext:value-type="float">
            <text:p>0.7015082427</text:p>
          </table:table-cell>
          <table:table-cell office:value-type="float" office:value="1.45967" calcext:value-type="float">
            <text:p>1.45967</text:p>
          </table:table-cell>
          <table:table-cell table:formula="of:=1/[.K82]" office:value-type="float" office:value="0.685086355135065" calcext:value-type="float">
            <text:p>0.685086355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45514" calcext:value-type="float">
            <text:p>1.45514</text:p>
          </table:table-cell>
          <table:table-cell table:formula="of:=1/[.O82]" office:value-type="float" office:value="0.687219099193205" calcext:value-type="float">
            <text:p>0.687219099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27092" calcext:value-type="float">
            <text:p>1.27092</text:p>
          </table:table-cell>
          <table:table-cell table:formula="of:=1/[.C83]" office:value-type="float" office:value="0.786831586567211" calcext:value-type="float">
            <text:p>0.7868315866</text:p>
          </table:table-cell>
          <table:table-cell office:value-type="float" office:value="1.37019" calcext:value-type="float">
            <text:p>1.37019</text:p>
          </table:table-cell>
          <table:table-cell table:formula="of:=1/[.E83]" office:value-type="float" office:value="0.729825790583788" calcext:value-type="float">
            <text:p>0.7298257906</text:p>
          </table:table-cell>
          <table:table-cell office:value-type="float" office:value="1.35141" calcext:value-type="float">
            <text:p>1.35141</text:p>
          </table:table-cell>
          <table:table-cell table:formula="of:=1/[.G83]" office:value-type="float" office:value="0.739967885393774" calcext:value-type="float">
            <text:p>0.7399678854</text:p>
          </table:table-cell>
          <table:table-cell office:value-type="float" office:value="1.34301" calcext:value-type="float">
            <text:p>1.34301</text:p>
          </table:table-cell>
          <table:table-cell table:formula="of:=1/[.I83]" office:value-type="float" office:value="0.744596093848892" calcext:value-type="float">
            <text:p>0.7445960938</text:p>
          </table:table-cell>
          <table:table-cell office:value-type="float" office:value="1.37398" calcext:value-type="float">
            <text:p>1.37398</text:p>
          </table:table-cell>
          <table:table-cell table:formula="of:=1/[.K83]" office:value-type="float" office:value="0.727812631916039" calcext:value-type="float">
            <text:p>0.7278126319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36817" calcext:value-type="float">
            <text:p>1.36817</text:p>
          </table:table-cell>
          <table:table-cell table:formula="of:=1/[.O83]" office:value-type="float" office:value="0.730903323417411" calcext:value-type="float">
            <text:p>0.730903323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15425" calcext:value-type="float">
            <text:p>1.15425</text:p>
          </table:table-cell>
          <table:table-cell table:formula="of:=1/[.C84]" office:value-type="float" office:value="0.866363439462855" calcext:value-type="float">
            <text:p>0.8663634395</text:p>
          </table:table-cell>
          <table:table-cell office:value-type="float" office:value="1.2645" calcext:value-type="float">
            <text:p>1.2645</text:p>
          </table:table-cell>
          <table:table-cell table:formula="of:=1/[.E84]" office:value-type="float" office:value="0.790826413602214" calcext:value-type="float">
            <text:p>0.7908264136</text:p>
          </table:table-cell>
          <table:table-cell office:value-type="float" office:value="1.23984" calcext:value-type="float">
            <text:p>1.23984</text:p>
          </table:table-cell>
          <table:table-cell table:formula="of:=1/[.G84]" office:value-type="float" office:value="0.806555684604465" calcext:value-type="float">
            <text:p>0.8065556846</text:p>
          </table:table-cell>
          <table:table-cell office:value-type="float" office:value="1.22808" calcext:value-type="float">
            <text:p>1.22808</text:p>
          </table:table-cell>
          <table:table-cell table:formula="of:=1/[.I84]" office:value-type="float" office:value="0.814279200052114" calcext:value-type="float">
            <text:p>0.8142792001</text:p>
          </table:table-cell>
          <table:table-cell office:value-type="float" office:value="1.26882" calcext:value-type="float">
            <text:p>1.26882</text:p>
          </table:table-cell>
          <table:table-cell table:formula="of:=1/[.K84]" office:value-type="float" office:value="0.788133856654214" calcext:value-type="float">
            <text:p>0.7881338567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24805" calcext:value-type="float">
            <text:p>1.24805</text:p>
          </table:table-cell>
          <table:table-cell table:formula="of:=1/[.O84]" office:value-type="float" office:value="0.801249949921878" calcext:value-type="float">
            <text:p>0.801249949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04661" calcext:value-type="float">
            <text:p>1.04661</text:p>
          </table:table-cell>
          <table:table-cell table:formula="of:=1/[.C85]" office:value-type="float" office:value="0.955465741775829" calcext:value-type="float">
            <text:p>0.9554657418</text:p>
          </table:table-cell>
          <table:table-cell office:value-type="float" office:value="1.14114" calcext:value-type="float">
            <text:p>1.14114</text:p>
          </table:table-cell>
          <table:table-cell table:formula="of:=1/[.E85]" office:value-type="float" office:value="0.87631666579035" calcext:value-type="float">
            <text:p>0.8763166658</text:p>
          </table:table-cell>
          <table:table-cell office:value-type="float" office:value="1.11703" calcext:value-type="float">
            <text:p>1.11703</text:p>
          </table:table-cell>
          <table:table-cell table:formula="of:=1/[.G85]" office:value-type="float" office:value="0.895231103909474" calcext:value-type="float">
            <text:p>0.8952311039</text:p>
          </table:table-cell>
          <table:table-cell office:value-type="float" office:value="1.10897" calcext:value-type="float">
            <text:p>1.10897</text:p>
          </table:table-cell>
          <table:table-cell table:formula="of:=1/[.I85]" office:value-type="float" office:value="0.90173764844856" calcext:value-type="float">
            <text:p>0.9017376484</text:p>
          </table:table-cell>
          <table:table-cell office:value-type="float" office:value="1.14489" calcext:value-type="float">
            <text:p>1.14489</text:p>
          </table:table-cell>
          <table:table-cell table:formula="of:=1/[.K85]" office:value-type="float" office:value="0.873446357291967" calcext:value-type="float">
            <text:p>0.8734463573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12028" calcext:value-type="float">
            <text:p>1.12028</text:p>
          </table:table-cell>
          <table:table-cell table:formula="of:=1/[.O85]" office:value-type="float" office:value="0.892633984361053" calcext:value-type="float">
            <text:p>0.89263398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20868" calcext:value-type="float">
            <text:p>1.20868</text:p>
          </table:table-cell>
          <table:table-cell table:formula="of:=1/[.C86]" office:value-type="float" office:value="0.827348843366317" calcext:value-type="float">
            <text:p>0.8273488434</text:p>
          </table:table-cell>
          <table:table-cell office:value-type="float" office:value="1.29689" calcext:value-type="float">
            <text:p>1.29689</text:p>
          </table:table-cell>
          <table:table-cell table:formula="of:=1/[.E86]" office:value-type="float" office:value="0.771075418886721" calcext:value-type="float">
            <text:p>0.7710754189</text:p>
          </table:table-cell>
          <table:table-cell office:value-type="float" office:value="1.27858" calcext:value-type="float">
            <text:p>1.27858</text:p>
          </table:table-cell>
          <table:table-cell table:formula="of:=1/[.G86]" office:value-type="float" office:value="0.782117661781038" calcext:value-type="float">
            <text:p>0.7821176618</text:p>
          </table:table-cell>
          <table:table-cell office:value-type="float" office:value="1.27351" calcext:value-type="float">
            <text:p>1.27351</text:p>
          </table:table-cell>
          <table:table-cell table:formula="of:=1/[.I86]" office:value-type="float" office:value="0.785231368422706" calcext:value-type="float">
            <text:p>0.7852313684</text:p>
          </table:table-cell>
          <table:table-cell office:value-type="float" office:value="1.30002" calcext:value-type="float">
            <text:p>1.30002</text:p>
          </table:table-cell>
          <table:table-cell table:formula="of:=1/[.K86]" office:value-type="float" office:value="0.769218935093306" calcext:value-type="float">
            <text:p>0.7692189351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29095" calcext:value-type="float">
            <text:p>1.29095</text:p>
          </table:table-cell>
          <table:table-cell table:formula="of:=1/[.O86]" office:value-type="float" office:value="0.774623339401216" calcext:value-type="float">
            <text:p>0.77462333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30017" calcext:value-type="float">
            <text:p>1.30017</text:p>
          </table:table-cell>
          <table:table-cell table:formula="of:=1/[.C87]" office:value-type="float" office:value="0.769130190667374" calcext:value-type="float">
            <text:p>0.7691301907</text:p>
          </table:table-cell>
          <table:table-cell office:value-type="float" office:value="1.40233" calcext:value-type="float">
            <text:p>1.40233</text:p>
          </table:table-cell>
          <table:table-cell table:formula="of:=1/[.E87]" office:value-type="float" office:value="0.713098913950354" calcext:value-type="float">
            <text:p>0.713098914</text:p>
          </table:table-cell>
          <table:table-cell office:value-type="float" office:value="1.38056" calcext:value-type="float">
            <text:p>1.38056</text:p>
          </table:table-cell>
          <table:table-cell table:formula="of:=1/[.G87]" office:value-type="float" office:value="0.724343744567422" calcext:value-type="float">
            <text:p>0.7243437446</text:p>
          </table:table-cell>
          <table:table-cell office:value-type="float" office:value="1.3779" calcext:value-type="float">
            <text:p>1.3779</text:p>
          </table:table-cell>
          <table:table-cell table:formula="of:=1/[.I87]" office:value-type="float" office:value="0.725742071267872" calcext:value-type="float">
            <text:p>0.7257420713</text:p>
          </table:table-cell>
          <table:table-cell office:value-type="float" office:value="1.4067" calcext:value-type="float">
            <text:p>1.4067</text:p>
          </table:table-cell>
          <table:table-cell table:formula="of:=1/[.K87]" office:value-type="float" office:value="0.710883628350039" calcext:value-type="float">
            <text:p>0.7108836284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40174" calcext:value-type="float">
            <text:p>1.40174</text:p>
          </table:table-cell>
          <table:table-cell table:formula="of:=1/[.O87]" office:value-type="float" office:value="0.713399061166836" calcext:value-type="float">
            <text:p>0.713399061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33107" calcext:value-type="float">
            <text:p>1.33107</text:p>
          </table:table-cell>
          <table:table-cell table:formula="of:=1/[.C88]" office:value-type="float" office:value="0.751275289804443" calcext:value-type="float">
            <text:p>0.7512752898</text:p>
          </table:table-cell>
          <table:table-cell office:value-type="float" office:value="1.40754" calcext:value-type="float">
            <text:p>1.40754</text:p>
          </table:table-cell>
          <table:table-cell table:formula="of:=1/[.E88]" office:value-type="float" office:value="0.710459383037072" calcext:value-type="float">
            <text:p>0.710459383</text:p>
          </table:table-cell>
          <table:table-cell office:value-type="float" office:value="1.38787" calcext:value-type="float">
            <text:p>1.38787</text:p>
          </table:table-cell>
          <table:table-cell table:formula="of:=1/[.G88]" office:value-type="float" office:value="0.720528579766116" calcext:value-type="float">
            <text:p>0.7205285798</text:p>
          </table:table-cell>
          <table:table-cell office:value-type="float" office:value="1.37618" calcext:value-type="float">
            <text:p>1.37618</text:p>
          </table:table-cell>
          <table:table-cell table:formula="of:=1/[.I88]" office:value-type="float" office:value="0.726649130200991" calcext:value-type="float">
            <text:p>0.7266491302</text:p>
          </table:table-cell>
          <table:table-cell office:value-type="float" office:value="1.41459" calcext:value-type="float">
            <text:p>1.41459</text:p>
          </table:table-cell>
          <table:table-cell table:formula="of:=1/[.K88]" office:value-type="float" office:value="0.706918612460147" calcext:value-type="float">
            <text:p>0.7069186125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4157" calcext:value-type="float">
            <text:p>1.4157</text:p>
          </table:table-cell>
          <table:table-cell table:formula="of:=1/[.O88]" office:value-type="float" office:value="0.706364342727979" calcext:value-type="float">
            <text:p>0.706364342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61499" calcext:value-type="float">
            <text:p>1.61499</text:p>
          </table:table-cell>
          <table:table-cell table:formula="of:=1/[.C89]" office:value-type="float" office:value="0.619198880488424" calcext:value-type="float">
            <text:p>0.6191988805</text:p>
          </table:table-cell>
          <table:table-cell office:value-type="float" office:value="1.63833" calcext:value-type="float">
            <text:p>1.63833</text:p>
          </table:table-cell>
          <table:table-cell table:formula="of:=1/[.E89]" office:value-type="float" office:value="0.610377640646268" calcext:value-type="float">
            <text:p>0.6103776406</text:p>
          </table:table-cell>
          <table:table-cell office:value-type="float" office:value="1.63883" calcext:value-type="float">
            <text:p>1.63883</text:p>
          </table:table-cell>
          <table:table-cell table:formula="of:=1/[.G89]" office:value-type="float" office:value="0.610191417047528" calcext:value-type="float">
            <text:p>0.610191417</text:p>
          </table:table-cell>
          <table:table-cell office:value-type="float" office:value="1.63568" calcext:value-type="float">
            <text:p>1.63568</text:p>
          </table:table-cell>
          <table:table-cell table:formula="of:=1/[.I89]" office:value-type="float" office:value="0.611366526459943" calcext:value-type="float">
            <text:p>0.6113665265</text:p>
          </table:table-cell>
          <table:table-cell office:value-type="float" office:value="1.63955" calcext:value-type="float">
            <text:p>1.63955</text:p>
          </table:table-cell>
          <table:table-cell table:formula="of:=1/[.K89]" office:value-type="float" office:value="0.609923454606447" calcext:value-type="float">
            <text:p>0.6099234546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1.68323" calcext:value-type="float">
            <text:p>1.68323</text:p>
          </table:table-cell>
          <table:table-cell table:formula="of:=1/[.O89]" office:value-type="float" office:value="0.594095875192339" calcext:value-type="float">
            <text:p>0.5940958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09753" calcext:value-type="float">
            <text:p>1.09753</text:p>
          </table:table-cell>
          <table:table-cell table:formula="of:=1/[.C101]" office:value-type="float" office:value="0.911136825417073" calcext:value-type="float">
            <text:p>0.9111368254</text:p>
          </table:table-cell>
          <table:table-cell office:value-type="float" office:value="1.1142" calcext:value-type="float">
            <text:p>1.1142</text:p>
          </table:table-cell>
          <table:table-cell table:formula="of:=1/[.E101]" office:value-type="float" office:value="0.897504936277149" calcext:value-type="float">
            <text:p>0.8975049363</text:p>
          </table:table-cell>
          <table:table-cell office:value-type="float" office:value="1.11852" calcext:value-type="float">
            <text:p>1.11852</text:p>
          </table:table-cell>
          <table:table-cell table:formula="of:=1/[.G101]" office:value-type="float" office:value="0.894038550942317" calcext:value-type="float">
            <text:p>0.8940385509</text:p>
          </table:table-cell>
          <table:table-cell office:value-type="float" office:value="1.11856" calcext:value-type="float">
            <text:p>1.11856</text:p>
          </table:table-cell>
          <table:table-cell table:formula="of:=1/[.I101]" office:value-type="float" office:value="0.894006579888428" calcext:value-type="float">
            <text:p>0.8940065799</text:p>
          </table:table-cell>
          <table:table-cell office:value-type="float" office:value="1.11504" calcext:value-type="float">
            <text:p>1.11504</text:p>
          </table:table-cell>
          <table:table-cell table:formula="of:=1/[.K101]" office:value-type="float" office:value="0.896828813316114" calcext:value-type="float">
            <text:p>0.8968288133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12654" calcext:value-type="float">
            <text:p>1.12654</text:p>
          </table:table-cell>
          <table:table-cell table:formula="of:=1/[.O101]" office:value-type="float" office:value="0.887673762138939" calcext:value-type="float">
            <text:p>0.88767376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20272" calcext:value-type="float">
            <text:p>1.20272</text:p>
          </table:table-cell>
          <table:table-cell table:formula="of:=1/[.C102]" office:value-type="float" office:value="0.831448716243182" calcext:value-type="float">
            <text:p>0.8314487162</text:p>
          </table:table-cell>
          <table:table-cell office:value-type="float" office:value="1.22684" calcext:value-type="float">
            <text:p>1.22684</text:p>
          </table:table-cell>
          <table:table-cell table:formula="of:=1/[.E102]" office:value-type="float" office:value="0.815102213817613" calcext:value-type="float">
            <text:p>0.8151022138</text:p>
          </table:table-cell>
          <table:table-cell office:value-type="float" office:value="1.23562" calcext:value-type="float">
            <text:p>1.23562</text:p>
          </table:table-cell>
          <table:table-cell table:formula="of:=1/[.G102]" office:value-type="float" office:value="0.809310305757434" calcext:value-type="float">
            <text:p>0.8093103058</text:p>
          </table:table-cell>
          <table:table-cell office:value-type="float" office:value="1.23822" calcext:value-type="float">
            <text:p>1.23822</text:p>
          </table:table-cell>
          <table:table-cell table:formula="of:=1/[.I102]" office:value-type="float" office:value="0.807610925360598" calcext:value-type="float">
            <text:p>0.8076109254</text:p>
          </table:table-cell>
          <table:table-cell office:value-type="float" office:value="1.22892" calcext:value-type="float">
            <text:p>1.22892</text:p>
          </table:table-cell>
          <table:table-cell table:formula="of:=1/[.K102]" office:value-type="float" office:value="0.813722618233896" calcext:value-type="float">
            <text:p>0.8137226182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25474" calcext:value-type="float">
            <text:p>1.25474</text:p>
          </table:table-cell>
          <table:table-cell table:formula="of:=1/[.O102]" office:value-type="float" office:value="0.79697785995505" calcext:value-type="float">
            <text:p>0.7969778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18654" calcext:value-type="float">
            <text:p>1.18654</text:p>
          </table:table-cell>
          <table:table-cell table:formula="of:=1/[.C103]" office:value-type="float" office:value="0.842786589579787" calcext:value-type="float">
            <text:p>0.8427865896</text:p>
          </table:table-cell>
          <table:table-cell office:value-type="float" office:value="1.21106" calcext:value-type="float">
            <text:p>1.21106</text:p>
          </table:table-cell>
          <table:table-cell table:formula="of:=1/[.E103]" office:value-type="float" office:value="0.825722920416825" calcext:value-type="float">
            <text:p>0.8257229204</text:p>
          </table:table-cell>
          <table:table-cell office:value-type="float" office:value="1.21509" calcext:value-type="float">
            <text:p>1.21509</text:p>
          </table:table-cell>
          <table:table-cell table:formula="of:=1/[.G103]" office:value-type="float" office:value="0.82298430568929" calcext:value-type="float">
            <text:p>0.8229843057</text:p>
          </table:table-cell>
          <table:table-cell office:value-type="float" office:value="1.21219" calcext:value-type="float">
            <text:p>1.21219</text:p>
          </table:table-cell>
          <table:table-cell table:formula="of:=1/[.I103]" office:value-type="float" office:value="0.824953183906813" calcext:value-type="float">
            <text:p>0.8249531839</text:p>
          </table:table-cell>
          <table:table-cell office:value-type="float" office:value="1.21245" calcext:value-type="float">
            <text:p>1.21245</text:p>
          </table:table-cell>
          <table:table-cell table:formula="of:=1/[.K103]" office:value-type="float" office:value="0.824776279434203" calcext:value-type="float">
            <text:p>0.8247762794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22576" calcext:value-type="float">
            <text:p>1.22576</text:p>
          </table:table-cell>
          <table:table-cell table:formula="of:=1/[.O103]" office:value-type="float" office:value="0.815820388983161" calcext:value-type="float">
            <text:p>0.81582038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16325" calcext:value-type="float">
            <text:p>1.16325</text:p>
          </table:table-cell>
          <table:table-cell table:formula="of:=1/[.C104]" office:value-type="float" office:value="0.859660434128519" calcext:value-type="float">
            <text:p>0.8596604341</text:p>
          </table:table-cell>
          <table:table-cell office:value-type="float" office:value="1.18619" calcext:value-type="float">
            <text:p>1.18619</text:p>
          </table:table-cell>
          <table:table-cell table:formula="of:=1/[.E104]" office:value-type="float" office:value="0.8430352641651" calcext:value-type="float">
            <text:p>0.8430352642</text:p>
          </table:table-cell>
          <table:table-cell office:value-type="float" office:value="1.19436" calcext:value-type="float">
            <text:p>1.19436</text:p>
          </table:table-cell>
          <table:table-cell table:formula="of:=1/[.G104]" office:value-type="float" office:value="0.83726849526106" calcext:value-type="float">
            <text:p>0.8372684953</text:p>
          </table:table-cell>
          <table:table-cell office:value-type="float" office:value="1.19331" calcext:value-type="float">
            <text:p>1.19331</text:p>
          </table:table-cell>
          <table:table-cell table:formula="of:=1/[.I104]" office:value-type="float" office:value="0.838005212392421" calcext:value-type="float">
            <text:p>0.8380052124</text:p>
          </table:table-cell>
          <table:table-cell office:value-type="float" office:value="1.18756" calcext:value-type="float">
            <text:p>1.18756</text:p>
          </table:table-cell>
          <table:table-cell table:formula="of:=1/[.K104]" office:value-type="float" office:value="0.84206271683115" calcext:value-type="float">
            <text:p>0.8420627168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20466" calcext:value-type="float">
            <text:p>1.20466</text:p>
          </table:table-cell>
          <table:table-cell table:formula="of:=1/[.O104]" office:value-type="float" office:value="0.830109740507695" calcext:value-type="float">
            <text:p>0.830109740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22294" calcext:value-type="float">
            <text:p>1.22294</text:p>
          </table:table-cell>
          <table:table-cell table:formula="of:=1/[.C105]" office:value-type="float" office:value="0.817701604330548" calcext:value-type="float">
            <text:p>0.8177016043</text:p>
          </table:table-cell>
          <table:table-cell office:value-type="float" office:value="1.24563" calcext:value-type="float">
            <text:p>1.24563</text:p>
          </table:table-cell>
          <table:table-cell table:formula="of:=1/[.E105]" office:value-type="float" office:value="0.802806611915256" calcext:value-type="float">
            <text:p>0.8028066119</text:p>
          </table:table-cell>
          <table:table-cell office:value-type="float" office:value="1.25369" calcext:value-type="float">
            <text:p>1.25369</text:p>
          </table:table-cell>
          <table:table-cell table:formula="of:=1/[.G105]" office:value-type="float" office:value="0.797645350924072" calcext:value-type="float">
            <text:p>0.7976453509</text:p>
          </table:table-cell>
          <table:table-cell office:value-type="float" office:value="1.25122" calcext:value-type="float">
            <text:p>1.25122</text:p>
          </table:table-cell>
          <table:table-cell table:formula="of:=1/[.I105]" office:value-type="float" office:value="0.799219961317754" calcext:value-type="float">
            <text:p>0.7992199613</text:p>
          </table:table-cell>
          <table:table-cell office:value-type="float" office:value="1.24697" calcext:value-type="float">
            <text:p>1.24697</text:p>
          </table:table-cell>
          <table:table-cell table:formula="of:=1/[.K105]" office:value-type="float" office:value="0.801943912042792" calcext:value-type="float">
            <text:p>0.801943912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26741" calcext:value-type="float">
            <text:p>1.26741</text:p>
          </table:table-cell>
          <table:table-cell table:formula="of:=1/[.O105]" office:value-type="float" office:value="0.78901065953401" calcext:value-type="float">
            <text:p>0.789010659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16891" calcext:value-type="float">
            <text:p>1.16891</text:p>
          </table:table-cell>
          <table:table-cell table:formula="of:=1/[.C106]" office:value-type="float" office:value="0.855497856977868" calcext:value-type="float">
            <text:p>0.855497857</text:p>
          </table:table-cell>
          <table:table-cell office:value-type="float" office:value="1.19364" calcext:value-type="float">
            <text:p>1.19364</text:p>
          </table:table-cell>
          <table:table-cell table:formula="of:=1/[.E106]" office:value-type="float" office:value="0.837773533058544" calcext:value-type="float">
            <text:p>0.8377735331</text:p>
          </table:table-cell>
          <table:table-cell office:value-type="float" office:value="1.2008" calcext:value-type="float">
            <text:p>1.2008</text:p>
          </table:table-cell>
          <table:table-cell table:formula="of:=1/[.G106]" office:value-type="float" office:value="0.832778147901399" calcext:value-type="float">
            <text:p>0.8327781479</text:p>
          </table:table-cell>
          <table:table-cell office:value-type="float" office:value="1.19668" calcext:value-type="float">
            <text:p>1.19668</text:p>
          </table:table-cell>
          <table:table-cell table:formula="of:=1/[.I106]" office:value-type="float" office:value="0.8356452852893" calcext:value-type="float">
            <text:p>0.8356452853</text:p>
          </table:table-cell>
          <table:table-cell office:value-type="float" office:value="1.19486" calcext:value-type="float">
            <text:p>1.19486</text:p>
          </table:table-cell>
          <table:table-cell table:formula="of:=1/[.K106]" office:value-type="float" office:value="0.836918132668262" calcext:value-type="float">
            <text:p>0.8369181327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21186" calcext:value-type="float">
            <text:p>1.21186</text:p>
          </table:table-cell>
          <table:table-cell table:formula="of:=1/[.O106]" office:value-type="float" office:value="0.825177825821465" calcext:value-type="float">
            <text:p>0.825177825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24674" calcext:value-type="float">
            <text:p>1.24674</text:p>
          </table:table-cell>
          <table:table-cell table:formula="of:=1/[.C107]" office:value-type="float" office:value="0.802091855559299" calcext:value-type="float">
            <text:p>0.8020918556</text:p>
          </table:table-cell>
          <table:table-cell office:value-type="float" office:value="1.26445" calcext:value-type="float">
            <text:p>1.26445</text:p>
          </table:table-cell>
          <table:table-cell table:formula="of:=1/[.E107]" office:value-type="float" office:value="0.790857685159555" calcext:value-type="float">
            <text:p>0.7908576852</text:p>
          </table:table-cell>
          <table:table-cell office:value-type="float" office:value="1.2715" calcext:value-type="float">
            <text:p>1.2715</text:p>
          </table:table-cell>
          <table:table-cell table:formula="of:=1/[.G107]" office:value-type="float" office:value="0.786472670074715" calcext:value-type="float">
            <text:p>0.7864726701</text:p>
          </table:table-cell>
          <table:table-cell office:value-type="float" office:value="1.26854" calcext:value-type="float">
            <text:p>1.26854</text:p>
          </table:table-cell>
          <table:table-cell table:formula="of:=1/[.I107]" office:value-type="float" office:value="0.788307818436943" calcext:value-type="float">
            <text:p>0.7883078184</text:p>
          </table:table-cell>
          <table:table-cell office:value-type="float" office:value="1.26548" calcext:value-type="float">
            <text:p>1.26548</text:p>
          </table:table-cell>
          <table:table-cell table:formula="of:=1/[.K107]" office:value-type="float" office:value="0.790213989948478" calcext:value-type="float">
            <text:p>0.790213989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28696" calcext:value-type="float">
            <text:p>1.28696</text:p>
          </table:table-cell>
          <table:table-cell table:formula="of:=1/[.O107]" office:value-type="float" office:value="0.777024926959657" calcext:value-type="float">
            <text:p>0.77702492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5168" calcext:value-type="float">
            <text:p>1.35168</text:p>
          </table:table-cell>
          <table:table-cell table:formula="of:=1/[.C108]" office:value-type="float" office:value="0.739820075757576" calcext:value-type="float">
            <text:p>0.7398200758</text:p>
          </table:table-cell>
          <table:table-cell office:value-type="float" office:value="1.37014" calcext:value-type="float">
            <text:p>1.37014</text:p>
          </table:table-cell>
          <table:table-cell table:formula="of:=1/[.E108]" office:value-type="float" office:value="0.729852423839899" calcext:value-type="float">
            <text:p>0.7298524238</text:p>
          </table:table-cell>
          <table:table-cell office:value-type="float" office:value="1.38235" calcext:value-type="float">
            <text:p>1.38235</text:p>
          </table:table-cell>
          <table:table-cell table:formula="of:=1/[.G108]" office:value-type="float" office:value="0.723405794480414" calcext:value-type="float">
            <text:p>0.7234057945</text:p>
          </table:table-cell>
          <table:table-cell office:value-type="float" office:value="1.37905" calcext:value-type="float">
            <text:p>1.37905</text:p>
          </table:table-cell>
          <table:table-cell table:formula="of:=1/[.I108]" office:value-type="float" office:value="0.725136869584134" calcext:value-type="float">
            <text:p>0.7251368696</text:p>
          </table:table-cell>
          <table:table-cell office:value-type="float" office:value="1.37082" calcext:value-type="float">
            <text:p>1.37082</text:p>
          </table:table-cell>
          <table:table-cell table:formula="of:=1/[.K108]" office:value-type="float" office:value="0.729490378021914" calcext:value-type="float">
            <text:p>0.729490378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4048" calcext:value-type="float">
            <text:p>1.4048</text:p>
          </table:table-cell>
          <table:table-cell table:formula="of:=1/[.O108]" office:value-type="float" office:value="0.711845102505695" calcext:value-type="float">
            <text:p>0.711845102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34855" calcext:value-type="float">
            <text:p>1.34855</text:p>
          </table:table-cell>
          <table:table-cell table:formula="of:=1/[.C109]" office:value-type="float" office:value="0.741537206629343" calcext:value-type="float">
            <text:p>0.7415372066</text:p>
          </table:table-cell>
          <table:table-cell office:value-type="float" office:value="1.38811" calcext:value-type="float">
            <text:p>1.38811</text:p>
          </table:table-cell>
          <table:table-cell table:formula="of:=1/[.E109]" office:value-type="float" office:value="0.720404002564638" calcext:value-type="float">
            <text:p>0.7204040026</text:p>
          </table:table-cell>
          <table:table-cell office:value-type="float" office:value="1.40009" calcext:value-type="float">
            <text:p>1.40009</text:p>
          </table:table-cell>
          <table:table-cell table:formula="of:=1/[.G109]" office:value-type="float" office:value="0.714239798870073" calcext:value-type="float">
            <text:p>0.7142397989</text:p>
          </table:table-cell>
          <table:table-cell office:value-type="float" office:value="1.39054" calcext:value-type="float">
            <text:p>1.39054</text:p>
          </table:table-cell>
          <table:table-cell table:formula="of:=1/[.I109]" office:value-type="float" office:value="0.719145080328505" calcext:value-type="float">
            <text:p>0.7191450803</text:p>
          </table:table-cell>
          <table:table-cell office:value-type="float" office:value="1.38965" calcext:value-type="float">
            <text:p>1.38965</text:p>
          </table:table-cell>
          <table:table-cell table:formula="of:=1/[.K109]" office:value-type="float" office:value="0.719605656100457" calcext:value-type="float">
            <text:p>0.7196056561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2153" calcext:value-type="float">
            <text:p>1.42153</text:p>
          </table:table-cell>
          <table:table-cell table:formula="of:=1/[.O109]" office:value-type="float" office:value="0.703467390769101" calcext:value-type="float">
            <text:p>0.703467390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39576" calcext:value-type="float">
            <text:p>1.39576</text:p>
          </table:table-cell>
          <table:table-cell table:formula="of:=1/[.C110]" office:value-type="float" office:value="0.71645555109761" calcext:value-type="float">
            <text:p>0.7164555511</text:p>
          </table:table-cell>
          <table:table-cell office:value-type="float" office:value="1.43113" calcext:value-type="float">
            <text:p>1.43113</text:p>
          </table:table-cell>
          <table:table-cell table:formula="of:=1/[.E110]" office:value-type="float" office:value="0.69874854136242" calcext:value-type="float">
            <text:p>0.6987485414</text:p>
          </table:table-cell>
          <table:table-cell office:value-type="float" office:value="1.4459" calcext:value-type="float">
            <text:p>1.4459</text:p>
          </table:table-cell>
          <table:table-cell table:formula="of:=1/[.G110]" office:value-type="float" office:value="0.691610761463448" calcext:value-type="float">
            <text:p>0.6916107615</text:p>
          </table:table-cell>
          <table:table-cell office:value-type="float" office:value="1.44015" calcext:value-type="float">
            <text:p>1.44015</text:p>
          </table:table-cell>
          <table:table-cell table:formula="of:=1/[.I110]" office:value-type="float" office:value="0.694372114015901" calcext:value-type="float">
            <text:p>0.694372114</text:p>
          </table:table-cell>
          <table:table-cell office:value-type="float" office:value="1.43264" calcext:value-type="float">
            <text:p>1.43264</text:p>
          </table:table-cell>
          <table:table-cell table:formula="of:=1/[.K110]" office:value-type="float" office:value="0.698012061648425" calcext:value-type="float">
            <text:p>0.6980120616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46991" calcext:value-type="float">
            <text:p>1.46991</text:p>
          </table:table-cell>
          <table:table-cell table:formula="of:=1/[.O110]" office:value-type="float" office:value="0.680313760706438" calcext:value-type="float">
            <text:p>0.6803137607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224" calcext:value-type="float">
            <text:p>1.4224</text:p>
          </table:table-cell>
          <table:table-cell table:formula="of:=1/[.C111]" office:value-type="float" office:value="0.703037120359955" calcext:value-type="float">
            <text:p>0.7030371204</text:p>
          </table:table-cell>
          <table:table-cell office:value-type="float" office:value="1.46973" calcext:value-type="float">
            <text:p>1.46973</text:p>
          </table:table-cell>
          <table:table-cell table:formula="of:=1/[.E111]" office:value-type="float" office:value="0.680397079735734" calcext:value-type="float">
            <text:p>0.6803970797</text:p>
          </table:table-cell>
          <table:table-cell office:value-type="float" office:value="1.48256" calcext:value-type="float">
            <text:p>1.48256</text:p>
          </table:table-cell>
          <table:table-cell table:formula="of:=1/[.G111]" office:value-type="float" office:value="0.674508957478955" calcext:value-type="float">
            <text:p>0.6745089575</text:p>
          </table:table-cell>
          <table:table-cell office:value-type="float" office:value="1.47049" calcext:value-type="float">
            <text:p>1.47049</text:p>
          </table:table-cell>
          <table:table-cell table:formula="of:=1/[.I111]" office:value-type="float" office:value="0.680045427034526" calcext:value-type="float">
            <text:p>0.680045427</text:p>
          </table:table-cell>
          <table:table-cell office:value-type="float" office:value="1.47163" calcext:value-type="float">
            <text:p>1.47163</text:p>
          </table:table-cell>
          <table:table-cell table:formula="of:=1/[.K111]" office:value-type="float" office:value="0.679518629003214" calcext:value-type="float">
            <text:p>0.679518629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0811" calcext:value-type="float">
            <text:p>1.50811</text:p>
          </table:table-cell>
          <table:table-cell table:formula="of:=1/[.O111]" office:value-type="float" office:value="0.663081605453183" calcext:value-type="float">
            <text:p>0.66308160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38762" calcext:value-type="float">
            <text:p>1.38762</text:p>
          </table:table-cell>
          <table:table-cell table:formula="of:=1/[.C112]" office:value-type="float" office:value="0.720658393508309" calcext:value-type="float">
            <text:p>0.7206583935</text:p>
          </table:table-cell>
          <table:table-cell office:value-type="float" office:value="1.42601" calcext:value-type="float">
            <text:p>1.42601</text:p>
          </table:table-cell>
          <table:table-cell table:formula="of:=1/[.E112]" office:value-type="float" office:value="0.701257354436505" calcext:value-type="float">
            <text:p>0.7012573544</text:p>
          </table:table-cell>
          <table:table-cell office:value-type="float" office:value="1.44104" calcext:value-type="float">
            <text:p>1.44104</text:p>
          </table:table-cell>
          <table:table-cell table:formula="of:=1/[.G112]" office:value-type="float" office:value="0.693943263198801" calcext:value-type="float">
            <text:p>0.6939432632</text:p>
          </table:table-cell>
          <table:table-cell office:value-type="float" office:value="1.43315" calcext:value-type="float">
            <text:p>1.43315</text:p>
          </table:table-cell>
          <table:table-cell table:formula="of:=1/[.I112]" office:value-type="float" office:value="0.697763667445836" calcext:value-type="float">
            <text:p>0.6977636674</text:p>
          </table:table-cell>
          <table:table-cell office:value-type="float" office:value="1.42772" calcext:value-type="float">
            <text:p>1.42772</text:p>
          </table:table-cell>
          <table:table-cell table:formula="of:=1/[.K112]" office:value-type="float" office:value="0.700417448799484" calcext:value-type="float">
            <text:p>0.7004174488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46382" calcext:value-type="float">
            <text:p>1.46382</text:p>
          </table:table-cell>
          <table:table-cell table:formula="of:=1/[.O112]" office:value-type="float" office:value="0.683144102416964" calcext:value-type="float">
            <text:p>0.683144102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39095" calcext:value-type="float">
            <text:p>1.39095</text:p>
          </table:table-cell>
          <table:table-cell table:formula="of:=1/[.C113]" office:value-type="float" office:value="0.71893310327474" calcext:value-type="float">
            <text:p>0.7189331033</text:p>
          </table:table-cell>
          <table:table-cell office:value-type="float" office:value="1.44009" calcext:value-type="float">
            <text:p>1.44009</text:p>
          </table:table-cell>
          <table:table-cell table:formula="of:=1/[.E113]" office:value-type="float" office:value="0.694401044379171" calcext:value-type="float">
            <text:p>0.6944010444</text:p>
          </table:table-cell>
          <table:table-cell office:value-type="float" office:value="1.45198" calcext:value-type="float">
            <text:p>1.45198</text:p>
          </table:table-cell>
          <table:table-cell table:formula="of:=1/[.G113]" office:value-type="float" office:value="0.688714720588438" calcext:value-type="float">
            <text:p>0.6887147206</text:p>
          </table:table-cell>
          <table:table-cell office:value-type="float" office:value="1.44033" calcext:value-type="float">
            <text:p>1.44033</text:p>
          </table:table-cell>
          <table:table-cell table:formula="of:=1/[.I113]" office:value-type="float" office:value="0.69428533738796" calcext:value-type="float">
            <text:p>0.6942853374</text:p>
          </table:table-cell>
          <table:table-cell office:value-type="float" office:value="1.44217" calcext:value-type="float">
            <text:p>1.44217</text:p>
          </table:table-cell>
          <table:table-cell table:formula="of:=1/[.K113]" office:value-type="float" office:value="0.693399529875119" calcext:value-type="float">
            <text:p>0.6933995299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47485" calcext:value-type="float">
            <text:p>1.47485</text:p>
          </table:table-cell>
          <table:table-cell table:formula="of:=1/[.O113]" office:value-type="float" office:value="0.678035054412313" calcext:value-type="float">
            <text:p>0.678035054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0827" calcext:value-type="float">
            <text:p>1.40827</text:p>
          </table:table-cell>
          <table:table-cell table:formula="of:=1/[.C114]" office:value-type="float" office:value="0.710091104688732" calcext:value-type="float">
            <text:p>0.7100911047</text:p>
          </table:table-cell>
          <table:table-cell office:value-type="float" office:value="1.44229" calcext:value-type="float">
            <text:p>1.44229</text:p>
          </table:table-cell>
          <table:table-cell table:formula="of:=1/[.E114]" office:value-type="float" office:value="0.69334183832655" calcext:value-type="float">
            <text:p>0.6933418383</text:p>
          </table:table-cell>
          <table:table-cell office:value-type="float" office:value="1.45459" calcext:value-type="float">
            <text:p>1.45459</text:p>
          </table:table-cell>
          <table:table-cell table:formula="of:=1/[.G114]" office:value-type="float" office:value="0.68747894595728" calcext:value-type="float">
            <text:p>0.687478946</text:p>
          </table:table-cell>
          <table:table-cell office:value-type="float" office:value="1.44445" calcext:value-type="float">
            <text:p>1.44445</text:p>
          </table:table-cell>
          <table:table-cell table:formula="of:=1/[.I114]" office:value-type="float" office:value="0.69230502959604" calcext:value-type="float">
            <text:p>0.6923050296</text:p>
          </table:table-cell>
          <table:table-cell office:value-type="float" office:value="1.44388" calcext:value-type="float">
            <text:p>1.44388</text:p>
          </table:table-cell>
          <table:table-cell table:formula="of:=1/[.K114]" office:value-type="float" office:value="0.692578330609192" calcext:value-type="float">
            <text:p>0.6925783306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47892" calcext:value-type="float">
            <text:p>1.47892</text:p>
          </table:table-cell>
          <table:table-cell table:formula="of:=1/[.O114]" office:value-type="float" office:value="0.67616909636762" calcext:value-type="float">
            <text:p>0.676169096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0316" calcext:value-type="float">
            <text:p>1.40316</text:p>
          </table:table-cell>
          <table:table-cell table:formula="of:=1/[.C115]" office:value-type="float" office:value="0.712677100259414" calcext:value-type="float">
            <text:p>0.7126771003</text:p>
          </table:table-cell>
          <table:table-cell office:value-type="float" office:value="1.44117" calcext:value-type="float">
            <text:p>1.44117</text:p>
          </table:table-cell>
          <table:table-cell table:formula="of:=1/[.E115]" office:value-type="float" office:value="0.693880666402992" calcext:value-type="float">
            <text:p>0.6938806664</text:p>
          </table:table-cell>
          <table:table-cell office:value-type="float" office:value="1.4516" calcext:value-type="float">
            <text:p>1.4516</text:p>
          </table:table-cell>
          <table:table-cell table:formula="of:=1/[.G115]" office:value-type="float" office:value="0.68889501240011" calcext:value-type="float">
            <text:p>0.6888950124</text:p>
          </table:table-cell>
          <table:table-cell office:value-type="float" office:value="1.44145" calcext:value-type="float">
            <text:p>1.44145</text:p>
          </table:table-cell>
          <table:table-cell table:formula="of:=1/[.I115]" office:value-type="float" office:value="0.693745880883832" calcext:value-type="float">
            <text:p>0.6937458809</text:p>
          </table:table-cell>
          <table:table-cell office:value-type="float" office:value="1.443" calcext:value-type="float">
            <text:p>1.443</text:p>
          </table:table-cell>
          <table:table-cell table:formula="of:=1/[.K115]" office:value-type="float" office:value="0.693000693000693" calcext:value-type="float">
            <text:p>0.69300069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4758" calcext:value-type="float">
            <text:p>1.4758</text:p>
          </table:table-cell>
          <table:table-cell table:formula="of:=1/[.O115]" office:value-type="float" office:value="0.677598590594932" calcext:value-type="float">
            <text:p>0.6775985906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3852" calcext:value-type="float">
            <text:p>1.53852</text:p>
          </table:table-cell>
          <table:table-cell table:formula="of:=1/[.C116]" office:value-type="float" office:value="0.649975300938564" calcext:value-type="float">
            <text:p>0.6499753009</text:p>
          </table:table-cell>
          <table:table-cell office:value-type="float" office:value="1.57698" calcext:value-type="float">
            <text:p>1.57698</text:p>
          </table:table-cell>
          <table:table-cell table:formula="of:=1/[.E116]" office:value-type="float" office:value="0.634123451153471" calcext:value-type="float">
            <text:p>0.6341234512</text:p>
          </table:table-cell>
          <table:table-cell office:value-type="float" office:value="1.59092" calcext:value-type="float">
            <text:p>1.59092</text:p>
          </table:table-cell>
          <table:table-cell table:formula="of:=1/[.G116]" office:value-type="float" office:value="0.628567118396902" calcext:value-type="float">
            <text:p>0.6285671184</text:p>
          </table:table-cell>
          <table:table-cell office:value-type="float" office:value="1.58449" calcext:value-type="float">
            <text:p>1.58449</text:p>
          </table:table-cell>
          <table:table-cell table:formula="of:=1/[.I116]" office:value-type="float" office:value="0.631117899134737" calcext:value-type="float">
            <text:p>0.6311178991</text:p>
          </table:table-cell>
          <table:table-cell office:value-type="float" office:value="1.57873" calcext:value-type="float">
            <text:p>1.57873</text:p>
          </table:table-cell>
          <table:table-cell table:formula="of:=1/[.K116]" office:value-type="float" office:value="0.633420534226879" calcext:value-type="float">
            <text:p>0.6334205342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2412" calcext:value-type="float">
            <text:p>1.62412</text:p>
          </table:table-cell>
          <table:table-cell table:formula="of:=1/[.O116]" office:value-type="float" office:value="0.615718050390365" calcext:value-type="float">
            <text:p>0.6157180504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0692" calcext:value-type="float">
            <text:p>1.40692</text:p>
          </table:table-cell>
          <table:table-cell table:formula="of:=1/[.C121]" office:value-type="float" office:value="0.710772467517698" calcext:value-type="float">
            <text:p>0.7107724675</text:p>
          </table:table-cell>
          <table:table-cell office:value-type="float" office:value="1.441" calcext:value-type="float">
            <text:p>1.441</text:p>
          </table:table-cell>
          <table:table-cell table:formula="of:=1/[.E121]" office:value-type="float" office:value="0.693962526023595" calcext:value-type="float">
            <text:p>0.693962526</text:p>
          </table:table-cell>
          <table:table-cell office:value-type="float" office:value="1.45473" calcext:value-type="float">
            <text:p>1.45473</text:p>
          </table:table-cell>
          <table:table-cell table:formula="of:=1/[.G121]" office:value-type="float" office:value="0.687412784502966" calcext:value-type="float">
            <text:p>0.6874127845</text:p>
          </table:table-cell>
          <table:table-cell office:value-type="float" office:value="1.45251" calcext:value-type="float">
            <text:p>1.45251</text:p>
          </table:table-cell>
          <table:table-cell table:formula="of:=1/[.I121]" office:value-type="float" office:value="0.688463418496258" calcext:value-type="float">
            <text:p>0.6884634185</text:p>
          </table:table-cell>
          <table:table-cell office:value-type="float" office:value="1.44234" calcext:value-type="float">
            <text:p>1.44234</text:p>
          </table:table-cell>
          <table:table-cell table:formula="of:=1/[.K121]" office:value-type="float" office:value="0.693317803014546" calcext:value-type="float">
            <text:p>0.693317803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48001" calcext:value-type="float">
            <text:p>1.48001</text:p>
          </table:table-cell>
          <table:table-cell table:formula="of:=1/[.O121]" office:value-type="float" office:value="0.675671110330336" calcext:value-type="float">
            <text:p>0.6756711103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25629" calcext:value-type="float">
            <text:p>1.25629</text:p>
          </table:table-cell>
          <table:table-cell table:formula="of:=1/[.C122]" office:value-type="float" office:value="0.795994555397241" calcext:value-type="float">
            <text:p>0.7959945554</text:p>
          </table:table-cell>
          <table:table-cell office:value-type="float" office:value="1.28937" calcext:value-type="float">
            <text:p>1.28937</text:p>
          </table:table-cell>
          <table:table-cell table:formula="of:=1/[.E122]" office:value-type="float" office:value="0.77557256644718" calcext:value-type="float">
            <text:p>0.7755725664</text:p>
          </table:table-cell>
          <table:table-cell office:value-type="float" office:value="1.29674" calcext:value-type="float">
            <text:p>1.29674</text:p>
          </table:table-cell>
          <table:table-cell table:formula="of:=1/[.G122]" office:value-type="float" office:value="0.771164612798248" calcext:value-type="float">
            <text:p>0.7711646128</text:p>
          </table:table-cell>
          <table:table-cell office:value-type="float" office:value="1.29187" calcext:value-type="float">
            <text:p>1.29187</text:p>
          </table:table-cell>
          <table:table-cell table:formula="of:=1/[.I122]" office:value-type="float" office:value="0.774071694520346" calcext:value-type="float">
            <text:p>0.7740716945</text:p>
          </table:table-cell>
          <table:table-cell office:value-type="float" office:value="1.29116" calcext:value-type="float">
            <text:p>1.29116</text:p>
          </table:table-cell>
          <table:table-cell table:formula="of:=1/[.K122]" office:value-type="float" office:value="0.774497351219059" calcext:value-type="float">
            <text:p>0.7744973512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1178" calcext:value-type="float">
            <text:p>1.31178</text:p>
          </table:table-cell>
          <table:table-cell table:formula="of:=1/[.O122]" office:value-type="float" office:value="0.762322950494748" calcext:value-type="float">
            <text:p>0.7623229505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23074" calcext:value-type="float">
            <text:p>1.23074</text:p>
          </table:table-cell>
          <table:table-cell table:formula="of:=1/[.C123]" office:value-type="float" office:value="0.812519297333312" calcext:value-type="float">
            <text:p>0.8125192973</text:p>
          </table:table-cell>
          <table:table-cell office:value-type="float" office:value="1.26452" calcext:value-type="float">
            <text:p>1.26452</text:p>
          </table:table-cell>
          <table:table-cell table:formula="of:=1/[.E123]" office:value-type="float" office:value="0.790813905671717" calcext:value-type="float">
            <text:p>0.7908139057</text:p>
          </table:table-cell>
          <table:table-cell office:value-type="float" office:value="1.26999" calcext:value-type="float">
            <text:p>1.26999</text:p>
          </table:table-cell>
          <table:table-cell table:formula="of:=1/[.G123]" office:value-type="float" office:value="0.787407774864369" calcext:value-type="float">
            <text:p>0.7874077749</text:p>
          </table:table-cell>
          <table:table-cell office:value-type="float" office:value="1.26328" calcext:value-type="float">
            <text:p>1.26328</text:p>
          </table:table-cell>
          <table:table-cell table:formula="of:=1/[.I123]" office:value-type="float" office:value="0.791590146285859" calcext:value-type="float">
            <text:p>0.7915901463</text:p>
          </table:table-cell>
          <table:table-cell office:value-type="float" office:value="1.26602" calcext:value-type="float">
            <text:p>1.26602</text:p>
          </table:table-cell>
          <table:table-cell table:formula="of:=1/[.K123]" office:value-type="float" office:value="0.789876937173188" calcext:value-type="float">
            <text:p>0.7898769372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28462" calcext:value-type="float">
            <text:p>1.28462</text:p>
          </table:table-cell>
          <table:table-cell table:formula="of:=1/[.O123]" office:value-type="float" office:value="0.778440316980897" calcext:value-type="float">
            <text:p>0.77844031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22918" calcext:value-type="float">
            <text:p>1.22918</text:p>
          </table:table-cell>
          <table:table-cell table:formula="of:=1/[.C124]" office:value-type="float" office:value="0.813550497079354" calcext:value-type="float">
            <text:p>0.8135504971</text:p>
          </table:table-cell>
          <table:table-cell office:value-type="float" office:value="1.24641" calcext:value-type="float">
            <text:p>1.24641</text:p>
          </table:table-cell>
          <table:table-cell table:formula="of:=1/[.E124]" office:value-type="float" office:value="0.802304217713273" calcext:value-type="float">
            <text:p>0.8023042177</text:p>
          </table:table-cell>
          <table:table-cell office:value-type="float" office:value="1.24836" calcext:value-type="float">
            <text:p>1.24836</text:p>
          </table:table-cell>
          <table:table-cell table:formula="of:=1/[.G124]" office:value-type="float" office:value="0.801050978884296" calcext:value-type="float">
            <text:p>0.8010509789</text:p>
          </table:table-cell>
          <table:table-cell office:value-type="float" office:value="1.24618" calcext:value-type="float">
            <text:p>1.24618</text:p>
          </table:table-cell>
          <table:table-cell table:formula="of:=1/[.I124]" office:value-type="float" office:value="0.802452294211109" calcext:value-type="float">
            <text:p>0.8024522942</text:p>
          </table:table-cell>
          <table:table-cell office:value-type="float" office:value="1.24731" calcext:value-type="float">
            <text:p>1.24731</text:p>
          </table:table-cell>
          <table:table-cell table:formula="of:=1/[.K124]" office:value-type="float" office:value="0.801725312873303" calcext:value-type="float">
            <text:p>0.8017253129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26151" calcext:value-type="float">
            <text:p>1.26151</text:p>
          </table:table-cell>
          <table:table-cell table:formula="of:=1/[.O124]" office:value-type="float" office:value="0.79270081093293" calcext:value-type="float">
            <text:p>0.792700810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0281" calcext:value-type="float">
            <text:p>1.30281</text:p>
          </table:table-cell>
          <table:table-cell table:formula="of:=1/[.C125]" office:value-type="float" office:value="0.767571633622708" calcext:value-type="float">
            <text:p>0.7675716336</text:p>
          </table:table-cell>
          <table:table-cell office:value-type="float" office:value="1.3173" calcext:value-type="float">
            <text:p>1.3173</text:p>
          </table:table-cell>
          <table:table-cell table:formula="of:=1/[.E125]" office:value-type="float" office:value="0.759128520458514" calcext:value-type="float">
            <text:p>0.7591285205</text:p>
          </table:table-cell>
          <table:table-cell office:value-type="float" office:value="1.32319" calcext:value-type="float">
            <text:p>1.32319</text:p>
          </table:table-cell>
          <table:table-cell table:formula="of:=1/[.G125]" office:value-type="float" office:value="0.755749363281161" calcext:value-type="float">
            <text:p>0.7557493633</text:p>
          </table:table-cell>
          <table:table-cell office:value-type="float" office:value="1.324" calcext:value-type="float">
            <text:p>1.324</text:p>
          </table:table-cell>
          <table:table-cell table:formula="of:=1/[.I125]" office:value-type="float" office:value="0.755287009063444" calcext:value-type="float">
            <text:p>0.7552870091</text:p>
          </table:table-cell>
          <table:table-cell office:value-type="float" office:value="1.31828" calcext:value-type="float">
            <text:p>1.31828</text:p>
          </table:table-cell>
          <table:table-cell table:formula="of:=1/[.K125]" office:value-type="float" office:value="0.758564189701732" calcext:value-type="float">
            <text:p>0.7585641897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3824" calcext:value-type="float">
            <text:p>1.33824</text:p>
          </table:table-cell>
          <table:table-cell table:formula="of:=1/[.O125]" office:value-type="float" office:value="0.747250119560019" calcext:value-type="float">
            <text:p>0.7472501196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5959" calcext:value-type="float">
            <text:p>1.35959</text:p>
          </table:table-cell>
          <table:table-cell table:formula="of:=1/[.C126]" office:value-type="float" office:value="0.735515854044234" calcext:value-type="float">
            <text:p>0.735515854</text:p>
          </table:table-cell>
          <table:table-cell office:value-type="float" office:value="1.40318" calcext:value-type="float">
            <text:p>1.40318</text:p>
          </table:table-cell>
          <table:table-cell table:formula="of:=1/[.E126]" office:value-type="float" office:value="0.712666942231218" calcext:value-type="float">
            <text:p>0.7126669422</text:p>
          </table:table-cell>
          <table:table-cell office:value-type="float" office:value="1.41246" calcext:value-type="float">
            <text:p>1.41246</text:p>
          </table:table-cell>
          <table:table-cell table:formula="of:=1/[.G126]" office:value-type="float" office:value="0.707984650892769" calcext:value-type="float">
            <text:p>0.7079846509</text:p>
          </table:table-cell>
          <table:table-cell office:value-type="float" office:value="1.40723" calcext:value-type="float">
            <text:p>1.40723</text:p>
          </table:table-cell>
          <table:table-cell table:formula="of:=1/[.I126]" office:value-type="float" office:value="0.71061589079255" calcext:value-type="float">
            <text:p>0.7106158908</text:p>
          </table:table-cell>
          <table:table-cell office:value-type="float" office:value="1.40578" calcext:value-type="float">
            <text:p>1.40578</text:p>
          </table:table-cell>
          <table:table-cell table:formula="of:=1/[.K126]" office:value-type="float" office:value="0.711348859707778" calcext:value-type="float">
            <text:p>0.7113488597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3125" calcext:value-type="float">
            <text:p>1.43125</text:p>
          </table:table-cell>
          <table:table-cell table:formula="of:=1/[.O126]" office:value-type="float" office:value="0.698689956331878" calcext:value-type="float">
            <text:p>0.698689956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2333" calcext:value-type="float">
            <text:p>1.32333</text:p>
          </table:table-cell>
          <table:table-cell table:formula="of:=1/[.C127]" office:value-type="float" office:value="0.755669409746624" calcext:value-type="float">
            <text:p>0.7556694097</text:p>
          </table:table-cell>
          <table:table-cell office:value-type="float" office:value="1.34177" calcext:value-type="float">
            <text:p>1.34177</text:p>
          </table:table-cell>
          <table:table-cell table:formula="of:=1/[.E127]" office:value-type="float" office:value="0.74528421413506" calcext:value-type="float">
            <text:p>0.7452842141</text:p>
          </table:table-cell>
          <table:table-cell office:value-type="float" office:value="1.35393" calcext:value-type="float">
            <text:p>1.35393</text:p>
          </table:table-cell>
          <table:table-cell table:formula="of:=1/[.G127]" office:value-type="float" office:value="0.73859062137629" calcext:value-type="float">
            <text:p>0.7385906214</text:p>
          </table:table-cell>
          <table:table-cell office:value-type="float" office:value="1.35559" calcext:value-type="float">
            <text:p>1.35559</text:p>
          </table:table-cell>
          <table:table-cell table:formula="of:=1/[.I127]" office:value-type="float" office:value="0.737686173548049" calcext:value-type="float">
            <text:p>0.7376861735</text:p>
          </table:table-cell>
          <table:table-cell office:value-type="float" office:value="1.34304" calcext:value-type="float">
            <text:p>1.34304</text:p>
          </table:table-cell>
          <table:table-cell table:formula="of:=1/[.K127]" office:value-type="float" office:value="0.744579461520133" calcext:value-type="float">
            <text:p>0.7445794615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7037" calcext:value-type="float">
            <text:p>1.37037</text:p>
          </table:table-cell>
          <table:table-cell table:formula="of:=1/[.O127]" office:value-type="float" office:value="0.729729926954034" calcext:value-type="float">
            <text:p>0.72972992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303" calcext:value-type="float">
            <text:p>1.3303</text:p>
          </table:table-cell>
          <table:table-cell table:formula="of:=1/[.C128]" office:value-type="float" office:value="0.751710140569796" calcext:value-type="float">
            <text:p>0.7517101406</text:p>
          </table:table-cell>
          <table:table-cell office:value-type="float" office:value="1.34906" calcext:value-type="float">
            <text:p>1.34906</text:p>
          </table:table-cell>
          <table:table-cell table:formula="of:=1/[.E128]" office:value-type="float" office:value="0.741256875157517" calcext:value-type="float">
            <text:p>0.7412568752</text:p>
          </table:table-cell>
          <table:table-cell office:value-type="float" office:value="1.35779" calcext:value-type="float">
            <text:p>1.35779</text:p>
          </table:table-cell>
          <table:table-cell table:formula="of:=1/[.G128]" office:value-type="float" office:value="0.736490915384559" calcext:value-type="float">
            <text:p>0.7364909154</text:p>
          </table:table-cell>
          <table:table-cell office:value-type="float" office:value="1.35885" calcext:value-type="float">
            <text:p>1.35885</text:p>
          </table:table-cell>
          <table:table-cell table:formula="of:=1/[.I128]" office:value-type="float" office:value="0.735916399896972" calcext:value-type="float">
            <text:p>0.7359163999</text:p>
          </table:table-cell>
          <table:table-cell office:value-type="float" office:value="1.35027" calcext:value-type="float">
            <text:p>1.35027</text:p>
          </table:table-cell>
          <table:table-cell table:formula="of:=1/[.K128]" office:value-type="float" office:value="0.740592622216297" calcext:value-type="float">
            <text:p>0.740592622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37478" calcext:value-type="float">
            <text:p>1.37478</text:p>
          </table:table-cell>
          <table:table-cell table:formula="of:=1/[.O128]" office:value-type="float" office:value="0.727389109530252" calcext:value-type="float">
            <text:p>0.7273891095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2399" calcext:value-type="float">
            <text:p>1.32399</text:p>
          </table:table-cell>
          <table:table-cell table:formula="of:=1/[.C129]" office:value-type="float" office:value="0.755292713691191" calcext:value-type="float">
            <text:p>0.7552927137</text:p>
          </table:table-cell>
          <table:table-cell office:value-type="float" office:value="1.33829" calcext:value-type="float">
            <text:p>1.33829</text:p>
          </table:table-cell>
          <table:table-cell table:formula="of:=1/[.E129]" office:value-type="float" office:value="0.74722220146605" calcext:value-type="float">
            <text:p>0.7472222015</text:p>
          </table:table-cell>
          <table:table-cell office:value-type="float" office:value="1.34996" calcext:value-type="float">
            <text:p>1.34996</text:p>
          </table:table-cell>
          <table:table-cell table:formula="of:=1/[.G129]" office:value-type="float" office:value="0.740762689264867" calcext:value-type="float">
            <text:p>0.7407626893</text:p>
          </table:table-cell>
          <table:table-cell office:value-type="float" office:value="1.35557" calcext:value-type="float">
            <text:p>1.35557</text:p>
          </table:table-cell>
          <table:table-cell table:formula="of:=1/[.I129]" office:value-type="float" office:value="0.737697057326438" calcext:value-type="float">
            <text:p>0.7376970573</text:p>
          </table:table-cell>
          <table:table-cell office:value-type="float" office:value="1.33937" calcext:value-type="float">
            <text:p>1.33937</text:p>
          </table:table-cell>
          <table:table-cell table:formula="of:=1/[.K129]" office:value-type="float" office:value="0.74661967940151" calcext:value-type="float">
            <text:p>0.7466196794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6597" calcext:value-type="float">
            <text:p>1.36597</text:p>
          </table:table-cell>
          <table:table-cell table:formula="of:=1/[.O129]" office:value-type="float" office:value="0.732080499571733" calcext:value-type="float">
            <text:p>0.7320804996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7986" calcext:value-type="float">
            <text:p>1.27986</text:p>
          </table:table-cell>
          <table:table-cell table:formula="of:=1/[.C130]" office:value-type="float" office:value="0.781335458565781" calcext:value-type="float">
            <text:p>0.7813354586</text:p>
          </table:table-cell>
          <table:table-cell office:value-type="float" office:value="1.29358" calcext:value-type="float">
            <text:p>1.29358</text:p>
          </table:table-cell>
          <table:table-cell table:formula="of:=1/[.E130]" office:value-type="float" office:value="0.773048439215201" calcext:value-type="float">
            <text:p>0.7730484392</text:p>
          </table:table-cell>
          <table:table-cell office:value-type="float" office:value="1.30262" calcext:value-type="float">
            <text:p>1.30262</text:p>
          </table:table-cell>
          <table:table-cell table:formula="of:=1/[.G130]" office:value-type="float" office:value="0.767683591530915" calcext:value-type="float">
            <text:p>0.7676835915</text:p>
          </table:table-cell>
          <table:table-cell office:value-type="float" office:value="1.30726" calcext:value-type="float">
            <text:p>1.30726</text:p>
          </table:table-cell>
          <table:table-cell table:formula="of:=1/[.I130]" office:value-type="float" office:value="0.764958768722366" calcext:value-type="float">
            <text:p>0.7649587687</text:p>
          </table:table-cell>
          <table:table-cell office:value-type="float" office:value="1.29451" calcext:value-type="float">
            <text:p>1.29451</text:p>
          </table:table-cell>
          <table:table-cell table:formula="of:=1/[.K130]" office:value-type="float" office:value="0.772493066874725" calcext:value-type="float">
            <text:p>0.772493066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598" calcext:value-type="float">
            <text:p>1.31598</text:p>
          </table:table-cell>
          <table:table-cell table:formula="of:=1/[.O130]" office:value-type="float" office:value="0.759889967932643" calcext:value-type="float">
            <text:p>0.759889967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34218264557977" calcext:value-type="float">
            <text:p>-0.1342182646</text:p>
          </table:table-cell>
          <table:table-cell table:style-name="ce1" table:formula="of:=CORREL([.B78:.B130];[.D78:.D130])" office:value-type="float" office:value="0.124170113835255" calcext:value-type="float">
            <text:p>0.1241701138</text:p>
          </table:table-cell>
          <table:table-cell table:style-name="ce2" table:formula="of:=CORREL([.B78:.B130];[.E78:.E130])" office:value-type="float" office:value="-0.31733319627334" calcext:value-type="float">
            <text:p>-0.3173331963</text:p>
          </table:table-cell>
          <table:table-cell table:style-name="ce1" table:formula="of:=CORREL([.B78:.B130];[.F78:.F130])" office:value-type="float" office:value="0.32434088969463" calcext:value-type="float">
            <text:p>0.3243408897</text:p>
          </table:table-cell>
          <table:table-cell table:style-name="ce2" table:formula="of:=CORREL([.B78:.B130];[.G78:.G130])" office:value-type="float" office:value="-0.250160611782802" calcext:value-type="float">
            <text:p>-0.2501606118</text:p>
          </table:table-cell>
          <table:table-cell table:style-name="ce1" table:formula="of:=CORREL([.B78:.B130];[.H78:.H130])" office:value-type="float" office:value="0.252900019902645" calcext:value-type="float">
            <text:p>0.2529000199</text:p>
          </table:table-cell>
          <table:table-cell table:style-name="ce2" table:formula="of:=CORREL([.B78:.B130];[.I78:.I130])" office:value-type="float" office:value="-0.229638235620449" calcext:value-type="float">
            <text:p>-0.2296382356</text:p>
          </table:table-cell>
          <table:table-cell table:style-name="ce1" table:formula="of:=CORREL([.B78:.B130];[.J78:.J130])" office:value-type="float" office:value="0.230452348302463" calcext:value-type="float">
            <text:p>0.2304523483</text:p>
          </table:table-cell>
          <table:table-cell table:style-name="ce2" table:formula="of:=CORREL([.B78:.B130];[.K78:.K130])" office:value-type="float" office:value="-0.32296871443332" calcext:value-type="float">
            <text:p>-0.3229687144</text:p>
          </table:table-cell>
          <table:table-cell table:style-name="ce1" table:formula="of:=CORREL([.B78:.B130];[.L78:.L130])" office:value-type="float" office:value="0.33022426731825" calcext:value-type="float">
            <text:p>0.3302242673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242093570471259" calcext:value-type="float">
            <text:p>-0.2420935705</text:p>
          </table:table-cell>
          <table:table-cell table:style-name="ce1" table:formula="of:=CORREL([.B78:.B130];[.P78:.P130])" office:value-type="float" office:value="0.244787415876777" calcext:value-type="float">
            <text:p>0.2447874159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54516" calcext:value-type="float">
            <text:p>1.54516</text:p>
          </table:table-cell>
          <table:table-cell table:formula="of:=1/[.C134]" office:value-type="float" office:value="0.647182168836884" calcext:value-type="float">
            <text:p>0.6471821688</text:p>
          </table:table-cell>
          <table:table-cell office:value-type="float" office:value="1.664" calcext:value-type="float">
            <text:p>1.664</text:p>
          </table:table-cell>
          <table:table-cell table:formula="of:=1/[.E134]" office:value-type="float" office:value="0.600961538461538" calcext:value-type="float">
            <text:p>0.6009615385</text:p>
          </table:table-cell>
          <table:table-cell office:value-type="float" office:value="1.66491" calcext:value-type="float">
            <text:p>1.66491</text:p>
          </table:table-cell>
          <table:table-cell table:formula="of:=1/[.G134]" office:value-type="float" office:value="0.600633067252885" calcext:value-type="float">
            <text:p>0.6006330673</text:p>
          </table:table-cell>
          <table:table-cell office:value-type="float" office:value="1.63586" calcext:value-type="float">
            <text:p>1.63586</text:p>
          </table:table-cell>
          <table:table-cell table:formula="of:=1/[.I134]" office:value-type="float" office:value="0.611299255437507" calcext:value-type="float">
            <text:p>0.6112992554</text:p>
          </table:table-cell>
          <table:table-cell office:value-type="float" office:value="1.68122" calcext:value-type="float">
            <text:p>1.68122</text:p>
          </table:table-cell>
          <table:table-cell table:formula="of:=1/[.K134]" office:value-type="float" office:value="0.594806152674843" calcext:value-type="float">
            <text:p>0.5948061527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72335" calcext:value-type="float">
            <text:p>1.72335</text:p>
          </table:table-cell>
          <table:table-cell table:formula="of:=1/[.O134]" office:value-type="float" office:value="0.580265181187803" calcext:value-type="float">
            <text:p>0.580265181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59064" calcext:value-type="float">
            <text:p>1.59064</text:p>
          </table:table-cell>
          <table:table-cell table:formula="of:=1/[.C135]" office:value-type="float" office:value="0.62867776492481" calcext:value-type="float">
            <text:p>0.6286777649</text:p>
          </table:table-cell>
          <table:table-cell office:value-type="float" office:value="1.69689" calcext:value-type="float">
            <text:p>1.69689</text:p>
          </table:table-cell>
          <table:table-cell table:formula="of:=1/[.E135]" office:value-type="float" office:value="0.589313390968183" calcext:value-type="float">
            <text:p>0.589313391</text:p>
          </table:table-cell>
          <table:table-cell office:value-type="float" office:value="1.70228" calcext:value-type="float">
            <text:p>1.70228</text:p>
          </table:table-cell>
          <table:table-cell table:formula="of:=1/[.G135]" office:value-type="float" office:value="0.587447423455601" calcext:value-type="float">
            <text:p>0.5874474235</text:p>
          </table:table-cell>
          <table:table-cell office:value-type="float" office:value="1.69604" calcext:value-type="float">
            <text:p>1.69604</text:p>
          </table:table-cell>
          <table:table-cell table:formula="of:=1/[.I135]" office:value-type="float" office:value="0.589608735643027" calcext:value-type="float">
            <text:p>0.5896087356</text:p>
          </table:table-cell>
          <table:table-cell office:value-type="float" office:value="1.71357" calcext:value-type="float">
            <text:p>1.71357</text:p>
          </table:table-cell>
          <table:table-cell table:formula="of:=1/[.K135]" office:value-type="float" office:value="0.583576976721114" calcext:value-type="float">
            <text:p>0.5835769767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1.77243" calcext:value-type="float">
            <text:p>1.77243</text:p>
          </table:table-cell>
          <table:table-cell table:formula="of:=1/[.O135]" office:value-type="float" office:value="0.564197175628939" calcext:value-type="float">
            <text:p>0.564197175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43128" calcext:value-type="float">
            <text:p>1.43128</text:p>
          </table:table-cell>
          <table:table-cell table:formula="of:=1/[.C136]" office:value-type="float" office:value="0.698675311609189" calcext:value-type="float">
            <text:p>0.6986753116</text:p>
          </table:table-cell>
          <table:table-cell office:value-type="float" office:value="1.51327" calcext:value-type="float">
            <text:p>1.51327</text:p>
          </table:table-cell>
          <table:table-cell table:formula="of:=1/[.E136]" office:value-type="float" office:value="0.66082060702981" calcext:value-type="float">
            <text:p>0.660820607</text:p>
          </table:table-cell>
          <table:table-cell office:value-type="float" office:value="1.52047" calcext:value-type="float">
            <text:p>1.52047</text:p>
          </table:table-cell>
          <table:table-cell table:formula="of:=1/[.G136]" office:value-type="float" office:value="0.657691371746894" calcext:value-type="float">
            <text:p>0.6576913717</text:p>
          </table:table-cell>
          <table:table-cell office:value-type="float" office:value="1.51168" calcext:value-type="float">
            <text:p>1.51168</text:p>
          </table:table-cell>
          <table:table-cell table:formula="of:=1/[.I136]" office:value-type="float" office:value="0.66151566469094" calcext:value-type="float">
            <text:p>0.6615156647</text:p>
          </table:table-cell>
          <table:table-cell office:value-type="float" office:value="1.51988" calcext:value-type="float">
            <text:p>1.51988</text:p>
          </table:table-cell>
          <table:table-cell table:formula="of:=1/[.K136]" office:value-type="float" office:value="0.657946680001053" calcext:value-type="float">
            <text:p>0.65794668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55131" calcext:value-type="float">
            <text:p>1.55131</text:p>
          </table:table-cell>
          <table:table-cell table:formula="of:=1/[.O136]" office:value-type="float" office:value="0.644616485421998" calcext:value-type="float">
            <text:p>0.64461648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53434" calcext:value-type="float">
            <text:p>1.53434</text:p>
          </table:table-cell>
          <table:table-cell table:formula="of:=1/[.C137]" office:value-type="float" office:value="0.651746027607962" calcext:value-type="float">
            <text:p>0.6517460276</text:p>
          </table:table-cell>
          <table:table-cell office:value-type="float" office:value="1.63166" calcext:value-type="float">
            <text:p>1.63166</text:p>
          </table:table-cell>
          <table:table-cell table:formula="of:=1/[.E137]" office:value-type="float" office:value="0.612872779868355" calcext:value-type="float">
            <text:p>0.6128727799</text:p>
          </table:table-cell>
          <table:table-cell office:value-type="float" office:value="1.62971" calcext:value-type="float">
            <text:p>1.62971</text:p>
          </table:table-cell>
          <table:table-cell table:formula="of:=1/[.G137]" office:value-type="float" office:value="0.613606101699075" calcext:value-type="float">
            <text:p>0.6136061017</text:p>
          </table:table-cell>
          <table:table-cell office:value-type="float" office:value="1.61305" calcext:value-type="float">
            <text:p>1.61305</text:p>
          </table:table-cell>
          <table:table-cell table:formula="of:=1/[.I137]" office:value-type="float" office:value="0.619943585133753" calcext:value-type="float">
            <text:p>0.6199435851</text:p>
          </table:table-cell>
          <table:table-cell office:value-type="float" office:value="1.65002" calcext:value-type="float">
            <text:p>1.65002</text:p>
          </table:table-cell>
          <table:table-cell table:formula="of:=1/[.K137]" office:value-type="float" office:value="0.606053259960485" calcext:value-type="float">
            <text:p>0.60605326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1.69799" calcext:value-type="float">
            <text:p>1.69799</text:p>
          </table:table-cell>
          <table:table-cell table:formula="of:=1/[.O137]" office:value-type="float" office:value="0.588931619149701" calcext:value-type="float">
            <text:p>0.588931619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29531" calcext:value-type="float">
            <text:p>1.29531</text:p>
          </table:table-cell>
          <table:table-cell table:formula="of:=1/[.C138]" office:value-type="float" office:value="0.772015965290162" calcext:value-type="float">
            <text:p>0.7720159653</text:p>
          </table:table-cell>
          <table:table-cell office:value-type="float" office:value="1.3751" calcext:value-type="float">
            <text:p>1.3751</text:p>
          </table:table-cell>
          <table:table-cell table:formula="of:=1/[.E138]" office:value-type="float" office:value="0.727219838557196" calcext:value-type="float">
            <text:p>0.7272198386</text:p>
          </table:table-cell>
          <table:table-cell office:value-type="float" office:value="1.38358" calcext:value-type="float">
            <text:p>1.38358</text:p>
          </table:table-cell>
          <table:table-cell table:formula="of:=1/[.G138]" office:value-type="float" office:value="0.72276268809899" calcext:value-type="float">
            <text:p>0.7227626881</text:p>
          </table:table-cell>
          <table:table-cell office:value-type="float" office:value="1.35682" calcext:value-type="float">
            <text:p>1.35682</text:p>
          </table:table-cell>
          <table:table-cell table:formula="of:=1/[.I138]" office:value-type="float" office:value="0.737017437832579" calcext:value-type="float">
            <text:p>0.7370174378</text:p>
          </table:table-cell>
          <table:table-cell office:value-type="float" office:value="1.38932" calcext:value-type="float">
            <text:p>1.38932</text:p>
          </table:table-cell>
          <table:table-cell table:formula="of:=1/[.K138]" office:value-type="float" office:value="0.719776581349149" calcext:value-type="float">
            <text:p>0.719776581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41974" calcext:value-type="float">
            <text:p>1.41974</text:p>
          </table:table-cell>
          <table:table-cell table:formula="of:=1/[.O138]" office:value-type="float" office:value="0.704354318396326" calcext:value-type="float">
            <text:p>0.704354318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13482" calcext:value-type="float">
            <text:p>1.13482</text:p>
          </table:table-cell>
          <table:table-cell table:formula="of:=1/[.C139]" office:value-type="float" office:value="0.881197018029291" calcext:value-type="float">
            <text:p>0.881197018</text:p>
          </table:table-cell>
          <table:table-cell office:value-type="float" office:value="1.1392" calcext:value-type="float">
            <text:p>1.1392</text:p>
          </table:table-cell>
          <table:table-cell table:formula="of:=1/[.E139]" office:value-type="float" office:value="0.877808988764045" calcext:value-type="float">
            <text:p>0.8778089888</text:p>
          </table:table-cell>
          <table:table-cell office:value-type="float" office:value="1.12159" calcext:value-type="float">
            <text:p>1.12159</text:p>
          </table:table-cell>
          <table:table-cell table:formula="of:=1/[.G139]" office:value-type="float" office:value="0.891591401492524" calcext:value-type="float">
            <text:p>0.8915914015</text:p>
          </table:table-cell>
          <table:table-cell office:value-type="float" office:value="1.12564" calcext:value-type="float">
            <text:p>1.12564</text:p>
          </table:table-cell>
          <table:table-cell table:formula="of:=1/[.I139]" office:value-type="float" office:value="0.888383497388153" calcext:value-type="float">
            <text:p>0.8883834974</text:p>
          </table:table-cell>
          <table:table-cell office:value-type="float" office:value="1.14331" calcext:value-type="float">
            <text:p>1.14331</text:p>
          </table:table-cell>
          <table:table-cell table:formula="of:=1/[.K139]" office:value-type="float" office:value="0.874653418582886" calcext:value-type="float">
            <text:p>0.874653418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17084" calcext:value-type="float">
            <text:p>1.17084</text:p>
          </table:table-cell>
          <table:table-cell table:formula="of:=1/[.O139]" office:value-type="float" office:value="0.854087663557788" calcext:value-type="float">
            <text:p>0.854087663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03442" calcext:value-type="float">
            <text:p>1.03442</text:p>
          </table:table-cell>
          <table:table-cell table:formula="of:=1/[.C140]" office:value-type="float" office:value="0.96672531466909" calcext:value-type="float">
            <text:p>0.9667253147</text:p>
          </table:table-cell>
          <table:table-cell office:value-type="float" office:value="1.06529" calcext:value-type="float">
            <text:p>1.06529</text:p>
          </table:table-cell>
          <table:table-cell table:formula="of:=1/[.E140]" office:value-type="float" office:value="0.938711524561387" calcext:value-type="float">
            <text:p>0.9387115246</text:p>
          </table:table-cell>
          <table:table-cell office:value-type="float" office:value="1.06149" calcext:value-type="float">
            <text:p>1.06149</text:p>
          </table:table-cell>
          <table:table-cell table:formula="of:=1/[.G140]" office:value-type="float" office:value="0.942071993141716" calcext:value-type="float">
            <text:p>0.9420719931</text:p>
          </table:table-cell>
          <table:table-cell office:value-type="float" office:value="1.05494" calcext:value-type="float">
            <text:p>1.05494</text:p>
          </table:table-cell>
          <table:table-cell table:formula="of:=1/[.I140]" office:value-type="float" office:value="0.947921208789125" calcext:value-type="float">
            <text:p>0.9479212088</text:p>
          </table:table-cell>
          <table:table-cell office:value-type="float" office:value="1.06644" calcext:value-type="float">
            <text:p>1.06644</text:p>
          </table:table-cell>
          <table:table-cell table:formula="of:=1/[.K140]" office:value-type="float" office:value="0.937699261092982" calcext:value-type="float">
            <text:p>0.9376992611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08141" calcext:value-type="float">
            <text:p>1.08141</text:p>
          </table:table-cell>
          <table:table-cell table:formula="of:=1/[.O140]" office:value-type="float" office:value="0.924718654349414" calcext:value-type="float">
            <text:p>0.924718654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42456" calcext:value-type="float">
            <text:p>1.42456</text:p>
          </table:table-cell>
          <table:table-cell table:formula="of:=1/[.C141]" office:value-type="float" office:value="0.701971134946931" calcext:value-type="float">
            <text:p>0.7019711349</text:p>
          </table:table-cell>
          <table:table-cell office:value-type="float" office:value="1.57805" calcext:value-type="float">
            <text:p>1.57805</text:p>
          </table:table-cell>
          <table:table-cell table:formula="of:=1/[.E141]" office:value-type="float" office:value="0.633693482462533" calcext:value-type="float">
            <text:p>0.6336934825</text:p>
          </table:table-cell>
          <table:table-cell office:value-type="float" office:value="1.5454" calcext:value-type="float">
            <text:p>1.5454</text:p>
          </table:table-cell>
          <table:table-cell table:formula="of:=1/[.G141]" office:value-type="float" office:value="0.647081661705707" calcext:value-type="float">
            <text:p>0.6470816617</text:p>
          </table:table-cell>
          <table:table-cell office:value-type="float" office:value="1.51492" calcext:value-type="float">
            <text:p>1.51492</text:p>
          </table:table-cell>
          <table:table-cell table:formula="of:=1/[.I141]" office:value-type="float" office:value="0.660100863411929" calcext:value-type="float">
            <text:p>0.6601008634</text:p>
          </table:table-cell>
          <table:table-cell office:value-type="float" office:value="1.60757" calcext:value-type="float">
            <text:p>1.60757</text:p>
          </table:table-cell>
          <table:table-cell table:formula="of:=1/[.K141]" office:value-type="float" office:value="0.622056893323463" calcext:value-type="float">
            <text:p>0.6220568933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58657" calcext:value-type="float">
            <text:p>1.58657</text:p>
          </table:table-cell>
          <table:table-cell table:formula="of:=1/[.O141]" office:value-type="float" office:value="0.630290500891861" calcext:value-type="float">
            <text:p>0.630290500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38539" calcext:value-type="float">
            <text:p>1.38539</text:p>
          </table:table-cell>
          <table:table-cell table:formula="of:=1/[.C142]" office:value-type="float" office:value="0.721818404925689" calcext:value-type="float">
            <text:p>0.7218184049</text:p>
          </table:table-cell>
          <table:table-cell office:value-type="float" office:value="1.47736" calcext:value-type="float">
            <text:p>1.47736</text:p>
          </table:table-cell>
          <table:table-cell table:formula="of:=1/[.E142]" office:value-type="float" office:value="0.676883088752911" calcext:value-type="float">
            <text:p>0.6768830888</text:p>
          </table:table-cell>
          <table:table-cell office:value-type="float" office:value="1.48968" calcext:value-type="float">
            <text:p>1.48968</text:p>
          </table:table-cell>
          <table:table-cell table:formula="of:=1/[.G142]" office:value-type="float" office:value="0.671285108211159" calcext:value-type="float">
            <text:p>0.6712851082</text:p>
          </table:table-cell>
          <table:table-cell office:value-type="float" office:value="1.46099" calcext:value-type="float">
            <text:p>1.46099</text:p>
          </table:table-cell>
          <table:table-cell table:formula="of:=1/[.I142]" office:value-type="float" office:value="0.684467381706925" calcext:value-type="float">
            <text:p>0.6844673817</text:p>
          </table:table-cell>
          <table:table-cell office:value-type="float" office:value="1.48927" calcext:value-type="float">
            <text:p>1.48927</text:p>
          </table:table-cell>
          <table:table-cell table:formula="of:=1/[.K142]" office:value-type="float" office:value="0.671469914790468" calcext:value-type="float">
            <text:p>0.6714699148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52834" calcext:value-type="float">
            <text:p>1.52834</text:p>
          </table:table-cell>
          <table:table-cell table:formula="of:=1/[.O142]" office:value-type="float" office:value="0.654304670426737" calcext:value-type="float">
            <text:p>0.65430467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43557" calcext:value-type="float">
            <text:p>1.43557</text:p>
          </table:table-cell>
          <table:table-cell table:formula="of:=1/[.C143]" office:value-type="float" office:value="0.696587418238052" calcext:value-type="float">
            <text:p>0.6965874182</text:p>
          </table:table-cell>
          <table:table-cell office:value-type="float" office:value="1.58279" calcext:value-type="float">
            <text:p>1.58279</text:p>
          </table:table-cell>
          <table:table-cell table:formula="of:=1/[.E143]" office:value-type="float" office:value="0.631795753068948" calcext:value-type="float">
            <text:p>0.6317957531</text:p>
          </table:table-cell>
          <table:table-cell office:value-type="float" office:value="1.59523" calcext:value-type="float">
            <text:p>1.59523</text:p>
          </table:table-cell>
          <table:table-cell table:formula="of:=1/[.G143]" office:value-type="float" office:value="0.626868852767313" calcext:value-type="float">
            <text:p>0.6268688528</text:p>
          </table:table-cell>
          <table:table-cell office:value-type="float" office:value="1.56523" calcext:value-type="float">
            <text:p>1.56523</text:p>
          </table:table-cell>
          <table:table-cell table:formula="of:=1/[.I143]" office:value-type="float" office:value="0.638883742325409" calcext:value-type="float">
            <text:p>0.6388837423</text:p>
          </table:table-cell>
          <table:table-cell office:value-type="float" office:value="1.59855" calcext:value-type="float">
            <text:p>1.59855</text:p>
          </table:table-cell>
          <table:table-cell table:formula="of:=1/[.K143]" office:value-type="float" office:value="0.625566920021269" calcext:value-type="float">
            <text:p>0.62556692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1.65325" calcext:value-type="float">
            <text:p>1.65325</text:p>
          </table:table-cell>
          <table:table-cell table:formula="of:=1/[.O143]" office:value-type="float" office:value="0.604869197036141" calcext:value-type="float">
            <text:p>0.60486919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38998" calcext:value-type="float">
            <text:p>1.38998</text:p>
          </table:table-cell>
          <table:table-cell table:formula="of:=1/[.C144]" office:value-type="float" office:value="0.719434812011684" calcext:value-type="float">
            <text:p>0.719434812</text:p>
          </table:table-cell>
          <table:table-cell office:value-type="float" office:value="1.46397" calcext:value-type="float">
            <text:p>1.46397</text:p>
          </table:table-cell>
          <table:table-cell table:formula="of:=1/[.E144]" office:value-type="float" office:value="0.683074106709837" calcext:value-type="float">
            <text:p>0.6830741067</text:p>
          </table:table-cell>
          <table:table-cell office:value-type="float" office:value="1.44703" calcext:value-type="float">
            <text:p>1.44703</text:p>
          </table:table-cell>
          <table:table-cell table:formula="of:=1/[.G144]" office:value-type="float" office:value="0.691070675798014" calcext:value-type="float">
            <text:p>0.6910706758</text:p>
          </table:table-cell>
          <table:table-cell office:value-type="float" office:value="1.44031" calcext:value-type="float">
            <text:p>1.44031</text:p>
          </table:table-cell>
          <table:table-cell table:formula="of:=1/[.I144]" office:value-type="float" office:value="0.694294978164423" calcext:value-type="float">
            <text:p>0.6942949782</text:p>
          </table:table-cell>
          <table:table-cell office:value-type="float" office:value="1.46747" calcext:value-type="float">
            <text:p>1.46747</text:p>
          </table:table-cell>
          <table:table-cell table:formula="of:=1/[.K144]" office:value-type="float" office:value="0.681444935841959" calcext:value-type="float">
            <text:p>0.6814449358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47617" calcext:value-type="float">
            <text:p>1.47617</text:p>
          </table:table-cell>
          <table:table-cell table:formula="of:=1/[.O144]" office:value-type="float" office:value="0.677428751431068" calcext:value-type="float">
            <text:p>0.677428751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71249" calcext:value-type="float">
            <text:p>1.71249</text:p>
          </table:table-cell>
          <table:table-cell table:formula="of:=1/[.C145]" office:value-type="float" office:value="0.583945015737318" calcext:value-type="float">
            <text:p>0.5839450157</text:p>
          </table:table-cell>
          <table:table-cell office:value-type="float" office:value="1.84356" calcext:value-type="float">
            <text:p>1.84356</text:p>
          </table:table-cell>
          <table:table-cell table:formula="of:=1/[.E145]" office:value-type="float" office:value="0.542428779101304" calcext:value-type="float">
            <text:p>0.5424287791</text:p>
          </table:table-cell>
          <table:table-cell office:value-type="float" office:value="1.84161" calcext:value-type="float">
            <text:p>1.84161</text:p>
          </table:table-cell>
          <table:table-cell table:formula="of:=1/[.G145]" office:value-type="float" office:value="0.543003133128078" calcext:value-type="float">
            <text:p>0.5430031331</text:p>
          </table:table-cell>
          <table:table-cell office:value-type="float" office:value="1.814" calcext:value-type="float">
            <text:p>1.814</text:p>
          </table:table-cell>
          <table:table-cell table:formula="of:=1/[.I145]" office:value-type="float" office:value="0.551267916207277" calcext:value-type="float">
            <text:p>0.5512679162</text:p>
          </table:table-cell>
          <table:table-cell office:value-type="float" office:value="1.8619" calcext:value-type="float">
            <text:p>1.8619</text:p>
          </table:table-cell>
          <table:table-cell table:formula="of:=1/[.K145]" office:value-type="float" office:value="0.537085772597884" calcext:value-type="float">
            <text:p>0.5370857726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1.94522" calcext:value-type="float">
            <text:p>1.94522</text:p>
          </table:table-cell>
          <table:table-cell table:formula="of:=1/[.O145]" office:value-type="float" office:value="0.514080669538664" calcext:value-type="float">
            <text:p>0.514080669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397" calcext:value-type="float">
            <text:p>1.6397</text:p>
          </table:table-cell>
          <table:table-cell table:formula="of:=1/[.C146]" office:value-type="float" office:value="0.609867658718058" calcext:value-type="float">
            <text:p>0.6098676587</text:p>
          </table:table-cell>
          <table:table-cell office:value-type="float" office:value="1.63946" calcext:value-type="float">
            <text:p>1.63946</text:p>
          </table:table-cell>
          <table:table-cell table:formula="of:=1/[.E146]" office:value-type="float" office:value="0.609956937040245" calcext:value-type="float">
            <text:p>0.609956937</text:p>
          </table:table-cell>
          <table:table-cell office:value-type="float" office:value="1.58193" calcext:value-type="float">
            <text:p>1.58193</text:p>
          </table:table-cell>
          <table:table-cell table:formula="of:=1/[.G146]" office:value-type="float" office:value="0.632139222342329" calcext:value-type="float">
            <text:p>0.6321392223</text:p>
          </table:table-cell>
          <table:table-cell office:value-type="float" office:value="1.60125" calcext:value-type="float">
            <text:p>1.60125</text:p>
          </table:table-cell>
          <table:table-cell table:formula="of:=1/[.I146]" office:value-type="float" office:value="0.624512099921936" calcext:value-type="float">
            <text:p>0.6245120999</text:p>
          </table:table-cell>
          <table:table-cell office:value-type="float" office:value="1.63445" calcext:value-type="float">
            <text:p>1.63445</text:p>
          </table:table-cell>
          <table:table-cell table:formula="of:=1/[.K146]" office:value-type="float" office:value="0.611826608339197" calcext:value-type="float">
            <text:p>0.6118266083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68013" calcext:value-type="float">
            <text:p>1.68013</text:p>
          </table:table-cell>
          <table:table-cell table:formula="of:=1/[.O146]" office:value-type="float" office:value="0.59519203871129" calcext:value-type="float">
            <text:p>0.595192038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403541623076653" calcext:value-type="float">
            <text:p>-0.4035416231</text:p>
          </table:table-cell>
          <table:table-cell table:style-name="ce1" table:formula="of:=CORREL([.B133:.B146];[.D133:.D146])" office:value-type="float" office:value="0.412409974967633" calcext:value-type="float">
            <text:p>0.412409975</text:p>
          </table:table-cell>
          <table:table-cell table:style-name="ce2" table:formula="of:=CORREL([.B133:.B146];[.E133:.E146])" office:value-type="float" office:value="-0.452665970440704" calcext:value-type="float">
            <text:p>-0.4526659704</text:p>
          </table:table-cell>
          <table:table-cell table:style-name="ce1" table:formula="of:=CORREL([.B133:.B146];[.F133:.F146])" office:value-type="float" office:value="0.451656350659662" calcext:value-type="float">
            <text:p>0.4516563507</text:p>
          </table:table-cell>
          <table:table-cell table:style-name="ce2" table:formula="of:=CORREL([.B133:.B146];[.G133:.G146])" office:value-type="float" office:value="-0.456235639632726" calcext:value-type="float">
            <text:p>-0.4562356396</text:p>
          </table:table-cell>
          <table:table-cell table:style-name="ce1" table:formula="of:=CORREL([.B133:.B146];[.H133:.H146])" office:value-type="float" office:value="0.455229651237594" calcext:value-type="float">
            <text:p>0.4552296512</text:p>
          </table:table-cell>
          <table:table-cell table:style-name="ce2" table:formula="of:=CORREL([.B133:.B146];[.I133:.I146])" office:value-type="float" office:value="-0.445256852104146" calcext:value-type="float">
            <text:p>-0.4452568521</text:p>
          </table:table-cell>
          <table:table-cell table:style-name="ce1" table:formula="of:=CORREL([.B133:.B146];[.J133:.J146])" office:value-type="float" office:value="0.446173256057906" calcext:value-type="float">
            <text:p>0.4461732561</text:p>
          </table:table-cell>
          <table:table-cell table:style-name="ce2" table:formula="of:=CORREL([.B133:.B146];[.K133:.K146])" office:value-type="float" office:value="-0.461068304390396" calcext:value-type="float">
            <text:p>-0.4610683044</text:p>
          </table:table-cell>
          <table:table-cell table:style-name="ce1" table:formula="of:=CORREL([.B133:.B146];[.L133:.L146])" office:value-type="float" office:value="0.45699695731859" calcext:value-type="float">
            <text:p>0.4569969573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448802180447271" calcext:value-type="float">
            <text:p>-0.4488021804</text:p>
          </table:table-cell>
          <table:table-cell table:style-name="ce1" table:formula="of:=CORREL([.B133:.B146];[.P133:.P146])" office:value-type="float" office:value="0.450222622176529" calcext:value-type="float">
            <text:p>0.4502226222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2862" calcext:value-type="float">
            <text:p>1.22862</text:p>
          </table:table-cell>
          <table:table-cell table:formula="of:=1/[.C150]" office:value-type="float" office:value="0.813921310087741" calcext:value-type="float">
            <text:p>0.8139213101</text:p>
          </table:table-cell>
          <table:table-cell office:value-type="float" office:value="1.24921" calcext:value-type="float">
            <text:p>1.24921</text:p>
          </table:table-cell>
          <table:table-cell table:formula="of:=1/[.E150]" office:value-type="float" office:value="0.800505919741276" calcext:value-type="float">
            <text:p>0.8005059197</text:p>
          </table:table-cell>
          <table:table-cell office:value-type="float" office:value="1.2512" calcext:value-type="float">
            <text:p>1.2512</text:p>
          </table:table-cell>
          <table:table-cell table:formula="of:=1/[.G150]" office:value-type="float" office:value="0.79923273657289" calcext:value-type="float">
            <text:p>0.7992327366</text:p>
          </table:table-cell>
          <table:table-cell office:value-type="float" office:value="1.25604" calcext:value-type="float">
            <text:p>1.25604</text:p>
          </table:table-cell>
          <table:table-cell table:formula="of:=1/[.I150]" office:value-type="float" office:value="0.79615298875832" calcext:value-type="float">
            <text:p>0.7961529888</text:p>
          </table:table-cell>
          <table:table-cell office:value-type="float" office:value="1.25201" calcext:value-type="float">
            <text:p>1.25201</text:p>
          </table:table-cell>
          <table:table-cell table:formula="of:=1/[.K150]" office:value-type="float" office:value="0.798715665210342" calcext:value-type="float">
            <text:p>0.7987156652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27163" calcext:value-type="float">
            <text:p>1.27163</text:p>
          </table:table-cell>
          <table:table-cell table:formula="of:=1/[.O150]" office:value-type="float" office:value="0.786392268191219" calcext:value-type="float">
            <text:p>0.786392268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27381" calcext:value-type="float">
            <text:p>1.27381</text:p>
          </table:table-cell>
          <table:table-cell table:formula="of:=1/[.C151]" office:value-type="float" office:value="0.78504643549666" calcext:value-type="float">
            <text:p>0.7850464355</text:p>
          </table:table-cell>
          <table:table-cell office:value-type="float" office:value="1.29653" calcext:value-type="float">
            <text:p>1.29653</text:p>
          </table:table-cell>
          <table:table-cell table:formula="of:=1/[.E151]" office:value-type="float" office:value="0.771289518946727" calcext:value-type="float">
            <text:p>0.7712895189</text:p>
          </table:table-cell>
          <table:table-cell office:value-type="float" office:value="1.30046" calcext:value-type="float">
            <text:p>1.30046</text:p>
          </table:table-cell>
          <table:table-cell table:formula="of:=1/[.G151]" office:value-type="float" office:value="0.768958676160743" calcext:value-type="float">
            <text:p>0.7689586762</text:p>
          </table:table-cell>
          <table:table-cell office:value-type="float" office:value="1.30357" calcext:value-type="float">
            <text:p>1.30357</text:p>
          </table:table-cell>
          <table:table-cell table:formula="of:=1/[.I151]" office:value-type="float" office:value="0.767124128355209" calcext:value-type="float">
            <text:p>0.7671241284</text:p>
          </table:table-cell>
          <table:table-cell office:value-type="float" office:value="1.30066" calcext:value-type="float">
            <text:p>1.30066</text:p>
          </table:table-cell>
          <table:table-cell table:formula="of:=1/[.K151]" office:value-type="float" office:value="0.76884043485615" calcext:value-type="float">
            <text:p>0.7688404349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2741" calcext:value-type="float">
            <text:p>1.32741</text:p>
          </table:table-cell>
          <table:table-cell table:formula="of:=1/[.O151]" office:value-type="float" office:value="0.753346742905357" calcext:value-type="float">
            <text:p>0.7533467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63222" calcext:value-type="float">
            <text:p>1.63222</text:p>
          </table:table-cell>
          <table:table-cell table:formula="of:=1/[.C152]" office:value-type="float" office:value="0.612662508730441" calcext:value-type="float">
            <text:p>0.6126625087</text:p>
          </table:table-cell>
          <table:table-cell office:value-type="float" office:value="1.64483" calcext:value-type="float">
            <text:p>1.64483</text:p>
          </table:table-cell>
          <table:table-cell table:formula="of:=1/[.E152]" office:value-type="float" office:value="0.607965564830408" calcext:value-type="float">
            <text:p>0.6079655648</text:p>
          </table:table-cell>
          <table:table-cell office:value-type="float" office:value="1.64579" calcext:value-type="float">
            <text:p>1.64579</text:p>
          </table:table-cell>
          <table:table-cell table:formula="of:=1/[.G152]" office:value-type="float" office:value="0.607610934566378" calcext:value-type="float">
            <text:p>0.6076109346</text:p>
          </table:table-cell>
          <table:table-cell office:value-type="float" office:value="1.64773" calcext:value-type="float">
            <text:p>1.64773</text:p>
          </table:table-cell>
          <table:table-cell table:formula="of:=1/[.I152]" office:value-type="float" office:value="0.60689554720737" calcext:value-type="float">
            <text:p>0.6068955472</text:p>
          </table:table-cell>
          <table:table-cell office:value-type="float" office:value="1.64853" calcext:value-type="float">
            <text:p>1.64853</text:p>
          </table:table-cell>
          <table:table-cell table:formula="of:=1/[.K152]" office:value-type="float" office:value="0.606601032434957" calcext:value-type="float">
            <text:p>0.6066010324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7091" calcext:value-type="float">
            <text:p>1.7091</text:p>
          </table:table-cell>
          <table:table-cell table:formula="of:=1/[.O152]" office:value-type="float" office:value="0.585103270727283" calcext:value-type="float">
            <text:p>0.585103270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67466" calcext:value-type="float">
            <text:p>1.67466</text:p>
          </table:table-cell>
          <table:table-cell table:formula="of:=1/[.C153]" office:value-type="float" office:value="0.597136135096079" calcext:value-type="float">
            <text:p>0.5971361351</text:p>
          </table:table-cell>
          <table:table-cell office:value-type="float" office:value="1.69294" calcext:value-type="float">
            <text:p>1.69294</text:p>
          </table:table-cell>
          <table:table-cell table:formula="of:=1/[.E153]" office:value-type="float" office:value="0.590688388247664" calcext:value-type="float">
            <text:p>0.5906883882</text:p>
          </table:table-cell>
          <table:table-cell office:value-type="float" office:value="1.69205" calcext:value-type="float">
            <text:p>1.69205</text:p>
          </table:table-cell>
          <table:table-cell table:formula="of:=1/[.G153]" office:value-type="float" office:value="0.59099908395142" calcext:value-type="float">
            <text:p>0.590999084</text:p>
          </table:table-cell>
          <table:table-cell office:value-type="float" office:value="1.6943" calcext:value-type="float">
            <text:p>1.6943</text:p>
          </table:table-cell>
          <table:table-cell table:formula="of:=1/[.I153]" office:value-type="float" office:value="0.590214247771941" calcext:value-type="float">
            <text:p>0.5902142478</text:p>
          </table:table-cell>
          <table:table-cell office:value-type="float" office:value="1.69598" calcext:value-type="float">
            <text:p>1.69598</text:p>
          </table:table-cell>
          <table:table-cell table:formula="of:=1/[.K153]" office:value-type="float" office:value="0.589629594688617" calcext:value-type="float">
            <text:p>0.5896295947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75926" calcext:value-type="float">
            <text:p>1.75926</text:p>
          </table:table-cell>
          <table:table-cell table:formula="of:=1/[.O153]" office:value-type="float" office:value="0.5684208132965" calcext:value-type="float">
            <text:p>0.568420813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20311" calcext:value-type="float">
            <text:p>1.20311</text:p>
          </table:table-cell>
          <table:table-cell table:formula="of:=1/[.C154]" office:value-type="float" office:value="0.831179193922418" calcext:value-type="float">
            <text:p>0.8311791939</text:p>
          </table:table-cell>
          <table:table-cell office:value-type="float" office:value="1.24139" calcext:value-type="float">
            <text:p>1.24139</text:p>
          </table:table-cell>
          <table:table-cell table:formula="of:=1/[.E154]" office:value-type="float" office:value="0.805548618886893" calcext:value-type="float">
            <text:p>0.8055486189</text:p>
          </table:table-cell>
          <table:table-cell office:value-type="float" office:value="1.24236" calcext:value-type="float">
            <text:p>1.24236</text:p>
          </table:table-cell>
          <table:table-cell table:formula="of:=1/[.G154]" office:value-type="float" office:value="0.804919669017032" calcext:value-type="float">
            <text:p>0.804919669</text:p>
          </table:table-cell>
          <table:table-cell office:value-type="float" office:value="1.24515" calcext:value-type="float">
            <text:p>1.24515</text:p>
          </table:table-cell>
          <table:table-cell table:formula="of:=1/[.I154]" office:value-type="float" office:value="0.803116090430872" calcext:value-type="float">
            <text:p>0.8031160904</text:p>
          </table:table-cell>
          <table:table-cell office:value-type="float" office:value="1.24453" calcext:value-type="float">
            <text:p>1.24453</text:p>
          </table:table-cell>
          <table:table-cell table:formula="of:=1/[.K154]" office:value-type="float" office:value="0.803516186833584" calcext:value-type="float">
            <text:p>0.8035161868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26198" calcext:value-type="float">
            <text:p>1.26198</text:p>
          </table:table-cell>
          <table:table-cell table:formula="of:=1/[.O154]" office:value-type="float" office:value="0.792405584874562" calcext:value-type="float">
            <text:p>0.792405584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23963" calcext:value-type="float">
            <text:p>1.23963</text:p>
          </table:table-cell>
          <table:table-cell table:formula="of:=1/[.C155]" office:value-type="float" office:value="0.806692319482426" calcext:value-type="float">
            <text:p>0.8066923195</text:p>
          </table:table-cell>
          <table:table-cell office:value-type="float" office:value="1.26066" calcext:value-type="float">
            <text:p>1.26066</text:p>
          </table:table-cell>
          <table:table-cell table:formula="of:=1/[.E155]" office:value-type="float" office:value="0.793235289451557" calcext:value-type="float">
            <text:p>0.7932352895</text:p>
          </table:table-cell>
          <table:table-cell office:value-type="float" office:value="1.26464" calcext:value-type="float">
            <text:p>1.26464</text:p>
          </table:table-cell>
          <table:table-cell table:formula="of:=1/[.G155]" office:value-type="float" office:value="0.790738866396761" calcext:value-type="float">
            <text:p>0.7907388664</text:p>
          </table:table-cell>
          <table:table-cell office:value-type="float" office:value="1.26971" calcext:value-type="float">
            <text:p>1.26971</text:p>
          </table:table-cell>
          <table:table-cell table:formula="of:=1/[.I155]" office:value-type="float" office:value="0.787581416228903" calcext:value-type="float">
            <text:p>0.7875814162</text:p>
          </table:table-cell>
          <table:table-cell office:value-type="float" office:value="1.26453" calcext:value-type="float">
            <text:p>1.26453</text:p>
          </table:table-cell>
          <table:table-cell table:formula="of:=1/[.K155]" office:value-type="float" office:value="0.790807651854839" calcext:value-type="float">
            <text:p>0.7908076519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29164" calcext:value-type="float">
            <text:p>1.29164</text:p>
          </table:table-cell>
          <table:table-cell table:formula="of:=1/[.O155]" office:value-type="float" office:value="0.774209532067759" calcext:value-type="float">
            <text:p>0.774209532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4596" calcext:value-type="float">
            <text:p>1.4596</text:p>
          </table:table-cell>
          <table:table-cell table:formula="of:=1/[.C156]" office:value-type="float" office:value="0.685119210742669" calcext:value-type="float">
            <text:p>0.6851192107</text:p>
          </table:table-cell>
          <table:table-cell office:value-type="float" office:value="1.48043" calcext:value-type="float">
            <text:p>1.48043</text:p>
          </table:table-cell>
          <table:table-cell table:formula="of:=1/[.E156]" office:value-type="float" office:value="0.675479421519423" calcext:value-type="float">
            <text:p>0.6754794215</text:p>
          </table:table-cell>
          <table:table-cell office:value-type="float" office:value="1.48334" calcext:value-type="float">
            <text:p>1.48334</text:p>
          </table:table-cell>
          <table:table-cell table:formula="of:=1/[.G156]" office:value-type="float" office:value="0.674154273463939" calcext:value-type="float">
            <text:p>0.6741542735</text:p>
          </table:table-cell>
          <table:table-cell office:value-type="float" office:value="1.48894" calcext:value-type="float">
            <text:p>1.48894</text:p>
          </table:table-cell>
          <table:table-cell table:formula="of:=1/[.I156]" office:value-type="float" office:value="0.671618735476245" calcext:value-type="float">
            <text:p>0.6716187355</text:p>
          </table:table-cell>
          <table:table-cell office:value-type="float" office:value="1.48476" calcext:value-type="float">
            <text:p>1.48476</text:p>
          </table:table-cell>
          <table:table-cell table:formula="of:=1/[.K156]" office:value-type="float" office:value="0.673509523424661" calcext:value-type="float">
            <text:p>0.673509523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53622" calcext:value-type="float">
            <text:p>1.53622</text:p>
          </table:table-cell>
          <table:table-cell table:formula="of:=1/[.O156]" office:value-type="float" office:value="0.650948431865228" calcext:value-type="float">
            <text:p>0.650948431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6453" calcext:value-type="float">
            <text:p>1.6453</text:p>
          </table:table-cell>
          <table:table-cell table:formula="of:=1/[.C157]" office:value-type="float" office:value="0.60779189205616" calcext:value-type="float">
            <text:p>0.6077918921</text:p>
          </table:table-cell>
          <table:table-cell office:value-type="float" office:value="1.66365" calcext:value-type="float">
            <text:p>1.66365</text:p>
          </table:table-cell>
          <table:table-cell table:formula="of:=1/[.E157]" office:value-type="float" office:value="0.601087969224296" calcext:value-type="float">
            <text:p>0.6010879692</text:p>
          </table:table-cell>
          <table:table-cell office:value-type="float" office:value="1.66252" calcext:value-type="float">
            <text:p>1.66252</text:p>
          </table:table-cell>
          <table:table-cell table:formula="of:=1/[.G157]" office:value-type="float" office:value="0.601496523350095" calcext:value-type="float">
            <text:p>0.6014965234</text:p>
          </table:table-cell>
          <table:table-cell office:value-type="float" office:value="1.66118" calcext:value-type="float">
            <text:p>1.66118</text:p>
          </table:table-cell>
          <table:table-cell table:formula="of:=1/[.I157]" office:value-type="float" office:value="0.601981723834864" calcext:value-type="float">
            <text:p>0.6019817238</text:p>
          </table:table-cell>
          <table:table-cell office:value-type="float" office:value="1.66727" calcext:value-type="float">
            <text:p>1.66727</text:p>
          </table:table-cell>
          <table:table-cell table:formula="of:=1/[.K157]" office:value-type="float" office:value="0.599782878597948" calcext:value-type="float">
            <text:p>0.5997828786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73377" calcext:value-type="float">
            <text:p>1.73377</text:p>
          </table:table-cell>
          <table:table-cell table:formula="of:=1/[.O157]" office:value-type="float" office:value="0.576777773291728" calcext:value-type="float">
            <text:p>0.576777773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65414" calcext:value-type="float">
            <text:p>1.65414</text:p>
          </table:table-cell>
          <table:table-cell table:formula="of:=1/[.C158]" office:value-type="float" office:value="0.604543750831248" calcext:value-type="float">
            <text:p>0.6045437508</text:p>
          </table:table-cell>
          <table:table-cell office:value-type="float" office:value="1.66554" calcext:value-type="float">
            <text:p>1.66554</text:p>
          </table:table-cell>
          <table:table-cell table:formula="of:=1/[.E158]" office:value-type="float" office:value="0.600405874371075" calcext:value-type="float">
            <text:p>0.6004058744</text:p>
          </table:table-cell>
          <table:table-cell office:value-type="float" office:value="1.66354" calcext:value-type="float">
            <text:p>1.66354</text:p>
          </table:table-cell>
          <table:table-cell table:formula="of:=1/[.G158]" office:value-type="float" office:value="0.601127715594455" calcext:value-type="float">
            <text:p>0.6011277156</text:p>
          </table:table-cell>
          <table:table-cell office:value-type="float" office:value="1.6625" calcext:value-type="float">
            <text:p>1.6625</text:p>
          </table:table-cell>
          <table:table-cell table:formula="of:=1/[.I158]" office:value-type="float" office:value="0.601503759398496" calcext:value-type="float">
            <text:p>0.6015037594</text:p>
          </table:table-cell>
          <table:table-cell office:value-type="float" office:value="1.66818" calcext:value-type="float">
            <text:p>1.66818</text:p>
          </table:table-cell>
          <table:table-cell table:formula="of:=1/[.K158]" office:value-type="float" office:value="0.59945569422964" calcext:value-type="float">
            <text:p>0.5994556942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74071" calcext:value-type="float">
            <text:p>1.74071</text:p>
          </table:table-cell>
          <table:table-cell table:formula="of:=1/[.O158]" office:value-type="float" office:value="0.574478230147469" calcext:value-type="float">
            <text:p>0.57447823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21718" calcext:value-type="float">
            <text:p>2.21718</text:p>
          </table:table-cell>
          <table:table-cell table:formula="of:=1/[.C159]" office:value-type="float" office:value="0.451023372031139" calcext:value-type="float">
            <text:p>0.451023372</text:p>
          </table:table-cell>
          <table:table-cell office:value-type="float" office:value="2.25457" calcext:value-type="float">
            <text:p>2.25457</text:p>
          </table:table-cell>
          <table:table-cell table:formula="of:=1/[.E159]" office:value-type="float" office:value="0.443543558195133" calcext:value-type="float">
            <text:p>0.4435435582</text:p>
          </table:table-cell>
          <table:table-cell office:value-type="float" office:value="2.24348" calcext:value-type="float">
            <text:p>2.24348</text:p>
          </table:table-cell>
          <table:table-cell table:formula="of:=1/[.G159]" office:value-type="float" office:value="0.445736088576675" calcext:value-type="float">
            <text:p>0.4457360886</text:p>
          </table:table-cell>
          <table:table-cell office:value-type="float" office:value="2.23235" calcext:value-type="float">
            <text:p>2.23235</text:p>
          </table:table-cell>
          <table:table-cell table:formula="of:=1/[.I159]" office:value-type="float" office:value="0.447958429457746" calcext:value-type="float">
            <text:p>0.4479584295</text:p>
          </table:table-cell>
          <table:table-cell office:value-type="float" office:value="2.26024" calcext:value-type="float">
            <text:p>2.26024</text:p>
          </table:table-cell>
          <table:table-cell table:formula="of:=1/[.K159]" office:value-type="float" office:value="0.442430892294624" calcext:value-type="float">
            <text:p>0.4424308923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2.37802" calcext:value-type="float">
            <text:p>2.37802</text:p>
          </table:table-cell>
          <table:table-cell table:formula="of:=1/[.O159]" office:value-type="float" office:value="0.420517909857781" calcext:value-type="float">
            <text:p>0.420517909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50574" calcext:value-type="float">
            <text:p>1.50574</text:p>
          </table:table-cell>
          <table:table-cell table:formula="of:=1/[.C160]" office:value-type="float" office:value="0.664125280592931" calcext:value-type="float">
            <text:p>0.6641252806</text:p>
          </table:table-cell>
          <table:table-cell office:value-type="float" office:value="1.52775" calcext:value-type="float">
            <text:p>1.52775</text:p>
          </table:table-cell>
          <table:table-cell table:formula="of:=1/[.E160]" office:value-type="float" office:value="0.654557355588283" calcext:value-type="float">
            <text:p>0.6545573556</text:p>
          </table:table-cell>
          <table:table-cell office:value-type="float" office:value="1.52617" calcext:value-type="float">
            <text:p>1.52617</text:p>
          </table:table-cell>
          <table:table-cell table:formula="of:=1/[.G160]" office:value-type="float" office:value="0.655235000032762" calcext:value-type="float">
            <text:p>0.655235</text:p>
          </table:table-cell>
          <table:table-cell office:value-type="float" office:value="1.52572" calcext:value-type="float">
            <text:p>1.52572</text:p>
          </table:table-cell>
          <table:table-cell table:formula="of:=1/[.I160]" office:value-type="float" office:value="0.655428256823008" calcext:value-type="float">
            <text:p>0.6554282568</text:p>
          </table:table-cell>
          <table:table-cell office:value-type="float" office:value="1.53132" calcext:value-type="float">
            <text:p>1.53132</text:p>
          </table:table-cell>
          <table:table-cell table:formula="of:=1/[.K160]" office:value-type="float" office:value="0.653031371627093" calcext:value-type="float">
            <text:p>0.6530313716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58455" calcext:value-type="float">
            <text:p>1.58455</text:p>
          </table:table-cell>
          <table:table-cell table:formula="of:=1/[.O160]" office:value-type="float" office:value="0.631094001451516" calcext:value-type="float">
            <text:p>0.631094001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43164" calcext:value-type="float">
            <text:p>1.43164</text:p>
          </table:table-cell>
          <table:table-cell table:formula="of:=1/[.C161]" office:value-type="float" office:value="0.698499622810204" calcext:value-type="float">
            <text:p>0.6984996228</text:p>
          </table:table-cell>
          <table:table-cell office:value-type="float" office:value="1.45807" calcext:value-type="float">
            <text:p>1.45807</text:p>
          </table:table-cell>
          <table:table-cell table:formula="of:=1/[.E161]" office:value-type="float" office:value="0.685838128484915" calcext:value-type="float">
            <text:p>0.6858381285</text:p>
          </table:table-cell>
          <table:table-cell office:value-type="float" office:value="1.46145" calcext:value-type="float">
            <text:p>1.46145</text:p>
          </table:table-cell>
          <table:table-cell table:formula="of:=1/[.G161]" office:value-type="float" office:value="0.684251941564884" calcext:value-type="float">
            <text:p>0.6842519416</text:p>
          </table:table-cell>
          <table:table-cell office:value-type="float" office:value="1.46437" calcext:value-type="float">
            <text:p>1.46437</text:p>
          </table:table-cell>
          <table:table-cell table:formula="of:=1/[.I161]" office:value-type="float" office:value="0.682887521596318" calcext:value-type="float">
            <text:p>0.6828875216</text:p>
          </table:table-cell>
          <table:table-cell office:value-type="float" office:value="1.46398" calcext:value-type="float">
            <text:p>1.46398</text:p>
          </table:table-cell>
          <table:table-cell table:formula="of:=1/[.K161]" office:value-type="float" office:value="0.683069440839356" calcext:value-type="float">
            <text:p>0.6830694408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52485" calcext:value-type="float">
            <text:p>1.52485</text:p>
          </table:table-cell>
          <table:table-cell table:formula="of:=1/[.O161]" office:value-type="float" office:value="0.655802210053448" calcext:value-type="float">
            <text:p>0.655802210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37166" calcext:value-type="float">
            <text:p>1.37166</text:p>
          </table:table-cell>
          <table:table-cell table:formula="of:=1/[.C162]" office:value-type="float" office:value="0.729043640552323" calcext:value-type="float">
            <text:p>0.7290436406</text:p>
          </table:table-cell>
          <table:table-cell office:value-type="float" office:value="1.38249" calcext:value-type="float">
            <text:p>1.38249</text:p>
          </table:table-cell>
          <table:table-cell table:formula="of:=1/[.E162]" office:value-type="float" office:value="0.723332537667542" calcext:value-type="float">
            <text:p>0.7233325377</text:p>
          </table:table-cell>
          <table:table-cell office:value-type="float" office:value="1.38455" calcext:value-type="float">
            <text:p>1.38455</text:p>
          </table:table-cell>
          <table:table-cell table:formula="of:=1/[.G162]" office:value-type="float" office:value="0.722256328771081" calcext:value-type="float">
            <text:p>0.7222563288</text:p>
          </table:table-cell>
          <table:table-cell office:value-type="float" office:value="1.38487" calcext:value-type="float">
            <text:p>1.38487</text:p>
          </table:table-cell>
          <table:table-cell table:formula="of:=1/[.I162]" office:value-type="float" office:value="0.72208943799779" calcext:value-type="float">
            <text:p>0.722089438</text:p>
          </table:table-cell>
          <table:table-cell office:value-type="float" office:value="1.3841" calcext:value-type="float">
            <text:p>1.3841</text:p>
          </table:table-cell>
          <table:table-cell table:formula="of:=1/[.K162]" office:value-type="float" office:value="0.722491149483419" calcext:value-type="float">
            <text:p>0.7224911495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42007" calcext:value-type="float">
            <text:p>1.42007</text:p>
          </table:table-cell>
          <table:table-cell table:formula="of:=1/[.O162]" office:value-type="float" office:value="0.704190638489652" calcext:value-type="float">
            <text:p>0.704190638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58975" calcext:value-type="float">
            <text:p>2.58975</text:p>
          </table:table-cell>
          <table:table-cell table:formula="of:=1/[.C163]" office:value-type="float" office:value="0.386137658075104" calcext:value-type="float">
            <text:p>0.3861376581</text:p>
          </table:table-cell>
          <table:table-cell office:value-type="float" office:value="2.61855" calcext:value-type="float">
            <text:p>2.61855</text:p>
          </table:table-cell>
          <table:table-cell table:formula="of:=1/[.E163]" office:value-type="float" office:value="0.381890741058983" calcext:value-type="float">
            <text:p>0.3818907411</text:p>
          </table:table-cell>
          <table:table-cell office:value-type="float" office:value="2.64957" calcext:value-type="float">
            <text:p>2.64957</text:p>
          </table:table-cell>
          <table:table-cell table:formula="of:=1/[.G163]" office:value-type="float" office:value="0.377419732258442" calcext:value-type="float">
            <text:p>0.3774197323</text:p>
          </table:table-cell>
          <table:table-cell office:value-type="float" office:value="2.64543" calcext:value-type="float">
            <text:p>2.64543</text:p>
          </table:table-cell>
          <table:table-cell table:formula="of:=1/[.I163]" office:value-type="float" office:value="0.378010380165039" calcext:value-type="float">
            <text:p>0.3780103802</text:p>
          </table:table-cell>
          <table:table-cell office:value-type="float" office:value="2.62904" calcext:value-type="float">
            <text:p>2.62904</text:p>
          </table:table-cell>
          <table:table-cell table:formula="of:=1/[.K163]" office:value-type="float" office:value="0.380366978060433" calcext:value-type="float">
            <text:p>0.3803669781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88887" calcext:value-type="float">
            <text:p>2.88887</text:p>
          </table:table-cell>
          <table:table-cell table:formula="of:=1/[.O163]" office:value-type="float" office:value="0.346156109482254" calcext:value-type="float">
            <text:p>0.3461561095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52311424375908" calcext:value-type="float">
            <text:p>-0.6523114244</text:p>
          </table:table-cell>
          <table:table-cell table:style-name="ce1" table:formula="of:=CORREL([.B150:.B163];[.D150:.D163])" office:value-type="float" office:value="0.768231504547503" calcext:value-type="float">
            <text:p>0.7682315045</text:p>
          </table:table-cell>
          <table:table-cell table:style-name="ce2" table:formula="of:=CORREL([.B150:.B163];[.E150:.E163])" office:value-type="float" office:value="-0.6421610260967" calcext:value-type="float">
            <text:p>-0.6421610261</text:p>
          </table:table-cell>
          <table:table-cell table:style-name="ce1" table:formula="of:=CORREL([.B150:.B163];[.F150:.F163])" office:value-type="float" office:value="0.754599088370507" calcext:value-type="float">
            <text:p>0.7545990884</text:p>
          </table:table-cell>
          <table:table-cell table:style-name="ce2" table:formula="of:=CORREL([.B150:.B163];[.G150:.G163])" office:value-type="float" office:value="-0.634724026060768" calcext:value-type="float">
            <text:p>-0.6347240261</text:p>
          </table:table-cell>
          <table:table-cell table:style-name="ce1" table:formula="of:=CORREL([.B150:.B163];[.H150:.H163])" office:value-type="float" office:value="0.751250622728915" calcext:value-type="float">
            <text:p>0.7512506227</text:p>
          </table:table-cell>
          <table:table-cell table:style-name="ce2" table:formula="of:=CORREL([.B150:.B163];[.I150:.I163])" office:value-type="float" office:value="-0.633918851167975" calcext:value-type="float">
            <text:p>-0.6339188512</text:p>
          </table:table-cell>
          <table:table-cell table:style-name="ce1" table:formula="of:=CORREL([.B150:.B163];[.J150:.J163])" office:value-type="float" office:value="0.75037251787719" calcext:value-type="float">
            <text:p>0.7503725179</text:p>
          </table:table-cell>
          <table:table-cell table:style-name="ce2" table:formula="of:=CORREL([.B150:.B163];[.K150:.K163])" office:value-type="float" office:value="-0.640366047148061" calcext:value-type="float">
            <text:p>-0.6403660471</text:p>
          </table:table-cell>
          <table:table-cell table:style-name="ce1" table:formula="of:=CORREL([.B150:.B163];[.L150:.L163])" office:value-type="float" office:value="0.753000914350079" calcext:value-type="float">
            <text:p>0.7530009144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25147167022638" calcext:value-type="float">
            <text:p>-0.625147167</text:p>
          </table:table-cell>
          <table:table-cell table:style-name="ce1" table:formula="of:=CORREL([.B150:.B163];[.P150:.P163])" office:value-type="float" office:value="0.753777744509948" calcext:value-type="float">
            <text:p>0.75377774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office:value-type="float" office:value="0.0848129797757461" calcext:value-type="float">
            <text:p>0.0848129798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7" office:value-type="float" office:value="0.796457296848262" calcext:value-type="float">
            <text:p>0.796457296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office:value-type="float" office:value="0.696817134561194" calcext:value-type="float">
            <text:p>0.6968171346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7" office:value-type="float" office:value="0.788188844609599" calcext:value-type="float">
            <text:p>0.7881888446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7" office:value-type="float" office:value="0.535829634826214" calcext:value-type="float">
            <text:p>0.5358296348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7" office:value-type="float" office:value="0.45599965675823" calcext:value-type="float">
            <text:p>0.4559996568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7" office:value-type="float" office:value="0.45699695731859" calcext:value-type="float">
            <text:p>0.4569969573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7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474080957582195" calcext:value-type="float">
            <text:p>-0.4740809576</text:p>
          </table:table-cell>
          <table:table-cell table:style-name="ce1" table:formula="of:=AVERAGE([.C167:.C174])" office:value-type="float" office:value="0.485694949988103" calcext:value-type="float">
            <text:p>0.48569495</text:p>
          </table:table-cell>
          <table:table-cell table:formula="of:=AVERAGE([.D167:.D174])" office:value-type="float" office:value="-0.503765999623144" calcext:value-type="float">
            <text:p>-0.5037659996</text:p>
          </table:table-cell>
          <table:table-cell table:style-name="ce1" table:formula="of:=AVERAGE([.E167:.E174])" office:value-type="float" office:value="0.518539225653924" calcext:value-type="float">
            <text:p>0.5185392257</text:p>
          </table:table-cell>
          <table:table-cell table:style-name="ce2" table:formula="of:=AVERAGE([.F167:.F174])" office:value-type="float" office:value="-0.49817804793624" calcext:value-type="float">
            <text:p>-0.4981780479</text:p>
          </table:table-cell>
          <table:table-cell table:style-name="ce1" table:formula="of:=AVERAGE([.G167:.G174])" office:value-type="float" office:value="0.512110818615436" calcext:value-type="float">
            <text:p>0.5121108186</text:p>
          </table:table-cell>
          <table:table-cell table:style-name="ce2" table:formula="of:=AVERAGE([.H167:.H174])" office:value-type="float" office:value="-0.489700281946974" calcext:value-type="float">
            <text:p>-0.4897002819</text:p>
          </table:table-cell>
          <table:table-cell table:style-name="ce1" table:formula="of:=AVERAGE([.I167:.I174])" office:value-type="float" office:value="0.507499476708746" calcext:value-type="float">
            <text:p>0.5074994767</text:p>
          </table:table-cell>
          <table:table-cell table:style-name="ce2" table:formula="of:=AVERAGE([.J167:.J174])" office:value-type="float" office:value="-0.503294138077271" calcext:value-type="float">
            <text:p>-0.5032941381</text:p>
          </table:table-cell>
          <table:table-cell table:style-name="ce1" table:formula="of:=AVERAGE([.K167:.K174])" office:value-type="float" office:value="0.518397436872413" calcext:value-type="float">
            <text:p>0.5183974369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1667568827445" calcext:value-type="float">
            <text:p>-0.5166756883</text:p>
          </table:table-cell>
          <table:table-cell table:style-name="ce1" table:formula="of:=AVERAGE([.O167:.O174])" office:value-type="float" office:value="0.530340667319104" calcext:value-type="float">
            <text:p>0.5303406673</text:p>
          </table:table-cell>
          <table:table-cell table:style-name="ce5" table:formula="of:=AVERAGE([.P167:.P174])" office:value-type="float" office:value="0.573000396756085" calcext:value-type="float">
            <text:p>0.5730003968</text:p>
          </table:table-cell>
        </table:table-row>
      </table:table>
      <table:table table:name="%rgb" table:style-name="ta1"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3738" calcext:value-type="float">
            <text:p>0.443738</text:p>
          </table:table-cell>
          <table:table-cell table:formula="of:=1-[.C3]" office:value-type="float" office:value="0.556262" calcext:value-type="float">
            <text:p>0.55626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430404" calcext:value-type="float">
            <text:p>0.430404</text:p>
          </table:table-cell>
          <table:table-cell table:formula="of:=1-[.G3]" office:value-type="float" office:value="0.569596" calcext:value-type="float">
            <text:p>0.569596</text:p>
          </table:table-cell>
          <table:table-cell office:value-type="float" office:value="0.422575" calcext:value-type="float">
            <text:p>0.422575</text:p>
          </table:table-cell>
          <table:table-cell table:formula="of:=1-[.I3]" office:value-type="float" office:value="0.577425" calcext:value-type="float">
            <text:p>0.577425</text:p>
          </table:table-cell>
          <table:table-cell office:value-type="float" office:value="0.440216" calcext:value-type="float">
            <text:p>0.440216</text:p>
          </table:table-cell>
          <table:table-cell table:formula="of:=1-[.K3]" office:value-type="float" office:value="0.559784" calcext:value-type="float">
            <text:p>0.559784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31783" calcext:value-type="float">
            <text:p>0.31783</text:p>
          </table:table-cell>
          <table:table-cell table:formula="of:=1-[.C4]" office:value-type="float" office:value="0.68217" calcext:value-type="float">
            <text:p>0.68217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320472" calcext:value-type="float">
            <text:p>0.320472</text:p>
          </table:table-cell>
          <table:table-cell table:formula="of:=1-[.G4]" office:value-type="float" office:value="0.679528" calcext:value-type="float">
            <text:p>0.679528</text:p>
          </table:table-cell>
          <table:table-cell office:value-type="float" office:value="0.310573" calcext:value-type="float">
            <text:p>0.310573</text:p>
          </table:table-cell>
          <table:table-cell table:formula="of:=1-[.I4]" office:value-type="float" office:value="0.689427" calcext:value-type="float">
            <text:p>0.689427</text:p>
          </table:table-cell>
          <table:table-cell office:value-type="float" office:value="0.327184" calcext:value-type="float">
            <text:p>0.327184</text:p>
          </table:table-cell>
          <table:table-cell table:formula="of:=1-[.K4]" office:value-type="float" office:value="0.672816" calcext:value-type="float">
            <text:p>0.672816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47232" calcext:value-type="float">
            <text:p>0.547232</text:p>
          </table:table-cell>
          <table:table-cell table:formula="of:=1-[.O4]" office:value-type="float" office:value="0.452768" calcext:value-type="float">
            <text:p>0.4527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0171989" calcext:value-type="float">
            <text:p>0.0171989</text:p>
          </table:table-cell>
          <table:table-cell table:formula="of:=1-[.C5]" office:value-type="float" office:value="0.9828011" calcext:value-type="float">
            <text:p>0.9828011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-0.00275819" calcext:value-type="float">
            <text:p>-0.00275819</text:p>
          </table:table-cell>
          <table:table-cell table:formula="of:=1-[.G5]" office:value-type="float" office:value="1.00275819" calcext:value-type="float">
            <text:p>1.00275819</text:p>
          </table:table-cell>
          <table:table-cell office:value-type="float" office:value="-0.00290668" calcext:value-type="float">
            <text:p>-0.00290668</text:p>
          </table:table-cell>
          <table:table-cell table:formula="of:=1-[.I5]" office:value-type="float" office:value="1.00290668" calcext:value-type="float">
            <text:p>1.00290668</text:p>
          </table:table-cell>
          <table:table-cell office:value-type="float" office:value="0.00280505" calcext:value-type="float">
            <text:p>0.00280505</text:p>
          </table:table-cell>
          <table:table-cell table:formula="of:=1-[.K5]" office:value-type="float" office:value="0.99719495" calcext:value-type="float">
            <text:p>0.99719495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92788" calcext:value-type="float">
            <text:p>0.492788</text:p>
          </table:table-cell>
          <table:table-cell table:formula="of:=1-[.O5]" office:value-type="float" office:value="0.507212" calcext:value-type="float">
            <text:p>0.507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214186" calcext:value-type="float">
            <text:p>0.214186</text:p>
          </table:table-cell>
          <table:table-cell table:formula="of:=1-[.C6]" office:value-type="float" office:value="0.785814" calcext:value-type="float">
            <text:p>0.785814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208831" calcext:value-type="float">
            <text:p>0.208831</text:p>
          </table:table-cell>
          <table:table-cell table:formula="of:=1-[.G6]" office:value-type="float" office:value="0.791169" calcext:value-type="float">
            <text:p>0.791169</text:p>
          </table:table-cell>
          <table:table-cell office:value-type="float" office:value="0.196429" calcext:value-type="float">
            <text:p>0.196429</text:p>
          </table:table-cell>
          <table:table-cell table:formula="of:=1-[.I6]" office:value-type="float" office:value="0.803571" calcext:value-type="float">
            <text:p>0.803571</text:p>
          </table:table-cell>
          <table:table-cell office:value-type="float" office:value="0.214363" calcext:value-type="float">
            <text:p>0.214363</text:p>
          </table:table-cell>
          <table:table-cell table:formula="of:=1-[.K6]" office:value-type="float" office:value="0.785637" calcext:value-type="float">
            <text:p>0.785637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406015" calcext:value-type="float">
            <text:p>0.406015</text:p>
          </table:table-cell>
          <table:table-cell table:formula="of:=1-[.O6]" office:value-type="float" office:value="0.593985" calcext:value-type="float">
            <text:p>0.5939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441157" calcext:value-type="float">
            <text:p>0.441157</text:p>
          </table:table-cell>
          <table:table-cell table:formula="of:=1-[.C7]" office:value-type="float" office:value="0.558843" calcext:value-type="float">
            <text:p>0.5588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414814" calcext:value-type="float">
            <text:p>0.414814</text:p>
          </table:table-cell>
          <table:table-cell table:formula="of:=1-[.G7]" office:value-type="float" office:value="0.585186" calcext:value-type="float">
            <text:p>0.585186</text:p>
          </table:table-cell>
          <table:table-cell office:value-type="float" office:value="0.395152" calcext:value-type="float">
            <text:p>0.395152</text:p>
          </table:table-cell>
          <table:table-cell table:formula="of:=1-[.I7]" office:value-type="float" office:value="0.604848" calcext:value-type="float">
            <text:p>0.604848</text:p>
          </table:table-cell>
          <table:table-cell office:value-type="float" office:value="0.419595" calcext:value-type="float">
            <text:p>0.419595</text:p>
          </table:table-cell>
          <table:table-cell table:formula="of:=1-[.K7]" office:value-type="float" office:value="0.580405" calcext:value-type="float">
            <text:p>0.580405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9719" calcext:value-type="float">
            <text:p>0.59719</text:p>
          </table:table-cell>
          <table:table-cell table:formula="of:=1-[.O7]" office:value-type="float" office:value="0.40281" calcext:value-type="float">
            <text:p>0.402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358905" calcext:value-type="float">
            <text:p>0.358905</text:p>
          </table:table-cell>
          <table:table-cell table:formula="of:=1-[.C8]" office:value-type="float" office:value="0.641095" calcext:value-type="float">
            <text:p>0.641095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346829" calcext:value-type="float">
            <text:p>0.346829</text:p>
          </table:table-cell>
          <table:table-cell table:formula="of:=1-[.G8]" office:value-type="float" office:value="0.653171" calcext:value-type="float">
            <text:p>0.653171</text:p>
          </table:table-cell>
          <table:table-cell office:value-type="float" office:value="0.335255" calcext:value-type="float">
            <text:p>0.335255</text:p>
          </table:table-cell>
          <table:table-cell table:formula="of:=1-[.I8]" office:value-type="float" office:value="0.664745" calcext:value-type="float">
            <text:p>0.664745</text:p>
          </table:table-cell>
          <table:table-cell office:value-type="float" office:value="0.353533" calcext:value-type="float">
            <text:p>0.353533</text:p>
          </table:table-cell>
          <table:table-cell table:formula="of:=1-[.K8]" office:value-type="float" office:value="0.646467" calcext:value-type="float">
            <text:p>0.646467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4536" calcext:value-type="float">
            <text:p>0.54536</text:p>
          </table:table-cell>
          <table:table-cell table:formula="of:=1-[.O8]" office:value-type="float" office:value="0.45464" calcext:value-type="float">
            <text:p>0.454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418872" calcext:value-type="float">
            <text:p>0.418872</text:p>
          </table:table-cell>
          <table:table-cell table:formula="of:=1-[.C9]" office:value-type="float" office:value="0.581128" calcext:value-type="float">
            <text:p>0.58112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405313" calcext:value-type="float">
            <text:p>0.405313</text:p>
          </table:table-cell>
          <table:table-cell table:formula="of:=1-[.G9]" office:value-type="float" office:value="0.594687" calcext:value-type="float">
            <text:p>0.594687</text:p>
          </table:table-cell>
          <table:table-cell office:value-type="float" office:value="0.401745" calcext:value-type="float">
            <text:p>0.401745</text:p>
          </table:table-cell>
          <table:table-cell table:formula="of:=1-[.I9]" office:value-type="float" office:value="0.598255" calcext:value-type="float">
            <text:p>0.598255</text:p>
          </table:table-cell>
          <table:table-cell office:value-type="float" office:value="0.40663" calcext:value-type="float">
            <text:p>0.40663</text:p>
          </table:table-cell>
          <table:table-cell table:formula="of:=1-[.K9]" office:value-type="float" office:value="0.59337" calcext:value-type="float">
            <text:p>0.5933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506053" calcext:value-type="float">
            <text:p>0.506053</text:p>
          </table:table-cell>
          <table:table-cell table:formula="of:=1-[.O9]" office:value-type="float" office:value="0.493947" calcext:value-type="float">
            <text:p>0.49394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274718" calcext:value-type="float">
            <text:p>0.274718</text:p>
          </table:table-cell>
          <table:table-cell table:formula="of:=1-[.C10]" office:value-type="float" office:value="0.725282" calcext:value-type="float">
            <text:p>0.725282</text:p>
          </table:table-cell>
          <table:table-cell office:value-type="float" office:value="0.505626" calcext:value-type="float">
            <text:p>0.505626</text:p>
          </table:table-cell>
          <table:table-cell table:formula="of:=1-[.E10]" office:value-type="float" office:value="0.494374" calcext:value-type="float">
            <text:p>0.494374</text:p>
          </table:table-cell>
          <table:table-cell office:value-type="float" office:value="0.263721" calcext:value-type="float">
            <text:p>0.263721</text:p>
          </table:table-cell>
          <table:table-cell table:formula="of:=1-[.G10]" office:value-type="float" office:value="0.736279" calcext:value-type="float">
            <text:p>0.736279</text:p>
          </table:table-cell>
          <table:table-cell office:value-type="float" office:value="0.259408" calcext:value-type="float">
            <text:p>0.259408</text:p>
          </table:table-cell>
          <table:table-cell table:formula="of:=1-[.I10]" office:value-type="float" office:value="0.740592" calcext:value-type="float">
            <text:p>0.740592</text:p>
          </table:table-cell>
          <table:table-cell office:value-type="float" office:value="0.268065" calcext:value-type="float">
            <text:p>0.268065</text:p>
          </table:table-cell>
          <table:table-cell table:formula="of:=1-[.K10]" office:value-type="float" office:value="0.731935" calcext:value-type="float">
            <text:p>0.731935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69103" calcext:value-type="float">
            <text:p>0.569103</text:p>
          </table:table-cell>
          <table:table-cell table:formula="of:=1-[.O10]" office:value-type="float" office:value="0.430897" calcext:value-type="float">
            <text:p>0.43089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654081" calcext:value-type="float">
            <text:p>0.654081</text:p>
          </table:table-cell>
          <table:table-cell table:formula="of:=1-[.C11]" office:value-type="float" office:value="0.345919" calcext:value-type="float">
            <text:p>0.345919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19178" calcext:value-type="float">
            <text:p>0.619178</text:p>
          </table:table-cell>
          <table:table-cell table:formula="of:=1-[.G11]" office:value-type="float" office:value="0.380822" calcext:value-type="float">
            <text:p>0.380822</text:p>
          </table:table-cell>
          <table:table-cell office:value-type="float" office:value="0.605619" calcext:value-type="float">
            <text:p>0.605619</text:p>
          </table:table-cell>
          <table:table-cell table:formula="of:=1-[.I11]" office:value-type="float" office:value="0.394381" calcext:value-type="float">
            <text:p>0.394381</text:p>
          </table:table-cell>
          <table:table-cell office:value-type="float" office:value="0.616963" calcext:value-type="float">
            <text:p>0.616963</text:p>
          </table:table-cell>
          <table:table-cell table:formula="of:=1-[.K11]" office:value-type="float" office:value="0.383037" calcext:value-type="float">
            <text:p>0.383037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707036" calcext:value-type="float">
            <text:p>0.707036</text:p>
          </table:table-cell>
          <table:table-cell table:formula="of:=1-[.O11]" office:value-type="float" office:value="0.292964" calcext:value-type="float">
            <text:p>0.29296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46144" calcext:value-type="float">
            <text:p>0.646144</text:p>
          </table:table-cell>
          <table:table-cell table:formula="of:=1-[.C12]" office:value-type="float" office:value="0.353856" calcext:value-type="float">
            <text:p>0.353856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17797" calcext:value-type="float">
            <text:p>0.617797</text:p>
          </table:table-cell>
          <table:table-cell table:formula="of:=1-[.G12]" office:value-type="float" office:value="0.382203" calcext:value-type="float">
            <text:p>0.382203</text:p>
          </table:table-cell>
          <table:table-cell office:value-type="float" office:value="0.605286" calcext:value-type="float">
            <text:p>0.605286</text:p>
          </table:table-cell>
          <table:table-cell table:formula="of:=1-[.I12]" office:value-type="float" office:value="0.394714" calcext:value-type="float">
            <text:p>0.394714</text:p>
          </table:table-cell>
          <table:table-cell office:value-type="float" office:value="0.628536" calcext:value-type="float">
            <text:p>0.628536</text:p>
          </table:table-cell>
          <table:table-cell table:formula="of:=1-[.K12]" office:value-type="float" office:value="0.371464" calcext:value-type="float">
            <text:p>0.371464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13119" calcext:value-type="float">
            <text:p>0.13119</text:p>
          </table:table-cell>
          <table:table-cell table:formula="of:=1-[.C13]" office:value-type="float" office:value="0.86881" calcext:value-type="float">
            <text:p>0.86881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153583" calcext:value-type="float">
            <text:p>0.153583</text:p>
          </table:table-cell>
          <table:table-cell table:formula="of:=1-[.G13]" office:value-type="float" office:value="0.846417" calcext:value-type="float">
            <text:p>0.846417</text:p>
          </table:table-cell>
          <table:table-cell office:value-type="float" office:value="0.145413" calcext:value-type="float">
            <text:p>0.145413</text:p>
          </table:table-cell>
          <table:table-cell table:formula="of:=1-[.I13]" office:value-type="float" office:value="0.854587" calcext:value-type="float">
            <text:p>0.854587</text:p>
          </table:table-cell>
          <table:table-cell office:value-type="float" office:value="0.184946" calcext:value-type="float">
            <text:p>0.184946</text:p>
          </table:table-cell>
          <table:table-cell table:formula="of:=1-[.K13]" office:value-type="float" office:value="0.815054" calcext:value-type="float">
            <text:p>0.815054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584784" calcext:value-type="float">
            <text:p>0.584784</text:p>
          </table:table-cell>
          <table:table-cell table:formula="of:=1-[.O13]" office:value-type="float" office:value="0.415216" calcext:value-type="float">
            <text:p>0.4152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542706" calcext:value-type="float">
            <text:p>0.542706</text:p>
          </table:table-cell>
          <table:table-cell table:formula="of:=1-[.C14]" office:value-type="float" office:value="0.457294" calcext:value-type="float">
            <text:p>0.457294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49787" calcext:value-type="float">
            <text:p>0.49787</text:p>
          </table:table-cell>
          <table:table-cell table:formula="of:=1-[.G14]" office:value-type="float" office:value="0.50213" calcext:value-type="float">
            <text:p>0.50213</text:p>
          </table:table-cell>
          <table:table-cell office:value-type="float" office:value="0.480253" calcext:value-type="float">
            <text:p>0.480253</text:p>
          </table:table-cell>
          <table:table-cell table:formula="of:=1-[.I14]" office:value-type="float" office:value="0.519747" calcext:value-type="float">
            <text:p>0.519747</text:p>
          </table:table-cell>
          <table:table-cell office:value-type="float" office:value="0.494203" calcext:value-type="float">
            <text:p>0.494203</text:p>
          </table:table-cell>
          <table:table-cell table:formula="of:=1-[.K14]" office:value-type="float" office:value="0.505797" calcext:value-type="float">
            <text:p>0.505797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647" calcext:value-type="float">
            <text:p>0.554647</text:p>
          </table:table-cell>
          <table:table-cell table:formula="of:=1-[.O14]" office:value-type="float" office:value="0.445353" calcext:value-type="float">
            <text:p>0.44535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0.110520756290507" calcext:value-type="float">
            <text:p>0.1105207563</text:p>
          </table:table-cell>
          <table:table-cell table:style-name="ce1" table:formula="of:=CORREL([.B3:.B14];[.D3:.D14])" office:value-type="float" office:value="-0.110520756290507" calcext:value-type="float">
            <text:p>-0.1105207563</text:p>
          </table:table-cell>
          <table:table-cell table:formula="of:=CORREL([.B3:.B14];[.E3:.E14])" office:value-type="float" office:value="-0.319487008501248" calcext:value-type="float">
            <text:p>-0.3194870085</text:p>
          </table:table-cell>
          <table:table-cell table:style-name="ce1" table:formula="of:=CORREL([.B3:.B14];[.F3:.F14])" office:value-type="float" office:value="0.319487008501248" calcext:value-type="float">
            <text:p>0.3194870085</text:p>
          </table:table-cell>
          <table:table-cell table:style-name="ce2" table:formula="of:=CORREL([.B3:.B14];[.G3:.G14])" office:value-type="float" office:value="0.123770123258965" calcext:value-type="float">
            <text:p>0.1237701233</text:p>
          </table:table-cell>
          <table:table-cell table:style-name="ce1" table:formula="of:=CORREL([.B3:.B14];[.H3:.H14])" office:value-type="float" office:value="-0.123770123258965" calcext:value-type="float">
            <text:p>-0.1237701233</text:p>
          </table:table-cell>
          <table:table-cell table:style-name="ce2" table:formula="of:=CORREL([.B3:.B14];[.I3:.I14])" office:value-type="float" office:value="0.121892191040583" calcext:value-type="float">
            <text:p>0.121892191</text:p>
          </table:table-cell>
          <table:table-cell table:style-name="ce1" table:formula="of:=CORREL([.B3:.B14];[.J3:.J14])" office:value-type="float" office:value="-0.121892191040583" calcext:value-type="float">
            <text:p>-0.121892191</text:p>
          </table:table-cell>
          <table:table-cell table:style-name="ce2" table:formula="of:=CORREL([.B3:.B14];[.K3:.K14])" office:value-type="float" office:value="0.12193427042222" calcext:value-type="float">
            <text:p>0.1219342704</text:p>
          </table:table-cell>
          <table:table-cell table:style-name="ce1" table:formula="of:=CORREL([.B3:.B14];[.L3:.L14])" office:value-type="float" office:value="-0.12193427042222" calcext:value-type="float">
            <text:p>-0.1219342704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533512267928872" calcext:value-type="float">
            <text:p>-0.5335122679</text:p>
          </table:table-cell>
          <table:table-cell table:style-name="ce1" table:formula="of:=CORREL([.B3:.B14];[.P3:.P1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221573" calcext:value-type="float">
            <text:p>0.221573</text:p>
          </table:table-cell>
          <table:table-cell table:formula="of:=1-[.C18]" office:value-type="float" office:value="0.778427" calcext:value-type="float">
            <text:p>0.778427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2193" calcext:value-type="float">
            <text:p>0.2193</text:p>
          </table:table-cell>
          <table:table-cell table:formula="of:=1-[.G18]" office:value-type="float" office:value="0.7807" calcext:value-type="float">
            <text:p>0.7807</text:p>
          </table:table-cell>
          <table:table-cell office:value-type="float" office:value="0.197574" calcext:value-type="float">
            <text:p>0.197574</text:p>
          </table:table-cell>
          <table:table-cell table:formula="of:=1-[.I18]" office:value-type="float" office:value="0.802426" calcext:value-type="float">
            <text:p>0.802426</text:p>
          </table:table-cell>
          <table:table-cell office:value-type="float" office:value="0.255847" calcext:value-type="float">
            <text:p>0.255847</text:p>
          </table:table-cell>
          <table:table-cell table:formula="of:=1-[.K18]" office:value-type="float" office:value="0.744153" calcext:value-type="float">
            <text:p>0.74415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74353" calcext:value-type="float">
            <text:p>0.374353</text:p>
          </table:table-cell>
          <table:table-cell table:formula="of:=1-[.O18]" office:value-type="float" office:value="0.625647" calcext:value-type="float">
            <text:p>0.6256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227299" calcext:value-type="float">
            <text:p>0.227299</text:p>
          </table:table-cell>
          <table:table-cell table:formula="of:=1-[.C19]" office:value-type="float" office:value="0.772701" calcext:value-type="float">
            <text:p>0.772701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201529" calcext:value-type="float">
            <text:p>0.201529</text:p>
          </table:table-cell>
          <table:table-cell table:formula="of:=1-[.G19]" office:value-type="float" office:value="0.798471" calcext:value-type="float">
            <text:p>0.798471</text:p>
          </table:table-cell>
          <table:table-cell office:value-type="float" office:value="0.20289" calcext:value-type="float">
            <text:p>0.20289</text:p>
          </table:table-cell>
          <table:table-cell table:formula="of:=1-[.I19]" office:value-type="float" office:value="0.79711" calcext:value-type="float">
            <text:p>0.79711</text:p>
          </table:table-cell>
          <table:table-cell office:value-type="float" office:value="0.254499" calcext:value-type="float">
            <text:p>0.254499</text:p>
          </table:table-cell>
          <table:table-cell table:formula="of:=1-[.K19]" office:value-type="float" office:value="0.745501" calcext:value-type="float">
            <text:p>0.745501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9778" calcext:value-type="float">
            <text:p>0.439778</text:p>
          </table:table-cell>
          <table:table-cell table:formula="of:=1-[.O19]" office:value-type="float" office:value="0.560222" calcext:value-type="float">
            <text:p>0.560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298367" calcext:value-type="float">
            <text:p>0.298367</text:p>
          </table:table-cell>
          <table:table-cell table:formula="of:=1-[.C20]" office:value-type="float" office:value="0.701633" calcext:value-type="float">
            <text:p>0.701633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284399" calcext:value-type="float">
            <text:p>0.284399</text:p>
          </table:table-cell>
          <table:table-cell table:formula="of:=1-[.G20]" office:value-type="float" office:value="0.715601" calcext:value-type="float">
            <text:p>0.715601</text:p>
          </table:table-cell>
          <table:table-cell office:value-type="float" office:value="0.295311" calcext:value-type="float">
            <text:p>0.295311</text:p>
          </table:table-cell>
          <table:table-cell table:formula="of:=1-[.I20]" office:value-type="float" office:value="0.704689" calcext:value-type="float">
            <text:p>0.704689</text:p>
          </table:table-cell>
          <table:table-cell office:value-type="float" office:value="0.31498" calcext:value-type="float">
            <text:p>0.31498</text:p>
          </table:table-cell>
          <table:table-cell table:formula="of:=1-[.K20]" office:value-type="float" office:value="0.68502" calcext:value-type="float">
            <text:p>0.68502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44972" calcext:value-type="float">
            <text:p>0.444972</text:p>
          </table:table-cell>
          <table:table-cell table:formula="of:=1-[.O20]" office:value-type="float" office:value="0.555028" calcext:value-type="float">
            <text:p>0.5550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22707" calcext:value-type="float">
            <text:p>0.622707</text:p>
          </table:table-cell>
          <table:table-cell table:formula="of:=1-[.C21]" office:value-type="float" office:value="0.377293" calcext:value-type="float">
            <text:p>0.377293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10905" calcext:value-type="float">
            <text:p>0.610905</text:p>
          </table:table-cell>
          <table:table-cell table:formula="of:=1-[.G21]" office:value-type="float" office:value="0.389095" calcext:value-type="float">
            <text:p>0.389095</text:p>
          </table:table-cell>
          <table:table-cell office:value-type="float" office:value="0.603073" calcext:value-type="float">
            <text:p>0.603073</text:p>
          </table:table-cell>
          <table:table-cell table:formula="of:=1-[.I21]" office:value-type="float" office:value="0.396927" calcext:value-type="float">
            <text:p>0.396927</text:p>
          </table:table-cell>
          <table:table-cell office:value-type="float" office:value="0.611532" calcext:value-type="float">
            <text:p>0.611532</text:p>
          </table:table-cell>
          <table:table-cell table:formula="of:=1-[.K21]" office:value-type="float" office:value="0.388468" calcext:value-type="float">
            <text:p>0.388468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42877" calcext:value-type="float">
            <text:p>0.642877</text:p>
          </table:table-cell>
          <table:table-cell table:formula="of:=1-[.C24]" office:value-type="float" office:value="0.357123" calcext:value-type="float">
            <text:p>0.357123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598225" calcext:value-type="float">
            <text:p>0.598225</text:p>
          </table:table-cell>
          <table:table-cell table:formula="of:=1-[.G24]" office:value-type="float" office:value="0.401775" calcext:value-type="float">
            <text:p>0.401775</text:p>
          </table:table-cell>
          <table:table-cell office:value-type="float" office:value="0.585366" calcext:value-type="float">
            <text:p>0.585366</text:p>
          </table:table-cell>
          <table:table-cell table:formula="of:=1-[.I24]" office:value-type="float" office:value="0.414634" calcext:value-type="float">
            <text:p>0.414634</text:p>
          </table:table-cell>
          <table:table-cell office:value-type="float" office:value="0.597868" calcext:value-type="float">
            <text:p>0.597868</text:p>
          </table:table-cell>
          <table:table-cell table:formula="of:=1-[.K24]" office:value-type="float" office:value="0.402132" calcext:value-type="float">
            <text:p>0.402132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329" calcext:value-type="float">
            <text:p>0.633329</text:p>
          </table:table-cell>
          <table:table-cell table:formula="of:=1-[.O24]" office:value-type="float" office:value="0.366671" calcext:value-type="float">
            <text:p>0.36667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21933" calcext:value-type="float">
            <text:p>0.621933</text:p>
          </table:table-cell>
          <table:table-cell table:formula="of:=1-[.C25]" office:value-type="float" office:value="0.378067" calcext:value-type="float">
            <text:p>0.378067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58013" calcext:value-type="float">
            <text:p>0.58013</text:p>
          </table:table-cell>
          <table:table-cell table:formula="of:=1-[.G25]" office:value-type="float" office:value="0.41987" calcext:value-type="float">
            <text:p>0.41987</text:p>
          </table:table-cell>
          <table:table-cell office:value-type="float" office:value="0.567159" calcext:value-type="float">
            <text:p>0.567159</text:p>
          </table:table-cell>
          <table:table-cell table:formula="of:=1-[.I25]" office:value-type="float" office:value="0.432841" calcext:value-type="float">
            <text:p>0.432841</text:p>
          </table:table-cell>
          <table:table-cell office:value-type="float" office:value="0.577992" calcext:value-type="float">
            <text:p>0.577992</text:p>
          </table:table-cell>
          <table:table-cell table:formula="of:=1-[.K25]" office:value-type="float" office:value="0.422008" calcext:value-type="float">
            <text:p>0.422008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73791" calcext:value-type="float">
            <text:p>0.673791</text:p>
          </table:table-cell>
          <table:table-cell table:formula="of:=1-[.C26]" office:value-type="float" office:value="0.326209" calcext:value-type="float">
            <text:p>0.326209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54908" calcext:value-type="float">
            <text:p>0.654908</text:p>
          </table:table-cell>
          <table:table-cell table:formula="of:=1-[.G26]" office:value-type="float" office:value="0.345092" calcext:value-type="float">
            <text:p>0.345092</text:p>
          </table:table-cell>
          <table:table-cell office:value-type="float" office:value="0.653396" calcext:value-type="float">
            <text:p>0.653396</text:p>
          </table:table-cell>
          <table:table-cell table:formula="of:=1-[.I26]" office:value-type="float" office:value="0.346604" calcext:value-type="float">
            <text:p>0.346604</text:p>
          </table:table-cell>
          <table:table-cell office:value-type="float" office:value="0.657183" calcext:value-type="float">
            <text:p>0.657183</text:p>
          </table:table-cell>
          <table:table-cell table:formula="of:=1-[.K26]" office:value-type="float" office:value="0.342817" calcext:value-type="float">
            <text:p>0.342817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158303" calcext:value-type="float">
            <text:p>0.158303</text:p>
          </table:table-cell>
          <table:table-cell table:formula="of:=1-[.C27]" office:value-type="float" office:value="0.841697" calcext:value-type="float">
            <text:p>0.841697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150966" calcext:value-type="float">
            <text:p>0.150966</text:p>
          </table:table-cell>
          <table:table-cell table:formula="of:=1-[.G27]" office:value-type="float" office:value="0.849034" calcext:value-type="float">
            <text:p>0.849034</text:p>
          </table:table-cell>
          <table:table-cell office:value-type="float" office:value="0.150392" calcext:value-type="float">
            <text:p>0.150392</text:p>
          </table:table-cell>
          <table:table-cell table:formula="of:=1-[.I27]" office:value-type="float" office:value="0.849608" calcext:value-type="float">
            <text:p>0.849608</text:p>
          </table:table-cell>
          <table:table-cell office:value-type="float" office:value="0.159377" calcext:value-type="float">
            <text:p>0.159377</text:p>
          </table:table-cell>
          <table:table-cell table:formula="of:=1-[.K27]" office:value-type="float" office:value="0.840623" calcext:value-type="float">
            <text:p>0.84062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9915" calcext:value-type="float">
            <text:p>0.389915</text:p>
          </table:table-cell>
          <table:table-cell table:formula="of:=1-[.O27]" office:value-type="float" office:value="0.610085" calcext:value-type="float">
            <text:p>0.61008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414398" calcext:value-type="float">
            <text:p>0.414398</text:p>
          </table:table-cell>
          <table:table-cell table:formula="of:=1-[.C28]" office:value-type="float" office:value="0.585602" calcext:value-type="float">
            <text:p>0.585602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408773" calcext:value-type="float">
            <text:p>0.408773</text:p>
          </table:table-cell>
          <table:table-cell table:formula="of:=1-[.G28]" office:value-type="float" office:value="0.591227" calcext:value-type="float">
            <text:p>0.591227</text:p>
          </table:table-cell>
          <table:table-cell office:value-type="float" office:value="0.405495" calcext:value-type="float">
            <text:p>0.405495</text:p>
          </table:table-cell>
          <table:table-cell table:formula="of:=1-[.I28]" office:value-type="float" office:value="0.594505" calcext:value-type="float">
            <text:p>0.594505</text:p>
          </table:table-cell>
          <table:table-cell office:value-type="float" office:value="0.416645" calcext:value-type="float">
            <text:p>0.416645</text:p>
          </table:table-cell>
          <table:table-cell table:formula="of:=1-[.K28]" office:value-type="float" office:value="0.583355" calcext:value-type="float">
            <text:p>0.583355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7968" calcext:value-type="float">
            <text:p>0.467968</text:p>
          </table:table-cell>
          <table:table-cell table:formula="of:=1-[.O28]" office:value-type="float" office:value="0.532032" calcext:value-type="float">
            <text:p>0.5320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816330086620755" calcext:value-type="float">
            <text:p>-0.8163300866</text:p>
          </table:table-cell>
          <table:table-cell table:style-name="ce1" table:formula="of:=CORREL([.B17:.B28];[.D17:.D28])" office:value-type="float" office:value="0.816330086620755" calcext:value-type="float">
            <text:p>0.8163300866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810412858938133" calcext:value-type="float">
            <text:p>-0.8104128589</text:p>
          </table:table-cell>
          <table:table-cell table:style-name="ce1" table:formula="of:=CORREL([.B17:.B28];[.H17:.H28])" office:value-type="float" office:value="0.810412858938133" calcext:value-type="float">
            <text:p>0.8104128589</text:p>
          </table:table-cell>
          <table:table-cell table:style-name="ce2" table:formula="of:=CORREL([.B17:.B28];[.I17:.I28])" office:value-type="float" office:value="-0.804155499841337" calcext:value-type="float">
            <text:p>-0.8041554998</text:p>
          </table:table-cell>
          <table:table-cell table:style-name="ce1" table:formula="of:=CORREL([.B17:.B28];[.J17:.J28])" office:value-type="float" office:value="0.804155499841337" calcext:value-type="float">
            <text:p>0.8041554998</text:p>
          </table:table-cell>
          <table:table-cell table:style-name="ce2" table:formula="of:=CORREL([.B17:.B28];[.K17:.K28])" office:value-type="float" office:value="-0.813604785377671" calcext:value-type="float">
            <text:p>-0.8136047854</text:p>
          </table:table-cell>
          <table:table-cell table:style-name="ce1" table:formula="of:=CORREL([.B17:.B28];[.L17:.L28])" office:value-type="float" office:value="0.813604785377671" calcext:value-type="float">
            <text:p>0.8136047854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6811633040557" calcext:value-type="float">
            <text:p>-0.736811633</text:p>
          </table:table-cell>
          <table:table-cell table:style-name="ce1" table:formula="of:=CORREL([.B17:.B28];[.P17:.P28])" office:value-type="float" office:value="0.736811633040557" calcext:value-type="float">
            <text:p>0.736811633</text:p>
          </table:table-cell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475802" calcext:value-type="float">
            <text:p>0.475802</text:p>
          </table:table-cell>
          <table:table-cell table:formula="of:=1-[.C32]" office:value-type="float" office:value="0.524198" calcext:value-type="float">
            <text:p>0.524198</text:p>
          </table:table-cell>
          <table:table-cell office:value-type="float" office:value="0.588166" calcext:value-type="float">
            <text:p>0.588166</text:p>
          </table:table-cell>
          <table:table-cell table:formula="of:=1-[.E32]" office:value-type="float" office:value="0.411834" calcext:value-type="float">
            <text:p>0.411834</text:p>
          </table:table-cell>
          <table:table-cell office:value-type="float" office:value="0.473144" calcext:value-type="float">
            <text:p>0.473144</text:p>
          </table:table-cell>
          <table:table-cell table:formula="of:=1-[.G32]" office:value-type="float" office:value="0.526856" calcext:value-type="float">
            <text:p>0.526856</text:p>
          </table:table-cell>
          <table:table-cell office:value-type="float" office:value="0.470169" calcext:value-type="float">
            <text:p>0.470169</text:p>
          </table:table-cell>
          <table:table-cell table:formula="of:=1-[.I32]" office:value-type="float" office:value="0.529831" calcext:value-type="float">
            <text:p>0.529831</text:p>
          </table:table-cell>
          <table:table-cell office:value-type="float" office:value="0.471702" calcext:value-type="float">
            <text:p>0.471702</text:p>
          </table:table-cell>
          <table:table-cell table:formula="of:=1-[.K32]" office:value-type="float" office:value="0.528298" calcext:value-type="float">
            <text:p>0.528298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7285" calcext:value-type="float">
            <text:p>0.587285</text:p>
          </table:table-cell>
          <table:table-cell table:formula="of:=1-[.O32]" office:value-type="float" office:value="0.412715" calcext:value-type="float">
            <text:p>0.4127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1874" calcext:value-type="float">
            <text:p>0.51874</text:p>
          </table:table-cell>
          <table:table-cell table:formula="of:=1-[.C33]" office:value-type="float" office:value="0.48126" calcext:value-type="float">
            <text:p>0.48126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19268" calcext:value-type="float">
            <text:p>0.519268</text:p>
          </table:table-cell>
          <table:table-cell table:formula="of:=1-[.G33]" office:value-type="float" office:value="0.480732" calcext:value-type="float">
            <text:p>0.480732</text:p>
          </table:table-cell>
          <table:table-cell office:value-type="float" office:value="0.516341" calcext:value-type="float">
            <text:p>0.516341</text:p>
          </table:table-cell>
          <table:table-cell table:formula="of:=1-[.I33]" office:value-type="float" office:value="0.483659" calcext:value-type="float">
            <text:p>0.483659</text:p>
          </table:table-cell>
          <table:table-cell office:value-type="float" office:value="0.519909" calcext:value-type="float">
            <text:p>0.519909</text:p>
          </table:table-cell>
          <table:table-cell table:formula="of:=1-[.K33]" office:value-type="float" office:value="0.480091" calcext:value-type="float">
            <text:p>0.480091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8454" calcext:value-type="float">
            <text:p>0.568454</text:p>
          </table:table-cell>
          <table:table-cell table:formula="of:=1-[.O33]" office:value-type="float" office:value="0.431546" calcext:value-type="float">
            <text:p>0.4315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546207" calcext:value-type="float">
            <text:p>0.546207</text:p>
          </table:table-cell>
          <table:table-cell table:formula="of:=1-[.C34]" office:value-type="float" office:value="0.453793" calcext:value-type="float">
            <text:p>0.453793</text:p>
          </table:table-cell>
          <table:table-cell office:value-type="float" office:value="0.575486" calcext:value-type="float">
            <text:p>0.575486</text:p>
          </table:table-cell>
          <table:table-cell table:formula="of:=1-[.E34]" office:value-type="float" office:value="0.424514" calcext:value-type="float">
            <text:p>0.424514</text:p>
          </table:table-cell>
          <table:table-cell office:value-type="float" office:value="0.535176" calcext:value-type="float">
            <text:p>0.535176</text:p>
          </table:table-cell>
          <table:table-cell table:formula="of:=1-[.G34]" office:value-type="float" office:value="0.464824" calcext:value-type="float">
            <text:p>0.464824</text:p>
          </table:table-cell>
          <table:table-cell office:value-type="float" office:value="0.531481" calcext:value-type="float">
            <text:p>0.531481</text:p>
          </table:table-cell>
          <table:table-cell table:formula="of:=1-[.I34]" office:value-type="float" office:value="0.468519" calcext:value-type="float">
            <text:p>0.468519</text:p>
          </table:table-cell>
          <table:table-cell office:value-type="float" office:value="0.534042" calcext:value-type="float">
            <text:p>0.534042</text:p>
          </table:table-cell>
          <table:table-cell table:formula="of:=1-[.K34]" office:value-type="float" office:value="0.465958" calcext:value-type="float">
            <text:p>0.465958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213" calcext:value-type="float">
            <text:p>0.576213</text:p>
          </table:table-cell>
          <table:table-cell table:formula="of:=1-[.O34]" office:value-type="float" office:value="0.423787" calcext:value-type="float">
            <text:p>0.42378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404045" calcext:value-type="float">
            <text:p>0.404045</text:p>
          </table:table-cell>
          <table:table-cell table:formula="of:=1-[.C35]" office:value-type="float" office:value="0.595955" calcext:value-type="float">
            <text:p>0.595955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405225" calcext:value-type="float">
            <text:p>0.405225</text:p>
          </table:table-cell>
          <table:table-cell table:formula="of:=1-[.G35]" office:value-type="float" office:value="0.594775" calcext:value-type="float">
            <text:p>0.594775</text:p>
          </table:table-cell>
          <table:table-cell office:value-type="float" office:value="0.400914" calcext:value-type="float">
            <text:p>0.400914</text:p>
          </table:table-cell>
          <table:table-cell table:formula="of:=1-[.I35]" office:value-type="float" office:value="0.599086" calcext:value-type="float">
            <text:p>0.599086</text:p>
          </table:table-cell>
          <table:table-cell office:value-type="float" office:value="0.402824" calcext:value-type="float">
            <text:p>0.402824</text:p>
          </table:table-cell>
          <table:table-cell table:formula="of:=1-[.K35]" office:value-type="float" office:value="0.597176" calcext:value-type="float">
            <text:p>0.597176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40804" calcext:value-type="float">
            <text:p>0.540804</text:p>
          </table:table-cell>
          <table:table-cell table:formula="of:=1-[.O35]" office:value-type="float" office:value="0.459196" calcext:value-type="float">
            <text:p>0.4591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474466" calcext:value-type="float">
            <text:p>0.474466</text:p>
          </table:table-cell>
          <table:table-cell table:formula="of:=1-[.C36]" office:value-type="float" office:value="0.525534" calcext:value-type="float">
            <text:p>0.525534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473696" calcext:value-type="float">
            <text:p>0.473696</text:p>
          </table:table-cell>
          <table:table-cell table:formula="of:=1-[.G36]" office:value-type="float" office:value="0.526304" calcext:value-type="float">
            <text:p>0.526304</text:p>
          </table:table-cell>
          <table:table-cell office:value-type="float" office:value="0.471477" calcext:value-type="float">
            <text:p>0.471477</text:p>
          </table:table-cell>
          <table:table-cell table:formula="of:=1-[.I36]" office:value-type="float" office:value="0.528523" calcext:value-type="float">
            <text:p>0.528523</text:p>
          </table:table-cell>
          <table:table-cell office:value-type="float" office:value="0.473104" calcext:value-type="float">
            <text:p>0.473104</text:p>
          </table:table-cell>
          <table:table-cell table:formula="of:=1-[.K36]" office:value-type="float" office:value="0.526896" calcext:value-type="float">
            <text:p>0.526896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511805" calcext:value-type="float">
            <text:p>0.511805</text:p>
          </table:table-cell>
          <table:table-cell table:formula="of:=1-[.C37]" office:value-type="float" office:value="0.488195" calcext:value-type="float">
            <text:p>0.488195</text:p>
          </table:table-cell>
          <table:table-cell office:value-type="float" office:value="0.588504" calcext:value-type="float">
            <text:p>0.588504</text:p>
          </table:table-cell>
          <table:table-cell table:formula="of:=1-[.E37]" office:value-type="float" office:value="0.411496" calcext:value-type="float">
            <text:p>0.411496</text:p>
          </table:table-cell>
          <table:table-cell office:value-type="float" office:value="0.510438" calcext:value-type="float">
            <text:p>0.510438</text:p>
          </table:table-cell>
          <table:table-cell table:formula="of:=1-[.G37]" office:value-type="float" office:value="0.489562" calcext:value-type="float">
            <text:p>0.489562</text:p>
          </table:table-cell>
          <table:table-cell office:value-type="float" office:value="0.505951" calcext:value-type="float">
            <text:p>0.505951</text:p>
          </table:table-cell>
          <table:table-cell table:formula="of:=1-[.I37]" office:value-type="float" office:value="0.494049" calcext:value-type="float">
            <text:p>0.494049</text:p>
          </table:table-cell>
          <table:table-cell office:value-type="float" office:value="0.511585" calcext:value-type="float">
            <text:p>0.511585</text:p>
          </table:table-cell>
          <table:table-cell table:formula="of:=1-[.K37]" office:value-type="float" office:value="0.488415" calcext:value-type="float">
            <text:p>0.488415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7039" calcext:value-type="float">
            <text:p>0.587039</text:p>
          </table:table-cell>
          <table:table-cell table:formula="of:=1-[.O37]" office:value-type="float" office:value="0.412961" calcext:value-type="float">
            <text:p>0.4129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460686" calcext:value-type="float">
            <text:p>0.460686</text:p>
          </table:table-cell>
          <table:table-cell table:formula="of:=1-[.C38]" office:value-type="float" office:value="0.539314" calcext:value-type="float">
            <text:p>0.539314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459385" calcext:value-type="float">
            <text:p>0.459385</text:p>
          </table:table-cell>
          <table:table-cell table:formula="of:=1-[.G38]" office:value-type="float" office:value="0.540615" calcext:value-type="float">
            <text:p>0.540615</text:p>
          </table:table-cell>
          <table:table-cell office:value-type="float" office:value="0.457119" calcext:value-type="float">
            <text:p>0.457119</text:p>
          </table:table-cell>
          <table:table-cell table:formula="of:=1-[.I38]" office:value-type="float" office:value="0.542881" calcext:value-type="float">
            <text:p>0.542881</text:p>
          </table:table-cell>
          <table:table-cell office:value-type="float" office:value="0.457532" calcext:value-type="float">
            <text:p>0.457532</text:p>
          </table:table-cell>
          <table:table-cell table:formula="of:=1-[.K38]" office:value-type="float" office:value="0.542468" calcext:value-type="float">
            <text:p>0.54246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4947" calcext:value-type="float">
            <text:p>0.584947</text:p>
          </table:table-cell>
          <table:table-cell table:formula="of:=1-[.O38]" office:value-type="float" office:value="0.415053" calcext:value-type="float">
            <text:p>0.41505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452893" calcext:value-type="float">
            <text:p>0.452893</text:p>
          </table:table-cell>
          <table:table-cell table:formula="of:=1-[.C39]" office:value-type="float" office:value="0.547107" calcext:value-type="float">
            <text:p>0.547107</text:p>
          </table:table-cell>
          <table:table-cell office:value-type="float" office:value="0.563023" calcext:value-type="float">
            <text:p>0.563023</text:p>
          </table:table-cell>
          <table:table-cell table:formula="of:=1-[.E39]" office:value-type="float" office:value="0.436977" calcext:value-type="float">
            <text:p>0.436977</text:p>
          </table:table-cell>
          <table:table-cell office:value-type="float" office:value="0.452312" calcext:value-type="float">
            <text:p>0.452312</text:p>
          </table:table-cell>
          <table:table-cell table:formula="of:=1-[.G39]" office:value-type="float" office:value="0.547688" calcext:value-type="float">
            <text:p>0.547688</text:p>
          </table:table-cell>
          <table:table-cell office:value-type="float" office:value="0.450199" calcext:value-type="float">
            <text:p>0.450199</text:p>
          </table:table-cell>
          <table:table-cell table:formula="of:=1-[.I39]" office:value-type="float" office:value="0.549801" calcext:value-type="float">
            <text:p>0.549801</text:p>
          </table:table-cell>
          <table:table-cell office:value-type="float" office:value="0.45054" calcext:value-type="float">
            <text:p>0.45054</text:p>
          </table:table-cell>
          <table:table-cell table:formula="of:=1-[.K39]" office:value-type="float" office:value="0.54946" calcext:value-type="float">
            <text:p>0.54946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661" calcext:value-type="float">
            <text:p>0.561661</text:p>
          </table:table-cell>
          <table:table-cell table:formula="of:=1-[.O39]" office:value-type="float" office:value="0.438339" calcext:value-type="float">
            <text:p>0.43833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00798928897543308" calcext:value-type="float">
            <text:p>-0.007989289</text:p>
          </table:table-cell>
          <table:table-cell table:style-name="ce1" table:formula="of:=CORREL([.B32:.B39];[.D32:.D39])" office:value-type="float" office:value="0.00798928897543319" calcext:value-type="float">
            <text:p>0.007989289</text:p>
          </table:table-cell>
          <table:table-cell table:formula="of:=CORREL([.B32:.B39];[.E32:.E39])" office:value-type="float" office:value="-0.186359984935067" calcext:value-type="float">
            <text:p>-0.1863599849</text:p>
          </table:table-cell>
          <table:table-cell table:style-name="ce1" table:formula="of:=CORREL([.B32:.B39];[.F32:.F39])" office:value-type="float" office:value="0.186359984935067" calcext:value-type="float">
            <text:p>0.1863599849</text:p>
          </table:table-cell>
          <table:table-cell table:formula="of:=CORREL([.B32:.B39];[.G32:.G39])" office:value-type="float" office:value="0.0549302992534663" calcext:value-type="float">
            <text:p>0.0549302993</text:p>
          </table:table-cell>
          <table:table-cell table:style-name="ce1" table:formula="of:=CORREL([.B32:.B39];[.H32:.H39])" office:value-type="float" office:value="-0.0549302992534661" calcext:value-type="float">
            <text:p>-0.0549302993</text:p>
          </table:table-cell>
          <table:table-cell table:style-name="ce2" table:formula="of:=CORREL([.B32:.B39];[.I32:.I39])" office:value-type="float" office:value="0.0520880990677153" calcext:value-type="float">
            <text:p>0.0520880991</text:p>
          </table:table-cell>
          <table:table-cell table:style-name="ce1" table:formula="of:=CORREL([.B32:.B39];[.J32:.J39])" office:value-type="float" office:value="-0.052088099067715" calcext:value-type="float">
            <text:p>-0.0520880991</text:p>
          </table:table-cell>
          <table:table-cell table:style-name="ce2" table:formula="of:=CORREL([.B32:.B39];[.K32:.K39])" office:value-type="float" office:value="0.0711092801307706" calcext:value-type="float">
            <text:p>0.0711092801</text:p>
          </table:table-cell>
          <table:table-cell table:style-name="ce1" table:formula="of:=CORREL([.B32:.B39];[.L32:.L39])" office:value-type="float" office:value="-0.0711092801307706" calcext:value-type="float">
            <text:p>-0.0711092801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199293402489509" calcext:value-type="float">
            <text:p>-0.1992934025</text:p>
          </table:table-cell>
          <table:table-cell table:style-name="ce1" table:formula="of:=CORREL([.B32:.B39];[.P32:.P39])" office:value-type="float" office:value="0.199293402489509" calcext:value-type="float">
            <text:p>0.1992934025</text:p>
          </table:table-cell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388191" calcext:value-type="float">
            <text:p>0.388191</text:p>
          </table:table-cell>
          <table:table-cell table:formula="of:=1-[.C43]" office:value-type="float" office:value="0.611809" calcext:value-type="float">
            <text:p>0.611809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64029" calcext:value-type="float">
            <text:p>0.364029</text:p>
          </table:table-cell>
          <table:table-cell table:formula="of:=1-[.G43]" office:value-type="float" office:value="0.635971" calcext:value-type="float">
            <text:p>0.635971</text:p>
          </table:table-cell>
          <table:table-cell office:value-type="float" office:value="0.363906" calcext:value-type="float">
            <text:p>0.363906</text:p>
          </table:table-cell>
          <table:table-cell table:formula="of:=1-[.I43]" office:value-type="float" office:value="0.636094" calcext:value-type="float">
            <text:p>0.636094</text:p>
          </table:table-cell>
          <table:table-cell office:value-type="float" office:value="0.380084" calcext:value-type="float">
            <text:p>0.380084</text:p>
          </table:table-cell>
          <table:table-cell table:formula="of:=1-[.K43]" office:value-type="float" office:value="0.619916" calcext:value-type="float">
            <text:p>0.61991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337201" calcext:value-type="float">
            <text:p>0.337201</text:p>
          </table:table-cell>
          <table:table-cell table:formula="of:=1-[.C44]" office:value-type="float" office:value="0.662799" calcext:value-type="float">
            <text:p>0.662799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18752" calcext:value-type="float">
            <text:p>0.318752</text:p>
          </table:table-cell>
          <table:table-cell table:formula="of:=1-[.G44]" office:value-type="float" office:value="0.681248" calcext:value-type="float">
            <text:p>0.681248</text:p>
          </table:table-cell>
          <table:table-cell office:value-type="float" office:value="0.31903" calcext:value-type="float">
            <text:p>0.31903</text:p>
          </table:table-cell>
          <table:table-cell table:formula="of:=1-[.I44]" office:value-type="float" office:value="0.68097" calcext:value-type="float">
            <text:p>0.68097</text:p>
          </table:table-cell>
          <table:table-cell office:value-type="float" office:value="0.331685" calcext:value-type="float">
            <text:p>0.331685</text:p>
          </table:table-cell>
          <table:table-cell table:formula="of:=1-[.K44]" office:value-type="float" office:value="0.668315" calcext:value-type="float">
            <text:p>0.668315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284619" calcext:value-type="float">
            <text:p>0.284619</text:p>
          </table:table-cell>
          <table:table-cell table:formula="of:=1-[.C45]" office:value-type="float" office:value="0.715381" calcext:value-type="float">
            <text:p>0.715381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260746" calcext:value-type="float">
            <text:p>0.260746</text:p>
          </table:table-cell>
          <table:table-cell table:formula="of:=1-[.G45]" office:value-type="float" office:value="0.739254" calcext:value-type="float">
            <text:p>0.739254</text:p>
          </table:table-cell>
          <table:table-cell office:value-type="float" office:value="0.257686" calcext:value-type="float">
            <text:p>0.257686</text:p>
          </table:table-cell>
          <table:table-cell table:formula="of:=1-[.I45]" office:value-type="float" office:value="0.742314" calcext:value-type="float">
            <text:p>0.742314</text:p>
          </table:table-cell>
          <table:table-cell office:value-type="float" office:value="0.274458" calcext:value-type="float">
            <text:p>0.274458</text:p>
          </table:table-cell>
          <table:table-cell table:formula="of:=1-[.K45]" office:value-type="float" office:value="0.725542" calcext:value-type="float">
            <text:p>0.72554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471771" calcext:value-type="float">
            <text:p>0.471771</text:p>
          </table:table-cell>
          <table:table-cell table:formula="of:=1-[.C46]" office:value-type="float" office:value="0.528229" calcext:value-type="float">
            <text:p>0.52822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384744" calcext:value-type="float">
            <text:p>0.384744</text:p>
          </table:table-cell>
          <table:table-cell table:formula="of:=1-[.G46]" office:value-type="float" office:value="0.615256" calcext:value-type="float">
            <text:p>0.615256</text:p>
          </table:table-cell>
          <table:table-cell office:value-type="float" office:value="0.364856" calcext:value-type="float">
            <text:p>0.364856</text:p>
          </table:table-cell>
          <table:table-cell table:formula="of:=1-[.I46]" office:value-type="float" office:value="0.635144" calcext:value-type="float">
            <text:p>0.635144</text:p>
          </table:table-cell>
          <table:table-cell office:value-type="float" office:value="0.445555" calcext:value-type="float">
            <text:p>0.445555</text:p>
          </table:table-cell>
          <table:table-cell table:formula="of:=1-[.K46]" office:value-type="float" office:value="0.554445" calcext:value-type="float">
            <text:p>0.554445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280698" calcext:value-type="float">
            <text:p>0.280698</text:p>
          </table:table-cell>
          <table:table-cell table:formula="of:=1-[.C47]" office:value-type="float" office:value="0.719302" calcext:value-type="float">
            <text:p>0.719302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262209" calcext:value-type="float">
            <text:p>0.262209</text:p>
          </table:table-cell>
          <table:table-cell table:formula="of:=1-[.G47]" office:value-type="float" office:value="0.737791" calcext:value-type="float">
            <text:p>0.737791</text:p>
          </table:table-cell>
          <table:table-cell office:value-type="float" office:value="0.260554" calcext:value-type="float">
            <text:p>0.260554</text:p>
          </table:table-cell>
          <table:table-cell table:formula="of:=1-[.I47]" office:value-type="float" office:value="0.739446" calcext:value-type="float">
            <text:p>0.739446</text:p>
          </table:table-cell>
          <table:table-cell office:value-type="float" office:value="0.270468" calcext:value-type="float">
            <text:p>0.270468</text:p>
          </table:table-cell>
          <table:table-cell table:formula="of:=1-[.K47]" office:value-type="float" office:value="0.729532" calcext:value-type="float">
            <text:p>0.729532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469707" calcext:value-type="float">
            <text:p>0.469707</text:p>
          </table:table-cell>
          <table:table-cell table:formula="of:=1-[.C48]" office:value-type="float" office:value="0.530293" calcext:value-type="float">
            <text:p>0.530293</text:p>
          </table:table-cell>
          <table:table-cell office:value-type="float" office:value="0.486919" calcext:value-type="float">
            <text:p>0.486919</text:p>
          </table:table-cell>
          <table:table-cell table:formula="of:=1-[.E48]" office:value-type="float" office:value="0.513081" calcext:value-type="float">
            <text:p>0.513081</text:p>
          </table:table-cell>
          <table:table-cell office:value-type="float" office:value="0.44339" calcext:value-type="float">
            <text:p>0.44339</text:p>
          </table:table-cell>
          <table:table-cell table:formula="of:=1-[.G48]" office:value-type="float" office:value="0.55661" calcext:value-type="float">
            <text:p>0.55661</text:p>
          </table:table-cell>
          <table:table-cell office:value-type="float" office:value="0.444087" calcext:value-type="float">
            <text:p>0.444087</text:p>
          </table:table-cell>
          <table:table-cell table:formula="of:=1-[.I48]" office:value-type="float" office:value="0.555913" calcext:value-type="float">
            <text:p>0.555913</text:p>
          </table:table-cell>
          <table:table-cell office:value-type="float" office:value="0.463467" calcext:value-type="float">
            <text:p>0.463467</text:p>
          </table:table-cell>
          <table:table-cell table:formula="of:=1-[.K48]" office:value-type="float" office:value="0.536533" calcext:value-type="float">
            <text:p>0.536533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8043" calcext:value-type="float">
            <text:p>0.468043</text:p>
          </table:table-cell>
          <table:table-cell table:formula="of:=1-[.O48]" office:value-type="float" office:value="0.531957" calcext:value-type="float">
            <text:p>0.53195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25732" calcext:value-type="float">
            <text:p>0.25732</text:p>
          </table:table-cell>
          <table:table-cell table:formula="of:=1-[.C49]" office:value-type="float" office:value="0.74268" calcext:value-type="float">
            <text:p>0.7426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44895" calcext:value-type="float">
            <text:p>0.244895</text:p>
          </table:table-cell>
          <table:table-cell table:formula="of:=1-[.G49]" office:value-type="float" office:value="0.755105" calcext:value-type="float">
            <text:p>0.755105</text:p>
          </table:table-cell>
          <table:table-cell office:value-type="float" office:value="0.244135" calcext:value-type="float">
            <text:p>0.244135</text:p>
          </table:table-cell>
          <table:table-cell table:formula="of:=1-[.I49]" office:value-type="float" office:value="0.755865" calcext:value-type="float">
            <text:p>0.755865</text:p>
          </table:table-cell>
          <table:table-cell office:value-type="float" office:value="0.250484" calcext:value-type="float">
            <text:p>0.250484</text:p>
          </table:table-cell>
          <table:table-cell table:formula="of:=1-[.K49]" office:value-type="float" office:value="0.749516" calcext:value-type="float">
            <text:p>0.749516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718219286329221" calcext:value-type="float">
            <text:p>-0.7182192863</text:p>
          </table:table-cell>
          <table:table-cell table:style-name="ce1" table:formula="of:=CORREL([.B43:.B49];[.D43:.D49])" office:value-type="float" office:value="0.718219286329221" calcext:value-type="float">
            <text:p>0.7182192863</text:p>
          </table:table-cell>
          <table:table-cell table:formula="of:=CORREL([.B43:.B49];[.E43:.E49])" office:value-type="float" office:value="-0.761830129967098" calcext:value-type="float">
            <text:p>-0.76183013</text:p>
          </table:table-cell>
          <table:table-cell table:style-name="ce1" table:formula="of:=CORREL([.B43:.B49];[.F43:.F49])" office:value-type="float" office:value="0.761830129967098" calcext:value-type="float">
            <text:p>0.76183013</text:p>
          </table:table-cell>
          <table:table-cell table:formula="of:=CORREL([.B43:.B49];[.G43:.G49])" office:value-type="float" office:value="-0.715032111497583" calcext:value-type="float">
            <text:p>-0.7150321115</text:p>
          </table:table-cell>
          <table:table-cell table:style-name="ce1" table:formula="of:=CORREL([.B43:.B49];[.H43:.H49])" office:value-type="float" office:value="0.715032111497583" calcext:value-type="float">
            <text:p>0.7150321115</text:p>
          </table:table-cell>
          <table:table-cell table:formula="of:=CORREL([.B43:.B49];[.I43:.I49])" office:value-type="float" office:value="-0.70360211616223" calcext:value-type="float">
            <text:p>-0.7036021162</text:p>
          </table:table-cell>
          <table:table-cell table:style-name="ce1" table:formula="of:=CORREL([.B43:.B49];[.J43:.J49])" office:value-type="float" office:value="0.70360211616223" calcext:value-type="float">
            <text:p>0.7036021162</text:p>
          </table:table-cell>
          <table:table-cell table:formula="of:=CORREL([.B43:.B49];[.K43:.K49])" office:value-type="float" office:value="-0.727879576017057" calcext:value-type="float">
            <text:p>-0.727879576</text:p>
          </table:table-cell>
          <table:table-cell table:style-name="ce1" table:formula="of:=CORREL([.B43:.B49];[.L43:.L49])" office:value-type="float" office:value="0.727879576017058" calcext:value-type="float">
            <text:p>0.727879576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59732767388033" calcext:value-type="float">
            <text:p>-0.7597327674</text:p>
          </table:table-cell>
          <table:table-cell table:style-name="ce1" table:formula="of:=CORREL([.B43:.B49];[.P43:.P49])" office:value-type="float" office:value="0.759732767388033" calcext:value-type="float">
            <text:p>0.7597327674</text:p>
          </table:table-cell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3211" calcext:value-type="float">
            <text:p>0.23211</text:p>
          </table:table-cell>
          <table:table-cell table:formula="of:=1-[.C53]" office:value-type="float" office:value="0.76789" calcext:value-type="float">
            <text:p>0.76789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20725" calcext:value-type="float">
            <text:p>0.220725</text:p>
          </table:table-cell>
          <table:table-cell table:formula="of:=1-[.G53]" office:value-type="float" office:value="0.779275" calcext:value-type="float">
            <text:p>0.779275</text:p>
          </table:table-cell>
          <table:table-cell office:value-type="float" office:value="0.22017" calcext:value-type="float">
            <text:p>0.22017</text:p>
          </table:table-cell>
          <table:table-cell table:formula="of:=1-[.I53]" office:value-type="float" office:value="0.77983" calcext:value-type="float">
            <text:p>0.77983</text:p>
          </table:table-cell>
          <table:table-cell office:value-type="float" office:value="0.225698" calcext:value-type="float">
            <text:p>0.225698</text:p>
          </table:table-cell>
          <table:table-cell table:formula="of:=1-[.K53]" office:value-type="float" office:value="0.774302" calcext:value-type="float">
            <text:p>0.774302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755" calcext:value-type="float">
            <text:p>0.26755</text:p>
          </table:table-cell>
          <table:table-cell table:formula="of:=1-[.O53]" office:value-type="float" office:value="0.73245" calcext:value-type="float">
            <text:p>0.7324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2427" calcext:value-type="float">
            <text:p>0.342427</text:p>
          </table:table-cell>
          <table:table-cell table:formula="of:=1-[.C54]" office:value-type="float" office:value="0.657573" calcext:value-type="float">
            <text:p>0.657573</text:p>
          </table:table-cell>
          <table:table-cell office:value-type="float" office:value="0.339048" calcext:value-type="float">
            <text:p>0.339048</text:p>
          </table:table-cell>
          <table:table-cell table:formula="of:=1-[.E54]" office:value-type="float" office:value="0.660952" calcext:value-type="float">
            <text:p>0.660952</text:p>
          </table:table-cell>
          <table:table-cell office:value-type="float" office:value="0.332798" calcext:value-type="float">
            <text:p>0.332798</text:p>
          </table:table-cell>
          <table:table-cell table:formula="of:=1-[.G54]" office:value-type="float" office:value="0.667202" calcext:value-type="float">
            <text:p>0.667202</text:p>
          </table:table-cell>
          <table:table-cell office:value-type="float" office:value="0.331798" calcext:value-type="float">
            <text:p>0.331798</text:p>
          </table:table-cell>
          <table:table-cell table:formula="of:=1-[.I54]" office:value-type="float" office:value="0.668202" calcext:value-type="float">
            <text:p>0.668202</text:p>
          </table:table-cell>
          <table:table-cell office:value-type="float" office:value="0.336393" calcext:value-type="float">
            <text:p>0.336393</text:p>
          </table:table-cell>
          <table:table-cell table:formula="of:=1-[.K54]" office:value-type="float" office:value="0.663607" calcext:value-type="float">
            <text:p>0.663607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5805" calcext:value-type="float">
            <text:p>0.335805</text:p>
          </table:table-cell>
          <table:table-cell table:formula="of:=1-[.O54]" office:value-type="float" office:value="0.664195" calcext:value-type="float">
            <text:p>0.66419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398389" calcext:value-type="float">
            <text:p>0.398389</text:p>
          </table:table-cell>
          <table:table-cell table:formula="of:=1-[.C55]" office:value-type="float" office:value="0.601611" calcext:value-type="float">
            <text:p>0.601611</text:p>
          </table:table-cell>
          <table:table-cell office:value-type="float" office:value="0.404422" calcext:value-type="float">
            <text:p>0.404422</text:p>
          </table:table-cell>
          <table:table-cell table:formula="of:=1-[.E55]" office:value-type="float" office:value="0.595578" calcext:value-type="float">
            <text:p>0.595578</text:p>
          </table:table-cell>
          <table:table-cell office:value-type="float" office:value="0.395725" calcext:value-type="float">
            <text:p>0.395725</text:p>
          </table:table-cell>
          <table:table-cell table:formula="of:=1-[.G55]" office:value-type="float" office:value="0.604275" calcext:value-type="float">
            <text:p>0.604275</text:p>
          </table:table-cell>
          <table:table-cell office:value-type="float" office:value="0.393513" calcext:value-type="float">
            <text:p>0.393513</text:p>
          </table:table-cell>
          <table:table-cell table:formula="of:=1-[.I55]" office:value-type="float" office:value="0.606487" calcext:value-type="float">
            <text:p>0.606487</text:p>
          </table:table-cell>
          <table:table-cell office:value-type="float" office:value="0.399499" calcext:value-type="float">
            <text:p>0.399499</text:p>
          </table:table-cell>
          <table:table-cell table:formula="of:=1-[.K55]" office:value-type="float" office:value="0.600501" calcext:value-type="float">
            <text:p>0.600501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691" calcext:value-type="float">
            <text:p>0.400691</text:p>
          </table:table-cell>
          <table:table-cell table:formula="of:=1-[.O55]" office:value-type="float" office:value="0.599309" calcext:value-type="float">
            <text:p>0.59930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14231" calcext:value-type="float">
            <text:p>0.414231</text:p>
          </table:table-cell>
          <table:table-cell table:formula="of:=1-[.C56]" office:value-type="float" office:value="0.585769" calcext:value-type="float">
            <text:p>0.585769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1661" calcext:value-type="float">
            <text:p>0.41661</text:p>
          </table:table-cell>
          <table:table-cell table:formula="of:=1-[.G56]" office:value-type="float" office:value="0.58339" calcext:value-type="float">
            <text:p>0.58339</text:p>
          </table:table-cell>
          <table:table-cell office:value-type="float" office:value="0.413564" calcext:value-type="float">
            <text:p>0.413564</text:p>
          </table:table-cell>
          <table:table-cell table:formula="of:=1-[.I56]" office:value-type="float" office:value="0.586436" calcext:value-type="float">
            <text:p>0.586436</text:p>
          </table:table-cell>
          <table:table-cell office:value-type="float" office:value="0.420716" calcext:value-type="float">
            <text:p>0.420716</text:p>
          </table:table-cell>
          <table:table-cell table:formula="of:=1-[.K56]" office:value-type="float" office:value="0.579284" calcext:value-type="float">
            <text:p>0.579284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06138" calcext:value-type="float">
            <text:p>0.406138</text:p>
          </table:table-cell>
          <table:table-cell table:formula="of:=1-[.C57]" office:value-type="float" office:value="0.593862" calcext:value-type="float">
            <text:p>0.593862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06822" calcext:value-type="float">
            <text:p>0.406822</text:p>
          </table:table-cell>
          <table:table-cell table:formula="of:=1-[.G57]" office:value-type="float" office:value="0.593178" calcext:value-type="float">
            <text:p>0.593178</text:p>
          </table:table-cell>
          <table:table-cell office:value-type="float" office:value="0.403518" calcext:value-type="float">
            <text:p>0.403518</text:p>
          </table:table-cell>
          <table:table-cell table:formula="of:=1-[.I57]" office:value-type="float" office:value="0.596482" calcext:value-type="float">
            <text:p>0.596482</text:p>
          </table:table-cell>
          <table:table-cell office:value-type="float" office:value="0.41128" calcext:value-type="float">
            <text:p>0.41128</text:p>
          </table:table-cell>
          <table:table-cell table:formula="of:=1-[.K57]" office:value-type="float" office:value="0.58872" calcext:value-type="float">
            <text:p>0.58872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298559" calcext:value-type="float">
            <text:p>0.298559</text:p>
          </table:table-cell>
          <table:table-cell table:formula="of:=1-[.C58]" office:value-type="float" office:value="0.701441" calcext:value-type="float">
            <text:p>0.701441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299444" calcext:value-type="float">
            <text:p>0.299444</text:p>
          </table:table-cell>
          <table:table-cell table:formula="of:=1-[.G58]" office:value-type="float" office:value="0.700556" calcext:value-type="float">
            <text:p>0.700556</text:p>
          </table:table-cell>
          <table:table-cell office:value-type="float" office:value="0.296368" calcext:value-type="float">
            <text:p>0.296368</text:p>
          </table:table-cell>
          <table:table-cell table:formula="of:=1-[.I58]" office:value-type="float" office:value="0.703632" calcext:value-type="float">
            <text:p>0.703632</text:p>
          </table:table-cell>
          <table:table-cell office:value-type="float" office:value="0.303208" calcext:value-type="float">
            <text:p>0.303208</text:p>
          </table:table-cell>
          <table:table-cell table:formula="of:=1-[.K58]" office:value-type="float" office:value="0.696792" calcext:value-type="float">
            <text:p>0.696792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39325" calcext:value-type="float">
            <text:p>0.239325</text:p>
          </table:table-cell>
          <table:table-cell table:formula="of:=1-[.C59]" office:value-type="float" office:value="0.760675" calcext:value-type="float">
            <text:p>0.760675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38196" calcext:value-type="float">
            <text:p>0.238196</text:p>
          </table:table-cell>
          <table:table-cell table:formula="of:=1-[.G59]" office:value-type="float" office:value="0.761804" calcext:value-type="float">
            <text:p>0.761804</text:p>
          </table:table-cell>
          <table:table-cell office:value-type="float" office:value="0.236418" calcext:value-type="float">
            <text:p>0.236418</text:p>
          </table:table-cell>
          <table:table-cell table:formula="of:=1-[.I59]" office:value-type="float" office:value="0.763582" calcext:value-type="float">
            <text:p>0.763582</text:p>
          </table:table-cell>
          <table:table-cell office:value-type="float" office:value="0.2406" calcext:value-type="float">
            <text:p>0.2406</text:p>
          </table:table-cell>
          <table:table-cell table:formula="of:=1-[.K59]" office:value-type="float" office:value="0.7594" calcext:value-type="float">
            <text:p>0.7594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542" calcext:value-type="float">
            <text:p>0.243542</text:p>
          </table:table-cell>
          <table:table-cell table:formula="of:=1-[.O59]" office:value-type="float" office:value="0.756458" calcext:value-type="float">
            <text:p>0.7564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0498" calcext:value-type="float">
            <text:p>0.30498</text:p>
          </table:table-cell>
          <table:table-cell table:formula="of:=1-[.C60]" office:value-type="float" office:value="0.69502" calcext:value-type="float">
            <text:p>0.69502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04157" calcext:value-type="float">
            <text:p>0.304157</text:p>
          </table:table-cell>
          <table:table-cell table:formula="of:=1-[.G60]" office:value-type="float" office:value="0.695843" calcext:value-type="float">
            <text:p>0.695843</text:p>
          </table:table-cell>
          <table:table-cell office:value-type="float" office:value="0.302564" calcext:value-type="float">
            <text:p>0.302564</text:p>
          </table:table-cell>
          <table:table-cell table:formula="of:=1-[.I60]" office:value-type="float" office:value="0.697436" calcext:value-type="float">
            <text:p>0.697436</text:p>
          </table:table-cell>
          <table:table-cell office:value-type="float" office:value="0.306234" calcext:value-type="float">
            <text:p>0.306234</text:p>
          </table:table-cell>
          <table:table-cell table:formula="of:=1-[.K60]" office:value-type="float" office:value="0.693766" calcext:value-type="float">
            <text:p>0.693766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40701" calcext:value-type="float">
            <text:p>0.340701</text:p>
          </table:table-cell>
          <table:table-cell table:formula="of:=1-[.C61]" office:value-type="float" office:value="0.659299" calcext:value-type="float">
            <text:p>0.659299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41317" calcext:value-type="float">
            <text:p>0.341317</text:p>
          </table:table-cell>
          <table:table-cell table:formula="of:=1-[.G61]" office:value-type="float" office:value="0.658683" calcext:value-type="float">
            <text:p>0.658683</text:p>
          </table:table-cell>
          <table:table-cell office:value-type="float" office:value="0.339403" calcext:value-type="float">
            <text:p>0.339403</text:p>
          </table:table-cell>
          <table:table-cell table:formula="of:=1-[.I61]" office:value-type="float" office:value="0.660597" calcext:value-type="float">
            <text:p>0.660597</text:p>
          </table:table-cell>
          <table:table-cell office:value-type="float" office:value="0.343144" calcext:value-type="float">
            <text:p>0.343144</text:p>
          </table:table-cell>
          <table:table-cell table:formula="of:=1-[.K61]" office:value-type="float" office:value="0.656856" calcext:value-type="float">
            <text:p>0.656856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36183" calcext:value-type="float">
            <text:p>0.336183</text:p>
          </table:table-cell>
          <table:table-cell table:formula="of:=1-[.C62]" office:value-type="float" office:value="0.663817" calcext:value-type="float">
            <text:p>0.663817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36989" calcext:value-type="float">
            <text:p>0.336989</text:p>
          </table:table-cell>
          <table:table-cell table:formula="of:=1-[.G62]" office:value-type="float" office:value="0.663011" calcext:value-type="float">
            <text:p>0.663011</text:p>
          </table:table-cell>
          <table:table-cell office:value-type="float" office:value="0.334526" calcext:value-type="float">
            <text:p>0.334526</text:p>
          </table:table-cell>
          <table:table-cell table:formula="of:=1-[.I62]" office:value-type="float" office:value="0.665474" calcext:value-type="float">
            <text:p>0.665474</text:p>
          </table:table-cell>
          <table:table-cell office:value-type="float" office:value="0.339747" calcext:value-type="float">
            <text:p>0.339747</text:p>
          </table:table-cell>
          <table:table-cell table:formula="of:=1-[.K62]" office:value-type="float" office:value="0.660253" calcext:value-type="float">
            <text:p>0.660253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371" calcext:value-type="float">
            <text:p>0.346371</text:p>
          </table:table-cell>
          <table:table-cell table:formula="of:=1-[.O62]" office:value-type="float" office:value="0.653629" calcext:value-type="float">
            <text:p>0.65362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24991" calcext:value-type="float">
            <text:p>0.524991</text:p>
          </table:table-cell>
          <table:table-cell table:formula="of:=1-[.C63]" office:value-type="float" office:value="0.475009" calcext:value-type="float">
            <text:p>0.475009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27161" calcext:value-type="float">
            <text:p>0.527161</text:p>
          </table:table-cell>
          <table:table-cell table:formula="of:=1-[.G63]" office:value-type="float" office:value="0.472839" calcext:value-type="float">
            <text:p>0.472839</text:p>
          </table:table-cell>
          <table:table-cell office:value-type="float" office:value="0.524026" calcext:value-type="float">
            <text:p>0.524026</text:p>
          </table:table-cell>
          <table:table-cell table:formula="of:=1-[.I63]" office:value-type="float" office:value="0.475974" calcext:value-type="float">
            <text:p>0.475974</text:p>
          </table:table-cell>
          <table:table-cell office:value-type="float" office:value="0.530323" calcext:value-type="float">
            <text:p>0.530323</text:p>
          </table:table-cell>
          <table:table-cell table:formula="of:=1-[.K63]" office:value-type="float" office:value="0.469677" calcext:value-type="float">
            <text:p>0.469677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29451" calcext:value-type="float">
            <text:p>0.629451</text:p>
          </table:table-cell>
          <table:table-cell table:formula="of:=1-[.C64]" office:value-type="float" office:value="0.370549" calcext:value-type="float">
            <text:p>0.37054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3579" calcext:value-type="float">
            <text:p>0.63579</text:p>
          </table:table-cell>
          <table:table-cell table:formula="of:=1-[.G64]" office:value-type="float" office:value="0.36421" calcext:value-type="float">
            <text:p>0.36421</text:p>
          </table:table-cell>
          <table:table-cell office:value-type="float" office:value="0.632832" calcext:value-type="float">
            <text:p>0.632832</text:p>
          </table:table-cell>
          <table:table-cell table:formula="of:=1-[.I64]" office:value-type="float" office:value="0.367168" calcext:value-type="float">
            <text:p>0.367168</text:p>
          </table:table-cell>
          <table:table-cell office:value-type="float" office:value="0.639622" calcext:value-type="float">
            <text:p>0.639622</text:p>
          </table:table-cell>
          <table:table-cell table:formula="of:=1-[.K64]" office:value-type="float" office:value="0.360378" calcext:value-type="float">
            <text:p>0.36037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28123" calcext:value-type="float">
            <text:p>0.628123</text:p>
          </table:table-cell>
          <table:table-cell table:formula="of:=1-[.C65]" office:value-type="float" office:value="0.371877" calcext:value-type="float">
            <text:p>0.371877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40613" calcext:value-type="float">
            <text:p>0.640613</text:p>
          </table:table-cell>
          <table:table-cell table:formula="of:=1-[.G65]" office:value-type="float" office:value="0.359387" calcext:value-type="float">
            <text:p>0.359387</text:p>
          </table:table-cell>
          <table:table-cell office:value-type="float" office:value="0.636792" calcext:value-type="float">
            <text:p>0.636792</text:p>
          </table:table-cell>
          <table:table-cell table:formula="of:=1-[.I65]" office:value-type="float" office:value="0.363208" calcext:value-type="float">
            <text:p>0.363208</text:p>
          </table:table-cell>
          <table:table-cell office:value-type="float" office:value="0.645964" calcext:value-type="float">
            <text:p>0.645964</text:p>
          </table:table-cell>
          <table:table-cell table:formula="of:=1-[.K65]" office:value-type="float" office:value="0.354036" calcext:value-type="float">
            <text:p>0.354036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81372" calcext:value-type="float">
            <text:p>0.581372</text:p>
          </table:table-cell>
          <table:table-cell table:formula="of:=1-[.C66]" office:value-type="float" office:value="0.418628" calcext:value-type="float">
            <text:p>0.418628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591832" calcext:value-type="float">
            <text:p>0.591832</text:p>
          </table:table-cell>
          <table:table-cell table:formula="of:=1-[.G66]" office:value-type="float" office:value="0.408168" calcext:value-type="float">
            <text:p>0.408168</text:p>
          </table:table-cell>
          <table:table-cell office:value-type="float" office:value="0.585399" calcext:value-type="float">
            <text:p>0.585399</text:p>
          </table:table-cell>
          <table:table-cell table:formula="of:=1-[.I66]" office:value-type="float" office:value="0.414601" calcext:value-type="float">
            <text:p>0.414601</text:p>
          </table:table-cell>
          <table:table-cell office:value-type="float" office:value="0.602487" calcext:value-type="float">
            <text:p>0.602487</text:p>
          </table:table-cell>
          <table:table-cell table:formula="of:=1-[.K66]" office:value-type="float" office:value="0.397513" calcext:value-type="float">
            <text:p>0.397513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463" calcext:value-type="float">
            <text:p>0.605463</text:p>
          </table:table-cell>
          <table:table-cell table:formula="of:=1-[.O66]" office:value-type="float" office:value="0.394537" calcext:value-type="float">
            <text:p>0.39453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14023" calcext:value-type="float">
            <text:p>0.514023</text:p>
          </table:table-cell>
          <table:table-cell table:formula="of:=1-[.C67]" office:value-type="float" office:value="0.485977" calcext:value-type="float">
            <text:p>0.485977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11114" calcext:value-type="float">
            <text:p>0.511114</text:p>
          </table:table-cell>
          <table:table-cell table:formula="of:=1-[.G67]" office:value-type="float" office:value="0.488886" calcext:value-type="float">
            <text:p>0.488886</text:p>
          </table:table-cell>
          <table:table-cell office:value-type="float" office:value="0.507302" calcext:value-type="float">
            <text:p>0.507302</text:p>
          </table:table-cell>
          <table:table-cell table:formula="of:=1-[.I67]" office:value-type="float" office:value="0.492698" calcext:value-type="float">
            <text:p>0.492698</text:p>
          </table:table-cell>
          <table:table-cell office:value-type="float" office:value="0.517845" calcext:value-type="float">
            <text:p>0.517845</text:p>
          </table:table-cell>
          <table:table-cell table:formula="of:=1-[.K67]" office:value-type="float" office:value="0.482155" calcext:value-type="float">
            <text:p>0.482155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18334" calcext:value-type="float">
            <text:p>0.418334</text:p>
          </table:table-cell>
          <table:table-cell table:formula="of:=1-[.C68]" office:value-type="float" office:value="0.581666" calcext:value-type="float">
            <text:p>0.581666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11446" calcext:value-type="float">
            <text:p>0.411446</text:p>
          </table:table-cell>
          <table:table-cell table:formula="of:=1-[.G68]" office:value-type="float" office:value="0.588554" calcext:value-type="float">
            <text:p>0.588554</text:p>
          </table:table-cell>
          <table:table-cell office:value-type="float" office:value="0.408551" calcext:value-type="float">
            <text:p>0.408551</text:p>
          </table:table-cell>
          <table:table-cell table:formula="of:=1-[.I68]" office:value-type="float" office:value="0.591449" calcext:value-type="float">
            <text:p>0.591449</text:p>
          </table:table-cell>
          <table:table-cell office:value-type="float" office:value="0.418456" calcext:value-type="float">
            <text:p>0.418456</text:p>
          </table:table-cell>
          <table:table-cell table:formula="of:=1-[.K68]" office:value-type="float" office:value="0.581544" calcext:value-type="float">
            <text:p>0.581544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42533" calcext:value-type="float">
            <text:p>0.342533</text:p>
          </table:table-cell>
          <table:table-cell table:formula="of:=1-[.C69]" office:value-type="float" office:value="0.657467" calcext:value-type="float">
            <text:p>0.657467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3055" calcext:value-type="float">
            <text:p>0.33055</text:p>
          </table:table-cell>
          <table:table-cell table:formula="of:=1-[.G69]" office:value-type="float" office:value="0.66945" calcext:value-type="float">
            <text:p>0.66945</text:p>
          </table:table-cell>
          <table:table-cell office:value-type="float" office:value="0.33009" calcext:value-type="float">
            <text:p>0.33009</text:p>
          </table:table-cell>
          <table:table-cell table:formula="of:=1-[.I69]" office:value-type="float" office:value="0.66991" calcext:value-type="float">
            <text:p>0.66991</text:p>
          </table:table-cell>
          <table:table-cell office:value-type="float" office:value="0.333392" calcext:value-type="float">
            <text:p>0.333392</text:p>
          </table:table-cell>
          <table:table-cell table:formula="of:=1-[.K69]" office:value-type="float" office:value="0.666608" calcext:value-type="float">
            <text:p>0.666608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54584" calcext:value-type="float">
            <text:p>0.254584</text:p>
          </table:table-cell>
          <table:table-cell table:formula="of:=1-[.C70]" office:value-type="float" office:value="0.745416" calcext:value-type="float">
            <text:p>0.745416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38691" calcext:value-type="float">
            <text:p>0.238691</text:p>
          </table:table-cell>
          <table:table-cell table:formula="of:=1-[.G70]" office:value-type="float" office:value="0.761309" calcext:value-type="float">
            <text:p>0.761309</text:p>
          </table:table-cell>
          <table:table-cell office:value-type="float" office:value="0.242765" calcext:value-type="float">
            <text:p>0.242765</text:p>
          </table:table-cell>
          <table:table-cell table:formula="of:=1-[.I70]" office:value-type="float" office:value="0.757235" calcext:value-type="float">
            <text:p>0.757235</text:p>
          </table:table-cell>
          <table:table-cell office:value-type="float" office:value="0.230074" calcext:value-type="float">
            <text:p>0.230074</text:p>
          </table:table-cell>
          <table:table-cell table:formula="of:=1-[.K70]" office:value-type="float" office:value="0.769926" calcext:value-type="float">
            <text:p>0.769926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5857" calcext:value-type="float">
            <text:p>0.285857</text:p>
          </table:table-cell>
          <table:table-cell table:formula="of:=1-[.O70]" office:value-type="float" office:value="0.714143" calcext:value-type="float">
            <text:p>0.71414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178615" calcext:value-type="float">
            <text:p>0.178615</text:p>
          </table:table-cell>
          <table:table-cell table:formula="of:=1-[.C71]" office:value-type="float" office:value="0.821385" calcext:value-type="float">
            <text:p>0.821385</text:p>
          </table:table-cell>
          <table:table-cell office:value-type="float" office:value="0.267516" calcext:value-type="float">
            <text:p>0.267516</text:p>
          </table:table-cell>
          <table:table-cell table:formula="of:=1-[.E71]" office:value-type="float" office:value="0.732484" calcext:value-type="float">
            <text:p>0.732484</text:p>
          </table:table-cell>
          <table:table-cell office:value-type="float" office:value="0.163514" calcext:value-type="float">
            <text:p>0.163514</text:p>
          </table:table-cell>
          <table:table-cell table:formula="of:=1-[.G71]" office:value-type="float" office:value="0.836486" calcext:value-type="float">
            <text:p>0.836486</text:p>
          </table:table-cell>
          <table:table-cell office:value-type="float" office:value="0.168856" calcext:value-type="float">
            <text:p>0.168856</text:p>
          </table:table-cell>
          <table:table-cell table:formula="of:=1-[.I71]" office:value-type="float" office:value="0.831144" calcext:value-type="float">
            <text:p>0.831144</text:p>
          </table:table-cell>
          <table:table-cell office:value-type="float" office:value="0.150935" calcext:value-type="float">
            <text:p>0.150935</text:p>
          </table:table-cell>
          <table:table-cell table:formula="of:=1-[.K71]" office:value-type="float" office:value="0.849065" calcext:value-type="float">
            <text:p>0.849065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85115" calcext:value-type="float">
            <text:p>0.285115</text:p>
          </table:table-cell>
          <table:table-cell table:formula="of:=1-[.O71]" office:value-type="float" office:value="0.714885" calcext:value-type="float">
            <text:p>0.71488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33352" calcext:value-type="float">
            <text:p>0.233352</text:p>
          </table:table-cell>
          <table:table-cell table:formula="of:=1-[.C72]" office:value-type="float" office:value="0.766648" calcext:value-type="float">
            <text:p>0.766648</text:p>
          </table:table-cell>
          <table:table-cell office:value-type="float" office:value="0.24956" calcext:value-type="float">
            <text:p>0.24956</text:p>
          </table:table-cell>
          <table:table-cell table:formula="of:=1-[.E72]" office:value-type="float" office:value="0.75044" calcext:value-type="float">
            <text:p>0.75044</text:p>
          </table:table-cell>
          <table:table-cell office:value-type="float" office:value="0.221156" calcext:value-type="float">
            <text:p>0.221156</text:p>
          </table:table-cell>
          <table:table-cell table:formula="of:=1-[.G72]" office:value-type="float" office:value="0.778844" calcext:value-type="float">
            <text:p>0.778844</text:p>
          </table:table-cell>
          <table:table-cell office:value-type="float" office:value="0.223606" calcext:value-type="float">
            <text:p>0.223606</text:p>
          </table:table-cell>
          <table:table-cell table:formula="of:=1-[.I72]" office:value-type="float" office:value="0.776394" calcext:value-type="float">
            <text:p>0.776394</text:p>
          </table:table-cell>
          <table:table-cell office:value-type="float" office:value="0.218597" calcext:value-type="float">
            <text:p>0.218597</text:p>
          </table:table-cell>
          <table:table-cell table:formula="of:=1-[.K72]" office:value-type="float" office:value="0.781403" calcext:value-type="float">
            <text:p>0.781403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2496" calcext:value-type="float">
            <text:p>0.252496</text:p>
          </table:table-cell>
          <table:table-cell table:formula="of:=1-[.O72]" office:value-type="float" office:value="0.747504" calcext:value-type="float">
            <text:p>0.74750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149289" calcext:value-type="float">
            <text:p>0.149289</text:p>
          </table:table-cell>
          <table:table-cell table:formula="of:=1-[.C73]" office:value-type="float" office:value="0.850711" calcext:value-type="float">
            <text:p>0.850711</text:p>
          </table:table-cell>
          <table:table-cell office:value-type="float" office:value="0.238971" calcext:value-type="float">
            <text:p>0.238971</text:p>
          </table:table-cell>
          <table:table-cell table:formula="of:=1-[.E73]" office:value-type="float" office:value="0.761029" calcext:value-type="float">
            <text:p>0.761029</text:p>
          </table:table-cell>
          <table:table-cell office:value-type="float" office:value="0.128647" calcext:value-type="float">
            <text:p>0.128647</text:p>
          </table:table-cell>
          <table:table-cell table:formula="of:=1-[.G73]" office:value-type="float" office:value="0.871353" calcext:value-type="float">
            <text:p>0.871353</text:p>
          </table:table-cell>
          <table:table-cell office:value-type="float" office:value="0.136514" calcext:value-type="float">
            <text:p>0.136514</text:p>
          </table:table-cell>
          <table:table-cell table:formula="of:=1-[.I73]" office:value-type="float" office:value="0.863486" calcext:value-type="float">
            <text:p>0.863486</text:p>
          </table:table-cell>
          <table:table-cell office:value-type="float" office:value="0.10715" calcext:value-type="float">
            <text:p>0.10715</text:p>
          </table:table-cell>
          <table:table-cell table:formula="of:=1-[.K73]" office:value-type="float" office:value="0.89285" calcext:value-type="float">
            <text:p>0.89285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7565" calcext:value-type="float">
            <text:p>0.27565</text:p>
          </table:table-cell>
          <table:table-cell table:formula="of:=1-[.O73]" office:value-type="float" office:value="0.72435" calcext:value-type="float">
            <text:p>0.7243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08948" calcext:value-type="float">
            <text:p>0.208948</text:p>
          </table:table-cell>
          <table:table-cell table:formula="of:=1-[.C74]" office:value-type="float" office:value="0.791052" calcext:value-type="float">
            <text:p>0.791052</text:p>
          </table:table-cell>
          <table:table-cell office:value-type="float" office:value="0.211683" calcext:value-type="float">
            <text:p>0.211683</text:p>
          </table:table-cell>
          <table:table-cell table:formula="of:=1-[.E74]" office:value-type="float" office:value="0.788317" calcext:value-type="float">
            <text:p>0.788317</text:p>
          </table:table-cell>
          <table:table-cell office:value-type="float" office:value="0.201351" calcext:value-type="float">
            <text:p>0.201351</text:p>
          </table:table-cell>
          <table:table-cell table:formula="of:=1-[.G74]" office:value-type="float" office:value="0.798649" calcext:value-type="float">
            <text:p>0.798649</text:p>
          </table:table-cell>
          <table:table-cell office:value-type="float" office:value="0.201985" calcext:value-type="float">
            <text:p>0.201985</text:p>
          </table:table-cell>
          <table:table-cell table:formula="of:=1-[.I74]" office:value-type="float" office:value="0.798015" calcext:value-type="float">
            <text:p>0.798015</text:p>
          </table:table-cell>
          <table:table-cell office:value-type="float" office:value="0.201806" calcext:value-type="float">
            <text:p>0.201806</text:p>
          </table:table-cell>
          <table:table-cell table:formula="of:=1-[.K74]" office:value-type="float" office:value="0.798194" calcext:value-type="float">
            <text:p>0.798194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159" calcext:value-type="float">
            <text:p>0.21159</text:p>
          </table:table-cell>
          <table:table-cell table:formula="of:=1-[.O74]" office:value-type="float" office:value="0.78841" calcext:value-type="float">
            <text:p>0.7884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97806928727395" calcext:value-type="float">
            <text:p>-0.5978069287</text:p>
          </table:table-cell>
          <table:table-cell table:style-name="ce1" table:formula="of:=CORREL([.B53:.B74];[.D53:.D74])" office:value-type="float" office:value="0.597806928727395" calcext:value-type="float">
            <text:p>0.5978069287</text:p>
          </table:table-cell>
          <table:table-cell table:formula="of:=CORREL([.B53:.B74];[.E53:.E74])" office:value-type="float" office:value="-0.618204702372982" calcext:value-type="float">
            <text:p>-0.6182047024</text:p>
          </table:table-cell>
          <table:table-cell table:style-name="ce1" table:formula="of:=CORREL([.B53:.B74];[.F53:.F74])" office:value-type="float" office:value="0.618204702372982" calcext:value-type="float">
            <text:p>0.6182047024</text:p>
          </table:table-cell>
          <table:table-cell table:formula="of:=CORREL([.B53:.B74];[.G53:.G74])" office:value-type="float" office:value="-0.596933560146118" calcext:value-type="float">
            <text:p>-0.5969335601</text:p>
          </table:table-cell>
          <table:table-cell table:style-name="ce1" table:formula="of:=CORREL([.B53:.B74];[.H53:.H74])" office:value-type="float" office:value="0.596933560146118" calcext:value-type="float">
            <text:p>0.5969335601</text:p>
          </table:table-cell>
          <table:table-cell table:formula="of:=CORREL([.B53:.B74];[.I53:.I74])" office:value-type="float" office:value="-0.597548482385064" calcext:value-type="float">
            <text:p>-0.5975484824</text:p>
          </table:table-cell>
          <table:table-cell table:style-name="ce1" table:formula="of:=CORREL([.B53:.B74];[.J53:.J74])" office:value-type="float" office:value="0.597548482385064" calcext:value-type="float">
            <text:p>0.5975484824</text:p>
          </table:table-cell>
          <table:table-cell table:formula="of:=CORREL([.B53:.B74];[.K53:.K74])" office:value-type="float" office:value="-0.595853016038119" calcext:value-type="float">
            <text:p>-0.595853016</text:p>
          </table:table-cell>
          <table:table-cell table:style-name="ce1" table:formula="of:=CORREL([.B53:.B74];[.L53:.L74])" office:value-type="float" office:value="0.595853016038119" calcext:value-type="float">
            <text:p>0.595853016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4915157208182" calcext:value-type="float">
            <text:p>-0.6149151572</text:p>
          </table:table-cell>
          <table:table-cell table:style-name="ce1" table:formula="of:=CORREL([.B53:.B74];[.P53:.P74])" office:value-type="float" office:value="0.614915157208182" calcext:value-type="float">
            <text:p>0.6149151572</text:p>
          </table:table-cell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9363" calcext:value-type="float">
            <text:p>0.329363</text:p>
          </table:table-cell>
          <table:table-cell table:formula="of:=1-[.C79]" office:value-type="float" office:value="0.670637" calcext:value-type="float">
            <text:p>0.670637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291154" calcext:value-type="float">
            <text:p>0.291154</text:p>
          </table:table-cell>
          <table:table-cell table:formula="of:=1-[.G79]" office:value-type="float" office:value="0.708846" calcext:value-type="float">
            <text:p>0.708846</text:p>
          </table:table-cell>
          <table:table-cell office:value-type="float" office:value="0.288496" calcext:value-type="float">
            <text:p>0.288496</text:p>
          </table:table-cell>
          <table:table-cell table:formula="of:=1-[.I79]" office:value-type="float" office:value="0.711504" calcext:value-type="float">
            <text:p>0.711504</text:p>
          </table:table-cell>
          <table:table-cell office:value-type="float" office:value="0.292101" calcext:value-type="float">
            <text:p>0.292101</text:p>
          </table:table-cell>
          <table:table-cell table:formula="of:=1-[.K79]" office:value-type="float" office:value="0.707899" calcext:value-type="float">
            <text:p>0.707899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24986" calcext:value-type="float">
            <text:p>0.24986</text:p>
          </table:table-cell>
          <table:table-cell table:formula="of:=1-[.C80]" office:value-type="float" office:value="0.75014" calcext:value-type="float">
            <text:p>0.75014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20245" calcext:value-type="float">
            <text:p>0.220245</text:p>
          </table:table-cell>
          <table:table-cell table:formula="of:=1-[.G80]" office:value-type="float" office:value="0.779755" calcext:value-type="float">
            <text:p>0.779755</text:p>
          </table:table-cell>
          <table:table-cell office:value-type="float" office:value="0.21504" calcext:value-type="float">
            <text:p>0.21504</text:p>
          </table:table-cell>
          <table:table-cell table:formula="of:=1-[.I80]" office:value-type="float" office:value="0.78496" calcext:value-type="float">
            <text:p>0.78496</text:p>
          </table:table-cell>
          <table:table-cell office:value-type="float" office:value="0.22566" calcext:value-type="float">
            <text:p>0.22566</text:p>
          </table:table-cell>
          <table:table-cell table:formula="of:=1-[.K80]" office:value-type="float" office:value="0.77434" calcext:value-type="float">
            <text:p>0.77434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503" calcext:value-type="float">
            <text:p>0.304503</text:p>
          </table:table-cell>
          <table:table-cell table:formula="of:=1-[.O80]" office:value-type="float" office:value="0.695497" calcext:value-type="float">
            <text:p>0.69549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260914" calcext:value-type="float">
            <text:p>0.260914</text:p>
          </table:table-cell>
          <table:table-cell table:formula="of:=1-[.C81]" office:value-type="float" office:value="0.739086" calcext:value-type="float">
            <text:p>0.739086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23669" calcext:value-type="float">
            <text:p>0.23669</text:p>
          </table:table-cell>
          <table:table-cell table:formula="of:=1-[.G81]" office:value-type="float" office:value="0.76331" calcext:value-type="float">
            <text:p>0.76331</text:p>
          </table:table-cell>
          <table:table-cell office:value-type="float" office:value="0.230925" calcext:value-type="float">
            <text:p>0.230925</text:p>
          </table:table-cell>
          <table:table-cell table:formula="of:=1-[.I81]" office:value-type="float" office:value="0.769075" calcext:value-type="float">
            <text:p>0.769075</text:p>
          </table:table-cell>
          <table:table-cell office:value-type="float" office:value="0.24482" calcext:value-type="float">
            <text:p>0.24482</text:p>
          </table:table-cell>
          <table:table-cell table:formula="of:=1-[.K81]" office:value-type="float" office:value="0.75518" calcext:value-type="float">
            <text:p>0.75518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9" calcext:value-type="float">
            <text:p>0.339869</text:p>
          </table:table-cell>
          <table:table-cell table:formula="of:=1-[.O81]" office:value-type="float" office:value="0.660131" calcext:value-type="float">
            <text:p>0.6601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234638" calcext:value-type="float">
            <text:p>0.234638</text:p>
          </table:table-cell>
          <table:table-cell table:formula="of:=1-[.C82]" office:value-type="float" office:value="0.765362" calcext:value-type="float">
            <text:p>0.765362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212625" calcext:value-type="float">
            <text:p>0.212625</text:p>
          </table:table-cell>
          <table:table-cell table:formula="of:=1-[.G82]" office:value-type="float" office:value="0.787375" calcext:value-type="float">
            <text:p>0.787375</text:p>
          </table:table-cell>
          <table:table-cell office:value-type="float" office:value="0.2068" calcext:value-type="float">
            <text:p>0.2068</text:p>
          </table:table-cell>
          <table:table-cell table:formula="of:=1-[.I82]" office:value-type="float" office:value="0.7932" calcext:value-type="float">
            <text:p>0.7932</text:p>
          </table:table-cell>
          <table:table-cell office:value-type="float" office:value="0.221458" calcext:value-type="float">
            <text:p>0.221458</text:p>
          </table:table-cell>
          <table:table-cell table:formula="of:=1-[.K82]" office:value-type="float" office:value="0.778542" calcext:value-type="float">
            <text:p>0.778542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70241" calcext:value-type="float">
            <text:p>0.370241</text:p>
          </table:table-cell>
          <table:table-cell table:formula="of:=1-[.O82]" office:value-type="float" office:value="0.629759" calcext:value-type="float">
            <text:p>0.62975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151886" calcext:value-type="float">
            <text:p>0.151886</text:p>
          </table:table-cell>
          <table:table-cell table:formula="of:=1-[.C83]" office:value-type="float" office:value="0.848114" calcext:value-type="float">
            <text:p>0.848114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136807" calcext:value-type="float">
            <text:p>0.136807</text:p>
          </table:table-cell>
          <table:table-cell table:formula="of:=1-[.G83]" office:value-type="float" office:value="0.863193" calcext:value-type="float">
            <text:p>0.863193</text:p>
          </table:table-cell>
          <table:table-cell office:value-type="float" office:value="0.132287" calcext:value-type="float">
            <text:p>0.132287</text:p>
          </table:table-cell>
          <table:table-cell table:formula="of:=1-[.I83]" office:value-type="float" office:value="0.867713" calcext:value-type="float">
            <text:p>0.867713</text:p>
          </table:table-cell>
          <table:table-cell office:value-type="float" office:value="0.146844" calcext:value-type="float">
            <text:p>0.146844</text:p>
          </table:table-cell>
          <table:table-cell table:formula="of:=1-[.K83]" office:value-type="float" office:value="0.853156" calcext:value-type="float">
            <text:p>0.853156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82287" calcext:value-type="float">
            <text:p>0.382287</text:p>
          </table:table-cell>
          <table:table-cell table:formula="of:=1-[.O83]" office:value-type="float" office:value="0.617713" calcext:value-type="float">
            <text:p>0.61771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0772253" calcext:value-type="float">
            <text:p>0.0772253</text:p>
          </table:table-cell>
          <table:table-cell table:formula="of:=1-[.C84]" office:value-type="float" office:value="0.9227747" calcext:value-type="float">
            <text:p>0.9227747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0687515" calcext:value-type="float">
            <text:p>0.0687515</text:p>
          </table:table-cell>
          <table:table-cell table:formula="of:=1-[.G84]" office:value-type="float" office:value="0.9312485" calcext:value-type="float">
            <text:p>0.9312485</text:p>
          </table:table-cell>
          <table:table-cell office:value-type="float" office:value="0.0611957" calcext:value-type="float">
            <text:p>0.0611957</text:p>
          </table:table-cell>
          <table:table-cell table:formula="of:=1-[.I84]" office:value-type="float" office:value="0.9388043" calcext:value-type="float">
            <text:p>0.9388043</text:p>
          </table:table-cell>
          <table:table-cell office:value-type="float" office:value="0.0878834" calcext:value-type="float">
            <text:p>0.0878834</text:p>
          </table:table-cell>
          <table:table-cell table:formula="of:=1-[.K84]" office:value-type="float" office:value="0.9121166" calcext:value-type="float">
            <text:p>0.9121166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52036" calcext:value-type="float">
            <text:p>0.352036</text:p>
          </table:table-cell>
          <table:table-cell table:formula="of:=1-[.O84]" office:value-type="float" office:value="0.647964" calcext:value-type="float">
            <text:p>0.64796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-0.0365806" calcext:value-type="float">
            <text:p>-0.0365806</text:p>
          </table:table-cell>
          <table:table-cell table:formula="of:=1-[.C85]" office:value-type="float" office:value="1.0365806" calcext:value-type="float">
            <text:p>1.0365806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-0.0341972" calcext:value-type="float">
            <text:p>-0.0341972</text:p>
          </table:table-cell>
          <table:table-cell table:formula="of:=1-[.G85]" office:value-type="float" office:value="1.0341972" calcext:value-type="float">
            <text:p>1.0341972</text:p>
          </table:table-cell>
          <table:table-cell office:value-type="float" office:value="-0.0409325" calcext:value-type="float">
            <text:p>-0.0409325</text:p>
          </table:table-cell>
          <table:table-cell table:formula="of:=1-[.I85]" office:value-type="float" office:value="1.0409325" calcext:value-type="float">
            <text:p>1.0409325</text:p>
          </table:table-cell>
          <table:table-cell office:value-type="float" office:value="-0.0158053" calcext:value-type="float">
            <text:p>-0.0158053</text:p>
          </table:table-cell>
          <table:table-cell table:formula="of:=1-[.K85]" office:value-type="float" office:value="1.0158053" calcext:value-type="float">
            <text:p>1.015805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44676" calcext:value-type="float">
            <text:p>0.344676</text:p>
          </table:table-cell>
          <table:table-cell table:formula="of:=1-[.O85]" office:value-type="float" office:value="0.655324" calcext:value-type="float">
            <text:p>0.6553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130646" calcext:value-type="float">
            <text:p>0.130646</text:p>
          </table:table-cell>
          <table:table-cell table:formula="of:=1-[.C86]" office:value-type="float" office:value="0.869354" calcext:value-type="float">
            <text:p>0.86935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11381" calcext:value-type="float">
            <text:p>0.11381</text:p>
          </table:table-cell>
          <table:table-cell table:formula="of:=1-[.G86]" office:value-type="float" office:value="0.88619" calcext:value-type="float">
            <text:p>0.88619</text:p>
          </table:table-cell>
          <table:table-cell office:value-type="float" office:value="0.109211" calcext:value-type="float">
            <text:p>0.109211</text:p>
          </table:table-cell>
          <table:table-cell table:formula="of:=1-[.I86]" office:value-type="float" office:value="0.890789" calcext:value-type="float">
            <text:p>0.890789</text:p>
          </table:table-cell>
          <table:table-cell office:value-type="float" office:value="0.125814" calcext:value-type="float">
            <text:p>0.125814</text:p>
          </table:table-cell>
          <table:table-cell table:formula="of:=1-[.K86]" office:value-type="float" office:value="0.874186" calcext:value-type="float">
            <text:p>0.87418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4987" calcext:value-type="float">
            <text:p>0.324987</text:p>
          </table:table-cell>
          <table:table-cell table:formula="of:=1-[.O86]" office:value-type="float" office:value="0.675013" calcext:value-type="float">
            <text:p>0.67501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159308" calcext:value-type="float">
            <text:p>0.159308</text:p>
          </table:table-cell>
          <table:table-cell table:formula="of:=1-[.C87]" office:value-type="float" office:value="0.840692" calcext:value-type="float">
            <text:p>0.840692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150606" calcext:value-type="float">
            <text:p>0.150606</text:p>
          </table:table-cell>
          <table:table-cell table:formula="of:=1-[.G87]" office:value-type="float" office:value="0.849394" calcext:value-type="float">
            <text:p>0.849394</text:p>
          </table:table-cell>
          <table:table-cell office:value-type="float" office:value="0.146781" calcext:value-type="float">
            <text:p>0.146781</text:p>
          </table:table-cell>
          <table:table-cell table:formula="of:=1-[.I87]" office:value-type="float" office:value="0.853219" calcext:value-type="float">
            <text:p>0.853219</text:p>
          </table:table-cell>
          <table:table-cell office:value-type="float" office:value="0.163871" calcext:value-type="float">
            <text:p>0.163871</text:p>
          </table:table-cell>
          <table:table-cell table:formula="of:=1-[.K87]" office:value-type="float" office:value="0.836129" calcext:value-type="float">
            <text:p>0.836129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88113" calcext:value-type="float">
            <text:p>0.388113</text:p>
          </table:table-cell>
          <table:table-cell table:formula="of:=1-[.O87]" office:value-type="float" office:value="0.611887" calcext:value-type="float">
            <text:p>0.6118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1891" calcext:value-type="float">
            <text:p>0.101891</text:p>
          </table:table-cell>
          <table:table-cell table:formula="of:=1-[.C88]" office:value-type="float" office:value="0.898109" calcext:value-type="float">
            <text:p>0.898109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101125" calcext:value-type="float">
            <text:p>0.101125</text:p>
          </table:table-cell>
          <table:table-cell table:formula="of:=1-[.G88]" office:value-type="float" office:value="0.898875" calcext:value-type="float">
            <text:p>0.898875</text:p>
          </table:table-cell>
          <table:table-cell office:value-type="float" office:value="0.0944263" calcext:value-type="float">
            <text:p>0.0944263</text:p>
          </table:table-cell>
          <table:table-cell table:formula="of:=1-[.I88]" office:value-type="float" office:value="0.9055737" calcext:value-type="float">
            <text:p>0.9055737</text:p>
          </table:table-cell>
          <table:table-cell office:value-type="float" office:value="0.118033" calcext:value-type="float">
            <text:p>0.118033</text:p>
          </table:table-cell>
          <table:table-cell table:formula="of:=1-[.K88]" office:value-type="float" office:value="0.881967" calcext:value-type="float">
            <text:p>0.881967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28674" calcext:value-type="float">
            <text:p>0.428674</text:p>
          </table:table-cell>
          <table:table-cell table:formula="of:=1-[.O88]" office:value-type="float" office:value="0.571326" calcext:value-type="float">
            <text:p>0.5713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200677" calcext:value-type="float">
            <text:p>0.200677</text:p>
          </table:table-cell>
          <table:table-cell table:formula="of:=1-[.C89]" office:value-type="float" office:value="0.799323" calcext:value-type="float">
            <text:p>0.799323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188437" calcext:value-type="float">
            <text:p>0.188437</text:p>
          </table:table-cell>
          <table:table-cell table:formula="of:=1-[.G89]" office:value-type="float" office:value="0.811563" calcext:value-type="float">
            <text:p>0.811563</text:p>
          </table:table-cell>
          <table:table-cell office:value-type="float" office:value="0.188897" calcext:value-type="float">
            <text:p>0.188897</text:p>
          </table:table-cell>
          <table:table-cell table:formula="of:=1-[.I89]" office:value-type="float" office:value="0.811103" calcext:value-type="float">
            <text:p>0.811103</text:p>
          </table:table-cell>
          <table:table-cell office:value-type="float" office:value="0.189751" calcext:value-type="float">
            <text:p>0.189751</text:p>
          </table:table-cell>
          <table:table-cell table:formula="of:=1-[.K89]" office:value-type="float" office:value="0.810249" calcext:value-type="float">
            <text:p>0.810249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95835" calcext:value-type="float">
            <text:p>0.495835</text:p>
          </table:table-cell>
          <table:table-cell table:formula="of:=1-[.O89]" office:value-type="float" office:value="0.504165" calcext:value-type="float">
            <text:p>0.50416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5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5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5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5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5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5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5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5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5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5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-0.0547131" calcext:value-type="float">
            <text:p>-0.0547131</text:p>
          </table:table-cell>
          <table:table-cell table:formula="of:=1-[.C101]" office:value-type="float" office:value="1.0547131" calcext:value-type="float">
            <text:p>1.054713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-0.0575106" calcext:value-type="float">
            <text:p>-0.0575106</text:p>
          </table:table-cell>
          <table:table-cell table:formula="of:=1-[.G101]" office:value-type="float" office:value="1.0575106" calcext:value-type="float">
            <text:p>1.0575106</text:p>
          </table:table-cell>
          <table:table-cell office:value-type="float" office:value="-0.0577811" calcext:value-type="float">
            <text:p>-0.0577811</text:p>
          </table:table-cell>
          <table:table-cell table:formula="of:=1-[.I101]" office:value-type="float" office:value="1.0577811" calcext:value-type="float">
            <text:p>1.0577811</text:p>
          </table:table-cell>
          <table:table-cell office:value-type="float" office:value="-0.060385" calcext:value-type="float">
            <text:p>-0.060385</text:p>
          </table:table-cell>
          <table:table-cell table:formula="of:=1-[.K101]" office:value-type="float" office:value="1.060385" calcext:value-type="float">
            <text:p>1.060385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86302" calcext:value-type="float">
            <text:p>0.386302</text:p>
          </table:table-cell>
          <table:table-cell table:formula="of:=1-[.O101]" office:value-type="float" office:value="0.613698" calcext:value-type="float">
            <text:p>0.61369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044286" calcext:value-type="float">
            <text:p>0.044286</text:p>
          </table:table-cell>
          <table:table-cell table:formula="of:=1-[.C102]" office:value-type="float" office:value="0.955714" calcext:value-type="float">
            <text:p>0.955714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0421028" calcext:value-type="float">
            <text:p>0.0421028</text:p>
          </table:table-cell>
          <table:table-cell table:formula="of:=1-[.G102]" office:value-type="float" office:value="0.9578972" calcext:value-type="float">
            <text:p>0.9578972</text:p>
          </table:table-cell>
          <table:table-cell office:value-type="float" office:value="0.0406947" calcext:value-type="float">
            <text:p>0.0406947</text:p>
          </table:table-cell>
          <table:table-cell table:formula="of:=1-[.I102]" office:value-type="float" office:value="0.9593053" calcext:value-type="float">
            <text:p>0.9593053</text:p>
          </table:table-cell>
          <table:table-cell office:value-type="float" office:value="0.0364036" calcext:value-type="float">
            <text:p>0.0364036</text:p>
          </table:table-cell>
          <table:table-cell table:formula="of:=1-[.K102]" office:value-type="float" office:value="0.9635964" calcext:value-type="float">
            <text:p>0.9635964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54259" calcext:value-type="float">
            <text:p>0.354259</text:p>
          </table:table-cell>
          <table:table-cell table:formula="of:=1-[.O102]" office:value-type="float" office:value="0.645741" calcext:value-type="float">
            <text:p>0.64574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0844715" calcext:value-type="float">
            <text:p>0.0844715</text:p>
          </table:table-cell>
          <table:table-cell table:formula="of:=1-[.C103]" office:value-type="float" office:value="0.9155285" calcext:value-type="float">
            <text:p>0.9155285</text:p>
          </table:table-cell>
          <table:table-cell office:value-type="float" office:value="0.296727" calcext:value-type="float">
            <text:p>0.296727</text:p>
          </table:table-cell>
          <table:table-cell table:formula="of:=1-[.E103]" office:value-type="float" office:value="0.703273" calcext:value-type="float">
            <text:p>0.703273</text:p>
          </table:table-cell>
          <table:table-cell office:value-type="float" office:value="0.087975" calcext:value-type="float">
            <text:p>0.087975</text:p>
          </table:table-cell>
          <table:table-cell table:formula="of:=1-[.G103]" office:value-type="float" office:value="0.912025" calcext:value-type="float">
            <text:p>0.912025</text:p>
          </table:table-cell>
          <table:table-cell office:value-type="float" office:value="0.0864669" calcext:value-type="float">
            <text:p>0.0864669</text:p>
          </table:table-cell>
          <table:table-cell table:formula="of:=1-[.I103]" office:value-type="float" office:value="0.9135331" calcext:value-type="float">
            <text:p>0.9135331</text:p>
          </table:table-cell>
          <table:table-cell office:value-type="float" office:value="0.0858886" calcext:value-type="float">
            <text:p>0.0858886</text:p>
          </table:table-cell>
          <table:table-cell table:formula="of:=1-[.K103]" office:value-type="float" office:value="0.9141114" calcext:value-type="float">
            <text:p>0.9141114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300635" calcext:value-type="float">
            <text:p>0.300635</text:p>
          </table:table-cell>
          <table:table-cell table:formula="of:=1-[.O103]" office:value-type="float" office:value="0.699365" calcext:value-type="float">
            <text:p>0.69936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400809" calcext:value-type="float">
            <text:p>0.0400809</text:p>
          </table:table-cell>
          <table:table-cell table:formula="of:=1-[.C104]" office:value-type="float" office:value="0.9599191" calcext:value-type="float">
            <text:p>0.9599191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0397516" calcext:value-type="float">
            <text:p>0.0397516</text:p>
          </table:table-cell>
          <table:table-cell table:formula="of:=1-[.G104]" office:value-type="float" office:value="0.9602484" calcext:value-type="float">
            <text:p>0.9602484</text:p>
          </table:table-cell>
          <table:table-cell office:value-type="float" office:value="0.0390473" calcext:value-type="float">
            <text:p>0.0390473</text:p>
          </table:table-cell>
          <table:table-cell table:formula="of:=1-[.I104]" office:value-type="float" office:value="0.9609527" calcext:value-type="float">
            <text:p>0.9609527</text:p>
          </table:table-cell>
          <table:table-cell office:value-type="float" office:value="0.0359359" calcext:value-type="float">
            <text:p>0.0359359</text:p>
          </table:table-cell>
          <table:table-cell table:formula="of:=1-[.K104]" office:value-type="float" office:value="0.9640641" calcext:value-type="float">
            <text:p>0.9640641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41183" calcext:value-type="float">
            <text:p>0.341183</text:p>
          </table:table-cell>
          <table:table-cell table:formula="of:=1-[.O104]" office:value-type="float" office:value="0.658817" calcext:value-type="float">
            <text:p>0.65881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0849718" calcext:value-type="float">
            <text:p>0.0849718</text:p>
          </table:table-cell>
          <table:table-cell table:formula="of:=1-[.C105]" office:value-type="float" office:value="0.9150282" calcext:value-type="float">
            <text:p>0.9150282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0855589" calcext:value-type="float">
            <text:p>0.0855589</text:p>
          </table:table-cell>
          <table:table-cell table:formula="of:=1-[.G105]" office:value-type="float" office:value="0.9144411" calcext:value-type="float">
            <text:p>0.9144411</text:p>
          </table:table-cell>
          <table:table-cell office:value-type="float" office:value="0.0851187" calcext:value-type="float">
            <text:p>0.0851187</text:p>
          </table:table-cell>
          <table:table-cell table:formula="of:=1-[.I105]" office:value-type="float" office:value="0.9148813" calcext:value-type="float">
            <text:p>0.9148813</text:p>
          </table:table-cell>
          <table:table-cell office:value-type="float" office:value="0.0815409" calcext:value-type="float">
            <text:p>0.0815409</text:p>
          </table:table-cell>
          <table:table-cell table:formula="of:=1-[.K105]" office:value-type="float" office:value="0.9184591" calcext:value-type="float">
            <text:p>0.9184591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52978" calcext:value-type="float">
            <text:p>0.352978</text:p>
          </table:table-cell>
          <table:table-cell table:formula="of:=1-[.O105]" office:value-type="float" office:value="0.647022" calcext:value-type="float">
            <text:p>0.64702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0613102" calcext:value-type="float">
            <text:p>0.0613102</text:p>
          </table:table-cell>
          <table:table-cell table:formula="of:=1-[.C106]" office:value-type="float" office:value="0.9386898" calcext:value-type="float">
            <text:p>0.938689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0563577" calcext:value-type="float">
            <text:p>0.0563577</text:p>
          </table:table-cell>
          <table:table-cell table:formula="of:=1-[.G106]" office:value-type="float" office:value="0.9436423" calcext:value-type="float">
            <text:p>0.9436423</text:p>
          </table:table-cell>
          <table:table-cell office:value-type="float" office:value="0.0567754" calcext:value-type="float">
            <text:p>0.0567754</text:p>
          </table:table-cell>
          <table:table-cell table:formula="of:=1-[.I106]" office:value-type="float" office:value="0.9432246" calcext:value-type="float">
            <text:p>0.9432246</text:p>
          </table:table-cell>
          <table:table-cell office:value-type="float" office:value="0.052659" calcext:value-type="float">
            <text:p>0.052659</text:p>
          </table:table-cell>
          <table:table-cell table:formula="of:=1-[.K106]" office:value-type="float" office:value="0.947341" calcext:value-type="float">
            <text:p>0.947341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23257" calcext:value-type="float">
            <text:p>0.323257</text:p>
          </table:table-cell>
          <table:table-cell table:formula="of:=1-[.O106]" office:value-type="float" office:value="0.676743" calcext:value-type="float">
            <text:p>0.67674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119231" calcext:value-type="float">
            <text:p>0.119231</text:p>
          </table:table-cell>
          <table:table-cell table:formula="of:=1-[.C107]" office:value-type="float" office:value="0.880769" calcext:value-type="float">
            <text:p>0.880769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108636" calcext:value-type="float">
            <text:p>0.108636</text:p>
          </table:table-cell>
          <table:table-cell table:formula="of:=1-[.G107]" office:value-type="float" office:value="0.891364" calcext:value-type="float">
            <text:p>0.891364</text:p>
          </table:table-cell>
          <table:table-cell office:value-type="float" office:value="0.108231" calcext:value-type="float">
            <text:p>0.108231</text:p>
          </table:table-cell>
          <table:table-cell table:formula="of:=1-[.I107]" office:value-type="float" office:value="0.891769" calcext:value-type="float">
            <text:p>0.891769</text:p>
          </table:table-cell>
          <table:table-cell office:value-type="float" office:value="0.105433" calcext:value-type="float">
            <text:p>0.105433</text:p>
          </table:table-cell>
          <table:table-cell table:formula="of:=1-[.K107]" office:value-type="float" office:value="0.894567" calcext:value-type="float">
            <text:p>0.894567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32299" calcext:value-type="float">
            <text:p>0.332299</text:p>
          </table:table-cell>
          <table:table-cell table:formula="of:=1-[.O107]" office:value-type="float" office:value="0.667701" calcext:value-type="float">
            <text:p>0.66770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20818" calcext:value-type="float">
            <text:p>0.20818</text:p>
          </table:table-cell>
          <table:table-cell table:formula="of:=1-[.C108]" office:value-type="float" office:value="0.79182" calcext:value-type="float">
            <text:p>0.79182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192582" calcext:value-type="float">
            <text:p>0.192582</text:p>
          </table:table-cell>
          <table:table-cell table:formula="of:=1-[.G108]" office:value-type="float" office:value="0.807418" calcext:value-type="float">
            <text:p>0.807418</text:p>
          </table:table-cell>
          <table:table-cell office:value-type="float" office:value="0.19409" calcext:value-type="float">
            <text:p>0.19409</text:p>
          </table:table-cell>
          <table:table-cell table:formula="of:=1-[.I108]" office:value-type="float" office:value="0.80591" calcext:value-type="float">
            <text:p>0.80591</text:p>
          </table:table-cell>
          <table:table-cell office:value-type="float" office:value="0.186903" calcext:value-type="float">
            <text:p>0.186903</text:p>
          </table:table-cell>
          <table:table-cell table:formula="of:=1-[.K108]" office:value-type="float" office:value="0.813097" calcext:value-type="float">
            <text:p>0.813097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5641" calcext:value-type="float">
            <text:p>0.355641</text:p>
          </table:table-cell>
          <table:table-cell table:formula="of:=1-[.O108]" office:value-type="float" office:value="0.644359" calcext:value-type="float">
            <text:p>0.64435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245349" calcext:value-type="float">
            <text:p>0.245349</text:p>
          </table:table-cell>
          <table:table-cell table:formula="of:=1-[.C109]" office:value-type="float" office:value="0.754651" calcext:value-type="float">
            <text:p>0.754651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22927" calcext:value-type="float">
            <text:p>0.22927</text:p>
          </table:table-cell>
          <table:table-cell table:formula="of:=1-[.G109]" office:value-type="float" office:value="0.77073" calcext:value-type="float">
            <text:p>0.77073</text:p>
          </table:table-cell>
          <table:table-cell office:value-type="float" office:value="0.230259" calcext:value-type="float">
            <text:p>0.230259</text:p>
          </table:table-cell>
          <table:table-cell table:formula="of:=1-[.I109]" office:value-type="float" office:value="0.769741" calcext:value-type="float">
            <text:p>0.769741</text:p>
          </table:table-cell>
          <table:table-cell office:value-type="float" office:value="0.225056" calcext:value-type="float">
            <text:p>0.225056</text:p>
          </table:table-cell>
          <table:table-cell table:formula="of:=1-[.K109]" office:value-type="float" office:value="0.774944" calcext:value-type="float">
            <text:p>0.774944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4422" calcext:value-type="float">
            <text:p>0.324422</text:p>
          </table:table-cell>
          <table:table-cell table:formula="of:=1-[.O109]" office:value-type="float" office:value="0.675578" calcext:value-type="float">
            <text:p>0.6755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287196" calcext:value-type="float">
            <text:p>0.287196</text:p>
          </table:table-cell>
          <table:table-cell table:formula="of:=1-[.C110]" office:value-type="float" office:value="0.712804" calcext:value-type="float">
            <text:p>0.712804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269405" calcext:value-type="float">
            <text:p>0.269405</text:p>
          </table:table-cell>
          <table:table-cell table:formula="of:=1-[.G110]" office:value-type="float" office:value="0.730595" calcext:value-type="float">
            <text:p>0.730595</text:p>
          </table:table-cell>
          <table:table-cell office:value-type="float" office:value="0.271285" calcext:value-type="float">
            <text:p>0.271285</text:p>
          </table:table-cell>
          <table:table-cell table:formula="of:=1-[.I110]" office:value-type="float" office:value="0.728715" calcext:value-type="float">
            <text:p>0.728715</text:p>
          </table:table-cell>
          <table:table-cell office:value-type="float" office:value="0.264486" calcext:value-type="float">
            <text:p>0.264486</text:p>
          </table:table-cell>
          <table:table-cell table:formula="of:=1-[.K110]" office:value-type="float" office:value="0.735514" calcext:value-type="float">
            <text:p>0.735514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5007" calcext:value-type="float">
            <text:p>0.325007</text:p>
          </table:table-cell>
          <table:table-cell table:formula="of:=1-[.O110]" office:value-type="float" office:value="0.674993" calcext:value-type="float">
            <text:p>0.674993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15331" calcext:value-type="float">
            <text:p>0.315331</text:p>
          </table:table-cell>
          <table:table-cell table:formula="of:=1-[.C111]" office:value-type="float" office:value="0.684669" calcext:value-type="float">
            <text:p>0.684669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295212" calcext:value-type="float">
            <text:p>0.295212</text:p>
          </table:table-cell>
          <table:table-cell table:formula="of:=1-[.G111]" office:value-type="float" office:value="0.704788" calcext:value-type="float">
            <text:p>0.704788</text:p>
          </table:table-cell>
          <table:table-cell office:value-type="float" office:value="0.295492" calcext:value-type="float">
            <text:p>0.295492</text:p>
          </table:table-cell>
          <table:table-cell table:formula="of:=1-[.I111]" office:value-type="float" office:value="0.704508" calcext:value-type="float">
            <text:p>0.704508</text:p>
          </table:table-cell>
          <table:table-cell office:value-type="float" office:value="0.291039" calcext:value-type="float">
            <text:p>0.291039</text:p>
          </table:table-cell>
          <table:table-cell table:formula="of:=1-[.K111]" office:value-type="float" office:value="0.708961" calcext:value-type="float">
            <text:p>0.708961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279475" calcext:value-type="float">
            <text:p>0.279475</text:p>
          </table:table-cell>
          <table:table-cell table:formula="of:=1-[.C112]" office:value-type="float" office:value="0.720525" calcext:value-type="float">
            <text:p>0.72052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57558" calcext:value-type="float">
            <text:p>0.257558</text:p>
          </table:table-cell>
          <table:table-cell table:formula="of:=1-[.G112]" office:value-type="float" office:value="0.742442" calcext:value-type="float">
            <text:p>0.742442</text:p>
          </table:table-cell>
          <table:table-cell office:value-type="float" office:value="0.258639" calcext:value-type="float">
            <text:p>0.258639</text:p>
          </table:table-cell>
          <table:table-cell table:formula="of:=1-[.I112]" office:value-type="float" office:value="0.741361" calcext:value-type="float">
            <text:p>0.741361</text:p>
          </table:table-cell>
          <table:table-cell office:value-type="float" office:value="0.252528" calcext:value-type="float">
            <text:p>0.252528</text:p>
          </table:table-cell>
          <table:table-cell table:formula="of:=1-[.K112]" office:value-type="float" office:value="0.747472" calcext:value-type="float">
            <text:p>0.74747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280047" calcext:value-type="float">
            <text:p>0.280047</text:p>
          </table:table-cell>
          <table:table-cell table:formula="of:=1-[.C113]" office:value-type="float" office:value="0.719953" calcext:value-type="float">
            <text:p>0.71995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261536" calcext:value-type="float">
            <text:p>0.261536</text:p>
          </table:table-cell>
          <table:table-cell table:formula="of:=1-[.G113]" office:value-type="float" office:value="0.738464" calcext:value-type="float">
            <text:p>0.738464</text:p>
          </table:table-cell>
          <table:table-cell office:value-type="float" office:value="0.262602" calcext:value-type="float">
            <text:p>0.262602</text:p>
          </table:table-cell>
          <table:table-cell table:formula="of:=1-[.I113]" office:value-type="float" office:value="0.737398" calcext:value-type="float">
            <text:p>0.737398</text:p>
          </table:table-cell>
          <table:table-cell office:value-type="float" office:value="0.257726" calcext:value-type="float">
            <text:p>0.257726</text:p>
          </table:table-cell>
          <table:table-cell table:formula="of:=1-[.K113]" office:value-type="float" office:value="0.742274" calcext:value-type="float">
            <text:p>0.74227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278855" calcext:value-type="float">
            <text:p>0.278855</text:p>
          </table:table-cell>
          <table:table-cell table:formula="of:=1-[.C114]" office:value-type="float" office:value="0.721145" calcext:value-type="float">
            <text:p>0.721145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55655" calcext:value-type="float">
            <text:p>0.255655</text:p>
          </table:table-cell>
          <table:table-cell table:formula="of:=1-[.G114]" office:value-type="float" office:value="0.744345" calcext:value-type="float">
            <text:p>0.744345</text:p>
          </table:table-cell>
          <table:table-cell office:value-type="float" office:value="0.256804" calcext:value-type="float">
            <text:p>0.256804</text:p>
          </table:table-cell>
          <table:table-cell table:formula="of:=1-[.I114]" office:value-type="float" office:value="0.743196" calcext:value-type="float">
            <text:p>0.743196</text:p>
          </table:table-cell>
          <table:table-cell office:value-type="float" office:value="0.25099" calcext:value-type="float">
            <text:p>0.25099</text:p>
          </table:table-cell>
          <table:table-cell table:formula="of:=1-[.K114]" office:value-type="float" office:value="0.74901" calcext:value-type="float">
            <text:p>0.74901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268205" calcext:value-type="float">
            <text:p>0.268205</text:p>
          </table:table-cell>
          <table:table-cell table:formula="of:=1-[.C115]" office:value-type="float" office:value="0.731795" calcext:value-type="float">
            <text:p>0.731795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44848" calcext:value-type="float">
            <text:p>0.244848</text:p>
          </table:table-cell>
          <table:table-cell table:formula="of:=1-[.G115]" office:value-type="float" office:value="0.755152" calcext:value-type="float">
            <text:p>0.755152</text:p>
          </table:table-cell>
          <table:table-cell office:value-type="float" office:value="0.244562" calcext:value-type="float">
            <text:p>0.244562</text:p>
          </table:table-cell>
          <table:table-cell table:formula="of:=1-[.I115]" office:value-type="float" office:value="0.755438" calcext:value-type="float">
            <text:p>0.755438</text:p>
          </table:table-cell>
          <table:table-cell office:value-type="float" office:value="0.241201" calcext:value-type="float">
            <text:p>0.241201</text:p>
          </table:table-cell>
          <table:table-cell table:formula="of:=1-[.K115]" office:value-type="float" office:value="0.758799" calcext:value-type="float">
            <text:p>0.758799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31156" calcext:value-type="float">
            <text:p>0.331156</text:p>
          </table:table-cell>
          <table:table-cell table:formula="of:=1-[.C116]" office:value-type="float" office:value="0.668844" calcext:value-type="float">
            <text:p>0.668844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09066" calcext:value-type="float">
            <text:p>0.309066</text:p>
          </table:table-cell>
          <table:table-cell table:formula="of:=1-[.G116]" office:value-type="float" office:value="0.690934" calcext:value-type="float">
            <text:p>0.690934</text:p>
          </table:table-cell>
          <table:table-cell office:value-type="float" office:value="0.309302" calcext:value-type="float">
            <text:p>0.309302</text:p>
          </table:table-cell>
          <table:table-cell table:formula="of:=1-[.I116]" office:value-type="float" office:value="0.690698" calcext:value-type="float">
            <text:p>0.690698</text:p>
          </table:table-cell>
          <table:table-cell office:value-type="float" office:value="0.305815" calcext:value-type="float">
            <text:p>0.305815</text:p>
          </table:table-cell>
          <table:table-cell table:formula="of:=1-[.K116]" office:value-type="float" office:value="0.694185" calcext:value-type="float">
            <text:p>0.694185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281284" calcext:value-type="float">
            <text:p>0.281284</text:p>
          </table:table-cell>
          <table:table-cell table:formula="of:=1-[.C121]" office:value-type="float" office:value="0.718716" calcext:value-type="float">
            <text:p>0.718716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270898" calcext:value-type="float">
            <text:p>0.270898</text:p>
          </table:table-cell>
          <table:table-cell table:formula="of:=1-[.G121]" office:value-type="float" office:value="0.729102" calcext:value-type="float">
            <text:p>0.729102</text:p>
          </table:table-cell>
          <table:table-cell office:value-type="float" office:value="0.272933" calcext:value-type="float">
            <text:p>0.272933</text:p>
          </table:table-cell>
          <table:table-cell table:formula="of:=1-[.I121]" office:value-type="float" office:value="0.727067" calcext:value-type="float">
            <text:p>0.727067</text:p>
          </table:table-cell>
          <table:table-cell office:value-type="float" office:value="0.267064" calcext:value-type="float">
            <text:p>0.267064</text:p>
          </table:table-cell>
          <table:table-cell table:formula="of:=1-[.K121]" office:value-type="float" office:value="0.732936" calcext:value-type="float">
            <text:p>0.732936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06918" calcext:value-type="float">
            <text:p>0.206918</text:p>
          </table:table-cell>
          <table:table-cell table:formula="of:=1-[.C122]" office:value-type="float" office:value="0.793082" calcext:value-type="float">
            <text:p>0.793082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193954" calcext:value-type="float">
            <text:p>0.193954</text:p>
          </table:table-cell>
          <table:table-cell table:formula="of:=1-[.G122]" office:value-type="float" office:value="0.806046" calcext:value-type="float">
            <text:p>0.806046</text:p>
          </table:table-cell>
          <table:table-cell office:value-type="float" office:value="0.193203" calcext:value-type="float">
            <text:p>0.193203</text:p>
          </table:table-cell>
          <table:table-cell table:formula="of:=1-[.I122]" office:value-type="float" office:value="0.806797" calcext:value-type="float">
            <text:p>0.806797</text:p>
          </table:table-cell>
          <table:table-cell office:value-type="float" office:value="0.191658" calcext:value-type="float">
            <text:p>0.191658</text:p>
          </table:table-cell>
          <table:table-cell table:formula="of:=1-[.K122]" office:value-type="float" office:value="0.808342" calcext:value-type="float">
            <text:p>0.808342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4474" calcext:value-type="float">
            <text:p>0.274474</text:p>
          </table:table-cell>
          <table:table-cell table:formula="of:=1-[.O122]" office:value-type="float" office:value="0.725526" calcext:value-type="float">
            <text:p>0.725526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146522" calcext:value-type="float">
            <text:p>0.146522</text:p>
          </table:table-cell>
          <table:table-cell table:formula="of:=1-[.C123]" office:value-type="float" office:value="0.853478" calcext:value-type="float">
            <text:p>0.853478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141034" calcext:value-type="float">
            <text:p>0.141034</text:p>
          </table:table-cell>
          <table:table-cell table:formula="of:=1-[.G123]" office:value-type="float" office:value="0.858966" calcext:value-type="float">
            <text:p>0.858966</text:p>
          </table:table-cell>
          <table:table-cell office:value-type="float" office:value="0.140731" calcext:value-type="float">
            <text:p>0.140731</text:p>
          </table:table-cell>
          <table:table-cell table:formula="of:=1-[.I123]" office:value-type="float" office:value="0.859269" calcext:value-type="float">
            <text:p>0.859269</text:p>
          </table:table-cell>
          <table:table-cell office:value-type="float" office:value="0.138358" calcext:value-type="float">
            <text:p>0.138358</text:p>
          </table:table-cell>
          <table:table-cell table:formula="of:=1-[.K123]" office:value-type="float" office:value="0.861642" calcext:value-type="float">
            <text:p>0.861642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12376" calcext:value-type="float">
            <text:p>0.312376</text:p>
          </table:table-cell>
          <table:table-cell table:formula="of:=1-[.O123]" office:value-type="float" office:value="0.687624" calcext:value-type="float">
            <text:p>0.68762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135512" calcext:value-type="float">
            <text:p>0.135512</text:p>
          </table:table-cell>
          <table:table-cell table:formula="of:=1-[.C124]" office:value-type="float" office:value="0.864488" calcext:value-type="float">
            <text:p>0.864488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131206" calcext:value-type="float">
            <text:p>0.131206</text:p>
          </table:table-cell>
          <table:table-cell table:formula="of:=1-[.G124]" office:value-type="float" office:value="0.868794" calcext:value-type="float">
            <text:p>0.868794</text:p>
          </table:table-cell>
          <table:table-cell office:value-type="float" office:value="0.131702" calcext:value-type="float">
            <text:p>0.131702</text:p>
          </table:table-cell>
          <table:table-cell table:formula="of:=1-[.I124]" office:value-type="float" office:value="0.868298" calcext:value-type="float">
            <text:p>0.868298</text:p>
          </table:table-cell>
          <table:table-cell office:value-type="float" office:value="0.128426" calcext:value-type="float">
            <text:p>0.128426</text:p>
          </table:table-cell>
          <table:table-cell table:formula="of:=1-[.K124]" office:value-type="float" office:value="0.871574" calcext:value-type="float">
            <text:p>0.871574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3201" calcext:value-type="float">
            <text:p>0.283201</text:p>
          </table:table-cell>
          <table:table-cell table:formula="of:=1-[.O124]" office:value-type="float" office:value="0.716799" calcext:value-type="float">
            <text:p>0.716799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3819" calcext:value-type="float">
            <text:p>0.23819</text:p>
          </table:table-cell>
          <table:table-cell table:formula="of:=1-[.C125]" office:value-type="float" office:value="0.76181" calcext:value-type="float">
            <text:p>0.7618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3198" calcext:value-type="float">
            <text:p>0.23198</text:p>
          </table:table-cell>
          <table:table-cell table:formula="of:=1-[.G125]" office:value-type="float" office:value="0.76802" calcext:value-type="float">
            <text:p>0.76802</text:p>
          </table:table-cell>
          <table:table-cell office:value-type="float" office:value="0.232719" calcext:value-type="float">
            <text:p>0.232719</text:p>
          </table:table-cell>
          <table:table-cell table:formula="of:=1-[.I125]" office:value-type="float" office:value="0.767281" calcext:value-type="float">
            <text:p>0.767281</text:p>
          </table:table-cell>
          <table:table-cell office:value-type="float" office:value="0.230073" calcext:value-type="float">
            <text:p>0.230073</text:p>
          </table:table-cell>
          <table:table-cell table:formula="of:=1-[.K125]" office:value-type="float" office:value="0.769927" calcext:value-type="float">
            <text:p>0.769927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78278" calcext:value-type="float">
            <text:p>0.278278</text:p>
          </table:table-cell>
          <table:table-cell table:formula="of:=1-[.C126]" office:value-type="float" office:value="0.721722" calcext:value-type="float">
            <text:p>0.721722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78027" calcext:value-type="float">
            <text:p>0.278027</text:p>
          </table:table-cell>
          <table:table-cell table:formula="of:=1-[.G126]" office:value-type="float" office:value="0.721973" calcext:value-type="float">
            <text:p>0.721973</text:p>
          </table:table-cell>
          <table:table-cell office:value-type="float" office:value="0.275609" calcext:value-type="float">
            <text:p>0.275609</text:p>
          </table:table-cell>
          <table:table-cell table:formula="of:=1-[.I126]" office:value-type="float" office:value="0.724391" calcext:value-type="float">
            <text:p>0.724391</text:p>
          </table:table-cell>
          <table:table-cell office:value-type="float" office:value="0.275223" calcext:value-type="float">
            <text:p>0.275223</text:p>
          </table:table-cell>
          <table:table-cell table:formula="of:=1-[.K126]" office:value-type="float" office:value="0.724777" calcext:value-type="float">
            <text:p>0.724777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47539" calcext:value-type="float">
            <text:p>0.247539</text:p>
          </table:table-cell>
          <table:table-cell table:formula="of:=1-[.C127]" office:value-type="float" office:value="0.752461" calcext:value-type="float">
            <text:p>0.752461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4472" calcext:value-type="float">
            <text:p>0.24472</text:p>
          </table:table-cell>
          <table:table-cell table:formula="of:=1-[.G127]" office:value-type="float" office:value="0.75528" calcext:value-type="float">
            <text:p>0.75528</text:p>
          </table:table-cell>
          <table:table-cell office:value-type="float" office:value="0.242861" calcext:value-type="float">
            <text:p>0.242861</text:p>
          </table:table-cell>
          <table:table-cell table:formula="of:=1-[.I127]" office:value-type="float" office:value="0.757139" calcext:value-type="float">
            <text:p>0.757139</text:p>
          </table:table-cell>
          <table:table-cell office:value-type="float" office:value="0.239403" calcext:value-type="float">
            <text:p>0.239403</text:p>
          </table:table-cell>
          <table:table-cell table:formula="of:=1-[.K127]" office:value-type="float" office:value="0.760597" calcext:value-type="float">
            <text:p>0.760597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40596" calcext:value-type="float">
            <text:p>0.240596</text:p>
          </table:table-cell>
          <table:table-cell table:formula="of:=1-[.C128]" office:value-type="float" office:value="0.759404" calcext:value-type="float">
            <text:p>0.759404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41287" calcext:value-type="float">
            <text:p>0.241287</text:p>
          </table:table-cell>
          <table:table-cell table:formula="of:=1-[.G128]" office:value-type="float" office:value="0.758713" calcext:value-type="float">
            <text:p>0.758713</text:p>
          </table:table-cell>
          <table:table-cell office:value-type="float" office:value="0.23937" calcext:value-type="float">
            <text:p>0.23937</text:p>
          </table:table-cell>
          <table:table-cell table:formula="of:=1-[.I128]" office:value-type="float" office:value="0.76063" calcext:value-type="float">
            <text:p>0.76063</text:p>
          </table:table-cell>
          <table:table-cell office:value-type="float" office:value="0.237857" calcext:value-type="float">
            <text:p>0.237857</text:p>
          </table:table-cell>
          <table:table-cell table:formula="of:=1-[.K128]" office:value-type="float" office:value="0.762143" calcext:value-type="float">
            <text:p>0.762143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41433" calcext:value-type="float">
            <text:p>0.241433</text:p>
          </table:table-cell>
          <table:table-cell table:formula="of:=1-[.C129]" office:value-type="float" office:value="0.758567" calcext:value-type="float">
            <text:p>0.75856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39726" calcext:value-type="float">
            <text:p>0.239726</text:p>
          </table:table-cell>
          <table:table-cell table:formula="of:=1-[.G129]" office:value-type="float" office:value="0.760274" calcext:value-type="float">
            <text:p>0.760274</text:p>
          </table:table-cell>
          <table:table-cell office:value-type="float" office:value="0.237131" calcext:value-type="float">
            <text:p>0.237131</text:p>
          </table:table-cell>
          <table:table-cell table:formula="of:=1-[.I129]" office:value-type="float" office:value="0.762869" calcext:value-type="float">
            <text:p>0.762869</text:p>
          </table:table-cell>
          <table:table-cell office:value-type="float" office:value="0.235312" calcext:value-type="float">
            <text:p>0.235312</text:p>
          </table:table-cell>
          <table:table-cell table:formula="of:=1-[.K129]" office:value-type="float" office:value="0.764688" calcext:value-type="float">
            <text:p>0.764688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18878" calcext:value-type="float">
            <text:p>0.218878</text:p>
          </table:table-cell>
          <table:table-cell table:formula="of:=1-[.C130]" office:value-type="float" office:value="0.781122" calcext:value-type="float">
            <text:p>0.781122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5975" calcext:value-type="float">
            <text:p>0.215975</text:p>
          </table:table-cell>
          <table:table-cell table:formula="of:=1-[.G130]" office:value-type="float" office:value="0.784025" calcext:value-type="float">
            <text:p>0.784025</text:p>
          </table:table-cell>
          <table:table-cell office:value-type="float" office:value="0.214141" calcext:value-type="float">
            <text:p>0.214141</text:p>
          </table:table-cell>
          <table:table-cell table:formula="of:=1-[.I130]" office:value-type="float" office:value="0.785859" calcext:value-type="float">
            <text:p>0.785859</text:p>
          </table:table-cell>
          <table:table-cell office:value-type="float" office:value="0.212202" calcext:value-type="float">
            <text:p>0.212202</text:p>
          </table:table-cell>
          <table:table-cell table:formula="of:=1-[.K130]" office:value-type="float" office:value="0.787798" calcext:value-type="float">
            <text:p>0.787798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155390489468908" calcext:value-type="float">
            <text:p>-0.1553904895</text:p>
          </table:table-cell>
          <table:table-cell table:style-name="ce1" table:formula="of:=CORREL([.B78:.B130];[.D78:.D130])" office:value-type="float" office:value="0.155390489468908" calcext:value-type="float">
            <text:p>0.1553904895</text:p>
          </table:table-cell>
          <table:table-cell table:formula="of:=CORREL([.B78:.B130];[.E78:.E130])" office:value-type="float" office:value="-0.37160427090794" calcext:value-type="float">
            <text:p>-0.3716042709</text:p>
          </table:table-cell>
          <table:table-cell table:style-name="ce1" table:formula="of:=CORREL([.B78:.B130];[.F78:.F130])" office:value-type="float" office:value="0.37160427090794" calcext:value-type="float">
            <text:p>0.3716042709</text:p>
          </table:table-cell>
          <table:table-cell table:formula="of:=CORREL([.B78:.B130];[.G78:.G130])" office:value-type="float" office:value="-0.112980973276667" calcext:value-type="float">
            <text:p>-0.1129809733</text:p>
          </table:table-cell>
          <table:table-cell table:style-name="ce1" table:formula="of:=CORREL([.B78:.B130];[.H78:.H130])" office:value-type="float" office:value="0.112980973276667" calcext:value-type="float">
            <text:p>0.1129809733</text:p>
          </table:table-cell>
          <table:table-cell table:formula="of:=CORREL([.B78:.B130];[.I78:.I130])" office:value-type="float" office:value="-0.0981673813902804" calcext:value-type="float">
            <text:p>-0.0981673814</text:p>
          </table:table-cell>
          <table:table-cell table:style-name="ce1" table:formula="of:=CORREL([.B78:.B130];[.J78:.J130])" office:value-type="float" office:value="0.0981673813902802" calcext:value-type="float">
            <text:p>0.0981673814</text:p>
          </table:table-cell>
          <table:table-cell table:formula="of:=CORREL([.B78:.B130];[.K78:.K130])" office:value-type="float" office:value="-0.163236624834241" calcext:value-type="float">
            <text:p>-0.1632366248</text:p>
          </table:table-cell>
          <table:table-cell table:style-name="ce1" table:formula="of:=CORREL([.B78:.B130];[.L78:.L130])" office:value-type="float" office:value="0.163236624834241" calcext:value-type="float">
            <text:p>0.1632366248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20728093779594" calcext:value-type="float">
            <text:p>-0.3207280938</text:p>
          </table:table-cell>
          <table:table-cell table:style-name="ce1" table:formula="of:=CORREL([.B78:.B130];[.P78:.P130])" office:value-type="float" office:value="0.320728093779594" calcext:value-type="float">
            <text:p>0.3207280938</text:p>
          </table:table-cell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152996" calcext:value-type="float">
            <text:p>0.152996</text:p>
          </table:table-cell>
          <table:table-cell table:formula="of:=1-[.C134]" office:value-type="float" office:value="0.847004" calcext:value-type="float">
            <text:p>0.847004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128666" calcext:value-type="float">
            <text:p>0.128666</text:p>
          </table:table-cell>
          <table:table-cell table:formula="of:=1-[.G134]" office:value-type="float" office:value="0.871334" calcext:value-type="float">
            <text:p>0.871334</text:p>
          </table:table-cell>
          <table:table-cell office:value-type="float" office:value="0.121494" calcext:value-type="float">
            <text:p>0.121494</text:p>
          </table:table-cell>
          <table:table-cell table:formula="of:=1-[.I134]" office:value-type="float" office:value="0.878506" calcext:value-type="float">
            <text:p>0.878506</text:p>
          </table:table-cell>
          <table:table-cell office:value-type="float" office:value="0.131086" calcext:value-type="float">
            <text:p>0.131086</text:p>
          </table:table-cell>
          <table:table-cell table:formula="of:=1-[.K134]" office:value-type="float" office:value="0.868914" calcext:value-type="float">
            <text:p>0.868914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422279" calcext:value-type="float">
            <text:p>0.422279</text:p>
          </table:table-cell>
          <table:table-cell table:formula="of:=1-[.O134]" office:value-type="float" office:value="0.577721" calcext:value-type="float">
            <text:p>0.57772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0283402" calcext:value-type="float">
            <text:p>0.0283402</text:p>
          </table:table-cell>
          <table:table-cell table:formula="of:=1-[.C135]" office:value-type="float" office:value="0.9716598" calcext:value-type="float">
            <text:p>0.9716598</text:p>
          </table:table-cell>
          <table:table-cell office:value-type="float" office:value="0.38133" calcext:value-type="float">
            <text:p>0.38133</text:p>
          </table:table-cell>
          <table:table-cell table:formula="of:=1-[.E135]" office:value-type="float" office:value="0.61867" calcext:value-type="float">
            <text:p>0.61867</text:p>
          </table:table-cell>
          <table:table-cell office:value-type="float" office:value="-0.113907" calcext:value-type="float">
            <text:p>-0.113907</text:p>
          </table:table-cell>
          <table:table-cell table:formula="of:=1-[.G135]" office:value-type="float" office:value="1.113907" calcext:value-type="float">
            <text:p>1.113907</text:p>
          </table:table-cell>
          <table:table-cell office:value-type="float" office:value="-0.0563708" calcext:value-type="float">
            <text:p>-0.0563708</text:p>
          </table:table-cell>
          <table:table-cell table:formula="of:=1-[.I135]" office:value-type="float" office:value="1.0563708" calcext:value-type="float">
            <text:p>1.0563708</text:p>
          </table:table-cell>
          <table:table-cell office:value-type="float" office:value="-0.121742" calcext:value-type="float">
            <text:p>-0.121742</text:p>
          </table:table-cell>
          <table:table-cell table:formula="of:=1-[.K135]" office:value-type="float" office:value="1.121742" calcext:value-type="float">
            <text:p>1.121742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615986" calcext:value-type="float">
            <text:p>0.615986</text:p>
          </table:table-cell>
          <table:table-cell table:formula="of:=1-[.O135]" office:value-type="float" office:value="0.384014" calcext:value-type="float">
            <text:p>0.38401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174677" calcext:value-type="float">
            <text:p>0.174677</text:p>
          </table:table-cell>
          <table:table-cell table:formula="of:=1-[.C136]" office:value-type="float" office:value="0.825323" calcext:value-type="float">
            <text:p>0.825323</text:p>
          </table:table-cell>
          <table:table-cell office:value-type="float" office:value="0.287188" calcext:value-type="float">
            <text:p>0.287188</text:p>
          </table:table-cell>
          <table:table-cell table:formula="of:=1-[.E136]" office:value-type="float" office:value="0.712812" calcext:value-type="float">
            <text:p>0.712812</text:p>
          </table:table-cell>
          <table:table-cell office:value-type="float" office:value="0.108121" calcext:value-type="float">
            <text:p>0.108121</text:p>
          </table:table-cell>
          <table:table-cell table:formula="of:=1-[.G136]" office:value-type="float" office:value="0.891879" calcext:value-type="float">
            <text:p>0.891879</text:p>
          </table:table-cell>
          <table:table-cell office:value-type="float" office:value="0.125737" calcext:value-type="float">
            <text:p>0.125737</text:p>
          </table:table-cell>
          <table:table-cell table:formula="of:=1-[.I136]" office:value-type="float" office:value="0.874263" calcext:value-type="float">
            <text:p>0.874263</text:p>
          </table:table-cell>
          <table:table-cell office:value-type="float" office:value="0.0504316" calcext:value-type="float">
            <text:p>0.0504316</text:p>
          </table:table-cell>
          <table:table-cell table:formula="of:=1-[.K136]" office:value-type="float" office:value="0.9495684" calcext:value-type="float">
            <text:p>0.9495684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362972" calcext:value-type="float">
            <text:p>0.362972</text:p>
          </table:table-cell>
          <table:table-cell table:formula="of:=1-[.O136]" office:value-type="float" office:value="0.637028" calcext:value-type="float">
            <text:p>0.63702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-0.345567" calcext:value-type="float">
            <text:p>-0.345567</text:p>
          </table:table-cell>
          <table:table-cell table:formula="of:=1-[.C137]" office:value-type="float" office:value="1.345567" calcext:value-type="float">
            <text:p>1.345567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-0.693712" calcext:value-type="float">
            <text:p>-0.693712</text:p>
          </table:table-cell>
          <table:table-cell table:formula="of:=1-[.G137]" office:value-type="float" office:value="1.693712" calcext:value-type="float">
            <text:p>1.693712</text:p>
          </table:table-cell>
          <table:table-cell office:value-type="float" office:value="-0.557584" calcext:value-type="float">
            <text:p>-0.557584</text:p>
          </table:table-cell>
          <table:table-cell table:formula="of:=1-[.I137]" office:value-type="float" office:value="1.557584" calcext:value-type="float">
            <text:p>1.557584</text:p>
          </table:table-cell>
          <table:table-cell office:value-type="float" office:value="-0.703994" calcext:value-type="float">
            <text:p>-0.703994</text:p>
          </table:table-cell>
          <table:table-cell table:formula="of:=1-[.K137]" office:value-type="float" office:value="1.703994" calcext:value-type="float">
            <text:p>1.703994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1.05925" calcext:value-type="float">
            <text:p>1.05925</text:p>
          </table:table-cell>
          <table:table-cell table:formula="of:=1-[.O137]" office:value-type="float" office:value="-0.05925" calcext:value-type="float">
            <text:p>-0.059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53247" calcext:value-type="float">
            <text:p>0.0353247</text:p>
          </table:table-cell>
          <table:table-cell table:formula="of:=1-[.C138]" office:value-type="float" office:value="0.9646753" calcext:value-type="float">
            <text:p>0.9646753</text:p>
          </table:table-cell>
          <table:table-cell office:value-type="float" office:value="0.318614" calcext:value-type="float">
            <text:p>0.318614</text:p>
          </table:table-cell>
          <table:table-cell table:formula="of:=1-[.E138]" office:value-type="float" office:value="0.681386" calcext:value-type="float">
            <text:p>0.681386</text:p>
          </table:table-cell>
          <table:table-cell office:value-type="float" office:value="-0.0366171" calcext:value-type="float">
            <text:p>-0.0366171</text:p>
          </table:table-cell>
          <table:table-cell table:formula="of:=1-[.G138]" office:value-type="float" office:value="1.0366171" calcext:value-type="float">
            <text:p>1.0366171</text:p>
          </table:table-cell>
          <table:table-cell office:value-type="float" office:value="-0.0144359" calcext:value-type="float">
            <text:p>-0.0144359</text:p>
          </table:table-cell>
          <table:table-cell table:formula="of:=1-[.I138]" office:value-type="float" office:value="1.0144359" calcext:value-type="float">
            <text:p>1.0144359</text:p>
          </table:table-cell>
          <table:table-cell office:value-type="float" office:value="-0.188744" calcext:value-type="float">
            <text:p>-0.188744</text:p>
          </table:table-cell>
          <table:table-cell table:formula="of:=1-[.K138]" office:value-type="float" office:value="1.188744" calcext:value-type="float">
            <text:p>1.188744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413084" calcext:value-type="float">
            <text:p>0.413084</text:p>
          </table:table-cell>
          <table:table-cell table:formula="of:=1-[.O138]" office:value-type="float" office:value="0.586916" calcext:value-type="float">
            <text:p>0.5869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-0.360357" calcext:value-type="float">
            <text:p>-0.360357</text:p>
          </table:table-cell>
          <table:table-cell table:formula="of:=1-[.C139]" office:value-type="float" office:value="1.360357" calcext:value-type="float">
            <text:p>1.360357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-0.460126" calcext:value-type="float">
            <text:p>-0.460126</text:p>
          </table:table-cell>
          <table:table-cell table:formula="of:=1-[.G139]" office:value-type="float" office:value="1.460126" calcext:value-type="float">
            <text:p>1.460126</text:p>
          </table:table-cell>
          <table:table-cell office:value-type="float" office:value="-0.409129" calcext:value-type="float">
            <text:p>-0.409129</text:p>
          </table:table-cell>
          <table:table-cell table:formula="of:=1-[.I139]" office:value-type="float" office:value="1.409129" calcext:value-type="float">
            <text:p>1.409129</text:p>
          </table:table-cell>
          <table:table-cell office:value-type="float" office:value="-0.431528" calcext:value-type="float">
            <text:p>-0.431528</text:p>
          </table:table-cell>
          <table:table-cell table:formula="of:=1-[.K139]" office:value-type="float" office:value="1.431528" calcext:value-type="float">
            <text:p>1.431528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677261" calcext:value-type="float">
            <text:p>0.677261</text:p>
          </table:table-cell>
          <table:table-cell table:formula="of:=1-[.O139]" office:value-type="float" office:value="0.322739" calcext:value-type="float">
            <text:p>0.3227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-0.674838" calcext:value-type="float">
            <text:p>-0.674838</text:p>
          </table:table-cell>
          <table:table-cell table:formula="of:=1-[.C140]" office:value-type="float" office:value="1.674838" calcext:value-type="float">
            <text:p>1.674838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-0.837387" calcext:value-type="float">
            <text:p>-0.837387</text:p>
          </table:table-cell>
          <table:table-cell table:formula="of:=1-[.G140]" office:value-type="float" office:value="1.837387" calcext:value-type="float">
            <text:p>1.837387</text:p>
          </table:table-cell>
          <table:table-cell office:value-type="float" office:value="-0.824805" calcext:value-type="float">
            <text:p>-0.824805</text:p>
          </table:table-cell>
          <table:table-cell table:formula="of:=1-[.I140]" office:value-type="float" office:value="1.824805" calcext:value-type="float">
            <text:p>1.824805</text:p>
          </table:table-cell>
          <table:table-cell office:value-type="float" office:value="-0.932352" calcext:value-type="float">
            <text:p>-0.932352</text:p>
          </table:table-cell>
          <table:table-cell table:formula="of:=1-[.K140]" office:value-type="float" office:value="1.932352" calcext:value-type="float">
            <text:p>1.932352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1.00713" calcext:value-type="float">
            <text:p>1.00713</text:p>
          </table:table-cell>
          <table:table-cell table:formula="of:=1-[.O140]" office:value-type="float" office:value="-0.00713000000000008" calcext:value-type="float">
            <text:p>-0.00713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-0.17534" calcext:value-type="float">
            <text:p>-0.17534</text:p>
          </table:table-cell>
          <table:table-cell table:formula="of:=1-[.C141]" office:value-type="float" office:value="1.17534" calcext:value-type="float">
            <text:p>1.17534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-0.432175" calcext:value-type="float">
            <text:p>-0.432175</text:p>
          </table:table-cell>
          <table:table-cell table:formula="of:=1-[.G141]" office:value-type="float" office:value="1.432175" calcext:value-type="float">
            <text:p>1.432175</text:p>
          </table:table-cell>
          <table:table-cell office:value-type="float" office:value="-0.347712" calcext:value-type="float">
            <text:p>-0.347712</text:p>
          </table:table-cell>
          <table:table-cell table:formula="of:=1-[.I141]" office:value-type="float" office:value="1.347712" calcext:value-type="float">
            <text:p>1.347712</text:p>
          </table:table-cell>
          <table:table-cell office:value-type="float" office:value="-0.422964" calcext:value-type="float">
            <text:p>-0.422964</text:p>
          </table:table-cell>
          <table:table-cell table:formula="of:=1-[.K141]" office:value-type="float" office:value="1.422964" calcext:value-type="float">
            <text:p>1.422964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832375" calcext:value-type="float">
            <text:p>0.832375</text:p>
          </table:table-cell>
          <table:table-cell table:formula="of:=1-[.O141]" office:value-type="float" office:value="0.167625" calcext:value-type="float">
            <text:p>0.167625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82586" calcext:value-type="float">
            <text:p>0.0482586</text:p>
          </table:table-cell>
          <table:table-cell table:formula="of:=1-[.C142]" office:value-type="float" office:value="0.9517414" calcext:value-type="float">
            <text:p>0.9517414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-0.0499911" calcext:value-type="float">
            <text:p>-0.0499911</text:p>
          </table:table-cell>
          <table:table-cell table:formula="of:=1-[.G142]" office:value-type="float" office:value="1.0499911" calcext:value-type="float">
            <text:p>1.0499911</text:p>
          </table:table-cell>
          <table:table-cell office:value-type="float" office:value="-0.0246246" calcext:value-type="float">
            <text:p>-0.0246246</text:p>
          </table:table-cell>
          <table:table-cell table:formula="of:=1-[.I142]" office:value-type="float" office:value="1.0246246" calcext:value-type="float">
            <text:p>1.0246246</text:p>
          </table:table-cell>
          <table:table-cell office:value-type="float" office:value="-0.130626" calcext:value-type="float">
            <text:p>-0.130626</text:p>
          </table:table-cell>
          <table:table-cell table:formula="of:=1-[.K142]" office:value-type="float" office:value="1.130626" calcext:value-type="float">
            <text:p>1.130626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518745" calcext:value-type="float">
            <text:p>0.518745</text:p>
          </table:table-cell>
          <table:table-cell table:formula="of:=1-[.O142]" office:value-type="float" office:value="0.481255" calcext:value-type="float">
            <text:p>0.4812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-0.203164" calcext:value-type="float">
            <text:p>-0.203164</text:p>
          </table:table-cell>
          <table:table-cell table:formula="of:=1-[.C143]" office:value-type="float" office:value="1.203164" calcext:value-type="float">
            <text:p>1.203164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-0.657905" calcext:value-type="float">
            <text:p>-0.657905</text:p>
          </table:table-cell>
          <table:table-cell table:formula="of:=1-[.G143]" office:value-type="float" office:value="1.657905" calcext:value-type="float">
            <text:p>1.657905</text:p>
          </table:table-cell>
          <table:table-cell office:value-type="float" office:value="-0.435182" calcext:value-type="float">
            <text:p>-0.435182</text:p>
          </table:table-cell>
          <table:table-cell table:formula="of:=1-[.I143]" office:value-type="float" office:value="1.435182" calcext:value-type="float">
            <text:p>1.435182</text:p>
          </table:table-cell>
          <table:table-cell office:value-type="float" office:value="-2.08601" calcext:value-type="float">
            <text:p>-2.08601</text:p>
          </table:table-cell>
          <table:table-cell table:formula="of:=1-[.K143]" office:value-type="float" office:value="3.08601" calcext:value-type="float">
            <text:p>3.08601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897989" calcext:value-type="float">
            <text:p>0.897989</text:p>
          </table:table-cell>
          <table:table-cell table:formula="of:=1-[.O143]" office:value-type="float" office:value="0.102011" calcext:value-type="float">
            <text:p>0.1020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0786534" calcext:value-type="float">
            <text:p>0.0786534</text:p>
          </table:table-cell>
          <table:table-cell table:formula="of:=1-[.C144]" office:value-type="float" office:value="0.9213466" calcext:value-type="float">
            <text:p>0.9213466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-0.0370707" calcext:value-type="float">
            <text:p>-0.0370707</text:p>
          </table:table-cell>
          <table:table-cell table:formula="of:=1-[.G144]" office:value-type="float" office:value="1.0370707" calcext:value-type="float">
            <text:p>1.0370707</text:p>
          </table:table-cell>
          <table:table-cell office:value-type="float" office:value="0.00333571" calcext:value-type="float">
            <text:p>0.00333571</text:p>
          </table:table-cell>
          <table:table-cell table:formula="of:=1-[.I144]" office:value-type="float" office:value="0.99666429" calcext:value-type="float">
            <text:p>0.99666429</text:p>
          </table:table-cell>
          <table:table-cell office:value-type="float" office:value="-0.0318535" calcext:value-type="float">
            <text:p>-0.0318535</text:p>
          </table:table-cell>
          <table:table-cell table:formula="of:=1-[.K144]" office:value-type="float" office:value="1.0318535" calcext:value-type="float">
            <text:p>1.0318535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493232" calcext:value-type="float">
            <text:p>0.493232</text:p>
          </table:table-cell>
          <table:table-cell table:formula="of:=1-[.O144]" office:value-type="float" office:value="0.506768" calcext:value-type="float">
            <text:p>0.5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137532" calcext:value-type="float">
            <text:p>0.137532</text:p>
          </table:table-cell>
          <table:table-cell table:formula="of:=1-[.C145]" office:value-type="float" office:value="0.862468" calcext:value-type="float">
            <text:p>0.862468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105874" calcext:value-type="float">
            <text:p>0.105874</text:p>
          </table:table-cell>
          <table:table-cell table:formula="of:=1-[.G145]" office:value-type="float" office:value="0.894126" calcext:value-type="float">
            <text:p>0.894126</text:p>
          </table:table-cell>
          <table:table-cell office:value-type="float" office:value="0.121104" calcext:value-type="float">
            <text:p>0.121104</text:p>
          </table:table-cell>
          <table:table-cell table:formula="of:=1-[.I145]" office:value-type="float" office:value="0.878896" calcext:value-type="float">
            <text:p>0.878896</text:p>
          </table:table-cell>
          <table:table-cell office:value-type="float" office:value="0.114895" calcext:value-type="float">
            <text:p>0.114895</text:p>
          </table:table-cell>
          <table:table-cell table:formula="of:=1-[.K145]" office:value-type="float" office:value="0.885105" calcext:value-type="float">
            <text:p>0.885105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411079" calcext:value-type="float">
            <text:p>0.411079</text:p>
          </table:table-cell>
          <table:table-cell table:formula="of:=1-[.O145]" office:value-type="float" office:value="0.588921" calcext:value-type="float">
            <text:p>0.58892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235876" calcext:value-type="float">
            <text:p>0.235876</text:p>
          </table:table-cell>
          <table:table-cell table:formula="of:=1-[.C146]" office:value-type="float" office:value="0.764124" calcext:value-type="float">
            <text:p>0.764124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19721" calcext:value-type="float">
            <text:p>0.19721</text:p>
          </table:table-cell>
          <table:table-cell table:formula="of:=1-[.G146]" office:value-type="float" office:value="0.80279" calcext:value-type="float">
            <text:p>0.80279</text:p>
          </table:table-cell>
          <table:table-cell office:value-type="float" office:value="0.205716" calcext:value-type="float">
            <text:p>0.205716</text:p>
          </table:table-cell>
          <table:table-cell table:formula="of:=1-[.I146]" office:value-type="float" office:value="0.794284" calcext:value-type="float">
            <text:p>0.794284</text:p>
          </table:table-cell>
          <table:table-cell office:value-type="float" office:value="0.215625" calcext:value-type="float">
            <text:p>0.215625</text:p>
          </table:table-cell>
          <table:table-cell table:formula="of:=1-[.K146]" office:value-type="float" office:value="0.784375" calcext:value-type="float">
            <text:p>0.784375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1044" calcext:value-type="float">
            <text:p>0.31044</text:p>
          </table:table-cell>
          <table:table-cell table:formula="of:=1-[.O146]" office:value-type="float" office:value="0.68956" calcext:value-type="float">
            <text:p>0.6895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0.125380535675004" calcext:value-type="float">
            <text:p>0.1253805357</text:p>
          </table:table-cell>
          <table:table-cell table:style-name="ce1" table:formula="of:=CORREL([.B134:.B146];[.D134:.D146])" office:value-type="float" office:value="-0.125380535675004" calcext:value-type="float">
            <text:p>-0.1253805357</text:p>
          </table:table-cell>
          <table:table-cell table:style-name="ce2" table:formula="of:=CORREL([.B134:.B146];[.E134:.E146])" office:value-type="float" office:value="-0.429275463078259" calcext:value-type="float">
            <text:p>-0.4292754631</text:p>
          </table:table-cell>
          <table:table-cell table:style-name="ce1" table:formula="of:=CORREL([.B134:.B146];[.F134:.F146])" office:value-type="float" office:value="0.429275463078259" calcext:value-type="float">
            <text:p>0.4292754631</text:p>
          </table:table-cell>
          <table:table-cell table:style-name="ce2" table:formula="of:=CORREL([.B134:.B146];[.G134:.G146])" office:value-type="float" office:value="0.292828261290061" calcext:value-type="float">
            <text:p>0.2928282613</text:p>
          </table:table-cell>
          <table:table-cell table:style-name="ce1" table:formula="of:=CORREL([.B134:.B146];[.H134:.H146])" office:value-type="float" office:value="-0.292828261290061" calcext:value-type="float">
            <text:p>-0.2928282613</text:p>
          </table:table-cell>
          <table:table-cell table:style-name="ce2" table:formula="of:=CORREL([.B134:.B146];[.I134:.I146])" office:value-type="float" office:value="0.231961409597044" calcext:value-type="float">
            <text:p>0.2319614096</text:p>
          </table:table-cell>
          <table:table-cell table:style-name="ce1" table:formula="of:=CORREL([.B134:.B146];[.J134:.J146])" office:value-type="float" office:value="-0.231961409597044" calcext:value-type="float">
            <text:p>-0.2319614096</text:p>
          </table:table-cell>
          <table:table-cell table:style-name="ce2" table:formula="of:=CORREL([.B134:.B146];[.K134:.K146])" office:value-type="float" office:value="0.265395611240999" calcext:value-type="float">
            <text:p>0.2653956112</text:p>
          </table:table-cell>
          <table:table-cell table:style-name="ce1" table:formula="of:=CORREL([.B134:.B146];[.L134:.L146])" office:value-type="float" office:value="-0.265395611240999" calcext:value-type="float">
            <text:p>-0.2653956112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63491604656794" calcext:value-type="float">
            <text:p>-0.4634916047</text:p>
          </table:table-cell>
          <table:table-cell table:style-name="ce1" table:formula="of:=CORREL([.B134:.B146];[.P134:.P146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27725" calcext:value-type="float">
            <text:p>0.127725</text:p>
          </table:table-cell>
          <table:table-cell table:formula="of:=1-[.C150]" office:value-type="float" office:value="0.872275" calcext:value-type="float">
            <text:p>0.872275</text:p>
          </table:table-cell>
          <table:table-cell office:value-type="float" office:value="0.135272" calcext:value-type="float">
            <text:p>0.135272</text:p>
          </table:table-cell>
          <table:table-cell table:formula="of:=1-[.E150]" office:value-type="float" office:value="0.864728" calcext:value-type="float">
            <text:p>0.864728</text:p>
          </table:table-cell>
          <table:table-cell office:value-type="float" office:value="0.119891" calcext:value-type="float">
            <text:p>0.119891</text:p>
          </table:table-cell>
          <table:table-cell table:formula="of:=1-[.G150]" office:value-type="float" office:value="0.880109" calcext:value-type="float">
            <text:p>0.880109</text:p>
          </table:table-cell>
          <table:table-cell office:value-type="float" office:value="0.121441" calcext:value-type="float">
            <text:p>0.121441</text:p>
          </table:table-cell>
          <table:table-cell table:formula="of:=1-[.I150]" office:value-type="float" office:value="0.878559" calcext:value-type="float">
            <text:p>0.878559</text:p>
          </table:table-cell>
          <table:table-cell office:value-type="float" office:value="0.120568" calcext:value-type="float">
            <text:p>0.120568</text:p>
          </table:table-cell>
          <table:table-cell table:formula="of:=1-[.K150]" office:value-type="float" office:value="0.879432" calcext:value-type="float">
            <text:p>0.879432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26" calcext:value-type="float">
            <text:p>0.135826</text:p>
          </table:table-cell>
          <table:table-cell table:formula="of:=1-[.O150]" office:value-type="float" office:value="0.864174" calcext:value-type="float">
            <text:p>0.8641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0497369" calcext:value-type="float">
            <text:p>0.0497369</text:p>
          </table:table-cell>
          <table:table-cell table:formula="of:=1-[.C151]" office:value-type="float" office:value="0.9502631" calcext:value-type="float">
            <text:p>0.9502631</text:p>
          </table:table-cell>
          <table:table-cell office:value-type="float" office:value="0.144813" calcext:value-type="float">
            <text:p>0.144813</text:p>
          </table:table-cell>
          <table:table-cell table:formula="of:=1-[.E151]" office:value-type="float" office:value="0.855187" calcext:value-type="float">
            <text:p>0.855187</text:p>
          </table:table-cell>
          <table:table-cell office:value-type="float" office:value="0.00786411" calcext:value-type="float">
            <text:p>0.00786411</text:p>
          </table:table-cell>
          <table:table-cell table:formula="of:=1-[.G151]" office:value-type="float" office:value="0.99213589" calcext:value-type="float">
            <text:p>0.99213589</text:p>
          </table:table-cell>
          <table:table-cell office:value-type="float" office:value="-0.0227238" calcext:value-type="float">
            <text:p>-0.0227238</text:p>
          </table:table-cell>
          <table:table-cell table:formula="of:=1-[.I151]" office:value-type="float" office:value="1.0227238" calcext:value-type="float">
            <text:p>1.0227238</text:p>
          </table:table-cell>
          <table:table-cell office:value-type="float" office:value="0.0127703" calcext:value-type="float">
            <text:p>0.0127703</text:p>
          </table:table-cell>
          <table:table-cell table:formula="of:=1-[.K151]" office:value-type="float" office:value="0.9872297" calcext:value-type="float">
            <text:p>0.9872297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241655" calcext:value-type="float">
            <text:p>0.241655</text:p>
          </table:table-cell>
          <table:table-cell table:formula="of:=1-[.O151]" office:value-type="float" office:value="0.758345" calcext:value-type="float">
            <text:p>0.75834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198053" calcext:value-type="float">
            <text:p>0.198053</text:p>
          </table:table-cell>
          <table:table-cell table:formula="of:=1-[.C152]" office:value-type="float" office:value="0.801947" calcext:value-type="float">
            <text:p>0.801947</text:p>
          </table:table-cell>
          <table:table-cell office:value-type="float" office:value="0.224326" calcext:value-type="float">
            <text:p>0.224326</text:p>
          </table:table-cell>
          <table:table-cell table:formula="of:=1-[.E152]" office:value-type="float" office:value="0.775674" calcext:value-type="float">
            <text:p>0.775674</text:p>
          </table:table-cell>
          <table:table-cell office:value-type="float" office:value="0.198851" calcext:value-type="float">
            <text:p>0.198851</text:p>
          </table:table-cell>
          <table:table-cell table:formula="of:=1-[.G152]" office:value-type="float" office:value="0.801149" calcext:value-type="float">
            <text:p>0.801149</text:p>
          </table:table-cell>
          <table:table-cell office:value-type="float" office:value="0.198881" calcext:value-type="float">
            <text:p>0.198881</text:p>
          </table:table-cell>
          <table:table-cell table:formula="of:=1-[.I152]" office:value-type="float" office:value="0.801119" calcext:value-type="float">
            <text:p>0.801119</text:p>
          </table:table-cell>
          <table:table-cell office:value-type="float" office:value="0.199479" calcext:value-type="float">
            <text:p>0.199479</text:p>
          </table:table-cell>
          <table:table-cell table:formula="of:=1-[.K152]" office:value-type="float" office:value="0.800521" calcext:value-type="float">
            <text:p>0.800521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941" calcext:value-type="float">
            <text:p>0.224941</text:p>
          </table:table-cell>
          <table:table-cell table:formula="of:=1-[.O152]" office:value-type="float" office:value="0.775059" calcext:value-type="float">
            <text:p>0.77505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171061" calcext:value-type="float">
            <text:p>0.171061</text:p>
          </table:table-cell>
          <table:table-cell table:formula="of:=1-[.C153]" office:value-type="float" office:value="0.828939" calcext:value-type="float">
            <text:p>0.828939</text:p>
          </table:table-cell>
          <table:table-cell office:value-type="float" office:value="0.242443" calcext:value-type="float">
            <text:p>0.242443</text:p>
          </table:table-cell>
          <table:table-cell table:formula="of:=1-[.E153]" office:value-type="float" office:value="0.757557" calcext:value-type="float">
            <text:p>0.757557</text:p>
          </table:table-cell>
          <table:table-cell office:value-type="float" office:value="0.147687" calcext:value-type="float">
            <text:p>0.147687</text:p>
          </table:table-cell>
          <table:table-cell table:formula="of:=1-[.G153]" office:value-type="float" office:value="0.852313" calcext:value-type="float">
            <text:p>0.852313</text:p>
          </table:table-cell>
          <table:table-cell office:value-type="float" office:value="0.133988" calcext:value-type="float">
            <text:p>0.133988</text:p>
          </table:table-cell>
          <table:table-cell table:formula="of:=1-[.I153]" office:value-type="float" office:value="0.866012" calcext:value-type="float">
            <text:p>0.866012</text:p>
          </table:table-cell>
          <table:table-cell office:value-type="float" office:value="0.145527" calcext:value-type="float">
            <text:p>0.145527</text:p>
          </table:table-cell>
          <table:table-cell table:formula="of:=1-[.K153]" office:value-type="float" office:value="0.854473" calcext:value-type="float">
            <text:p>0.854473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97316" calcext:value-type="float">
            <text:p>0.297316</text:p>
          </table:table-cell>
          <table:table-cell table:formula="of:=1-[.O153]" office:value-type="float" office:value="0.702684" calcext:value-type="float">
            <text:p>0.70268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-0.0423199" calcext:value-type="float">
            <text:p>-0.0423199</text:p>
          </table:table-cell>
          <table:table-cell table:formula="of:=1-[.C154]" office:value-type="float" office:value="1.0423199" calcext:value-type="float">
            <text:p>1.0423199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-0.0949776" calcext:value-type="float">
            <text:p>-0.0949776</text:p>
          </table:table-cell>
          <table:table-cell table:formula="of:=1-[.G154]" office:value-type="float" office:value="1.0949776" calcext:value-type="float">
            <text:p>1.0949776</text:p>
          </table:table-cell>
          <table:table-cell office:value-type="float" office:value="-0.129363" calcext:value-type="float">
            <text:p>-0.129363</text:p>
          </table:table-cell>
          <table:table-cell table:formula="of:=1-[.I154]" office:value-type="float" office:value="1.129363" calcext:value-type="float">
            <text:p>1.129363</text:p>
          </table:table-cell>
          <table:table-cell office:value-type="float" office:value="-0.0964954" calcext:value-type="float">
            <text:p>-0.0964954</text:p>
          </table:table-cell>
          <table:table-cell table:formula="of:=1-[.K154]" office:value-type="float" office:value="1.0964954" calcext:value-type="float">
            <text:p>1.0964954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327527" calcext:value-type="float">
            <text:p>0.327527</text:p>
          </table:table-cell>
          <table:table-cell table:formula="of:=1-[.O154]" office:value-type="float" office:value="0.672473" calcext:value-type="float">
            <text:p>0.6724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021612" calcext:value-type="float">
            <text:p>0.021612</text:p>
          </table:table-cell>
          <table:table-cell table:formula="of:=1-[.C155]" office:value-type="float" office:value="0.978388" calcext:value-type="float">
            <text:p>0.978388</text:p>
          </table:table-cell>
          <table:table-cell office:value-type="float" office:value="0.131752" calcext:value-type="float">
            <text:p>0.131752</text:p>
          </table:table-cell>
          <table:table-cell table:formula="of:=1-[.E155]" office:value-type="float" office:value="0.868248" calcext:value-type="float">
            <text:p>0.868248</text:p>
          </table:table-cell>
          <table:table-cell office:value-type="float" office:value="-0.0200401" calcext:value-type="float">
            <text:p>-0.0200401</text:p>
          </table:table-cell>
          <table:table-cell table:formula="of:=1-[.G155]" office:value-type="float" office:value="1.0200401" calcext:value-type="float">
            <text:p>1.0200401</text:p>
          </table:table-cell>
          <table:table-cell office:value-type="float" office:value="-0.037881" calcext:value-type="float">
            <text:p>-0.037881</text:p>
          </table:table-cell>
          <table:table-cell table:formula="of:=1-[.I155]" office:value-type="float" office:value="1.037881" calcext:value-type="float">
            <text:p>1.037881</text:p>
          </table:table-cell>
          <table:table-cell office:value-type="float" office:value="-0.0172378" calcext:value-type="float">
            <text:p>-0.0172378</text:p>
          </table:table-cell>
          <table:table-cell table:formula="of:=1-[.K155]" office:value-type="float" office:value="1.0172378" calcext:value-type="float">
            <text:p>1.0172378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228341" calcext:value-type="float">
            <text:p>0.228341</text:p>
          </table:table-cell>
          <table:table-cell table:formula="of:=1-[.O155]" office:value-type="float" office:value="0.771659" calcext:value-type="float">
            <text:p>0.77165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02214" calcext:value-type="float">
            <text:p>0.102214</text:p>
          </table:table-cell>
          <table:table-cell table:formula="of:=1-[.C156]" office:value-type="float" office:value="0.897786" calcext:value-type="float">
            <text:p>0.897786</text:p>
          </table:table-cell>
          <table:table-cell office:value-type="float" office:value="0.197104" calcext:value-type="float">
            <text:p>0.197104</text:p>
          </table:table-cell>
          <table:table-cell table:formula="of:=1-[.E156]" office:value-type="float" office:value="0.802896" calcext:value-type="float">
            <text:p>0.802896</text:p>
          </table:table-cell>
          <table:table-cell office:value-type="float" office:value="0.0789144" calcext:value-type="float">
            <text:p>0.0789144</text:p>
          </table:table-cell>
          <table:table-cell table:formula="of:=1-[.G156]" office:value-type="float" office:value="0.9210856" calcext:value-type="float">
            <text:p>0.9210856</text:p>
          </table:table-cell>
          <table:table-cell office:value-type="float" office:value="0.0618181" calcext:value-type="float">
            <text:p>0.0618181</text:p>
          </table:table-cell>
          <table:table-cell table:formula="of:=1-[.I156]" office:value-type="float" office:value="0.9381819" calcext:value-type="float">
            <text:p>0.9381819</text:p>
          </table:table-cell>
          <table:table-cell office:value-type="float" office:value="0.0853098" calcext:value-type="float">
            <text:p>0.0853098</text:p>
          </table:table-cell>
          <table:table-cell table:formula="of:=1-[.K156]" office:value-type="float" office:value="0.9146902" calcext:value-type="float">
            <text:p>0.9146902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256943" calcext:value-type="float">
            <text:p>0.256943</text:p>
          </table:table-cell>
          <table:table-cell table:formula="of:=1-[.O156]" office:value-type="float" office:value="0.743057" calcext:value-type="float">
            <text:p>0.74305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199285" calcext:value-type="float">
            <text:p>0.199285</text:p>
          </table:table-cell>
          <table:table-cell table:formula="of:=1-[.C157]" office:value-type="float" office:value="0.800715" calcext:value-type="float">
            <text:p>0.800715</text:p>
          </table:table-cell>
          <table:table-cell office:value-type="float" office:value="0.230148" calcext:value-type="float">
            <text:p>0.230148</text:p>
          </table:table-cell>
          <table:table-cell table:formula="of:=1-[.E157]" office:value-type="float" office:value="0.769852" calcext:value-type="float">
            <text:p>0.769852</text:p>
          </table:table-cell>
          <table:table-cell office:value-type="float" office:value="0.200497" calcext:value-type="float">
            <text:p>0.200497</text:p>
          </table:table-cell>
          <table:table-cell table:formula="of:=1-[.G157]" office:value-type="float" office:value="0.799503" calcext:value-type="float">
            <text:p>0.799503</text:p>
          </table:table-cell>
          <table:table-cell office:value-type="float" office:value="0.200198" calcext:value-type="float">
            <text:p>0.200198</text:p>
          </table:table-cell>
          <table:table-cell table:formula="of:=1-[.I157]" office:value-type="float" office:value="0.799802" calcext:value-type="float">
            <text:p>0.799802</text:p>
          </table:table-cell>
          <table:table-cell office:value-type="float" office:value="0.200821" calcext:value-type="float">
            <text:p>0.200821</text:p>
          </table:table-cell>
          <table:table-cell table:formula="of:=1-[.K157]" office:value-type="float" office:value="0.799179" calcext:value-type="float">
            <text:p>0.799179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704" calcext:value-type="float">
            <text:p>0.230704</text:p>
          </table:table-cell>
          <table:table-cell table:formula="of:=1-[.O157]" office:value-type="float" office:value="0.769296" calcext:value-type="float">
            <text:p>0.76929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15201" calcext:value-type="float">
            <text:p>0.15201</text:p>
          </table:table-cell>
          <table:table-cell table:formula="of:=1-[.C158]" office:value-type="float" office:value="0.84799" calcext:value-type="float">
            <text:p>0.84799</text:p>
          </table:table-cell>
          <table:table-cell office:value-type="float" office:value="0.227453" calcext:value-type="float">
            <text:p>0.227453</text:p>
          </table:table-cell>
          <table:table-cell table:formula="of:=1-[.E158]" office:value-type="float" office:value="0.772547" calcext:value-type="float">
            <text:p>0.772547</text:p>
          </table:table-cell>
          <table:table-cell office:value-type="float" office:value="0.142784" calcext:value-type="float">
            <text:p>0.142784</text:p>
          </table:table-cell>
          <table:table-cell table:formula="of:=1-[.G158]" office:value-type="float" office:value="0.857216" calcext:value-type="float">
            <text:p>0.857216</text:p>
          </table:table-cell>
          <table:table-cell office:value-type="float" office:value="0.130854" calcext:value-type="float">
            <text:p>0.130854</text:p>
          </table:table-cell>
          <table:table-cell table:formula="of:=1-[.I158]" office:value-type="float" office:value="0.869146" calcext:value-type="float">
            <text:p>0.869146</text:p>
          </table:table-cell>
          <table:table-cell office:value-type="float" office:value="0.145204" calcext:value-type="float">
            <text:p>0.145204</text:p>
          </table:table-cell>
          <table:table-cell table:formula="of:=1-[.K158]" office:value-type="float" office:value="0.854796" calcext:value-type="float">
            <text:p>0.854796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61188" calcext:value-type="float">
            <text:p>0.261188</text:p>
          </table:table-cell>
          <table:table-cell table:formula="of:=1-[.O158]" office:value-type="float" office:value="0.738812" calcext:value-type="float">
            <text:p>0.7388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168431" calcext:value-type="float">
            <text:p>0.168431</text:p>
          </table:table-cell>
          <table:table-cell table:formula="of:=1-[.C159]" office:value-type="float" office:value="0.831569" calcext:value-type="float">
            <text:p>0.831569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122498" calcext:value-type="float">
            <text:p>0.122498</text:p>
          </table:table-cell>
          <table:table-cell table:formula="of:=1-[.G159]" office:value-type="float" office:value="0.877502" calcext:value-type="float">
            <text:p>0.877502</text:p>
          </table:table-cell>
          <table:table-cell office:value-type="float" office:value="0.0824702" calcext:value-type="float">
            <text:p>0.0824702</text:p>
          </table:table-cell>
          <table:table-cell table:formula="of:=1-[.I159]" office:value-type="float" office:value="0.9175298" calcext:value-type="float">
            <text:p>0.9175298</text:p>
          </table:table-cell>
          <table:table-cell office:value-type="float" office:value="0.137919" calcext:value-type="float">
            <text:p>0.137919</text:p>
          </table:table-cell>
          <table:table-cell table:formula="of:=1-[.K159]" office:value-type="float" office:value="0.862081" calcext:value-type="float">
            <text:p>0.862081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550037" calcext:value-type="float">
            <text:p>0.550037</text:p>
          </table:table-cell>
          <table:table-cell table:formula="of:=1-[.O159]" office:value-type="float" office:value="0.449963" calcext:value-type="float">
            <text:p>0.449963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766761" calcext:value-type="float">
            <text:p>0.0766761</text:p>
          </table:table-cell>
          <table:table-cell table:formula="of:=1-[.C160]" office:value-type="float" office:value="0.9233239" calcext:value-type="float">
            <text:p>0.9233239</text:p>
          </table:table-cell>
          <table:table-cell office:value-type="float" office:value="0.217068" calcext:value-type="float">
            <text:p>0.217068</text:p>
          </table:table-cell>
          <table:table-cell table:formula="of:=1-[.E160]" office:value-type="float" office:value="0.782932" calcext:value-type="float">
            <text:p>0.782932</text:p>
          </table:table-cell>
          <table:table-cell office:value-type="float" office:value="0.0462441" calcext:value-type="float">
            <text:p>0.0462441</text:p>
          </table:table-cell>
          <table:table-cell table:formula="of:=1-[.G160]" office:value-type="float" office:value="0.9537559" calcext:value-type="float">
            <text:p>0.9537559</text:p>
          </table:table-cell>
          <table:table-cell office:value-type="float" office:value="0.0255684" calcext:value-type="float">
            <text:p>0.0255684</text:p>
          </table:table-cell>
          <table:table-cell table:formula="of:=1-[.I160]" office:value-type="float" office:value="0.9744316" calcext:value-type="float">
            <text:p>0.9744316</text:p>
          </table:table-cell>
          <table:table-cell office:value-type="float" office:value="0.05548" calcext:value-type="float">
            <text:p>0.05548</text:p>
          </table:table-cell>
          <table:table-cell table:formula="of:=1-[.K160]" office:value-type="float" office:value="0.94452" calcext:value-type="float">
            <text:p>0.94452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95866" calcext:value-type="float">
            <text:p>0.295866</text:p>
          </table:table-cell>
          <table:table-cell table:formula="of:=1-[.O160]" office:value-type="float" office:value="0.704134" calcext:value-type="float">
            <text:p>0.704134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0862301" calcext:value-type="float">
            <text:p>0.0862301</text:p>
          </table:table-cell>
          <table:table-cell table:formula="of:=1-[.C161]" office:value-type="float" office:value="0.9137699" calcext:value-type="float">
            <text:p>0.9137699</text:p>
          </table:table-cell>
          <table:table-cell office:value-type="float" office:value="0.178733" calcext:value-type="float">
            <text:p>0.178733</text:p>
          </table:table-cell>
          <table:table-cell table:formula="of:=1-[.E161]" office:value-type="float" office:value="0.821267" calcext:value-type="float">
            <text:p>0.821267</text:p>
          </table:table-cell>
          <table:table-cell office:value-type="float" office:value="0.0488248" calcext:value-type="float">
            <text:p>0.0488248</text:p>
          </table:table-cell>
          <table:table-cell table:formula="of:=1-[.G161]" office:value-type="float" office:value="0.9511752" calcext:value-type="float">
            <text:p>0.9511752</text:p>
          </table:table-cell>
          <table:table-cell office:value-type="float" office:value="0.0251821" calcext:value-type="float">
            <text:p>0.0251821</text:p>
          </table:table-cell>
          <table:table-cell table:formula="of:=1-[.I161]" office:value-type="float" office:value="0.9748179" calcext:value-type="float">
            <text:p>0.9748179</text:p>
          </table:table-cell>
          <table:table-cell office:value-type="float" office:value="0.0489073" calcext:value-type="float">
            <text:p>0.0489073</text:p>
          </table:table-cell>
          <table:table-cell table:formula="of:=1-[.K161]" office:value-type="float" office:value="0.9510927" calcext:value-type="float">
            <text:p>0.9510927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257655" calcext:value-type="float">
            <text:p>0.257655</text:p>
          </table:table-cell>
          <table:table-cell table:formula="of:=1-[.O161]" office:value-type="float" office:value="0.742345" calcext:value-type="float">
            <text:p>0.74234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-0.0383372" calcext:value-type="float">
            <text:p>-0.0383372</text:p>
          </table:table-cell>
          <table:table-cell table:formula="of:=1-[.C162]" office:value-type="float" office:value="1.0383372" calcext:value-type="float">
            <text:p>1.0383372</text:p>
          </table:table-cell>
          <table:table-cell office:value-type="float" office:value="0.277849" calcext:value-type="float">
            <text:p>0.277849</text:p>
          </table:table-cell>
          <table:table-cell table:formula="of:=1-[.E162]" office:value-type="float" office:value="0.722151" calcext:value-type="float">
            <text:p>0.722151</text:p>
          </table:table-cell>
          <table:table-cell office:value-type="float" office:value="-0.0732367" calcext:value-type="float">
            <text:p>-0.0732367</text:p>
          </table:table-cell>
          <table:table-cell table:formula="of:=1-[.G162]" office:value-type="float" office:value="1.0732367" calcext:value-type="float">
            <text:p>1.0732367</text:p>
          </table:table-cell>
          <table:table-cell office:value-type="float" office:value="-0.101858" calcext:value-type="float">
            <text:p>-0.101858</text:p>
          </table:table-cell>
          <table:table-cell table:formula="of:=1-[.I162]" office:value-type="float" office:value="1.101858" calcext:value-type="float">
            <text:p>1.101858</text:p>
          </table:table-cell>
          <table:table-cell office:value-type="float" office:value="-0.0648567" calcext:value-type="float">
            <text:p>-0.0648567</text:p>
          </table:table-cell>
          <table:table-cell table:formula="of:=1-[.K162]" office:value-type="float" office:value="1.0648567" calcext:value-type="float">
            <text:p>1.0648567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435465" calcext:value-type="float">
            <text:p>0.435465</text:p>
          </table:table-cell>
          <table:table-cell table:formula="of:=1-[.O162]" office:value-type="float" office:value="0.564535" calcext:value-type="float">
            <text:p>0.564535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56523" calcext:value-type="float">
            <text:p>0.356523</text:p>
          </table:table-cell>
          <table:table-cell table:formula="of:=1-[.C163]" office:value-type="float" office:value="0.643477" calcext:value-type="float">
            <text:p>0.643477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56034" calcext:value-type="float">
            <text:p>0.356034</text:p>
          </table:table-cell>
          <table:table-cell table:formula="of:=1-[.G163]" office:value-type="float" office:value="0.643966" calcext:value-type="float">
            <text:p>0.643966</text:p>
          </table:table-cell>
          <table:table-cell office:value-type="float" office:value="0.356262" calcext:value-type="float">
            <text:p>0.356262</text:p>
          </table:table-cell>
          <table:table-cell table:formula="of:=1-[.I163]" office:value-type="float" office:value="0.643738" calcext:value-type="float">
            <text:p>0.643738</text:p>
          </table:table-cell>
          <table:table-cell office:value-type="float" office:value="0.355375" calcext:value-type="float">
            <text:p>0.355375</text:p>
          </table:table-cell>
          <table:table-cell table:formula="of:=1-[.K163]" office:value-type="float" office:value="0.644625" calcext:value-type="float">
            <text:p>0.644625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1971598329463" calcext:value-type="float">
            <text:p>-0.5197159833</text:p>
          </table:table-cell>
          <table:table-cell table:style-name="ce1" table:formula="of:=CORREL([.B150:.B163];[.D150:.D163])" office:value-type="float" office:value="0.519715983294629" calcext:value-type="float">
            <text:p>0.5197159833</text:p>
          </table:table-cell>
          <table:table-cell table:style-name="ce2" table:formula="of:=CORREL([.B150:.B163];[.E150:.E163])" office:value-type="float" office:value="-0.729109913247932" calcext:value-type="float">
            <text:p>-0.7291099132</text:p>
          </table:table-cell>
          <table:table-cell table:style-name="ce1" table:formula="of:=CORREL([.B150:.B163];[.F150:.F163])" office:value-type="float" office:value="0.729109913247932" calcext:value-type="float">
            <text:p>0.7291099132</text:p>
          </table:table-cell>
          <table:table-cell table:style-name="ce2" table:formula="of:=CORREL([.B150:.B163];[.G150:.G163])" office:value-type="float" office:value="-0.515512006548302" calcext:value-type="float">
            <text:p>-0.5155120065</text:p>
          </table:table-cell>
          <table:table-cell table:style-name="ce1" table:formula="of:=CORREL([.B150:.B163];[.H150:.H163])" office:value-type="float" office:value="0.515512006548302" calcext:value-type="float">
            <text:p>0.5155120065</text:p>
          </table:table-cell>
          <table:table-cell table:style-name="ce2" table:formula="of:=CORREL([.B150:.B163];[.I150:.I163])" office:value-type="float" office:value="-0.495998609071853" calcext:value-type="float">
            <text:p>-0.4959986091</text:p>
          </table:table-cell>
          <table:table-cell table:style-name="ce1" table:formula="of:=CORREL([.B150:.B163];[.J150:.J163])" office:value-type="float" office:value="0.495998609071853" calcext:value-type="float">
            <text:p>0.4959986091</text:p>
          </table:table-cell>
          <table:table-cell table:style-name="ce2" table:formula="of:=CORREL([.B150:.B163];[.K150:.K163])" office:value-type="float" office:value="-0.530300393094659" calcext:value-type="float">
            <text:p>-0.5303003931</text:p>
          </table:table-cell>
          <table:table-cell table:style-name="ce1" table:formula="of:=CORREL([.B150:.B163];[.L150:.L163])" office:value-type="float" office:value="0.530300393094659" calcext:value-type="float">
            <text:p>0.5303003931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480553608082777" calcext:value-type="float">
            <text:p>-0.4805536081</text:p>
          </table:table-cell>
          <table:table-cell table:style-name="ce1" table:formula="of:=CORREL([.B150:.B163];[.P150:.P163])" office:value-type="float" office:value="0.480553608082777" calcext:value-type="float">
            <text:p>0.4805536081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office:value-type="float" office:value="0.533512267928872" calcext:value-type="float">
            <text:p>0.5335122679</text:p>
          </table:table-cell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6" office:value-type="float" office:value="0.818764447788318" calcext:value-type="float">
            <text:p>0.8187644478</text:p>
          </table:table-cell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office:value-type="float" office:value="0.199293402489509" calcext:value-type="float">
            <text:p>0.1992934025</text:p>
          </table:table-cell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6" office:value-type="float" office:value="0.761830129967098" calcext:value-type="float">
            <text:p>0.76183013</text:p>
          </table:table-cell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6" office:value-type="float" office:value="0.618204702372982" calcext:value-type="float">
            <text:p>0.6182047024</text:p>
          </table:table-cell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6" office:value-type="float" office:value="0.37160427090794" calcext:value-type="float">
            <text:p>0.3716042709</text:p>
          </table:table-cell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office:value-type="float" office:value="0.463491604656794" calcext:value-type="float">
            <text:p>0.4634916047</text:p>
          </table:table-cell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6" office:value-type="float" office:value="0.749477731245141" calcext:value-type="float">
            <text:p>0.7494777312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322443846431354" calcext:value-type="float">
            <text:p>-0.3224438464</text:p>
          </table:table-cell>
          <table:table-cell table:style-name="ce1" table:formula="of:=AVERAGE([.C167:.C174])" office:value-type="float" office:value="0.322443846431354" calcext:value-type="float">
            <text:p>0.3224438464</text:p>
          </table:table-cell>
          <table:table-cell table:formula="of:=AVERAGE([.D167:.D174])" office:value-type="float" office:value="-0.519618925379755" calcext:value-type="float">
            <text:p>-0.5196189254</text:p>
          </table:table-cell>
          <table:table-cell table:style-name="ce1" table:formula="of:=AVERAGE([.E167:.E174])" office:value-type="float" office:value="0.519618925379755" calcext:value-type="float">
            <text:p>0.5196189254</text:p>
          </table:table-cell>
          <table:table-cell table:formula="of:=AVERAGE([.F167:.F174])" office:value-type="float" office:value="-0.284917853325539" calcext:value-type="float">
            <text:p>-0.2849178533</text:p>
          </table:table-cell>
          <table:table-cell table:style-name="ce1" table:formula="of:=AVERAGE([.G167:.G174])" office:value-type="float" office:value="0.284917853325539" calcext:value-type="float">
            <text:p>0.2849178533</text:p>
          </table:table-cell>
          <table:table-cell table:formula="of:=AVERAGE([.H167:.H174])" office:value-type="float" office:value="-0.286691298643178" calcext:value-type="float">
            <text:p>-0.2866912986</text:p>
          </table:table-cell>
          <table:table-cell table:style-name="ce1" table:formula="of:=AVERAGE([.I167:.I174])" office:value-type="float" office:value="0.286691298643178" calcext:value-type="float">
            <text:p>0.2866912986</text:p>
          </table:table-cell>
          <table:table-cell table:formula="of:=AVERAGE([.J167:.J174])" office:value-type="float" office:value="-0.29655440419597" calcext:value-type="float">
            <text:p>-0.2965544042</text:p>
          </table:table-cell>
          <table:table-cell table:style-name="ce1" table:formula="of:=AVERAGE([.K167:.K174])" office:value-type="float" office:value="0.29655440419597" calcext:value-type="float">
            <text:p>0.2965544042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362981682179" calcext:value-type="float">
            <text:p>-0.5136298168</text:p>
          </table:table-cell>
          <table:table-cell table:style-name="ce1" table:formula="of:=AVERAGE([.O167:.O174])" office:value-type="float" office:value="0.51362981682179" calcext:value-type="float">
            <text:p>0.5136298168</text:p>
          </table:table-cell>
          <table:table-cell table:style-name="ce5" table:formula="of:=AVERAGE([.P167:.P174])" office:value-type="float" office:value="0.564522319669582" calcext:value-type="float">
            <text:p>0.5645223197</text:p>
          </table:table-cell>
        </table:table-row>
        <table:table-row table:style-name="ro1">
          <table:table-cell table:number-columns-repeated="14"/>
          <table:table-cell table:style-name="ce8" table:number-columns-repeated="2"/>
        </table:table-row>
      </table:table>
      <table:table table:name="corr" table:style-name="ta1">
        <table:shapes>
          <draw:frame draw:z-index="0" draw:style-name="gr1" draw:text-style-name="P1" svg:width="9.7433in" svg:height="5.4815in" svg:x="9.7783in" svg:y="5.8669in">
            <draw:object draw:notify-on-update-of-ranges="corr.B35:corr.B41 corr.C35:corr.C41 corr.D35:corr.D41 corr.E35:corr.E41 corr.F35:corr.F41 corr.G35:corr.G41 corr.H35:corr.H41 corr.I35:corr.I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7701in" svg:height="5.4965in" svg:x="20.4449in" svg:y="5.8669in">
            <draw:object draw:notify-on-update-of-ranges="corr.B42:corr.B48 corr.C42:corr.C48 corr.D42:corr.D48 corr.E42:corr.E48 corr.F42:corr.F48 corr.G42:corr.G48 corr.H42:corr.H48 corr.I42:corr.I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29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table:style-name="ce3"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6" table:formula="of:=MAX([.B2:.O2])" office:value-type="float" office:value="0.219446415794518" calcext:value-type="float">
            <text:p>0.219446415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table:style-name="ce4"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6" table:formula="of:=MAX([.B3:.O3])" office:value-type="float" office:value="0.796457296848262" calcext:value-type="float">
            <text:p>0.796457296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6" table:formula="of:=MAX([.B4:.O4])" office:value-type="float" office:value="0.696817134561194" calcext:value-type="float">
            <text:p>0.6968171346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4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6" table:formula="of:=MAX([.B5:.O5])" office:value-type="float" office:value="0.788188844609599" calcext:value-type="float">
            <text:p>0.7881888446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table:style-name="ce4"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6" table:formula="of:=MAX([.B6:.O6])" office:value-type="float" office:value="0.535829634826214" calcext:value-type="float">
            <text:p>0.535829634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6" table:formula="of:=MAX([.B7:.O7])" office:value-type="float" office:value="0.45599965675823" calcext:value-type="float">
            <text:p>0.4559996568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4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6" table:formula="of:=MAX([.B8:.O8])" office:value-type="float" office:value="0.45699695731859" calcext:value-type="float">
            <text:p>0.456996957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6" table:formula="of:=MAX([.B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474080957582195" calcext:value-type="float">
            <text:p>-0.4740809576</text:p>
          </table:table-cell>
          <table:table-cell table:style-name="ce1" table:formula="of:=AVERAGE([.C2:.C9])" office:value-type="float" office:value="0.485694949988103" calcext:value-type="float">
            <text:p>0.48569495</text:p>
          </table:table-cell>
          <table:table-cell table:formula="of:=AVERAGE([.D2:.D9])" office:value-type="float" office:value="-0.503765999623144" calcext:value-type="float">
            <text:p>-0.5037659996</text:p>
          </table:table-cell>
          <table:table-cell table:style-name="ce1" table:formula="of:=AVERAGE([.E2:.E9])" office:value-type="float" office:value="0.518539225653924" calcext:value-type="float">
            <text:p>0.5185392257</text:p>
          </table:table-cell>
          <table:table-cell table:style-name="ce2" table:formula="of:=AVERAGE([.F2:.F9])" office:value-type="float" office:value="-0.49817804793624" calcext:value-type="float">
            <text:p>-0.4981780479</text:p>
          </table:table-cell>
          <table:table-cell table:style-name="ce1" table:formula="of:=AVERAGE([.G2:.G9])" office:value-type="float" office:value="0.512110818615436" calcext:value-type="float">
            <text:p>0.5121108186</text:p>
          </table:table-cell>
          <table:table-cell table:style-name="ce2" table:formula="of:=AVERAGE([.H2:.H9])" office:value-type="float" office:value="-0.489700281946974" calcext:value-type="float">
            <text:p>-0.4897002819</text:p>
          </table:table-cell>
          <table:table-cell table:style-name="ce1" table:formula="of:=AVERAGE([.I2:.I9])" office:value-type="float" office:value="0.507499476708746" calcext:value-type="float">
            <text:p>0.5074994767</text:p>
          </table:table-cell>
          <table:table-cell table:style-name="ce2" table:formula="of:=AVERAGE([.J2:.J9])" office:value-type="float" office:value="-0.503294138077271" calcext:value-type="float">
            <text:p>-0.5032941381</text:p>
          </table:table-cell>
          <table:table-cell table:style-name="ce1" table:formula="of:=AVERAGE([.K2:.K9])" office:value-type="float" office:value="0.518397436872413" calcext:value-type="float">
            <text:p>0.5183974369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1667568827445" calcext:value-type="float">
            <text:p>-0.5166756883</text:p>
          </table:table-cell>
          <table:table-cell table:style-name="ce1" table:formula="of:=AVERAGE([.O2:.O9])" office:value-type="float" office:value="0.530340667319104" calcext:value-type="float">
            <text:p>0.5303406673</text:p>
          </table:table-cell>
          <table:table-cell table:style-name="ce5" table:formula="of:=AVERAGE([.P2:.P9])" office:value-type="float" office:value="0.589829576258432" calcext:value-type="float">
            <text:p>0.5898295763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6" table:formula="of:=MAX([.B13:.O13])" office:value-type="float" office:value="0.533512267928872" calcext:value-type="float">
            <text:p>0.5335122679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6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table:style-name="ce4" office:value-type="float" office:value="0.199293402489509" calcext:value-type="float">
            <text:p>0.1992934025</text:p>
          </table:table-cell>
          <table:table-cell table:style-name="ce6" table:formula="of:=MAX([.B15:.O15])" office:value-type="float" office:value="0.229063825591456" calcext:value-type="float">
            <text:p>0.2290638256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table:style-name="ce4"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6" table:formula="of:=MAX([.B16:.O16])" office:value-type="float" office:value="0.761830129967098" calcext:value-type="float">
            <text:p>0.76183013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6" table:formula="of:=MAX([.B17:.O17])" office:value-type="float" office:value="0.618204702372982" calcext:value-type="float">
            <text:p>0.618204702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table:style-name="ce4"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6" table:formula="of:=MAX([.B18:.O18])" office:value-type="float" office:value="0.37160427090794" calcext:value-type="float">
            <text:p>0.3716042709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6" table:formula="of:=MAX([.B19:.O19])" office:value-type="float" office:value="0.463491604656794" calcext:value-type="float">
            <text:p>0.463491604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4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6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322443846431354" calcext:value-type="float">
            <text:p>-0.3224438464</text:p>
          </table:table-cell>
          <table:table-cell table:style-name="ce1" table:formula="of:=AVERAGE([.C13:.C20])" office:value-type="float" office:value="0.322443846431354" calcext:value-type="float">
            <text:p>0.3224438464</text:p>
          </table:table-cell>
          <table:table-cell table:formula="of:=AVERAGE([.D13:.D20])" office:value-type="float" office:value="-0.519618925379755" calcext:value-type="float">
            <text:p>-0.5196189254</text:p>
          </table:table-cell>
          <table:table-cell table:style-name="ce1" table:formula="of:=AVERAGE([.E13:.E20])" office:value-type="float" office:value="0.519618925379755" calcext:value-type="float">
            <text:p>0.5196189254</text:p>
          </table:table-cell>
          <table:table-cell table:formula="of:=AVERAGE([.F13:.F20])" office:value-type="float" office:value="-0.284917853325539" calcext:value-type="float">
            <text:p>-0.2849178533</text:p>
          </table:table-cell>
          <table:table-cell table:style-name="ce1" table:formula="of:=AVERAGE([.G13:.G20])" office:value-type="float" office:value="0.284917853325539" calcext:value-type="float">
            <text:p>0.2849178533</text:p>
          </table:table-cell>
          <table:table-cell table:formula="of:=AVERAGE([.H13:.H20])" office:value-type="float" office:value="-0.286691298643178" calcext:value-type="float">
            <text:p>-0.2866912986</text:p>
          </table:table-cell>
          <table:table-cell table:style-name="ce1" table:formula="of:=AVERAGE([.I13:.I20])" office:value-type="float" office:value="0.286691298643178" calcext:value-type="float">
            <text:p>0.2866912986</text:p>
          </table:table-cell>
          <table:table-cell table:formula="of:=AVERAGE([.J13:.J20])" office:value-type="float" office:value="-0.29655440419597" calcext:value-type="float">
            <text:p>-0.2965544042</text:p>
          </table:table-cell>
          <table:table-cell table:style-name="ce1" table:formula="of:=AVERAGE([.K13:.K20])" office:value-type="float" office:value="0.29655440419597" calcext:value-type="float">
            <text:p>0.2965544042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362981682179" calcext:value-type="float">
            <text:p>-0.5136298168</text:p>
          </table:table-cell>
          <table:table-cell table:style-name="ce1" table:formula="of:=AVERAGE([.O13:.O20])" office:value-type="float" office:value="0.51362981682179" calcext:value-type="float">
            <text:p>0.5136298168</text:p>
          </table:table-cell>
          <table:table-cell table:style-name="ce5" table:formula="of:=AVERAGE([.P13:.P20])" office:value-type="float" office:value="0.568243622557325" calcext:value-type="float">
            <text:p>0.568243622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5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office:value-type="float" office:value="-0.16317515442788" calcext:value-type="float">
            <text:p>-0.1631751544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-0.139567006394354" calcext:value-type="float">
            <text:p>-0.1395670064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-0.126730091789149" calcext:value-type="float">
            <text:p>-0.1267300918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-0.114467940246115" calcext:value-type="float">
            <text:p>-0.114467940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-0.131359767812244" calcext:value-type="float">
            <text:p>-0.1313597678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152810909631915" calcext:value-type="float">
            <text:p>-0.1528109096</text:p>
          </table:table-cell>
          <table:table-cell table:style-name="ce2" office:value-type="float" office:value="0.0654541571481427" calcext:value-type="float">
            <text:p>0.0654541571</text:p>
          </table:table-cell>
          <table:table-cell office:value-type="float" office:value="0.110520756290507" calcext:value-type="float">
            <text:p>0.1105207563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-0.319487008501248" calcext:value-type="float">
            <text:p>-0.3194870085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123770123258965" calcext:value-type="float">
            <text:p>0.1237701233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121892191040583" calcext:value-type="float">
            <text:p>0.121892191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12193427042222" calcext:value-type="float">
            <text:p>0.1219342704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office:value-type="float" office:value="-0.16680908210315" calcext:value-type="float">
            <text:p>-0.1668090821</text:p>
          </table:table-cell>
          <table:table-cell office:value-type="float" office:value="-0.533512267928872" calcext:value-type="float">
            <text:p>-0.5335122679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style-name="ce10" table:formula="of:=MAX([.B24:.AC24])" office:value-type="float" office:value="0.533512267928872" calcext:value-type="float">
            <text:p>0.5335122679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office:value-type="float" office:value="-0.714047057162975" calcext:value-type="float">
            <text:p>-0.714047057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-0.707432020408814" calcext:value-type="float">
            <text:p>-0.7074320204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-0.693943634441683" calcext:value-type="float">
            <text:p>-0.6939436344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-0.661180115360777" calcext:value-type="float">
            <text:p>-0.6611801154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-0.699182193049144" calcext:value-type="float">
            <text:p>-0.699182193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-0.598436026136969" calcext:value-type="float">
            <text:p>-0.5984360261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-0.699468352046677" calcext:value-type="float">
            <text:p>-0.699468352</text:p>
          </table:table-cell>
          <table:table-cell table:style-name="ce2" office:value-type="float" office:value="0.781858885666629" calcext:value-type="float">
            <text:p>0.7818588857</text:p>
          </table:table-cell>
          <table:table-cell office:value-type="float" office:value="-0.816330086620755" calcext:value-type="float">
            <text:p>-0.8163300866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-0.741079930027511" calcext:value-type="float">
            <text:p>-0.74107993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-0.810412858938133" calcext:value-type="float">
            <text:p>-0.8104128589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804155499841337" calcext:value-type="float">
            <text:p>-0.8041554998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813604785377671" calcext:value-type="float">
            <text:p>-0.8136047854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-0.743759631489934" calcext:value-type="float">
            <text:p>-0.7437596315</text:p>
          </table:table-cell>
          <table:table-cell office:value-type="float" office:value="-0.736811633040557" calcext:value-type="float">
            <text:p>-0.736811633</text:p>
          </table:table-cell>
          <table:table-cell office:value-type="float" office:value="0.736811633040557" calcext:value-type="float">
            <text:p>0.73681163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office:value-type="float" office:value="-0.616685299252438" calcext:value-type="float">
            <text:p>-0.6166852993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-0.484244656471887" calcext:value-type="float">
            <text:p>-0.4842446565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-0.559928577171758" calcext:value-type="float">
            <text:p>-0.5599285772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-0.586649980664785" calcext:value-type="float">
            <text:p>-0.586649980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-0.481673665074126" calcext:value-type="float">
            <text:p>-0.4816736651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581319543737126" calcext:value-type="float">
            <text:p>0.5813195437</text:p>
          </table:table-cell>
          <table:table-cell office:value-type="float" office:value="-0.555620223460998" calcext:value-type="float">
            <text:p>-0.5556202235</text:p>
          </table:table-cell>
          <table:table-cell table:style-name="ce2" office:value-type="float" office:value="-0.720419346547068" calcext:value-type="float">
            <text:p>-0.7204193465</text:p>
          </table:table-cell>
          <table:table-cell table:style-name="ce3" office:value-type="float" office:value="0.696817134561194" calcext:value-type="float">
            <text:p>0.6968171346</text:p>
          </table:table-cell>
          <table:table-cell office:value-type="float" office:value="-0.00798928897543308" calcext:value-type="float">
            <text:p>-0.007989289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-0.186359984935067" calcext:value-type="float">
            <text:p>-0.186359984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0549302992534663" calcext:value-type="float">
            <text:p>0.0549302993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0520880990677153" calcext:value-type="float">
            <text:p>0.0520880991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0711092801307706" calcext:value-type="float">
            <text:p>0.071109280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-0.250736362505721" calcext:value-type="float">
            <text:p>-0.2507363625</text:p>
          </table:table-cell>
          <table:table-cell office:value-type="float" office:value="-0.199293402489509" calcext:value-type="float">
            <text:p>-0.1992934025</text:p>
          </table:table-cell>
          <table:table-cell office:value-type="float" office:value="0.199293402489509" calcext:value-type="float">
            <text:p>0.1992934025</text:p>
          </table:table-cell>
          <table:table-cell table:style-name="ce9" table:formula="of:=MAX([.B26:.AC26])" office:value-type="float" office:value="0.696817134561194" calcext:value-type="float">
            <text:p>0.6968171346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office:value-type="float" office:value="-0.556114205606492" calcext:value-type="float">
            <text:p>-0.5561142056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-0.733269449336378" calcext:value-type="float">
            <text:p>-0.7332694493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-0.711763710882858" calcext:value-type="float">
            <text:p>-0.7117637109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-0.695572589446666" calcext:value-type="float">
            <text:p>-0.6955725894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-0.736071781110946" calcext:value-type="float">
            <text:p>-0.7360717811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-0.741439873523392" calcext:value-type="float">
            <text:p>-0.74143987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table:style-name="ce2" office:value-type="float" office:value="-0.691030061806705" calcext:value-type="float">
            <text:p>-0.6910300618</text:p>
          </table:table-cell>
          <table:table-cell table:style-name="ce2" office:value-type="float" office:value="0.728592922257132" calcext:value-type="float">
            <text:p>0.7285929223</text:p>
          </table:table-cell>
          <table:table-cell office:value-type="float" office:value="-0.718219286329221" calcext:value-type="float">
            <text:p>-0.718219286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-0.761830129967098" calcext:value-type="float">
            <text:p>-0.7618301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-0.715032111497583" calcext:value-type="float">
            <text:p>-0.7150321115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-0.70360211616223" calcext:value-type="float">
            <text:p>-0.7036021162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-0.727879576017057" calcext:value-type="float">
            <text:p>-0.727879576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-0.709577462746884" calcext:value-type="float">
            <text:p>-0.7095774627</text:p>
          </table:table-cell>
          <table:table-cell office:value-type="float" office:value="-0.759732767388033" calcext:value-type="float">
            <text:p>-0.7597327674</text:p>
          </table:table-cell>
          <table:table-cell office:value-type="float" office:value="0.759732767388033" calcext:value-type="float">
            <text:p>0.7597327674</text:p>
          </table:table-cell>
          <table:table-cell table:style-name="ce9" table:formula="of:=MAX([.B27:.AC27])" office:value-type="float" office:value="0.788188844609599" calcext:value-type="float">
            <text:p>0.7881888446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office:value-type="float" office:value="-0.552554632197239" calcext:value-type="float">
            <text:p>-0.5525546322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-0.553454671562972" calcext:value-type="float">
            <text:p>-0.5534546716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-0.551938091728175" calcext:value-type="float">
            <text:p>-0.5519380917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-0.550917690964876" calcext:value-type="float">
            <text:p>-0.550917691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-0.553662631599929" calcext:value-type="float">
            <text:p>-0.553662631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-0.538239569712977" calcext:value-type="float">
            <text:p>-0.5382395697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-0.553633918222068" calcext:value-type="float">
            <text:p>-0.5536339182</text:p>
          </table:table-cell>
          <table:table-cell table:style-name="ce2" office:value-type="float" office:value="0.521214456356484" calcext:value-type="float">
            <text:p>0.5212144564</text:p>
          </table:table-cell>
          <table:table-cell office:value-type="float" office:value="-0.597806928727395" calcext:value-type="float">
            <text:p>-0.5978069287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-0.618204702372982" calcext:value-type="float">
            <text:p>-0.6182047024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-0.596933560146118" calcext:value-type="float">
            <text:p>-0.5969335601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-0.597548482385064" calcext:value-type="float">
            <text:p>-0.5975484824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-0.595853016038119" calcext:value-type="float">
            <text:p>-0.59585301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440448094154576" calcext:value-type="float">
            <text:p>-0.4404480942</text:p>
          </table:table-cell>
          <table:table-cell office:value-type="float" office:value="-0.614915157208182" calcext:value-type="float">
            <text:p>-0.6149151572</text:p>
          </table:table-cell>
          <table:table-cell office:value-type="float" office:value="0.614915157208182" calcext:value-type="float">
            <text:p>0.6149151572</text:p>
          </table:table-cell>
          <table:table-cell table:style-name="ce10" table:formula="of:=MAX([.B28:.AC28])" office:value-type="float" office:value="0.618204702372982" calcext:value-type="float">
            <text:p>0.6182047024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office:value-type="float" office:value="-0.134218264557977" calcext:value-type="float">
            <text:p>-0.1342182646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-0.31733319627334" calcext:value-type="float">
            <text:p>-0.3173331963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-0.250160611782802" calcext:value-type="float">
            <text:p>-0.2501606118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-0.229638235620449" calcext:value-type="float">
            <text:p>-0.2296382356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-0.32296871443332" calcext:value-type="float">
            <text:p>-0.3229687144</text:p>
          </table:table-cell>
          <table:table-cell office:value-type="float" office:value="0.33022426731825" calcext:value-type="float">
            <text:p>0.3302242673</text:p>
          </table:table-cell>
          <table:table-cell office:value-type="float" office:value="-0.404900616177012" calcext:value-type="float">
            <text:p>-0.4049006162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-0.242093570471259" calcext:value-type="float">
            <text:p>-0.2420935705</text:p>
          </table:table-cell>
          <table:table-cell table:style-name="ce2" office:value-type="float" office:value="0.244787415876777" calcext:value-type="float">
            <text:p>0.2447874159</text:p>
          </table:table-cell>
          <table:table-cell office:value-type="float" office:value="-0.155390489468908" calcext:value-type="float">
            <text:p>-0.1553904895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37160427090794" calcext:value-type="float">
            <text:p>-0.3716042709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-0.112980973276667" calcext:value-type="float">
            <text:p>-0.1129809733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0981673813902804" calcext:value-type="float">
            <text:p>-0.098167381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163236624834241" calcext:value-type="float">
            <text:p>-0.1632366248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0836417300788438" calcext:value-type="float">
            <text:p>0.0836417301</text:p>
          </table:table-cell>
          <table:table-cell office:value-type="float" office:value="-0.320728093779594" calcext:value-type="float">
            <text:p>-0.3207280938</text:p>
          </table:table-cell>
          <table:table-cell office:value-type="float" office:value="0.320728093779594" calcext:value-type="float">
            <text:p>0.3207280938</text:p>
          </table:table-cell>
          <table:table-cell table:style-name="ce9" table:formula="of:=MAX([.B29:.AC29])" office:value-type="float" office:value="0.45599965675823" calcext:value-type="float">
            <text:p>0.455999656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office:value-type="float" office:value="-0.403541623076653" calcext:value-type="float">
            <text:p>-0.4035416231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-0.452665970440704" calcext:value-type="float">
            <text:p>-0.4526659704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-0.456235639632726" calcext:value-type="float">
            <text:p>-0.4562356396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-0.445256852104146" calcext:value-type="float">
            <text:p>-0.4452568521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-0.461068304390396" calcext:value-type="float">
            <text:p>-0.4610683044</text:p>
          </table:table-cell>
          <table:table-cell table:style-name="ce11" office:value-type="float" office:value="0.45699695731859" calcext:value-type="float">
            <text:p>0.4569969573</text:p>
          </table:table-cell>
          <table:table-cell office:value-type="float" office:value="-0.527343406425775" calcext:value-type="float">
            <text:p>-0.5273434064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-0.448802180447271" calcext:value-type="float">
            <text:p>-0.4488021804</text:p>
          </table:table-cell>
          <table:table-cell table:style-name="ce2" office:value-type="float" office:value="0.450222622176529" calcext:value-type="float">
            <text:p>0.4502226222</text:p>
          </table:table-cell>
          <table:table-cell office:value-type="float" office:value="0.125380535675004" calcext:value-type="float">
            <text:p>0.1253805357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-0.429275463078259" calcext:value-type="float">
            <text:p>-0.4292754631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292828261290061" calcext:value-type="float">
            <text:p>0.292828261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231961409597044" calcext:value-type="float">
            <text:p>0.2319614096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265395611240999" calcext:value-type="float">
            <text:p>0.2653956112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office:value-type="float" office:value="-0.0769163555036112" calcext:value-type="float">
            <text:p>-0.0769163555</text:p>
          </table:table-cell>
          <table:table-cell office:value-type="float" office:value="-0.463491604656794" calcext:value-type="float">
            <text:p>-0.4634916047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style-name="ce10" table:formula="of:=MAX([.B30:.AC30])" office:value-type="float" office:value="0.463491604656794" calcext:value-type="float">
            <text:p>0.4634916047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office:value-type="float" office:value="-0.652311424375908" calcext:value-type="float">
            <text:p>-0.6523114244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-0.6421610260967" calcext:value-type="float">
            <text:p>-0.6421610261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-0.634724026060768" calcext:value-type="float">
            <text:p>-0.6347240261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-0.633918851167975" calcext:value-type="float">
            <text:p>-0.6339188512</text:p>
          </table:table-cell>
          <table:table-cell office:value-type="float" office:value="0.75037251787719" calcext:value-type="float">
            <text:p>0.7503725179</text:p>
          </table:table-cell>
          <table:table-cell office:value-type="float" office:value="-0.640366047148061" calcext:value-type="float">
            <text:p>-0.6403660471</text:p>
          </table:table-cell>
          <table:table-cell table:style-name="ce2" office:value-type="float" office:value="0.753000914350079" calcext:value-type="float">
            <text:p>0.7530009144</text:p>
          </table:table-cell>
          <table:table-cell office:value-type="float" office:value="-0.707835711359592" calcext:value-type="float">
            <text:p>-0.707835711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-0.625147167022638" calcext:value-type="float">
            <text:p>-0.625147167</text:p>
          </table:table-cell>
          <table:table-cell table:style-name="ce2" office:value-type="float" office:value="0.753777744509948" calcext:value-type="float">
            <text:p>0.7537777445</text:p>
          </table:table-cell>
          <table:table-cell office:value-type="float" office:value="-0.51971598329463" calcext:value-type="float">
            <text:p>-0.5197159833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-0.729109913247932" calcext:value-type="float">
            <text:p>-0.7291099132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-0.515512006548302" calcext:value-type="float">
            <text:p>-0.5155120065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-0.495998609071853" calcext:value-type="float">
            <text:p>-0.4959986091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-0.530300393094659" calcext:value-type="float">
            <text:p>-0.5303003931</text:p>
          </table:table-cell>
          <table:table-cell office:value-type="float" office:value="0.530300393094659" calcext:value-type="float">
            <text:p>0.5303003931</text:p>
          </table:table-cell>
          <table:table-cell table:style-name="ce11" office:value-type="float" office:value="0.749477731245141" calcext:value-type="float">
            <text:p>0.7494777312</text:p>
          </table:table-cell>
          <table:table-cell office:value-type="float" office:value="-0.684771579164054" calcext:value-type="float">
            <text:p>-0.6847715792</text:p>
          </table:table-cell>
          <table:table-cell office:value-type="float" office:value="-0.480553608082777" calcext:value-type="float">
            <text:p>-0.4805536081</text:p>
          </table:table-cell>
          <table:table-cell office:value-type="float" office:value="0.480553608082777" calcext:value-type="float">
            <text:p>0.4805536081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474080957582195" calcext:value-type="float">
            <text:p>-0.4740809576</text:p>
          </table:table-cell>
          <table:table-cell table:style-name="ce1" table:formula="of:=AVERAGE([.C24:.C31])" office:value-type="float" office:value="0.485694949988103" calcext:value-type="float">
            <text:p>0.48569495</text:p>
          </table:table-cell>
          <table:table-cell table:formula="of:=AVERAGE([.D24:.D31])" office:value-type="float" office:value="-0.503765999623144" calcext:value-type="float">
            <text:p>-0.5037659996</text:p>
          </table:table-cell>
          <table:table-cell table:style-name="ce1" table:formula="of:=AVERAGE([.E24:.E31])" office:value-type="float" office:value="0.518539225653924" calcext:value-type="float">
            <text:p>0.5185392257</text:p>
          </table:table-cell>
          <table:table-cell table:style-name="ce2" table:formula="of:=AVERAGE([.F24:.F31])" office:value-type="float" office:value="-0.49817804793624" calcext:value-type="float">
            <text:p>-0.4981780479</text:p>
          </table:table-cell>
          <table:table-cell table:style-name="ce1" table:formula="of:=AVERAGE([.G24:.G31])" office:value-type="float" office:value="0.512110818615436" calcext:value-type="float">
            <text:p>0.5121108186</text:p>
          </table:table-cell>
          <table:table-cell table:style-name="ce2" table:formula="of:=AVERAGE([.H24:.H31])" office:value-type="float" office:value="-0.489700281946974" calcext:value-type="float">
            <text:p>-0.4897002819</text:p>
          </table:table-cell>
          <table:table-cell table:style-name="ce1" table:formula="of:=AVERAGE([.I24:.I31])" office:value-type="float" office:value="0.507499476708746" calcext:value-type="float">
            <text:p>0.5074994767</text:p>
          </table:table-cell>
          <table:table-cell table:style-name="ce2" table:formula="of:=AVERAGE([.J24:.J31])" office:value-type="float" office:value="-0.503294138077271" calcext:value-type="float">
            <text:p>-0.5032941381</text:p>
          </table:table-cell>
          <table:table-cell table:style-name="ce1" table:formula="of:=AVERAGE([.K24:.K31])" office:value-type="float" office:value="0.518397436872413" calcext:value-type="float">
            <text:p>0.5183974369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1667568827445" calcext:value-type="float">
            <text:p>-0.5166756883</text:p>
          </table:table-cell>
          <table:table-cell table:style-name="ce1" table:formula="of:=AVERAGE([.O24:.O31])" office:value-type="float" office:value="0.530340667319104" calcext:value-type="float">
            <text:p>0.5303406673</text:p>
          </table:table-cell>
          <table:table-cell table:formula="of:=AVERAGE([.P24:.P31])" office:value-type="float" office:value="-0.322443846431354" calcext:value-type="float">
            <text:p>-0.3224438464</text:p>
          </table:table-cell>
          <table:table-cell table:style-name="ce1" table:formula="of:=AVERAGE([.Q24:.Q31])" office:value-type="float" office:value="0.322443846431354" calcext:value-type="float">
            <text:p>0.3224438464</text:p>
          </table:table-cell>
          <table:table-cell table:formula="of:=AVERAGE([.R24:.R31])" office:value-type="float" office:value="-0.519618925379755" calcext:value-type="float">
            <text:p>-0.5196189254</text:p>
          </table:table-cell>
          <table:table-cell table:style-name="ce1" table:formula="of:=AVERAGE([.S24:.S31])" office:value-type="float" office:value="0.519618925379755" calcext:value-type="float">
            <text:p>0.5196189254</text:p>
          </table:table-cell>
          <table:table-cell table:formula="of:=AVERAGE([.T24:.T31])" office:value-type="float" office:value="-0.284917853325539" calcext:value-type="float">
            <text:p>-0.2849178533</text:p>
          </table:table-cell>
          <table:table-cell table:style-name="ce1" table:formula="of:=AVERAGE([.U24:.U31])" office:value-type="float" office:value="0.284917853325539" calcext:value-type="float">
            <text:p>0.2849178533</text:p>
          </table:table-cell>
          <table:table-cell table:formula="of:=AVERAGE([.V24:.V31])" office:value-type="float" office:value="-0.286691298643178" calcext:value-type="float">
            <text:p>-0.2866912986</text:p>
          </table:table-cell>
          <table:table-cell table:style-name="ce1" table:formula="of:=AVERAGE([.W24:.W31])" office:value-type="float" office:value="0.286691298643178" calcext:value-type="float">
            <text:p>0.2866912986</text:p>
          </table:table-cell>
          <table:table-cell table:formula="of:=AVERAGE([.X24:.X31])" office:value-type="float" office:value="-0.29655440419597" calcext:value-type="float">
            <text:p>-0.2965544042</text:p>
          </table:table-cell>
          <table:table-cell table:style-name="ce1" table:formula="of:=AVERAGE([.Y24:.Y31])" office:value-type="float" office:value="0.29655440419597" calcext:value-type="float">
            <text:p>0.2965544042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362981682179" calcext:value-type="float">
            <text:p>-0.5136298168</text:p>
          </table:table-cell>
          <table:table-cell table:style-name="ce1" table:formula="of:=AVERAGE([.AC24:.AC31])" office:value-type="float" office:value="0.51362981682179" calcext:value-type="float">
            <text:p>0.5136298168</text:p>
          </table:table-cell>
          <table:table-cell table:style-name="ce5" table:formula="of:=AVERAGE([.AD24:.AD31])" office:value-type="float" office:value="0.642984916003354" calcext:value-type="float">
            <text:p>0.642984916</text:p>
          </table:table-cell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office:value-type="float" office:value="0.0848129797757461" calcext:value-type="float">
            <text:p>0.0848129798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768231504547503" calcext:value-type="float">
            <text:p>0.7682315045</text:p>
          </table:table-cell>
          <table:table-cell table:style-name="ce1" table:formula="of:=AVERAGE([.B35:.I35])" office:value-type="float" office:value="0.485694949988103" calcext:value-type="float">
            <text:p>0.4856949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2" office:value-type="float" office:value="0.0774711985873167" calcext:value-type="float">
            <text:p>0.0774711986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0.754599088370507" calcext:value-type="float">
            <text:p>0.7545990884</text:p>
          </table:table-cell>
          <table:table-cell table:style-name="ce1" table:formula="of:=AVERAGE([.B36:.I36])" office:value-type="float" office:value="0.518539225653924" calcext:value-type="float">
            <text:p>0.518539225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2" office:value-type="float" office:value="0.052045474203575" calcext:value-type="float">
            <text:p>0.0520454742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0.751250622728915" calcext:value-type="float">
            <text:p>0.7512506227</text:p>
          </table:table-cell>
          <table:table-cell table:style-name="ce1" table:formula="of:=AVERAGE([.B37:.I37])" office:value-type="float" office:value="0.512110818615436" calcext:value-type="float">
            <text:p>0.51211081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2" office:value-type="float" office:value="0.0509785916504459" calcext:value-type="float">
            <text:p>0.0509785917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0.446173256057906" calcext:value-type="float">
            <text:p>0.4461732561</text:p>
          </table:table-cell>
          <table:table-cell office:value-type="float" office:value="0.75037251787719" calcext:value-type="float">
            <text:p>0.7503725179</text:p>
          </table:table-cell>
          <table:table-cell table:style-name="ce1" table:formula="of:=AVERAGE([.B38:.I38])" office:value-type="float" office:value="0.507499476708746" calcext:value-type="float">
            <text:p>0.507499476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2" office:value-type="float" office:value="0.0694687175450639" calcext:value-type="float">
            <text:p>0.0694687175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0.767304046596597" calcext:value-type="float">
            <text:p>0.7673040466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0.33022426731825" calcext:value-type="float">
            <text:p>0.3302242673</text:p>
          </table:table-cell>
          <table:table-cell table:style-name="ce11" office:value-type="float" office:value="0.45699695731859" calcext:value-type="float">
            <text:p>0.4569969573</text:p>
          </table:table-cell>
          <table:table-cell table:style-name="ce2" office:value-type="float" office:value="0.753000914350079" calcext:value-type="float">
            <text:p>0.7530009144</text:p>
          </table:table-cell>
          <table:table-cell table:style-name="ce1" table:formula="of:=AVERAGE([.B39:.I39])" office:value-type="float" office:value="0.518397436872413" calcext:value-type="float">
            <text:p>0.518397436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712631983242977" calcext:value-type="float">
            <text:p>0.7126319832</text:p>
          </table:table-cell>
          <table:table-cell office:value-type="float" office:value="-0.555620223460998" calcext:value-type="float">
            <text:p>-0.5556202235</text:p>
          </table:table-cell>
          <table:table-cell table:style-name="ce3" office:value-type="float" office:value="0.788188844609599" calcext:value-type="float">
            <text:p>0.7881888446</text:p>
          </table:table-cell>
          <table:table-cell office:value-type="float" office:value="0.462229715586534" calcext:value-type="float">
            <text:p>0.4622297156</text:p>
          </table:table-cell>
          <table:table-cell table:style-name="ce4" office:value-type="float" office:value="0.45599965675823" calcext:value-type="float">
            <text:p>0.4559996568</text:p>
          </table:table-cell>
          <table:table-cell office:value-type="float" office:value="0.434526787187487" calcext:value-type="float">
            <text:p>0.4345267872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style-name="ce1" table:formula="of:=AVERAGE([.B41:.I41])" office:value-type="float" office:value="0.530340667319104" calcext:value-type="float">
            <text:p>0.53034066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0.597806928727395" calcext:value-type="float">
            <text:p>0.5978069287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0.519715983294629" calcext:value-type="float">
            <text:p>0.5197159833</text:p>
          </table:table-cell>
          <table:table-cell table:style-name="ce1" table:formula="of:=AVERAGE([.B42:.I42])" office:value-type="float" office:value="0.322443846431354" calcext:value-type="float">
            <text:p>0.32244384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0.761830129967098" calcext:value-type="float">
            <text:p>0.76183013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0.729109913247932" calcext:value-type="float">
            <text:p>0.7291099132</text:p>
          </table:table-cell>
          <table:table-cell table:style-name="ce1" table:formula="of:=AVERAGE([.B43:.I43])" office:value-type="float" office:value="0.519618925379755" calcext:value-type="float">
            <text:p>0.51961892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0.515512006548302" calcext:value-type="float">
            <text:p>0.5155120065</text:p>
          </table:table-cell>
          <table:table-cell table:style-name="ce1" table:formula="of:=AVERAGE([.B44:.I44])" office:value-type="float" office:value="0.284917853325539" calcext:value-type="float">
            <text:p>0.284917853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0.495998609071853" calcext:value-type="float">
            <text:p>0.4959986091</text:p>
          </table:table-cell>
          <table:table-cell table:style-name="ce1" table:formula="of:=AVERAGE([.B45:.I45])" office:value-type="float" office:value="0.286691298643178" calcext:value-type="float">
            <text:p>0.286691298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813604785377671" calcext:value-type="float">
            <text:p>0.8136047854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530300393094659" calcext:value-type="float">
            <text:p>0.5303003931</text:p>
          </table:table-cell>
          <table:table-cell table:style-name="ce1" table:formula="of:=AVERAGE([.B46:.I46])" office:value-type="float" office:value="0.29655440419597" calcext:value-type="float">
            <text:p>0.29655440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office:value-type="float" office:value="0.1292075118187" calcext:value-type="float">
            <text:p>0.1292075118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11572119491457" calcext:value-type="float">
            <text:p>0.1157211949</text:p>
          </table:table-cell>
          <table:table-cell table:style-name="ce11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4" office:value-type="float" office:value="0.533512267928872" calcext:value-type="float">
            <text:p>0.5335122679</text:p>
          </table:table-cell>
          <table:table-cell office:value-type="float" office:value="0.736811633040557" calcext:value-type="float">
            <text:p>0.736811633</text:p>
          </table:table-cell>
          <table:table-cell office:value-type="float" office:value="0.199293402489509" calcext:value-type="float">
            <text:p>0.1992934025</text:p>
          </table:table-cell>
          <table:table-cell office:value-type="float" office:value="0.759732767388033" calcext:value-type="float">
            <text:p>0.7597327674</text:p>
          </table:table-cell>
          <table:table-cell office:value-type="float" office:value="0.614915157208182" calcext:value-type="float">
            <text:p>0.6149151572</text:p>
          </table:table-cell>
          <table:table-cell office:value-type="float" office:value="0.320728093779594" calcext:value-type="float">
            <text:p>0.3207280938</text:p>
          </table:table-cell>
          <table:table-cell table:style-name="ce4" office:value-type="float" office:value="0.463491604656794" calcext:value-type="float">
            <text:p>0.4634916047</text:p>
          </table:table-cell>
          <table:table-cell office:value-type="float" office:value="0.480553608082777" calcext:value-type="float">
            <text:p>0.4805536081</text:p>
          </table:table-cell>
          <table:table-cell table:style-name="ce1" table:formula="of:=AVERAGE([.B48:.I48])" office:value-type="float" office:value="0.51362981682179" calcext:value-type="float">
            <text:p>0.5136298168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0.0848129797757461" calcext:value-type="float">
            <text:p>0.0848129798</text:p>
          </table:table-cell>
          <table:table-cell table:style-name="ce2" office:value-type="float" office:value="0.0774711985873167" calcext:value-type="float">
            <text:p>0.0774711986</text:p>
          </table:table-cell>
          <table:table-cell table:style-name="ce2" office:value-type="float" office:value="0.052045474203575" calcext:value-type="float">
            <text:p>0.0520454742</text:p>
          </table:table-cell>
          <table:table-cell table:style-name="ce2" office:value-type="float" office:value="0.0509785916504459" calcext:value-type="float">
            <text:p>0.0509785917</text:p>
          </table:table-cell>
          <table:table-cell table:style-name="ce2" office:value-type="float" office:value="0.0694687175450639" calcext:value-type="float">
            <text:p>0.0694687175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0.0654541571481427" calcext:value-type="float">
            <text:p>0.065454157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778974946982179" calcext:value-type="float">
            <text:p>0.778974947</text:p>
          </table:table-cell>
          <table:table-cell office:value-type="float" office:value="0.796457296848262" calcext:value-type="float">
            <text:p>0.7964572968</text:p>
          </table:table-cell>
          <table:table-cell office:value-type="float" office:value="0.782220027543702" calcext:value-type="float">
            <text:p>0.7822200275</text:p>
          </table:table-cell>
          <table:table-cell office:value-type="float" office:value="0.757835281507509" calcext:value-type="float">
            <text:p>0.7578352815</text:p>
          </table:table-cell>
          <table:table-cell office:value-type="float" office:value="0.794682927384479" calcext:value-type="float">
            <text:p>0.7946829274</text:p>
          </table:table-cell>
          <table:table-cell office:value-type="float" office:value="0.712631983242977" calcext:value-type="float">
            <text:p>0.7126319832</text:p>
          </table:table-cell>
          <table:table-cell table:style-name="ce2" office:value-type="float" office:value="0.781858885666629" calcext:value-type="float">
            <text:p>0.781858885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59625843885289" calcext:value-type="float">
            <text:p>0.5962584389</text:p>
          </table:table-cell>
          <table:table-cell office:value-type="float" office:value="0.461077009568361" calcext:value-type="float">
            <text:p>0.4610770096</text:p>
          </table:table-cell>
          <table:table-cell office:value-type="float" office:value="0.536060123650753" calcext:value-type="float">
            <text:p>0.5360601237</text:p>
          </table:table-cell>
          <table:table-cell office:value-type="float" office:value="0.564243440181254" calcext:value-type="float">
            <text:p>0.5642434402</text:p>
          </table:table-cell>
          <table:table-cell office:value-type="float" office:value="0.458509601467481" calcext:value-type="float">
            <text:p>0.4585096015</text:p>
          </table:table-cell>
          <table:table-cell office:value-type="float" office:value="-0.555620223460998" calcext:value-type="float">
            <text:p>-0.5556202235</text:p>
          </table:table-cell>
          <table:table-cell table:style-name="ce3" office:value-type="float" office:value="0.696817134561194" calcext:value-type="float">
            <text:p>0.696817134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584872006117405" calcext:value-type="float">
            <text:p>0.5848720061</text:p>
          </table:table-cell>
          <table:table-cell office:value-type="float" office:value="0.764460363678767" calcext:value-type="float">
            <text:p>0.7644603637</text:p>
          </table:table-cell>
          <table:table-cell office:value-type="float" office:value="0.744844114491755" calcext:value-type="float">
            <text:p>0.7448441145</text:p>
          </table:table-cell>
          <table:table-cell office:value-type="float" office:value="0.734036920181439" calcext:value-type="float">
            <text:p>0.7340369202</text:p>
          </table:table-cell>
          <table:table-cell office:value-type="float" office:value="0.767304046596597" calcext:value-type="float">
            <text:p>0.7673040466</text:p>
          </table:table-cell>
          <table:table-cell table:style-name="ce3" office:value-type="float" office:value="0.788188844609599" calcext:value-type="float">
            <text:p>0.7881888446</text:p>
          </table:table-cell>
          <table:table-cell table:style-name="ce2" office:value-type="float" office:value="0.728592922257132" calcext:value-type="float">
            <text:p>0.728592922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35829634826214" calcext:value-type="float">
            <text:p>0.5358296348</text:p>
          </table:table-cell>
          <table:table-cell office:value-type="float" office:value="0.518251607823889" calcext:value-type="float">
            <text:p>0.5182516078</text:p>
          </table:table-cell>
          <table:table-cell office:value-type="float" office:value="0.522336515164549" calcext:value-type="float">
            <text:p>0.5223365152</text:p>
          </table:table-cell>
          <table:table-cell office:value-type="float" office:value="0.525903457911765" calcext:value-type="float">
            <text:p>0.5259034579</text:p>
          </table:table-cell>
          <table:table-cell office:value-type="float" office:value="0.516992062998766" calcext:value-type="float">
            <text:p>0.516992063</text:p>
          </table:table-cell>
          <table:table-cell office:value-type="float" office:value="0.462229715586534" calcext:value-type="float">
            <text:p>0.4622297156</text:p>
          </table:table-cell>
          <table:table-cell table:style-name="ce2" office:value-type="float" office:value="0.521214456356484" calcext:value-type="float">
            <text:p>0.521214456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124170113835255" calcext:value-type="float">
            <text:p>0.1241701138</text:p>
          </table:table-cell>
          <table:table-cell office:value-type="float" office:value="0.32434088969463" calcext:value-type="float">
            <text:p>0.3243408897</text:p>
          </table:table-cell>
          <table:table-cell office:value-type="float" office:value="0.252900019902645" calcext:value-type="float">
            <text:p>0.2529000199</text:p>
          </table:table-cell>
          <table:table-cell office:value-type="float" office:value="0.230452348302463" calcext:value-type="float">
            <text:p>0.2304523483</text:p>
          </table:table-cell>
          <table:table-cell office:value-type="float" office:value="0.33022426731825" calcext:value-type="float">
            <text:p>0.3302242673</text:p>
          </table:table-cell>
          <table:table-cell table:style-name="ce4" office:value-type="float" office:value="0.45599965675823" calcext:value-type="float">
            <text:p>0.4559996568</text:p>
          </table:table-cell>
          <table:table-cell table:style-name="ce2" office:value-type="float" office:value="0.244787415876777" calcext:value-type="float">
            <text:p>0.244787415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0.412409974967633" calcext:value-type="float">
            <text:p>0.412409975</text:p>
          </table:table-cell>
          <table:table-cell office:value-type="float" office:value="0.451656350659662" calcext:value-type="float">
            <text:p>0.4516563507</text:p>
          </table:table-cell>
          <table:table-cell office:value-type="float" office:value="0.455229651237594" calcext:value-type="float">
            <text:p>0.4552296512</text:p>
          </table:table-cell>
          <table:table-cell office:value-type="float" office:value="0.446173256057906" calcext:value-type="float">
            <text:p>0.4461732561</text:p>
          </table:table-cell>
          <table:table-cell table:style-name="ce11" office:value-type="float" office:value="0.45699695731859" calcext:value-type="float">
            <text:p>0.4569969573</text:p>
          </table:table-cell>
          <table:table-cell office:value-type="float" office:value="0.434526787187487" calcext:value-type="float">
            <text:p>0.4345267872</text:p>
          </table:table-cell>
          <table:table-cell table:style-name="ce2" office:value-type="float" office:value="0.450222622176529" calcext:value-type="float">
            <text:p>0.450222622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768231504547503" calcext:value-type="float">
            <text:p>0.7682315045</text:p>
          </table:table-cell>
          <table:table-cell office:value-type="float" office:value="0.754599088370507" calcext:value-type="float">
            <text:p>0.7545990884</text:p>
          </table:table-cell>
          <table:table-cell office:value-type="float" office:value="0.751250622728915" calcext:value-type="float">
            <text:p>0.7512506227</text:p>
          </table:table-cell>
          <table:table-cell office:value-type="float" office:value="0.75037251787719" calcext:value-type="float">
            <text:p>0.7503725179</text:p>
          </table:table-cell>
          <table:table-cell table:style-name="ce2" office:value-type="float" office:value="0.753000914350079" calcext:value-type="float">
            <text:p>0.7530009144</text:p>
          </table:table-cell>
          <table:table-cell table:style-name="ce4" office:value-type="float" office:value="0.768900669350847" calcext:value-type="float">
            <text:p>0.7689006694</text:p>
          </table:table-cell>
          <table:table-cell table:style-name="ce2" office:value-type="float" office:value="0.753777744509948" calcext:value-type="float">
            <text:p>0.7537777445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29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10520756290507" calcext:value-type="float">
            <text:p>-0.1105207563</text:p>
          </table:table-cell>
          <table:table-cell office:value-type="float" office:value="0.319487008501248" calcext:value-type="float">
            <text:p>0.3194870085</text:p>
          </table:table-cell>
          <table:table-cell office:value-type="float" office:value="-0.123770123258965" calcext:value-type="float">
            <text:p>-0.1237701233</text:p>
          </table:table-cell>
          <table:table-cell office:value-type="float" office:value="-0.121892191040583" calcext:value-type="float">
            <text:p>-0.121892191</text:p>
          </table:table-cell>
          <table:table-cell office:value-type="float" office:value="-0.12193427042222" calcext:value-type="float">
            <text:p>-0.1219342704</text:p>
          </table:table-cell>
          <table:table-cell office:value-type="float" office:value="0.1292075118187" calcext:value-type="float">
            <text:p>0.1292075118</text:p>
          </table:table-cell>
          <table:table-cell table:style-name="ce4" office:value-type="float" office:value="0.533512267928872" calcext:value-type="float">
            <text:p>0.533512267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0.816330086620755" calcext:value-type="float">
            <text:p>0.8163300866</text:p>
          </table:table-cell>
          <table:table-cell office:value-type="float" office:value="0.741079930027511" calcext:value-type="float">
            <text:p>0.74107993</text:p>
          </table:table-cell>
          <table:table-cell office:value-type="float" office:value="0.810412858938133" calcext:value-type="float">
            <text:p>0.8104128589</text:p>
          </table:table-cell>
          <table:table-cell office:value-type="float" office:value="0.804155499841337" calcext:value-type="float">
            <text:p>0.8041554998</text:p>
          </table:table-cell>
          <table:table-cell office:value-type="float" office:value="0.813604785377671" calcext:value-type="float">
            <text:p>0.8136047854</text:p>
          </table:table-cell>
          <table:table-cell table:style-name="ce4" office:value-type="float" office:value="0.818764447788318" calcext:value-type="float">
            <text:p>0.8187644478</text:p>
          </table:table-cell>
          <table:table-cell office:value-type="float" office:value="0.736811633040557" calcext:value-type="float">
            <text:p>0.73681163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0.00798928897543319" calcext:value-type="float">
            <text:p>0.007989289</text:p>
          </table:table-cell>
          <table:table-cell office:value-type="float" office:value="0.186359984935067" calcext:value-type="float">
            <text:p>0.1863599849</text:p>
          </table:table-cell>
          <table:table-cell office:value-type="float" office:value="-0.0549302992534661" calcext:value-type="float">
            <text:p>-0.0549302993</text:p>
          </table:table-cell>
          <table:table-cell office:value-type="float" office:value="-0.052088099067715" calcext:value-type="float">
            <text:p>-0.0520880991</text:p>
          </table:table-cell>
          <table:table-cell office:value-type="float" office:value="-0.0711092801307706" calcext:value-type="float">
            <text:p>-0.0711092801</text:p>
          </table:table-cell>
          <table:table-cell office:value-type="float" office:value="0.229063825591456" calcext:value-type="float">
            <text:p>0.2290638256</text:p>
          </table:table-cell>
          <table:table-cell office:value-type="float" office:value="0.199293402489509" calcext:value-type="float">
            <text:p>0.19929340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0.718219286329221" calcext:value-type="float">
            <text:p>0.7182192863</text:p>
          </table:table-cell>
          <table:table-cell office:value-type="float" office:value="0.761830129967098" calcext:value-type="float">
            <text:p>0.76183013</text:p>
          </table:table-cell>
          <table:table-cell office:value-type="float" office:value="0.715032111497583" calcext:value-type="float">
            <text:p>0.7150321115</text:p>
          </table:table-cell>
          <table:table-cell office:value-type="float" office:value="0.70360211616223" calcext:value-type="float">
            <text:p>0.7036021162</text:p>
          </table:table-cell>
          <table:table-cell office:value-type="float" office:value="0.727879576017058" calcext:value-type="float">
            <text:p>0.727879576</text:p>
          </table:table-cell>
          <table:table-cell office:value-type="float" office:value="0.746678840426843" calcext:value-type="float">
            <text:p>0.7466788404</text:p>
          </table:table-cell>
          <table:table-cell office:value-type="float" office:value="0.759732767388033" calcext:value-type="float">
            <text:p>0.759732767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0.597806928727395" calcext:value-type="float">
            <text:p>0.5978069287</text:p>
          </table:table-cell>
          <table:table-cell table:style-name="ce4" office:value-type="float" office:value="0.618204702372982" calcext:value-type="float">
            <text:p>0.6182047024</text:p>
          </table:table-cell>
          <table:table-cell office:value-type="float" office:value="0.596933560146118" calcext:value-type="float">
            <text:p>0.5969335601</text:p>
          </table:table-cell>
          <table:table-cell office:value-type="float" office:value="0.597548482385064" calcext:value-type="float">
            <text:p>0.5975484824</text:p>
          </table:table-cell>
          <table:table-cell office:value-type="float" office:value="0.595853016038119" calcext:value-type="float">
            <text:p>0.595853016</text:p>
          </table:table-cell>
          <table:table-cell office:value-type="float" office:value="0.380289494622577" calcext:value-type="float">
            <text:p>0.3802894946</text:p>
          </table:table-cell>
          <table:table-cell office:value-type="float" office:value="0.614915157208182" calcext:value-type="float">
            <text:p>0.614915157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0.155390489468908" calcext:value-type="float">
            <text:p>0.1553904895</text:p>
          </table:table-cell>
          <table:table-cell office:value-type="float" office:value="0.37160427090794" calcext:value-type="float">
            <text:p>0.3716042709</text:p>
          </table:table-cell>
          <table:table-cell office:value-type="float" office:value="0.112980973276667" calcext:value-type="float">
            <text:p>0.1129809733</text:p>
          </table:table-cell>
          <table:table-cell office:value-type="float" office:value="0.0981673813902802" calcext:value-type="float">
            <text:p>0.0981673814</text:p>
          </table:table-cell>
          <table:table-cell office:value-type="float" office:value="0.163236624834241" calcext:value-type="float">
            <text:p>0.1632366248</text:p>
          </table:table-cell>
          <table:table-cell office:value-type="float" office:value="-0.0626647637068098" calcext:value-type="float">
            <text:p>-0.0626647637</text:p>
          </table:table-cell>
          <table:table-cell office:value-type="float" office:value="0.320728093779594" calcext:value-type="float">
            <text:p>0.3207280938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125380535675004" calcext:value-type="float">
            <text:p>-0.1253805357</text:p>
          </table:table-cell>
          <table:table-cell office:value-type="float" office:value="0.429275463078259" calcext:value-type="float">
            <text:p>0.4292754631</text:p>
          </table:table-cell>
          <table:table-cell office:value-type="float" office:value="-0.292828261290061" calcext:value-type="float">
            <text:p>-0.2928282613</text:p>
          </table:table-cell>
          <table:table-cell office:value-type="float" office:value="-0.231961409597044" calcext:value-type="float">
            <text:p>-0.2319614096</text:p>
          </table:table-cell>
          <table:table-cell office:value-type="float" office:value="-0.265395611240999" calcext:value-type="float">
            <text:p>-0.2653956112</text:p>
          </table:table-cell>
          <table:table-cell office:value-type="float" office:value="0.11572119491457" calcext:value-type="float">
            <text:p>0.1157211949</text:p>
          </table:table-cell>
          <table:table-cell table:style-name="ce4" office:value-type="float" office:value="0.463491604656794" calcext:value-type="float">
            <text:p>0.463491604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0.519715983294629" calcext:value-type="float">
            <text:p>0.5197159833</text:p>
          </table:table-cell>
          <table:table-cell office:value-type="float" office:value="0.729109913247932" calcext:value-type="float">
            <text:p>0.7291099132</text:p>
          </table:table-cell>
          <table:table-cell office:value-type="float" office:value="0.515512006548302" calcext:value-type="float">
            <text:p>0.5155120065</text:p>
          </table:table-cell>
          <table:table-cell office:value-type="float" office:value="0.495998609071853" calcext:value-type="float">
            <text:p>0.4959986091</text:p>
          </table:table-cell>
          <table:table-cell office:value-type="float" office:value="0.530300393094659" calcext:value-type="float">
            <text:p>0.5303003931</text:p>
          </table:table-cell>
          <table:table-cell table:style-name="ce11" office:value-type="float" office:value="0.749477731245141" calcext:value-type="float">
            <text:p>0.7494777312</text:p>
          </table:table-cell>
          <table:table-cell office:value-type="float" office:value="0.480553608082777" calcext:value-type="float">
            <text:p>0.4805536081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06:55.218891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03T18:07:29.937750994</dc:date>
    <meta:editing-duration>PT13H30M42S</meta:editing-duration>
    <meta:editing-cycles>89</meta:editing-cycles>
    <meta:generator>LibreOffice/4.2.8.2$Linux_X86_64 LibreOffice_project/420m0$Build-2</meta:generator>
    <meta:document-statistic meta:table-count="3" meta:cell-count="57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9cm" svg:height="13.924cm" xlink:href=".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table:cell-range-address="corr.B35:corr.I41" chart:data-source-has-labels="row" svg:x="1.505cm" svg:y="2.484cm" svg:width="19.792cm" svg:height="10.181cm">
          <chartooo:coordinate-region svg:x="2.232cm" svg:y="2.683cm" svg:width="18.231cm" svg:height="9.335cm"/>
          <chart:axis chart:dimension="x" chart:name="primary-x" chart:style-name="ch6">
            <chart:title svg:x="9.994cm" svg:y="12.943cm" chart:style-name="ch7">
              <text:p>Brightness Method</text:p>
            </chart:title>
          </chart:axis>
          <chart:axis chart:dimension="y" chart:name="primary-y" chart:style-name="ch6">
            <chart:title svg:x="0.451cm" svg:y="8.438cm" chart:style-name="ch8">
              <text:p>Correlation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corr.B35:corr.B41" chart:label-cell-address="pets_1" chart:class="chart:line">
            <chart:data-point chart:repeated="7"/>
          </chart:series>
          <chart:series chart:attached-axis="primary-y" chart:style-name="ch12" chart:values-cell-range-address="corr.C35:corr.C41" chart:label-cell-address="pets_2" chart:class="chart:line">
            <chart:data-point chart:repeated="7"/>
          </chart:series>
          <chart:series chart:attached-axis="secondary-y" chart:style-name="ch13" chart:values-cell-range-address="corr.D35:corr.D41" chart:label-cell-address="highway_1" chart:class="chart:line">
            <chart:data-point chart:repeated="7"/>
          </chart:series>
          <chart:series chart:attached-axis="primary-y" chart:style-name="ch14" chart:values-cell-range-address="corr.E35:corr.E41" chart:label-cell-address="highway_3" chart:class="chart:line">
            <chart:data-point chart:repeated="7"/>
          </chart:series>
          <chart:series chart:attached-axis="primary-y" chart:style-name="ch15" chart:values-cell-range-address="corr.F35:corr.F41" chart:label-cell-address="room" chart:class="chart:line">
            <chart:data-point chart:repeated="7"/>
          </chart:series>
          <chart:series chart:attached-axis="primary-y" chart:style-name="ch16" chart:values-cell-range-address="corr.G35:corr.G41" chart:label-cell-address="campus" chart:class="chart:line">
            <chart:data-point chart:repeated="7"/>
          </chart:series>
          <chart:series chart:attached-axis="primary-y" chart:style-name="ch17" chart:values-cell-range-address="corr.H35:corr.H41" chart:label-cell-address="hallway" chart:class="chart:line">
            <chart:data-point chart:repeated="7"/>
          </chart:series>
          <chart:series chart:attached-axis="primary-y" chart:style-name="ch18" chart:values-cell-range-address="corr.I35:corr.I41" chart:label-cell-address="lab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  <draw:g>
                  <svg:desc>corr.B35:corr.B41</svg:desc>
                </draw:g>
              </table:table-cell>
              <table:table-cell office:value-type="float" office:value="0.778974946982179">
                <text:p>0.778974946982179</text:p>
                <draw:g>
                  <svg:desc>corr.C35:corr.C41</svg:desc>
                </draw:g>
              </table:table-cell>
              <table:table-cell office:value-type="float" office:value="0.59625843885289">
                <text:p>0.59625843885289</text:p>
                <draw:g>
                  <svg:desc>corr.D35:corr.D41</svg:desc>
                </draw:g>
              </table:table-cell>
              <table:table-cell office:value-type="float" office:value="0.584872006117405">
                <text:p>0.584872006117405</text:p>
                <draw:g>
                  <svg:desc>corr.E35:corr.E41</svg:desc>
                </draw:g>
              </table:table-cell>
              <table:table-cell office:value-type="float" office:value="0.535829634826214">
                <text:p>0.535829634826214</text:p>
                <draw:g>
                  <svg:desc>corr.F35:corr.F41</svg:desc>
                </draw:g>
              </table:table-cell>
              <table:table-cell office:value-type="float" office:value="0.124170113835255">
                <text:p>0.124170113835255</text:p>
                <draw:g>
                  <svg:desc>corr.G35:corr.G41</svg:desc>
                </draw:g>
              </table:table-cell>
              <table:table-cell office:value-type="float" office:value="0.412409974967633">
                <text:p>0.412409974967633</text:p>
                <draw:g>
                  <svg:desc>corr.H35:corr.H41</svg:desc>
                </draw:g>
              </table:table-cell>
              <table:table-cell office:value-type="float" office:value="0.768231504547503">
                <text:p>0.768231504547503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17cm" svg:height="13.962cm" xlink:href=".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table:cell-range-address="corr.B42:corr.I48" chart:data-source-has-labels="row" svg:x="1.507cm" svg:y="2.487cm" svg:width="20.041cm" svg:height="10.215cm">
          <chartooo:coordinate-region svg:x="2.34cm" svg:y="2.686cm" svg:width="19.114cm" svg:height="9.817cm"/>
          <chart:axis chart:dimension="x" chart:name="primary-x" chart:style-name="ch6">
            <chart:title svg:x="10.12cm" svg:y="12.981cm" chart:style-name="ch7">
              <text:p>Brightness Method</text:p>
            </chart:title>
          </chart:axis>
          <chart:axis chart:dimension="y" chart:name="primary-y" chart:style-name="ch6">
            <chart:title svg:x="0.451cm" svg:y="8.458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pets_1" chart:class="chart:line">
            <chart:data-point chart:repeated="7"/>
          </chart:series>
          <chart:series chart:style-name="ch11" chart:values-cell-range-address="corr.C42:corr.C48" chart:label-cell-address="pets_2" chart:class="chart:line">
            <chart:data-point chart:repeated="7"/>
          </chart:series>
          <chart:series chart:style-name="ch12" chart:values-cell-range-address="corr.D42:corr.D48" chart:label-cell-address="highway1" chart:class="chart:line">
            <chart:data-point chart:repeated="7"/>
          </chart:series>
          <chart:series chart:style-name="ch13" chart:values-cell-range-address="corr.E42:corr.E48" chart:label-cell-address="highway3" chart:class="chart:line">
            <chart:data-point chart:repeated="7"/>
          </chart:series>
          <chart:series chart:style-name="ch14" chart:values-cell-range-address="corr.F42:corr.F48" chart:label-cell-address="room" chart:class="chart:line">
            <chart:data-point chart:repeated="7"/>
          </chart:series>
          <chart:series chart:style-name="ch15" chart:values-cell-range-address="corr.G42:corr.G48" chart:label-cell-address="campus" chart:class="chart:line">
            <chart:data-point chart:repeated="7"/>
          </chart:series>
          <chart:series chart:style-name="ch16" chart:values-cell-range-address="corr.H42:corr.H48" chart:label-cell-address="hallway" chart:class="chart:line">
            <chart:data-point chart:repeated="7"/>
          </chart:series>
          <chart:series chart:style-name="ch17" chart:values-cell-range-address="corr.I42:corr.I48" chart:label-cell-address="lab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  <draw:g>
                  <svg:desc>corr.B42:corr.B48</svg:desc>
                </draw:g>
              </table:table-cell>
              <table:table-cell office:value-type="float" office:value="0.816330086620755">
                <text:p>0.816330086620755</text:p>
                <draw:g>
                  <svg:desc>corr.C42:corr.C48</svg:desc>
                </draw:g>
              </table:table-cell>
              <table:table-cell office:value-type="float" office:value="0.00798928897543319">
                <text:p>0.00798928897543319</text:p>
                <draw:g>
                  <svg:desc>corr.D42:corr.D48</svg:desc>
                </draw:g>
              </table:table-cell>
              <table:table-cell office:value-type="float" office:value="0.718219286329221">
                <text:p>0.718219286329221</text:p>
                <draw:g>
                  <svg:desc>corr.E42:corr.E48</svg:desc>
                </draw:g>
              </table:table-cell>
              <table:table-cell office:value-type="float" office:value="0.597806928727395">
                <text:p>0.597806928727395</text:p>
                <draw:g>
                  <svg:desc>corr.F42:corr.F48</svg:desc>
                </draw:g>
              </table:table-cell>
              <table:table-cell office:value-type="float" office:value="0.155390489468908">
                <text:p>0.155390489468908</text:p>
                <draw:g>
                  <svg:desc>corr.G42:corr.G48</svg:desc>
                </draw:g>
              </table:table-cell>
              <table:table-cell office:value-type="float" office:value="-0.125380535675004">
                <text:p>-0.125380535675004</text:p>
                <draw:g>
                  <svg:desc>corr.H42:corr.H48</svg:desc>
                </draw:g>
              </table:table-cell>
              <table:table-cell office:value-type="float" office:value="0.519715983294629">
                <text:p>0.519715983294629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  <draw:g>
                  <svg:desc>corr.B67:corr.B74</svg:desc>
                </draw:g>
              </table:table-cell>
              <table:table-cell office:value-type="float" office:value="0.0774711985873167">
                <text:p>0.0774711985873167</text:p>
                <draw:g>
                  <svg:desc>corr.C67:corr.C74</svg:desc>
                </draw:g>
              </table:table-cell>
              <table:table-cell office:value-type="float" office:value="0.052045474203575">
                <text:p>0.052045474203575</text:p>
                <draw:g>
                  <svg:desc>corr.D67:corr.D74</svg:desc>
                </draw:g>
              </table:table-cell>
              <table:table-cell office:value-type="float" office:value="0.0509785916504459">
                <text:p>0.0509785916504459</text:p>
                <draw:g>
                  <svg:desc>corr.E67:corr.E74</svg:desc>
                </draw:g>
              </table:table-cell>
              <table:table-cell office:value-type="float" office:value="0.0694687175450639">
                <text:p>0.0694687175450639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0654541571481427">
                <text:p>0.0654541571481427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781858885666629">
                <text:p>0.7818588856666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96817134561194">
                <text:p>0.6968171345611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28592922257132">
                <text:p>0.728592922257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21214456356484">
                <text:p>0.5212144563564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244787415876777">
                <text:p>0.2447874158767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450222622176529">
                <text:p>0.4502226221765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68231504547503">
                <text:p>0.768231504547503</text:p>
              </table:table-cell>
              <table:table-cell office:value-type="float" office:value="0.754599088370507">
                <text:p>0.754599088370507</text:p>
              </table:table-cell>
              <table:table-cell office:value-type="float" office:value="0.751250622728915">
                <text:p>0.751250622728915</text:p>
              </table:table-cell>
              <table:table-cell office:value-type="float" office:value="0.75037251787719">
                <text:p>0.75037251787719</text:p>
              </table:table-cell>
              <table:table-cell office:value-type="float" office:value="0.753000914350079">
                <text:p>0.753000914350079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  <draw:g>
                  <svg:desc>corr.B77:corr.B84</svg:desc>
                </draw:g>
              </table:table-cell>
              <table:table-cell office:value-type="float" office:value="0.319487008501248">
                <text:p>0.319487008501248</text:p>
                <draw:g>
                  <svg:desc>corr.C77:corr.C84</svg:desc>
                </draw:g>
              </table:table-cell>
              <table:table-cell office:value-type="float" office:value="-0.123770123258965">
                <text:p>-0.123770123258965</text:p>
                <draw:g>
                  <svg:desc>corr.D77:corr.D84</svg:desc>
                </draw:g>
              </table:table-cell>
              <table:table-cell office:value-type="float" office:value="-0.121892191040583">
                <text:p>-0.121892191040583</text:p>
                <draw:g>
                  <svg:desc>corr.E77:corr.E84</svg:desc>
                </draw:g>
              </table:table-cell>
              <table:table-cell office:value-type="float" office:value="-0.12193427042222">
                <text:p>-0.12193427042222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533512267928872">
                <text:p>0.533512267928872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6811633040557">
                <text:p>0.7368116330405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199293402489509">
                <text:p>0.199293402489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59732767388033">
                <text:p>0.7597327673880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4915157208182">
                <text:p>0.6149151572081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20728093779594">
                <text:p>0.3207280937795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63491604656794">
                <text:p>0.463491604656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9715983294629">
                <text:p>0.519715983294629</text:p>
              </table:table-cell>
              <table:table-cell office:value-type="float" office:value="0.729109913247932">
                <text:p>0.729109913247932</text:p>
              </table:table-cell>
              <table:table-cell office:value-type="float" office:value="0.515512006548302">
                <text:p>0.515512006548302</text:p>
              </table:table-cell>
              <table:table-cell office:value-type="float" office:value="0.495998609071853">
                <text:p>0.495998609071853</text:p>
              </table:table-cell>
              <table:table-cell office:value-type="float" office:value="0.530300393094659">
                <text:p>0.530300393094659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